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3.872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3.216cm"/>
    </style:style>
    <style:style style:name="co8" style:family="table-column">
      <style:table-column-properties fo:break-before="auto" style:column-width="0.374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5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9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 style:data-style-name="N0"/>
    <style:style style:name="ce6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 style:data-style-name="N11">
      <style:text-properties fo:font-style="normal" style:font-style-asian="normal" style:font-style-complex="normal"/>
    </style:style>
    <style:style style:name="ce15" style:family="table-cell" style:parent-style-name="Default" style:data-style-name="N11"/>
    <style:style style:name="ce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 style:data-style-name="N11">
      <style:text-properties fo:font-size="11pt" style:font-size-asian="11pt" style:font-size-complex="11pt"/>
    </style:style>
    <style:style style:name="ce38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ce20"/>
        <table:table-column table:style-name="co3" table:number-columns-repeated="16372" table:default-cell-style-name="ce20"/>
        <table:table-column table:style-name="co3" table:number-columns-repeated="4" table:default-cell-style-name="Default"/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19" table:number-columns-repeated="2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 office:value-type="percentage" office:value="0.3667" calcext:value-type="percentage">
            <text:p>36,67%</text:p>
          </table:table-cell>
          <table:table-cell office:value-type="percentage" office:value="0.3733" calcext:value-type="percentage">
            <text:p>37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033" calcext:value-type="percentage">
            <text:p>30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3" calcext:value-type="percentage">
            <text:p>23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6" calcext:value-type="percentage">
            <text:p>36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table:number-columns-repeated="2" office:value-type="percentage" office:value="0.23" calcext:value-type="percentage">
            <text:p>23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formula="of:=AVERAGE([.E2:.E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2:.H11])" office:value-type="percentage" office:value="0.152" calcext:value-type="percentage">
            <text:p>15,20%</text:p>
          </table:table-cell>
          <table:table-cell table:style-name="ce21" table:formula="of:=AVERAGE([.I2:.I11])" office:value-type="percentage" office:value="0.17767" calcext:value-type="percentage">
            <text:p>17,77%</text:p>
          </table:table-cell>
          <table:table-cell table:style-name="ce21" table:formula="of:=AVERAGE([.J2:.J11])" office:value-type="percentage" office:value="0.233" calcext:value-type="percentage">
            <text:p>23,30%</text:p>
          </table:table-cell>
          <table:table-cell table:style-name="ce21" table:formula="of:=AVERAGE([.K2:.K11])" office:value-type="percentage" office:value="0.23566" calcext:value-type="percentage">
            <text:p>23,57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 table:number-columns-repeated="7"/>
          <table:table-cell table:formula="of:=STDEV([.H2:.H11])" office:value-type="percentage" office:value="0.0828661035110926" calcext:value-type="percentage">
            <text:p>8,29%</text:p>
          </table:table-cell>
          <table:table-cell table:formula="of:=STDEV([.I2:.I11])" office:value-type="percentage" office:value="0.104277610785399" calcext:value-type="percentage">
            <text:p>10,43%</text:p>
          </table:table-cell>
          <table:table-cell table:formula="of:=STDEV([.J2:.J11])" office:value-type="percentage" office:value="0.101412863527705" calcext:value-type="percentage">
            <text:p>10,14%</text:p>
          </table:table-cell>
          <table:table-cell table:formula="of:=STDEV([.K2:.K11])" office:value-type="percentage" office:value="0.104364204165562" calcext:value-type="percentage">
            <text:p>10,4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681" calcext:value-type="percentage">
            <text:p>46,81%</text:p>
          </table:table-cell>
          <table:table-cell office:value-type="percentage" office:value="0.4285" calcext:value-type="percentage">
            <text:p>42,85%</text:p>
          </table:table-cell>
          <table:table-cell office:value-type="percentage" office:value="0.3614" calcext:value-type="percentage">
            <text:p>36,14%</text:p>
          </table:table-cell>
          <table:table-cell office:value-type="percentage" office:value="0.3874" calcext:value-type="percentage">
            <text:p>38,7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2715" calcext:value-type="percentage">
            <text:p>27,15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3415" calcext:value-type="percentage">
            <text:p>34,15%</text:p>
          </table:table-cell>
          <table:table-cell office:value-type="percentage" office:value="0.2068" calcext:value-type="percentage">
            <text:p>20,68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134" calcext:value-type="percentage">
            <text:p>31,34%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161" calcext:value-type="percentage">
            <text:p>1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4164" calcext:value-type="percentage">
            <text:p>41,64%</text:p>
          </table:table-cell>
          <table:table-cell office:value-type="percentage" office:value="0.2966" calcext:value-type="percentage">
            <text:p>29,66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091" calcext:value-type="percentage">
            <text:p>10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512" calcext:value-type="percentage">
            <text:p>45,12%</text:p>
          </table:table-cell>
          <table:table-cell office:value-type="percentage" office:value="0.4135" calcext:value-type="percentage">
            <text:p>41,35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3257" calcext:value-type="percentage">
            <text:p>32,57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968" calcext:value-type="percentage">
            <text:p>29,6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74" calcext:value-type="percentage">
            <text:p>7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338" calcext:value-type="percentage">
            <text:p>23,38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18" calcext:value-type="percentage">
            <text:p>6,18%</text:p>
          </table:table-cell>
          <table:table-cell office:value-type="percentage" office:value="0.064" calcext:value-type="percentage">
            <text:p>6,4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266" calcext:value-type="percentage">
            <text:p>42,66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401" calcext:value-type="percentage">
            <text:p>24,01%</text:p>
          </table:table-cell>
          <table:table-cell office:value-type="percentage" office:value="0.3072" calcext:value-type="percentage">
            <text:p>30,72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538" calcext:value-type="percentage">
            <text:p>5,38%</text:p>
          </table:table-cell>
          <table:table-cell office:value-type="percentage" office:value="0.0554" calcext:value-type="percentage">
            <text:p>5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826" calcext:value-type="percentage">
            <text:p>48,26%</text:p>
          </table:table-cell>
          <table:table-cell office:value-type="percentage" office:value="0.4493" calcext:value-type="percentage">
            <text:p>44,93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4063" calcext:value-type="percentage">
            <text:p>40,6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161" calcext:value-type="percentage">
            <text:p>11,61%</text:p>
          </table:table-cell>
          <table:table-cell office:value-type="percentage" office:value="0.1043" calcext:value-type="percentage">
            <text:p>10,4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3826" calcext:value-type="percentage">
            <text:p>38,26%</text:p>
          </table:table-cell>
          <table:table-cell office:value-type="percentage" office:value="0.2981" calcext:value-type="percentage">
            <text:p>29,81%</text:p>
          </table:table-cell>
          <table:table-cell office:value-type="percentage" office:value="0.1903" calcext:value-type="percentage">
            <text:p>19,03%</text:p>
          </table:table-cell>
          <table:table-cell office:value-type="percentage" office:value="0.2382" calcext:value-type="percentage">
            <text:p>23,82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71" calcext:value-type="percentage">
            <text:p>7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357" calcext:value-type="percentage">
            <text:p>43,57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83" calcext:value-type="percentage">
            <text:p>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4087" calcext:value-type="percentage">
            <text:p>40,87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2208" calcext:value-type="percentage">
            <text:p>22,08%</text:p>
          </table:table-cell>
          <table:table-cell office:value-type="percentage" office:value="0.2981" calcext:value-type="percentage">
            <text:p>29,81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2957" calcext:value-type="percentage">
            <text:p>29,57%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15:.B24])" office:value-type="percentage" office:value="0.43429" calcext:value-type="percentage">
            <text:p>43,43%</text:p>
          </table:table-cell>
          <table:table-cell table:style-name="ce21" table:formula="of:=AVERAGE([.C15:.C24])" office:value-type="percentage" office:value="0.37425" calcext:value-type="percentage">
            <text:p>37,43%</text:p>
          </table:table-cell>
          <table:table-cell table:style-name="ce21" table:formula="of:=AVERAGE([.D15:.D24])" office:value-type="percentage" office:value="0.26092" calcext:value-type="percentage">
            <text:p>26,09%</text:p>
          </table:table-cell>
          <table:table-cell table:style-name="ce21" table:formula="of:=AVERAGE([.E15:.E24])" office:value-type="percentage" office:value="0.30556" calcext:value-type="percentage">
            <text:p>30,56%</text:p>
          </table:table-cell>
          <table:table-cell table:style-name="ce21" table:number-columns-repeated="2"/>
          <table:table-cell table:style-name="ce21" table:formula="of:=AVERAGE([.H15:.H24])" office:value-type="percentage" office:value="0.29295" calcext:value-type="percentage">
            <text:p>29,29%</text:p>
          </table:table-cell>
          <table:table-cell table:style-name="ce21" table:formula="of:=AVERAGE([.I15:.I24])" office:value-type="percentage" office:value="0.08537" calcext:value-type="percentage">
            <text:p>8,54%</text:p>
          </table:table-cell>
          <table:table-cell table:style-name="ce21" table:formula="of:=AVERAGE([.J15:.J24])" office:value-type="percentage" office:value="0.07742" calcext:value-type="percentage">
            <text:p>7,74%</text:p>
          </table:table-cell>
          <table:table-cell table:style-name="ce21" table:formula="of:=AVERAGE([.K15:.K24])" office:value-type="percentage" office:value="0.07785" calcext:value-type="percentage">
            <text:p>7,7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305891574835849" calcext:value-type="percentage">
            <text:p>3,06%</text:p>
          </table:table-cell>
          <table:table-cell table:formula="of:=STDEV([.C15:.C24])" office:value-type="percentage" office:value="0.0518771679600531" calcext:value-type="percentage">
            <text:p>5,19%</text:p>
          </table:table-cell>
          <table:table-cell table:formula="of:=STDEV([.D15:.D24])" office:value-type="percentage" office:value="0.0543823255601793" calcext:value-type="percentage">
            <text:p>5,44%</text:p>
          </table:table-cell>
          <table:table-cell table:formula="of:=STDEV([.E15:.E24])" office:value-type="percentage" office:value="0.0607801173630544" calcext:value-type="percentage">
            <text:p>6,08%</text:p>
          </table:table-cell>
          <table:table-cell table:number-columns-repeated="2"/>
          <table:table-cell table:formula="of:=STDEV([.H15:.H24])" office:value-type="percentage" office:value="0.0190367043132763" calcext:value-type="percentage">
            <text:p>1,90%</text:p>
          </table:table-cell>
          <table:table-cell table:formula="of:=STDEV([.I15:.I24])" office:value-type="percentage" office:value="0.0290169701305211" calcext:value-type="percentage">
            <text:p>2,90%</text:p>
          </table:table-cell>
          <table:table-cell table:formula="of:=STDEV([.J15:.J24])" office:value-type="percentage" office:value="0.026224280521854" calcext:value-type="percentage">
            <text:p>2,62%</text:p>
          </table:table-cell>
          <table:table-cell table:formula="of:=STDEV([.K15:.K24])" office:value-type="percentage" office:value="0.023931905714153" calcext:value-type="percentage">
            <text:p>2,3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3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5752" calcext:value-type="percentage">
            <text:p>57,52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676" calcext:value-type="percentage">
            <text:p>6,7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919" calcext:value-type="percentage">
            <text:p>91,90%</text:p>
          </table:table-cell>
          <table:table-cell office:value-type="percentage" office:value="0.8968" calcext:value-type="percentage">
            <text:p>89,68%</text:p>
          </table:table-cell>
          <table:table-cell office:value-type="percentage" office:value="0.6175" calcext:value-type="percentage">
            <text:p>61,75%</text:p>
          </table:table-cell>
          <table:table-cell office:value-type="percentage" office:value="0.581" calcext:value-type="percentage">
            <text:p>5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6419" calcext:value-type="percentage">
            <text:p>64,19%</text:p>
          </table:table-cell>
          <table:table-cell office:value-type="percentage" office:value="0.4829" calcext:value-type="percentage">
            <text:p>48,29%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1295" calcext:value-type="percentage">
            <text:p>12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508" calcext:value-type="percentage">
            <text:p>85,08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35" calcext:value-type="percentage">
            <text:p>76,35%</text:p>
          </table:table-cell>
          <table:table-cell office:value-type="percentage" office:value="0.781" calcext:value-type="percentage">
            <text:p>7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6362" calcext:value-type="percentage">
            <text:p>63,62%</text:p>
          </table:table-cell>
          <table:table-cell office:value-type="percentage" office:value="0.4705" calcext:value-type="percentage">
            <text:p>47,05%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8381" calcext:value-type="percentage">
            <text:p>83,81%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889" calcext:value-type="percentage">
            <text:p>58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6114" calcext:value-type="percentage">
            <text:p>61,14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41" calcext:value-type="percentage">
            <text:p>4,10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524" calcext:value-type="percentage">
            <text:p>85,24%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5857" calcext:value-type="percentage">
            <text:p>58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476" calcext:value-type="percentage">
            <text:p>44,76%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305" calcext:value-type="percentage">
            <text:p>13,05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714" calcext:value-type="percentage">
            <text:p>8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635" calcext:value-type="percentage">
            <text:p>56,3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6495" calcext:value-type="percentage">
            <text:p>64,95%</text:p>
          </table:table-cell>
          <table:table-cell office:value-type="percentage" office:value="0.4876" calcext:value-type="percentage">
            <text:p>48,76%</text:p>
          </table:table-cell>
          <table:table-cell table:number-columns-repeated="2"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8206" calcext:value-type="percentage">
            <text:p>82,06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5841" calcext:value-type="percentage">
            <text:p>58,4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6695" calcext:value-type="percentage">
            <text:p>66,95%</text:p>
          </table:table-cell>
          <table:table-cell office:value-type="percentage" office:value="0.5352" calcext:value-type="percentage">
            <text:p>53,52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714" calcext:value-type="percentage">
            <text:p>6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6476" calcext:value-type="percentage">
            <text:p>64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6229" calcext:value-type="percentage">
            <text:p>62,29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505" calcext:value-type="percentage">
            <text:p>15,05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571" calcext:value-type="percentage">
            <text:p>65,71%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4254" calcext:value-type="percentage">
            <text:p>42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9127" calcext:value-type="percentage">
            <text:p>91,27%</text:p>
          </table:table-cell>
          <table:table-cell office:value-type="percentage" office:value="0.9016" calcext:value-type="percentage">
            <text:p>90,16%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4698" calcext:value-type="percentage">
            <text:p>46,9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659" calcext:value-type="percentage">
            <text:p>65,90%</text:p>
          </table:table-cell>
          <table:table-cell office:value-type="percentage" office:value="0.4486" calcext:value-type="percentage">
            <text:p>44,86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8825" calcext:value-type="percentage">
            <text:p>88,25%</text:p>
          </table:table-cell>
          <table:table-cell office:value-type="percentage" office:value="0.8762" calcext:value-type="percentage">
            <text:p>87,62%</text:p>
          </table:table-cell>
          <table:table-cell office:value-type="percentage" office:value="0.6587" calcext:value-type="percentage">
            <text:p>65,87%</text:p>
          </table:table-cell>
          <table:table-cell office:value-type="percentage" office:value="0.6603" calcext:value-type="percentage">
            <text:p>66,0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8:.B37])" office:value-type="percentage" office:value="0.63123" calcext:value-type="percentage">
            <text:p>63,12%</text:p>
          </table:table-cell>
          <table:table-cell table:style-name="ce21" table:formula="of:=AVERAGE([.C28:.C37])" office:value-type="percentage" office:value="0.45639" calcext:value-type="percentage">
            <text:p>45,64%</text:p>
          </table:table-cell>
          <table:table-cell table:style-name="ce21" table:formula="of:=AVERAGE([.D28:.D37])" office:value-type="percentage" office:value="0.08592" calcext:value-type="percentage">
            <text:p>8,59%</text:p>
          </table:table-cell>
          <table:table-cell table:style-name="ce21" table:formula="of:=AVERAGE([.E28:.E37])" office:value-type="percentage" office:value="0.09582" calcext:value-type="percentage">
            <text:p>9,58%</text:p>
          </table:table-cell>
          <table:table-cell table:style-name="ce21" table:number-columns-repeated="2"/>
          <table:table-cell table:style-name="ce21" table:formula="of:=AVERAGE([.H28:.H37])" office:value-type="percentage" office:value="0.82777" calcext:value-type="percentage">
            <text:p>82,78%</text:p>
          </table:table-cell>
          <table:table-cell table:style-name="ce21" table:formula="of:=AVERAGE([.I28:.I37])" office:value-type="percentage" office:value="0.82062" calcext:value-type="percentage">
            <text:p>82,06%</text:p>
          </table:table-cell>
          <table:table-cell table:style-name="ce21" table:formula="of:=AVERAGE([.J28:.J37])" office:value-type="percentage" office:value="0.61953" calcext:value-type="percentage">
            <text:p>61,95%</text:p>
          </table:table-cell>
          <table:table-cell table:style-name="ce21" table:formula="of:=AVERAGE([.K28:.K37])" office:value-type="percentage" office:value="0.58873" calcext:value-type="percentage">
            <text:p>58,87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267845747482472" calcext:value-type="percentage">
            <text:p>2,68%</text:p>
          </table:table-cell>
          <table:table-cell table:formula="of:=STDEV([.C28:.C37])" office:value-type="percentage" office:value="0.0430692839761961" calcext:value-type="percentage">
            <text:p>4,31%</text:p>
          </table:table-cell>
          <table:table-cell table:formula="of:=STDEV([.D28:.D37])" office:value-type="percentage" office:value="0.0299303190761475" calcext:value-type="percentage">
            <text:p>2,99%</text:p>
          </table:table-cell>
          <table:table-cell table:formula="of:=STDEV([.E28:.E37])" office:value-type="percentage" office:value="0.035275449441975" calcext:value-type="percentage">
            <text:p>3,53%</text:p>
          </table:table-cell>
          <table:table-cell table:number-columns-repeated="2"/>
          <table:table-cell table:formula="of:=STDEV([.H28:.H37])" office:value-type="percentage" office:value="0.0913217638657706" calcext:value-type="percentage">
            <text:p>9,13%</text:p>
          </table:table-cell>
          <table:table-cell table:formula="of:=STDEV([.I28:.I37])" office:value-type="percentage" office:value="0.0870682337786482" calcext:value-type="percentage">
            <text:p>8,71%</text:p>
          </table:table-cell>
          <table:table-cell table:formula="of:=STDEV([.J28:.J37])" office:value-type="percentage" office:value="0.0784504379989189" calcext:value-type="percentage">
            <text:p>7,85%</text:p>
          </table:table-cell>
          <table:table-cell table:formula="of:=STDEV([.K28:.K37])" office:value-type="percentage" office:value="0.0983777758326431" calcext:value-type="percentage">
            <text:p>9,8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308" calcext:value-type="percentage">
            <text:p>3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4654" calcext:value-type="percentage">
            <text:p>46,54%</text:p>
          </table:table-cell>
          <table:table-cell office:value-type="percentage" office:value="0.4753" calcext:value-type="percentage">
            <text:p>47,53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3074" calcext:value-type="percentage">
            <text:p>30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949" calcext:value-type="percentage">
            <text:p>69,49%</text:p>
          </table:table-cell>
          <table:table-cell office:value-type="percentage" office:value="0.5538" calcext:value-type="percentage">
            <text:p>55,38%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3256" calcext:value-type="percentage">
            <text:p>32,56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062" calcext:value-type="percentage">
            <text:p>10,62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5795" calcext:value-type="percentage">
            <text:p>57,95%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321" calcext:value-type="percentage">
            <text:p>33,21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2086" calcext:value-type="percentage">
            <text:p>20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7564" calcext:value-type="percentage">
            <text:p>75,64%</text:p>
          </table:table-cell>
          <table:table-cell office:value-type="percentage" office:value="0.641" calcext:value-type="percentage">
            <text:p>64,10%</text:p>
          </table:table-cell>
          <table:table-cell office:value-type="percentage" office:value="0.2897" calcext:value-type="percentage">
            <text:p>28,97%</text:p>
          </table:table-cell>
          <table:table-cell office:value-type="percentage" office:value="0.2821" calcext:value-type="percentage">
            <text:p>28,21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1259" calcext:value-type="percentage">
            <text:p>12,5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718" calcext:value-type="percentage">
            <text:p>57,18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3462" calcext:value-type="percentage">
            <text:p>34,62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4185" calcext:value-type="percentage">
            <text:p>41,85%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1679" calcext:value-type="percentage">
            <text:p>16,7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385" calcext:value-type="percentage">
            <text:p>33,8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4309" calcext:value-type="percentage">
            <text:p>43,09%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272" calcext:value-type="percentage">
            <text:p>22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641" calcext:value-type="percentage">
            <text:p>56,41%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41" calcext:value-type="percentage">
            <text:p>24,10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3099" calcext:value-type="percentage">
            <text:p>30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3718" calcext:value-type="percentage">
            <text:p>37,18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494" calcext:value-type="percentage">
            <text:p>2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769" calcext:value-type="percentage">
            <text:p>67,69%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4481" calcext:value-type="percentage">
            <text:p>44,81%</text:p>
          </table:table-cell>
          <table:table-cell office:value-type="percentage" office:value="0.4123" calcext:value-type="percentage">
            <text:p>41,23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79" calcext:value-type="percentage">
            <text:p>27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0</text:p>
          </table:table-cell>
          <table:table-cell table:number-columns-repeated="2" office:value-type="percentage" office:value="0.5385" calcext:value-type="percentage">
            <text:p>53,85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4077" calcext:value-type="percentage">
            <text:p>40,77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4296" calcext:value-type="percentage">
            <text:p>42,96%</text:p>
          </table:table-cell>
          <table:table-cell office:value-type="percentage" office:value="0.4235" calcext:value-type="percentage">
            <text:p>42,35%</text:p>
          </table:table-cell>
          <table:table-cell table:number-columns-repeated="2" office:value-type="percentage" office:value="0.2136" calcext:value-type="percentage">
            <text:p>21,36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41:.B50])" office:value-type="percentage" office:value="0.6095" calcext:value-type="percentage">
            <text:p>60,95%</text:p>
          </table:table-cell>
          <table:table-cell table:style-name="ce21" table:formula="of:=AVERAGE([.C41:.C50])" office:value-type="percentage" office:value="0.53949" calcext:value-type="percentage">
            <text:p>53,95%</text:p>
          </table:table-cell>
          <table:table-cell table:style-name="ce21" table:formula="of:=AVERAGE([.D41:.D50])" office:value-type="percentage" office:value="0.31717" calcext:value-type="percentage">
            <text:p>31,72%</text:p>
          </table:table-cell>
          <table:table-cell table:style-name="ce21" table:formula="of:=AVERAGE([.E41:.E50])" office:value-type="percentage" office:value="0.3277" calcext:value-type="percentage">
            <text:p>32,77%</text:p>
          </table:table-cell>
          <table:table-cell table:style-name="ce21" table:number-columns-repeated="2"/>
          <table:table-cell table:style-name="ce21" table:formula="of:=AVERAGE([.H41:.H50])" office:value-type="percentage" office:value="0.43085" calcext:value-type="percentage">
            <text:p>43,09%</text:p>
          </table:table-cell>
          <table:table-cell table:style-name="ce21" table:formula="of:=AVERAGE([.I41:.I50])" office:value-type="percentage" office:value="0.3921" calcext:value-type="percentage">
            <text:p>39,21%</text:p>
          </table:table-cell>
          <table:table-cell table:style-name="ce21" table:formula="of:=AVERAGE([.J41:.J50])" office:value-type="percentage" office:value="0.19321" calcext:value-type="percentage">
            <text:p>19,32%</text:p>
          </table:table-cell>
          <table:table-cell table:style-name="ce21" table:formula="of:=AVERAGE([.K41:.K50])" office:value-type="percentage" office:value="0.23631" calcext:value-type="percentage">
            <text:p>23,63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736115631013377" calcext:value-type="percentage">
            <text:p>7,36%</text:p>
          </table:table-cell>
          <table:table-cell table:formula="of:=STDEV([.C41:.C50])" office:value-type="percentage" office:value="0.052551486922615" calcext:value-type="percentage">
            <text:p>5,26%</text:p>
          </table:table-cell>
          <table:table-cell table:formula="of:=STDEV([.D41:.D50])" office:value-type="percentage" office:value="0.0536571430473148" calcext:value-type="percentage">
            <text:p>5,37%</text:p>
          </table:table-cell>
          <table:table-cell table:formula="of:=STDEV([.E41:.E50])" office:value-type="percentage" office:value="0.0462031985424771" calcext:value-type="percentage">
            <text:p>4,62%</text:p>
          </table:table-cell>
          <table:table-cell table:number-columns-repeated="2"/>
          <table:table-cell table:formula="of:=STDEV([.H41:.H50])" office:value-type="percentage" office:value="0.0262417923676464" calcext:value-type="percentage">
            <text:p>2,62%</text:p>
          </table:table-cell>
          <table:table-cell table:formula="of:=STDEV([.I41:.I50])" office:value-type="percentage" office:value="0.0532717769763899" calcext:value-type="percentage">
            <text:p>5,33%</text:p>
          </table:table-cell>
          <table:table-cell table:formula="of:=STDEV([.J41:.J50])" office:value-type="percentage" office:value="0.050627714193359" calcext:value-type="percentage">
            <text:p>5,06%</text:p>
          </table:table-cell>
          <table:table-cell table:formula="of:=STDEV([.K41:.K50])" office:value-type="percentage" office:value="0.04961739054449" calcext:value-type="percentage">
            <text:p>4,96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3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0696" calcext:value-type="percentage">
            <text:p>6,96%</text:p>
          </table:table-cell>
          <table:table-cell table:number-columns-repeated="2" office:value-type="percentage" office:value="0.0449" calcext:value-type="percentage">
            <text:p>4,49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2229" calcext:value-type="percentage">
            <text:p>22,29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971" calcext:value-type="percentage">
            <text:p>19,71%</text:p>
          </table:table-cell>
          <table:table-cell office:value-type="percentage" office:value="0.1886" calcext:value-type="percentage">
            <text:p>18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812" calcext:value-type="percentage">
            <text:p>8,12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1095" calcext:value-type="percentage">
            <text:p>10,95%</text:p>
          </table:table-cell>
          <table:table-cell office:value-type="percentage" office:value="0.1019" calcext:value-type="percentage">
            <text:p>10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812" calcext:value-type="percentage">
            <text:p>18,12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0884" calcext:value-type="percentage">
            <text:p>8,84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295" calcext:value-type="percentage">
            <text:p>12,95%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928" calcext:value-type="percentage">
            <text:p>9,28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1152" calcext:value-type="percentage">
            <text:p>11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09" calcext:value-type="percentage">
            <text:p>6,0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95" calcext:value-type="percentage">
            <text:p>14,95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895" calcext:value-type="percentage">
            <text:p>18,9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78" calcext:value-type="percentage">
            <text:p>4,78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848" calcext:value-type="percentage">
            <text:p>18,48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971" calcext:value-type="percentage">
            <text:p>9,71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99" calcext:value-type="percentage">
            <text:p>9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594" calcext:value-type="percentage">
            <text:p>5,9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48" calcext:value-type="percentage">
            <text:p>14,48%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1952" calcext:value-type="percentage">
            <text:p>19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762" calcext:value-type="percentage">
            <text:p>17,62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54:.B63])" office:value-type="percentage" office:value="0.14623" calcext:value-type="percentage">
            <text:p>14,62%</text:p>
          </table:table-cell>
          <table:table-cell table:style-name="ce21" table:formula="of:=AVERAGE([.C54:.C63])" office:value-type="percentage" office:value="0.07696" calcext:value-type="percentage">
            <text:p>7,70%</text:p>
          </table:table-cell>
          <table:table-cell table:style-name="ce21" table:formula="of:=AVERAGE([.D54:.D63])" office:value-type="percentage" office:value="0.07536" calcext:value-type="percentage">
            <text:p>7,54%</text:p>
          </table:table-cell>
          <table:table-cell table:style-name="ce21" table:formula="of:=AVERAGE([.E54:.E63])" office:value-type="percentage" office:value="0.07754" calcext:value-type="percentage">
            <text:p>7,75%</text:p>
          </table:table-cell>
          <table:table-cell table:style-name="ce21" table:number-columns-repeated="2"/>
          <table:table-cell table:style-name="ce21" table:formula="of:=AVERAGE([.H54:.H63])" office:value-type="percentage" office:value="0.19648" calcext:value-type="percentage">
            <text:p>19,65%</text:p>
          </table:table-cell>
          <table:table-cell table:style-name="ce21" table:formula="of:=AVERAGE([.I54:.I63])" office:value-type="percentage" office:value="0.12496" calcext:value-type="percentage">
            <text:p>12,50%</text:p>
          </table:table-cell>
          <table:table-cell table:style-name="ce21" table:formula="of:=AVERAGE([.J54:.J63])" office:value-type="percentage" office:value="0.16084" calcext:value-type="percentage">
            <text:p>16,08%</text:p>
          </table:table-cell>
          <table:table-cell table:style-name="ce21" table:formula="of:=AVERAGE([.K54:.K63])" office:value-type="percentage" office:value="0.15742" calcext:value-type="percentage">
            <text:p>15,74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22571912241151" calcext:value-type="percentage">
            <text:p>2,26%</text:p>
          </table:table-cell>
          <table:table-cell table:formula="of:=STDEV([.C54:.C63])" office:value-type="percentage" office:value="0.021139704612674" calcext:value-type="percentage">
            <text:p>2,11%</text:p>
          </table:table-cell>
          <table:table-cell table:formula="of:=STDEV([.D54:.D63])" office:value-type="percentage" office:value="0.0224015475655887" calcext:value-type="percentage">
            <text:p>2,24%</text:p>
          </table:table-cell>
          <table:table-cell table:formula="of:=STDEV([.E54:.E63])" office:value-type="percentage" office:value="0.0232464190790754" calcext:value-type="percentage">
            <text:p>2,32%</text:p>
          </table:table-cell>
          <table:table-cell table:number-columns-repeated="2"/>
          <table:table-cell table:formula="of:=STDEV([.H54:.H63])" office:value-type="percentage" office:value="0.0337024166624426" calcext:value-type="percentage">
            <text:p>3,37%</text:p>
          </table:table-cell>
          <table:table-cell table:formula="of:=STDEV([.I54:.I63])" office:value-type="percentage" office:value="0.0294785873323521" calcext:value-type="percentage">
            <text:p>2,95%</text:p>
          </table:table-cell>
          <table:table-cell table:formula="of:=STDEV([.J54:.J63])" office:value-type="percentage" office:value="0.0324019272403493" calcext:value-type="percentage">
            <text:p>3,24%</text:p>
          </table:table-cell>
          <table:table-cell table:formula="of:=STDEV([.K54:.K63])" office:value-type="percentage" office:value="0.0388605426850652" calcext:value-type="percentage">
            <text:p>3,8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4971" calcext:value-type="percentage">
            <text:p>49,71%</text:p>
          </table:table-cell>
          <table:table-cell office:value-type="percentage" office:value="0.4912" calcext:value-type="percentage">
            <text:p>49,12%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941" calcext:value-type="percentage">
            <text:p>39,41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3418" calcext:value-type="percentage">
            <text:p>34,18%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637" calcext:value-type="percentage">
            <text:p>46,37%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3412" calcext:value-type="percentage">
            <text:p>34,12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4888" calcext:value-type="percentage">
            <text:p>48,88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1799" calcext:value-type="percentage">
            <text:p>17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3951" calcext:value-type="percentage">
            <text:p>39,5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51" calcext:value-type="percentage">
            <text:p>35,10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4546" calcext:value-type="percentage">
            <text:p>45,46%</text:p>
          </table:table-cell>
          <table:table-cell office:value-type="percentage" office:value="0.3851" calcext:value-type="percentage">
            <text:p>38,51%</text:p>
          </table:table-cell>
          <table:table-cell office:value-type="percentage" office:value="0.202" calcext:value-type="percentage">
            <text:p>20,20%</text:p>
          </table:table-cell>
          <table:table-cell office:value-type="percentage" office:value="0.2112" calcext:value-type="percentage">
            <text:p>21,1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4814" calcext:value-type="percentage">
            <text:p>48,14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149" calcext:value-type="percentage">
            <text:p>2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01" calcext:value-type="percentage">
            <text:p>30,10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216" calcext:value-type="percentage">
            <text:p>32,16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4759" calcext:value-type="percentage">
            <text:p>47,59%</text:p>
          </table:table-cell>
          <table:table-cell office:value-type="percentage" office:value="0.3161" calcext:value-type="percentage">
            <text:p>31,61%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1355" calcext:value-type="percentage">
            <text:p>13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4751" calcext:value-type="percentage">
            <text:p>47,51%</text:p>
          </table:table-cell>
          <table:table-cell office:value-type="percentage" office:value="0.3305" calcext:value-type="percentage">
            <text:p>33,05%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608" calcext:value-type="percentage">
            <text:p>46,08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402" calcext:value-type="percentage">
            <text:p>40,20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4723" calcext:value-type="percentage">
            <text:p>47,23%</text:p>
          </table:table-cell>
          <table:table-cell office:value-type="percentage" office:value="0.3064" calcext:value-type="percentage">
            <text:p>30,64%</text:p>
          </table:table-cell>
          <table:table-cell office:value-type="percentage" office:value="0.1787" calcext:value-type="percentage">
            <text:p>17,87%</text:p>
          </table:table-cell>
          <table:table-cell office:value-type="percentage" office:value="0.1755" calcext:value-type="percentage">
            <text:p>17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3157" calcext:value-type="percentage">
            <text:p>31,57%</text:p>
          </table:table-cell>
          <table:table-cell office:value-type="percentage" office:value="0.3304" calcext:value-type="percentage">
            <text:p>33,04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143" calcext:value-type="percentage">
            <text:p>14,30%</text:p>
          </table:table-cell>
          <table:table-cell office:value-type="percentage" office:value="0.1783" calcext:value-type="percentage">
            <text:p>17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96" calcext:value-type="percentage">
            <text:p>41,96%</text:p>
          </table:table-cell>
          <table:table-cell office:value-type="percentage" office:value="0.4225" calcext:value-type="percentage">
            <text:p>42,25%</text:p>
          </table:table-cell>
          <table:table-cell office:value-type="percentage" office:value="0.3941" calcext:value-type="percentage">
            <text:p>39,41%</text:p>
          </table:table-cell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847" calcext:value-type="percentage">
            <text:p>38,47%</text:p>
          </table:table-cell>
          <table:table-cell office:value-type="percentage" office:value="0.1791" calcext:value-type="percentage">
            <text:p>17,91%</text:p>
          </table:table-cell>
          <table:table-cell office:value-type="percentage" office:value="0.1996" calcext:value-type="percentage">
            <text:p>19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4904" calcext:value-type="percentage">
            <text:p>49,04%</text:p>
          </table:table-cell>
          <table:table-cell office:value-type="percentage" office:value="0.3104" calcext:value-type="percentage">
            <text:p>31,04%</text:p>
          </table:table-cell>
          <table:table-cell office:value-type="percentage" office:value="0.1201" calcext:value-type="percentage">
            <text:p>12,01%</text:p>
          </table:table-cell>
          <table:table-cell office:value-type="percentage" office:value="0.1309" calcext:value-type="percentage">
            <text:p>13,09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67:.B76])" office:value-type="percentage" office:value="0.42785" calcext:value-type="percentage">
            <text:p>42,79%</text:p>
          </table:table-cell>
          <table:table-cell table:style-name="ce21" table:formula="of:=AVERAGE([.C67:.C76])" office:value-type="percentage" office:value="0.4149" calcext:value-type="percentage">
            <text:p>41,49%</text:p>
          </table:table-cell>
          <table:table-cell table:style-name="ce21" table:formula="of:=AVERAGE([.D67:.D76])" office:value-type="percentage" office:value="0.34824" calcext:value-type="percentage">
            <text:p>34,82%</text:p>
          </table:table-cell>
          <table:table-cell table:style-name="ce21" table:formula="of:=AVERAGE([.E67:.E76])" office:value-type="percentage" office:value="0.37167" calcext:value-type="percentage">
            <text:p>37,17%</text:p>
          </table:table-cell>
          <table:table-cell table:style-name="ce21" table:number-columns-repeated="2"/>
          <table:table-cell table:style-name="ce21" table:formula="of:=AVERAGE([.H67:.H76])" office:value-type="percentage" office:value="0.4796" calcext:value-type="percentage">
            <text:p>47,96%</text:p>
          </table:table-cell>
          <table:table-cell table:style-name="ce21" table:formula="of:=AVERAGE([.I67:.I76])" office:value-type="percentage" office:value="0.33484" calcext:value-type="percentage">
            <text:p>33,48%</text:p>
          </table:table-cell>
          <table:table-cell table:style-name="ce21" table:formula="of:=AVERAGE([.J67:.J76])" office:value-type="percentage" office:value="0.16779" calcext:value-type="percentage">
            <text:p>16,78%</text:p>
          </table:table-cell>
          <table:table-cell table:style-name="ce21" table:formula="of:=AVERAGE([.K67:.K76])" office:value-type="percentage" office:value="0.1825" calcext:value-type="percentage">
            <text:p>18,25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563740139110605" calcext:value-type="percentage">
            <text:p>5,64%</text:p>
          </table:table-cell>
          <table:table-cell table:formula="of:=STDEV([.C67:.C76])" office:value-type="percentage" office:value="0.0723701749495068" calcext:value-type="percentage">
            <text:p>7,24%</text:p>
          </table:table-cell>
          <table:table-cell table:formula="of:=STDEV([.D67:.D76])" office:value-type="percentage" office:value="0.046605822240002" calcext:value-type="percentage">
            <text:p>4,66%</text:p>
          </table:table-cell>
          <table:table-cell table:formula="of:=STDEV([.E67:.E76])" office:value-type="percentage" office:value="0.0479583395598027" calcext:value-type="percentage">
            <text:p>4,80%</text:p>
          </table:table-cell>
          <table:table-cell table:number-columns-repeated="2"/>
          <table:table-cell table:formula="of:=STDEV([.H67:.H76])" office:value-type="percentage" office:value="0.0122486280410864" calcext:value-type="percentage">
            <text:p>1,22%</text:p>
          </table:table-cell>
          <table:table-cell table:formula="of:=STDEV([.I67:.I76])" office:value-type="percentage" office:value="0.0292387946247979" calcext:value-type="percentage">
            <text:p>2,92%</text:p>
          </table:table-cell>
          <table:table-cell table:formula="of:=STDEV([.J67:.J76])" office:value-type="percentage" office:value="0.0302278550714771" calcext:value-type="percentage">
            <text:p>3,02%</text:p>
          </table:table-cell>
          <table:table-cell table:formula="of:=STDEV([.K67:.K76])" office:value-type="percentage" office:value="0.0350517712343708" calcext:value-type="percentage">
            <text:p>3,5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4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228" calcext:value-type="percentage">
            <text:p>32,28%</text:p>
          </table:table-cell>
          <table:table-cell office:value-type="percentage" office:value="0.3509" calcext:value-type="percentage">
            <text:p>35,09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2158" calcext:value-type="percentage">
            <text:p>21,58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3531" calcext:value-type="percentage">
            <text:p>35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3789" calcext:value-type="percentage">
            <text:p>37,89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2298" calcext:value-type="percentage">
            <text:p>22,98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4719" calcext:value-type="percentage">
            <text:p>47,19%</text:p>
          </table:table-cell>
          <table:table-cell office:value-type="percentage" office:value="0.4351" calcext:value-type="percentage">
            <text:p>43,51%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3811" calcext:value-type="percentage">
            <text:p>38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293" calcext:value-type="percentage">
            <text:p>29,30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4456" calcext:value-type="percentage">
            <text:p>44,56%</text:p>
          </table:table-cell>
          <table:table-cell office:value-type="percentage" office:value="0.4105" calcext:value-type="percentage">
            <text:p>41,05%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3496" calcext:value-type="percentage">
            <text:p>34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877" calcext:value-type="percentage">
            <text:p>18,77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4447" calcext:value-type="percentage">
            <text:p>44,47%</text:p>
          </table:table-cell>
          <table:table-cell office:value-type="percentage" office:value="0.3596" calcext:value-type="percentage">
            <text:p>35,96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3228" calcext:value-type="percentage">
            <text:p>32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2772" calcext:value-type="percentage">
            <text:p>27,72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053" calcext:value-type="percentage">
            <text:p>20,53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4338" calcext:value-type="percentage">
            <text:p>43,38%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1908" calcext:value-type="percentage">
            <text:p>19,08%</text:p>
          </table:table-cell>
          <table:table-cell office:value-type="percentage" office:value="0.2789" calcext:value-type="percentage">
            <text:p>27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1088" calcext:value-type="percentage">
            <text:p>10,88%</text:p>
          </table:table-cell>
          <table:table-cell office:value-type="percentage" office:value="0.1596" calcext:value-type="percentage">
            <text:p>15,96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4386" calcext:value-type="percentage">
            <text:p>43,86%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2724" calcext:value-type="percentage">
            <text:p>27,24%</text:p>
          </table:table-cell>
          <table:table-cell office:value-type="percentage" office:value="0.2956" calcext:value-type="percentage">
            <text:p>2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298" calcext:value-type="percentage">
            <text:p>12,98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6" calcext:value-type="percentage">
            <text:p>31,36%</text:p>
          </table:table-cell>
          <table:table-cell office:value-type="percentage" office:value="0.2518" calcext:value-type="percentage">
            <text:p>25,18%</text:p>
          </table:table-cell>
          <table:table-cell office:value-type="percentage" office:value="0.2925" calcext:value-type="percentage">
            <text:p>29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895" calcext:value-type="percentage">
            <text:p>18,95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4263" calcext:value-type="percentage">
            <text:p>42,63%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1509" calcext:value-type="percentage">
            <text:p>15,09%</text:p>
          </table:table-cell>
          <table:table-cell office:value-type="percentage" office:value="0.1737" calcext:value-type="percentage">
            <text:p>17,37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013" calcext:value-type="percentage">
            <text:p>40,13%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3623" calcext:value-type="percentage">
            <text:p>36,2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842" calcext:value-type="percentage">
            <text:p>8,42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4004" calcext:value-type="percentage">
            <text:p>40,04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80:.B89])" office:value-type="percentage" office:value="0.26403" calcext:value-type="percentage">
            <text:p>26,40%</text:p>
          </table:table-cell>
          <table:table-cell table:style-name="ce21" table:formula="of:=AVERAGE([.C80:.C89])" office:value-type="percentage" office:value="0.27701" calcext:value-type="percentage">
            <text:p>27,70%</text:p>
          </table:table-cell>
          <table:table-cell table:style-name="ce21" table:formula="of:=AVERAGE([.D80:.D89])" office:value-type="percentage" office:value="0.15544" calcext:value-type="percentage">
            <text:p>15,54%</text:p>
          </table:table-cell>
          <table:table-cell table:style-name="ce21" table:formula="of:=AVERAGE([.E80:.E89])" office:value-type="percentage" office:value="0.18684" calcext:value-type="percentage">
            <text:p>18,68%</text:p>
          </table:table-cell>
          <table:table-cell table:style-name="ce21" table:number-columns-repeated="2"/>
          <table:table-cell table:style-name="ce21" table:formula="of:=AVERAGE([.H80:.H89])" office:value-type="percentage" office:value="0.44113" calcext:value-type="percentage">
            <text:p>44,11%</text:p>
          </table:table-cell>
          <table:table-cell table:style-name="ce21" table:formula="of:=AVERAGE([.I80:.I89])" office:value-type="percentage" office:value="0.36092" calcext:value-type="percentage">
            <text:p>36,09%</text:p>
          </table:table-cell>
          <table:table-cell table:style-name="ce21" table:formula="of:=AVERAGE([.J80:.J89])" office:value-type="percentage" office:value="0.25965" calcext:value-type="percentage">
            <text:p>25,97%</text:p>
          </table:table-cell>
          <table:table-cell table:style-name="ce21" table:formula="of:=AVERAGE([.K80:.K89])" office:value-type="percentage" office:value="0.32688" calcext:value-type="percentage">
            <text:p>32,6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98548307950974" calcext:value-type="percentage">
            <text:p>9,85%</text:p>
          </table:table-cell>
          <table:table-cell table:formula="of:=STDEV([.C80:.C89])" office:value-type="percentage" office:value="0.0867951797176676" calcext:value-type="percentage">
            <text:p>8,68%</text:p>
          </table:table-cell>
          <table:table-cell table:formula="of:=STDEV([.D80:.D89])" office:value-type="percentage" office:value="0.0507748012742979" calcext:value-type="percentage">
            <text:p>5,08%</text:p>
          </table:table-cell>
          <table:table-cell table:formula="of:=STDEV([.E80:.E89])" office:value-type="percentage" office:value="0.0567704774606583" calcext:value-type="percentage">
            <text:p>5,68%</text:p>
          </table:table-cell>
          <table:table-cell table:number-columns-repeated="2"/>
          <table:table-cell table:formula="of:=STDEV([.H80:.H89])" office:value-type="percentage" office:value="0.0191192776479076" calcext:value-type="percentage">
            <text:p>1,91%</text:p>
          </table:table-cell>
          <table:table-cell table:formula="of:=STDEV([.I80:.I89])" office:value-type="percentage" office:value="0.0416044281831207" calcext:value-type="percentage">
            <text:p>4,16%</text:p>
          </table:table-cell>
          <table:table-cell table:formula="of:=STDEV([.J80:.J89])" office:value-type="percentage" office:value="0.0329359732410223" calcext:value-type="percentage">
            <text:p>3,29%</text:p>
          </table:table-cell>
          <table:table-cell table:formula="of:=STDEV([.K80:.K89])" office:value-type="percentage" office:value="0.033492347384639" calcext:value-type="percentage">
            <text:p>3,3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031" calcext:value-type="percentage">
            <text:p>10,31%</text:p>
          </table:table-cell>
          <table:table-cell/>
          <table:table-cell office:value-type="string" calcext:value-type="string">
            <text:p>Saheart_1</text:p>
          </table:table-cell>
          <table:table-cell table:style-name="ce15" office:value-type="percentage" office:value="0.3094" calcext:value-type="percentage">
            <text:p>30,94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2558" calcext:value-type="percentage">
            <text:p>25,58%</text:p>
          </table:table-cell>
          <table:table-cell office:value-type="percentage" office:value="0.2761" calcext:value-type="percentage">
            <text:p>27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093" calcext:value-type="percentage">
            <text:p>10,93%</text:p>
          </table:table-cell>
          <table:table-cell/>
          <table:table-cell office:value-type="string" calcext:value-type="string">
            <text:p>Saheart_2</text:p>
          </table:table-cell>
          <table:table-cell table:style-name="ce15" office:value-type="percentage" office:value="0.3246" calcext:value-type="percentage">
            <text:p>32,46%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228" calcext:value-type="percentage">
            <text:p>2,28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01" calcext:value-type="percentage">
            <text:p>4,01%</text:p>
          </table:table-cell>
          <table:table-cell/>
          <table:table-cell office:value-type="string" calcext:value-type="string">
            <text:p>Saheart_3</text:p>
          </table:table-cell>
          <table:table-cell table:style-name="ce15" office:value-type="percentage" office:value="0.4406" calcext:value-type="percentage">
            <text:p>44,06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094" calcext:value-type="percentage">
            <text:p>40,94%</text:p>
          </table:table-cell>
          <table:table-cell office:value-type="percentage" office:value="0.4406" calcext:value-type="percentage">
            <text:p>4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636" calcext:value-type="percentage">
            <text:p>6,36%</text:p>
          </table:table-cell>
          <table:table-cell office:value-type="percentage" office:value="0.0562" calcext:value-type="percentage">
            <text:p>5,62%</text:p>
          </table:table-cell>
          <table:table-cell/>
          <table:table-cell office:value-type="string" calcext:value-type="string">
            <text:p>Saheart_4</text:p>
          </table:table-cell>
          <table:table-cell table:style-name="ce15" office:value-type="percentage" office:value="0.3899" calcext:value-type="percentage">
            <text:p>38,99%</text:p>
          </table:table-cell>
          <table:table-cell office:value-type="percentage" office:value="0.4072" calcext:value-type="percentage">
            <text:p>40,72%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3507" calcext:value-type="percentage">
            <text:p>35,0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53" calcext:value-type="percentage">
            <text:p>7,53%</text:p>
          </table:table-cell>
          <table:table-cell/>
          <table:table-cell office:value-type="string" calcext:value-type="string">
            <text:p>Saheart_5</text:p>
          </table:table-cell>
          <table:table-cell table:style-name="ce15" office:value-type="percentage" office:value="0.3486" calcext:value-type="percentage">
            <text:p>34,86%</text:p>
          </table:table-cell>
          <table:table-cell office:value-type="percentage" office:value="0.3601" calcext:value-type="percentage">
            <text:p>36,01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181" calcext:value-type="percentage">
            <text:p>31,8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64" calcext:value-type="percentage">
            <text:p>8,64%</text:p>
          </table:table-cell>
          <table:table-cell/>
          <table:table-cell office:value-type="string" calcext:value-type="string">
            <text:p>Saheart_6</text:p>
          </table:table-cell>
          <table:table-cell table:style-name="ce15" office:value-type="percentage" office:value="0.3616" calcext:value-type="percentage">
            <text:p>36,16%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3486" calcext:value-type="percentage">
            <text:p>34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table:style-name="ce15" office:value-type="percentage" office:value="0.387" calcext:value-type="percentage">
            <text:p>38,70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536" calcext:value-type="percentage">
            <text:p>35,36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74" calcext:value-type="percentage">
            <text:p>5,74%</text:p>
          </table:table-cell>
          <table:table-cell/>
          <table:table-cell office:value-type="string" calcext:value-type="string">
            <text:p>Saheart_8</text:p>
          </table:table-cell>
          <table:table-cell table:style-name="ce15" office:value-type="percentage" office:value="0.4188" calcext:value-type="percentage">
            <text:p>41,88%</text:p>
          </table:table-cell>
          <table:table-cell office:value-type="percentage" office:value="0.4174" calcext:value-type="percentage">
            <text:p>41,74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884" calcext:value-type="percentage">
            <text:p>38,84%</text:p>
          </table:table-cell>
          <table:table-cell table:number-columns-repeated="16369"/>
          <table:table-cell table:style-name="ce1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395" calcext:value-type="percentage">
            <text:p>3,95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9</text:p>
          </table:table-cell>
          <table:table-cell table:style-name="ce15" office:value-type="percentage" office:value="0.3507" calcext:value-type="percentage">
            <text:p>35,07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08" calcext:value-type="percentage">
            <text:p>30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0889" calcext:value-type="percentage">
            <text:p>8,89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717" calcext:value-type="percentage">
            <text:p>37,17%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321" calcext:value-type="percentage">
            <text:p>32,1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93:.B102])" office:value-type="percentage" office:value="0.07309" calcext:value-type="percentage">
            <text:p>7,31%</text:p>
          </table:table-cell>
          <table:table-cell table:style-name="ce21" table:formula="of:=AVERAGE([.C93:.C102])" office:value-type="percentage" office:value="0.05345" calcext:value-type="percentage">
            <text:p>5,35%</text:p>
          </table:table-cell>
          <table:table-cell table:style-name="ce21" table:formula="of:=AVERAGE([.D93:.D102])" office:value-type="percentage" office:value="0.07432" calcext:value-type="percentage">
            <text:p>7,43%</text:p>
          </table:table-cell>
          <table:table-cell table:style-name="ce21" table:formula="of:=AVERAGE([.E93:.E102])" office:value-type="percentage" office:value="0.07464" calcext:value-type="percentage">
            <text:p>7,46%</text:p>
          </table:table-cell>
          <table:table-cell table:style-name="ce21" table:number-columns-repeated="2"/>
          <table:table-cell table:style-name="ce21" table:formula="of:=AVERAGE([.H93:.H102])" office:value-type="percentage" office:value="0.36812" calcext:value-type="percentage">
            <text:p>36,81%</text:p>
          </table:table-cell>
          <table:table-cell table:style-name="ce21" table:formula="of:=AVERAGE([.I93:.I102])" office:value-type="percentage" office:value="0.37737" calcext:value-type="percentage">
            <text:p>37,74%</text:p>
          </table:table-cell>
          <table:table-cell table:style-name="ce21" table:formula="of:=AVERAGE([.J93:.J102])" office:value-type="percentage" office:value="0.31631" calcext:value-type="percentage">
            <text:p>31,63%</text:p>
          </table:table-cell>
          <table:table-cell table:style-name="ce21" table:formula="of:=AVERAGE([.K93:.K102])" office:value-type="percentage" office:value="0.34283" calcext:value-type="percentage">
            <text:p>34,28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230129649449078" calcext:value-type="percentage">
            <text:p>2,30%</text:p>
          </table:table-cell>
          <table:table-cell table:formula="of:=STDEV([.C93:.C102])" office:value-type="percentage" office:value="0.0162005658337397" calcext:value-type="percentage">
            <text:p>1,62%</text:p>
          </table:table-cell>
          <table:table-cell table:formula="of:=STDEV([.D93:.D102])" office:value-type="percentage" office:value="0.0231330355408306" calcext:value-type="percentage">
            <text:p>2,31%</text:p>
          </table:table-cell>
          <table:table-cell table:formula="of:=STDEV([.E93:.E102])" office:value-type="percentage" office:value="0.0224757746127791" calcext:value-type="percentage">
            <text:p>2,25%</text:p>
          </table:table-cell>
          <table:table-cell/>
          <table:table-cell table:style-name="ce11"/>
          <table:table-cell table:style-name="ce11" table:formula="of:=STDEV([.H93:.H102])" office:value-type="percentage" office:value="0.040892808387023" calcext:value-type="percentage">
            <text:p>4,09%</text:p>
          </table:table-cell>
          <table:table-cell table:style-name="ce11" table:formula="of:=STDEV([.I93:.I102])" office:value-type="percentage" office:value="0.0344673130177951" calcext:value-type="percentage">
            <text:p>3,45%</text:p>
          </table:table-cell>
          <table:table-cell table:style-name="ce11" table:formula="of:=STDEV([.J93:.J102])" office:value-type="percentage" office:value="0.045329324577658" calcext:value-type="percentage">
            <text:p>4,53%</text:p>
          </table:table-cell>
          <table:table-cell table:style-name="ce11" table:formula="of:=STDEV([.K93:.K102])" office:value-type="percentage" office:value="0.046163286278167" calcext:value-type="percentage">
            <text:p>4,62%</text:p>
          </table:table-cell>
          <table:table-cell table:style-name="ce11"/>
          <table:table-cell table:number-columns-repeated="16372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175" calcext:value-type="percentage">
            <text:p>17,5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5095" calcext:value-type="percentage">
            <text:p>50,95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5128" calcext:value-type="percentage">
            <text:p>51,28%</text:p>
          </table:table-cell>
          <table:table-cell office:value-type="percentage" office:value="0.4862" calcext:value-type="percentage">
            <text:p>48,62%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4373" calcext:value-type="percentage">
            <text:p>43,7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305" calcext:value-type="percentage">
            <text:p>30,50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38" calcext:value-type="percentage">
            <text:p>49,38%</text:p>
          </table:table-cell>
          <table:table-cell office:value-type="percentage" office:value="0.4903" calcext:value-type="percentage">
            <text:p>49,03%</text:p>
          </table:table-cell>
          <table:table-cell office:value-type="percentage" office:value="0.404" calcext:value-type="percentage">
            <text:p>40,40%</text:p>
          </table:table-cell>
          <table:table-cell office:value-type="percentage" office:value="0.438" calcext:value-type="percentage">
            <text:p>43,8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817" calcext:value-type="percentage">
            <text:p>28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5015" calcext:value-type="percentage">
            <text:p>50,15%</text:p>
          </table:table-cell>
          <table:table-cell office:value-type="percentage" office:value="0.4672" calcext:value-type="percentage">
            <text:p>46,72%</text:p>
          </table:table-cell>
          <table:table-cell office:value-type="percentage" office:value="0.4243" calcext:value-type="percentage">
            <text:p>42,43%</text:p>
          </table:table-cell>
          <table:table-cell office:value-type="percentage" office:value="0.4483" calcext:value-type="percentage">
            <text:p>44,8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717" calcext:value-type="percentage">
            <text:p>27,17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5072" calcext:value-type="percentage">
            <text:p>50,72%</text:p>
          </table:table-cell>
          <table:table-cell office:value-type="percentage" office:value="0.4775" calcext:value-type="percentage">
            <text:p>47,75%</text:p>
          </table:table-cell>
          <table:table-cell office:value-type="percentage" office:value="0.4248" calcext:value-type="percentage">
            <text:p>42,48%</text:p>
          </table:table-cell>
          <table:table-cell office:value-type="percentage" office:value="0.4577" calcext:value-type="percentage">
            <text:p>45,77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943" calcext:value-type="percentage">
            <text:p>49,43%</text:p>
          </table:table-cell>
          <table:table-cell office:value-type="percentage" office:value="0.4837" calcext:value-type="percentage">
            <text:p>48,37%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562" calcext:value-type="percentage">
            <text:p>45,62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195" calcext:value-type="percentage">
            <text:p>19,5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992" calcext:value-type="percentage">
            <text:p>49,92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18" calcext:value-type="percentage">
            <text:p>41,80%</text:p>
          </table:table-cell>
          <table:table-cell office:value-type="percentage" office:value="0.4388" calcext:value-type="percentage">
            <text:p>43,8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1383" calcext:value-type="percentage">
            <text:p>13,83%</text:p>
          </table:table-cell>
          <table:table-cell/>
          <table:table-cell office:value-type="percentage" office:value="0.1667" calcext:value-type="percentage">
            <text:p>16,67%</text:p>
          </table:table-cell>
          <table:table-cell/>
          <table:table-cell office:value-type="string" calcext:value-type="string">
            <text:p>Spiral_8</text:p>
          </table:table-cell>
          <table:table-cell/>
          <table:table-cell office:value-type="percentage" office:value="0.4617" calcext:value-type="percentage">
            <text:p>46,17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18" calcext:value-type="percentage">
            <text:p>41,8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2617" calcext:value-type="percentage">
            <text:p>26,17%</text:p>
          </table:table-cell>
          <table:table-cell/>
          <table:table-cell office:value-type="percentage" office:value="0.3017" calcext:value-type="percentage">
            <text:p>30,17%</text:p>
          </table:table-cell>
          <table:table-cell/>
          <table:table-cell office:value-type="string" calcext:value-type="string">
            <text:p>Spiral_9</text:p>
          </table:table-cell>
          <table:table-cell/>
          <table:table-cell office:value-type="percentage" office:value="0.4608" calcext:value-type="percentage">
            <text:p>46,08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431" calcext:value-type="percentage">
            <text:p>43,1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percentage" office:value="0.2133" calcext:value-type="percentage">
            <text:p>21,33%</text:p>
          </table:table-cell>
          <table:table-cell/>
          <table:table-cell office:value-type="string" calcext:value-type="string">
            <text:p>Spiral_10</text:p>
          </table:table-cell>
          <table:table-cell/>
          <table:table-cell office:value-type="percentage" office:value="0.4672" calcext:value-type="percentage">
            <text:p>46,72%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4282" calcext:value-type="percentage">
            <text:p>42,82%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19"/>
          <table:table-cell table:style-name="ce19" table:formula="of:=AVERAGE([.B106:.B115])" office:value-type="percentage" office:value="0.289" calcext:value-type="percentage">
            <text:p>28,90%</text:p>
          </table:table-cell>
          <table:table-cell table:style-name="ce19" table:formula="of:=AVERAGE([.C106:.C115])" office:value-type="percentage" office:value="0.21251" calcext:value-type="percentage">
            <text:p>21,25%</text:p>
          </table:table-cell>
          <table:table-cell table:style-name="ce19" table:formula="of:=AVERAGE([.D106:.D115])" office:value-type="percentage" office:value="0.260942857142857" calcext:value-type="percentage">
            <text:p>26,09%</text:p>
          </table:table-cell>
          <table:table-cell table:style-name="ce19" table:formula="of:=AVERAGE([.E106:.E115])" office:value-type="percentage" office:value="0.24151" calcext:value-type="percentage">
            <text:p>24,15%</text:p>
          </table:table-cell>
          <table:table-cell table:style-name="ce19" table:number-columns-repeated="2"/>
          <table:table-cell table:style-name="ce19" table:formula="of:=AVERAGE([.H106:.H115])" office:value-type="percentage" office:value="0.500428571428571" calcext:value-type="percentage">
            <text:p>50,04%</text:p>
          </table:table-cell>
          <table:table-cell table:style-name="ce19" table:formula="of:=AVERAGE([.I106:.I115])" office:value-type="percentage" office:value="0.47689" calcext:value-type="percentage">
            <text:p>47,69%</text:p>
          </table:table-cell>
          <table:table-cell table:style-name="ce19" table:formula="of:=AVERAGE([.J106:.J115])" office:value-type="percentage" office:value="0.42644" calcext:value-type="percentage">
            <text:p>42,64%</text:p>
          </table:table-cell>
          <table:table-cell table:style-name="ce19" table:formula="of:=AVERAGE([.K106:.K115])" office:value-type="percentage" office:value="0.4463" calcext:value-type="percentage">
            <text:p>44,63%</text:p>
          </table:table-cell>
          <table:table-cell table:style-name="ce25"/>
          <table:table-cell table:style-name="ce19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percentage" office:value="0.0420213173414531" calcext:value-type="percentage">
            <text:p>4,20%</text:p>
          </table:table-cell>
          <table:table-cell table:formula="of:=STDEV([.C106:.C115])" office:value-type="percentage" office:value="0.0411393418085954" calcext:value-type="percentage">
            <text:p>4,11%</text:p>
          </table:table-cell>
          <table:table-cell table:formula="of:=STDEV([.D106:.D115])" office:value-type="percentage" office:value="0.0308770063932617" calcext:value-type="percentage">
            <text:p>3,09%</text:p>
          </table:table-cell>
          <table:table-cell table:formula="of:=STDEV([.E106:.E115])" office:value-type="percentage" office:value="0.0491420039839195" calcext:value-type="percentage">
            <text:p>4,91%</text:p>
          </table:table-cell>
          <table:table-cell table:number-columns-repeated="2"/>
          <table:table-cell table:formula="of:=STDEV([.H106:.H115])" office:value-type="percentage" office:value="0.00732409591365248" calcext:value-type="percentage">
            <text:p>0,73%</text:p>
          </table:table-cell>
          <table:table-cell table:formula="of:=STDEV([.I106:.I115])" office:value-type="percentage" office:value="0.0151681281347143" calcext:value-type="percentage">
            <text:p>1,52%</text:p>
          </table:table-cell>
          <table:table-cell table:formula="of:=STDEV([.J106:.J115])" office:value-type="percentage" office:value="0.0228075620987621" calcext:value-type="percentage">
            <text:p>2,28%</text:p>
          </table:table-cell>
          <table:table-cell table:formula="of:=STDEV([.K106:.K115])" office:value-type="percentage" office:value="0.0253748344274839" calcext:value-type="percentage">
            <text:p>2,5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356" calcext:value-type="percentage">
            <text:p>63,56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667" calcext:value-type="percentage">
            <text:p>56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489" calcext:value-type="percentage">
            <text:p>54,89%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4244" calcext:value-type="percentage">
            <text:p>42,44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0494" calcext:value-type="percentage">
            <text:p>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711" calcext:value-type="percentage">
            <text:p>47,11%</text:p>
          </table:table-cell>
          <table:table-cell office:value-type="percentage" office:value="0.52" calcext:value-type="percentage">
            <text:p>52,00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3933" calcext:value-type="percentage">
            <text:p>39,33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47" calcext:value-type="percentage">
            <text:p>4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7067" calcext:value-type="percentage">
            <text:p>70,67%</text:p>
          </table:table-cell>
          <table:table-cell office:value-type="percentage" office:value="0.6778" calcext:value-type="percentage">
            <text:p>67,78%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5489" calcext:value-type="percentage">
            <text:p>54,89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631" calcext:value-type="percentage">
            <text:p>6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889" calcext:value-type="percentage">
            <text:p>68,89%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429" calcext:value-type="percentage">
            <text:p>4,2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089" calcext:value-type="percentage">
            <text:p>70,89%</text:p>
          </table:table-cell>
          <table:table-cell office:value-type="percentage" office:value="0.6689" calcext:value-type="percentage">
            <text:p>66,89%</text:p>
          </table:table-cell>
          <table:table-cell office:value-type="percentage" office:value="0.4756" calcext:value-type="percentage">
            <text:p>47,56%</text:p>
          </table:table-cell>
          <table:table-cell office:value-type="percentage" office:value="0.5111" calcext:value-type="percentage">
            <text:p>51,11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3613" calcext:value-type="percentage">
            <text:p>36,13%</text:p>
          </table:table-cell>
          <table:table-cell office:value-type="percentage" office:value="0.3679" calcext:value-type="percentage">
            <text:p>36,79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976" calcext:value-type="percentage">
            <text:p>9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311" calcext:value-type="percentage">
            <text:p>33,11%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3644" calcext:value-type="percentage">
            <text:p>36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3607" calcext:value-type="percentage">
            <text:p>36,07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839" calcext:value-type="percentage">
            <text:p>8,3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511" calcext:value-type="percentage">
            <text:p>65,11%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5711" calcext:value-type="percentage">
            <text:p>57,11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3798" calcext:value-type="percentage">
            <text:p>37,98%</text:p>
          </table:table-cell>
          <table:table-cell office:value-type="percentage" office:value="0.3339" calcext:value-type="percentage">
            <text:p>33,39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655" calcext:value-type="percentage">
            <text:p>6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156" calcext:value-type="percentage">
            <text:p>31,56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3524" calcext:value-type="percentage">
            <text:p>35,24%</text:p>
          </table:table-cell>
          <table:table-cell office:value-type="percentage" office:value="0.3054" calcext:value-type="percentage">
            <text:p>30,54%</text:p>
          </table:table-cell>
          <table:table-cell office:value-type="percentage" office:value="0.0488" calcext:value-type="percentage">
            <text:p>4,88%</text:p>
          </table:table-cell>
          <table:table-cell office:value-type="percentage" office:value="0.0518" calcext:value-type="percentage">
            <text:p>5,1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19:.B128])" office:value-type="percentage" office:value="0.58134" calcext:value-type="percentage">
            <text:p>58,13%</text:p>
          </table:table-cell>
          <table:table-cell table:style-name="ce19" table:formula="of:=AVERAGE([.C119:.C128])" office:value-type="percentage" office:value="0.57134" calcext:value-type="percentage">
            <text:p>57,13%</text:p>
          </table:table-cell>
          <table:table-cell table:style-name="ce19" table:formula="of:=AVERAGE([.D119:.D128])" office:value-type="percentage" office:value="0.47066" calcext:value-type="percentage">
            <text:p>47,07%</text:p>
          </table:table-cell>
          <table:table-cell table:style-name="ce19" table:formula="of:=AVERAGE([.E119:.E128])" office:value-type="percentage" office:value="0.48044" calcext:value-type="percentage">
            <text:p>48,04%</text:p>
          </table:table-cell>
          <table:table-cell table:style-name="ce19" table:number-columns-repeated="2"/>
          <table:table-cell table:style-name="ce19" table:formula="of:=AVERAGE([.H119:.H128])" office:value-type="percentage" office:value="0.3647" calcext:value-type="percentage">
            <text:p>36,47%</text:p>
          </table:table-cell>
          <table:table-cell table:style-name="ce19" table:formula="of:=AVERAGE([.I119:.I128])" office:value-type="percentage" office:value="0.3309" calcext:value-type="percentage">
            <text:p>33,09%</text:p>
          </table:table-cell>
          <table:table-cell table:style-name="ce19" table:formula="of:=AVERAGE([.J119:.J128])" office:value-type="percentage" office:value="0.06041" calcext:value-type="percentage">
            <text:p>6,04%</text:p>
          </table:table-cell>
          <table:table-cell table:style-name="ce19" table:formula="of:=AVERAGE([.K119:.K128])" office:value-type="percentage" office:value="0.07035" calcext:value-type="percentage">
            <text:p>7,03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percentage" office:value="0.155831035277173" calcext:value-type="percentage">
            <text:p>15,58%</text:p>
          </table:table-cell>
          <table:table-cell table:formula="of:=STDEV([.C119:.C128])" office:value-type="percentage" office:value="0.144998377002411" calcext:value-type="percentage">
            <text:p>14,50%</text:p>
          </table:table-cell>
          <table:table-cell table:formula="of:=STDEV([.D119:.D128])" office:value-type="percentage" office:value="0.0870828877181581" calcext:value-type="percentage">
            <text:p>8,71%</text:p>
          </table:table-cell>
          <table:table-cell table:formula="of:=STDEV([.E119:.E128])" office:value-type="percentage" office:value="0.0977449993037439" calcext:value-type="percentage">
            <text:p>9,77%</text:p>
          </table:table-cell>
          <table:table-cell table:number-columns-repeated="2"/>
          <table:table-cell table:formula="of:=STDEV([.H119:.H128])" office:value-type="percentage" office:value="0.0179529013439797" calcext:value-type="percentage">
            <text:p>1,80%</text:p>
          </table:table-cell>
          <table:table-cell table:formula="of:=STDEV([.I119:.I128])" office:value-type="percentage" office:value="0.0179462159428295" calcext:value-type="percentage">
            <text:p>1,79%</text:p>
          </table:table-cell>
          <table:table-cell table:formula="of:=STDEV([.J119:.J128])" office:value-type="percentage" office:value="0.0322720880431785" calcext:value-type="percentage">
            <text:p>3,23%</text:p>
          </table:table-cell>
          <table:table-cell table:formula="of:=STDEV([.K119:.K128])" office:value-type="percentage" office:value="0.0250822314265165" calcext:value-type="percentage">
            <text:p>2,5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7587" calcext:value-type="percentage">
            <text:p>75,87%</text:p>
          </table:table-cell>
          <table:table-cell office:value-type="percentage" office:value="0.7412" calcext:value-type="percentage">
            <text:p>74,12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5378" calcext:value-type="percentage">
            <text:p>53,78%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1378" calcext:value-type="percentage">
            <text:p>13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5784" calcext:value-type="percentage">
            <text:p>57,84%</text:p>
          </table:table-cell>
          <table:table-cell office:value-type="percentage" office:value="0.5804" calcext:value-type="percentage">
            <text:p>58,04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1863" calcext:value-type="percentage">
            <text:p>18,63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5567" calcext:value-type="percentage">
            <text:p>55,67%</text:p>
          </table:table-cell>
          <table:table-cell office:value-type="percentage" office:value="0.4211" calcext:value-type="percentage">
            <text:p>42,11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4902" calcext:value-type="percentage">
            <text:p>49,02%</text:p>
          </table:table-cell>
          <table:table-cell office:value-type="percentage" office:value="0.2549" calcext:value-type="percentage">
            <text:p>25,49%</text:p>
          </table:table-cell>
          <table:table-cell office:value-type="percentage" office:value="0.3098" calcext:value-type="percentage">
            <text:p>30,98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5133" calcext:value-type="percentage">
            <text:p>51,33%</text:p>
          </table:table-cell>
          <table:table-cell office:value-type="percentage" office:value="0.4789" calcext:value-type="percentage">
            <text:p>47,89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5275" calcext:value-type="percentage">
            <text:p>52,75%</text:p>
          </table:table-cell>
          <table:table-cell office:value-type="percentage" office:value="0.5294" calcext:value-type="percentage">
            <text:p>5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1922" calcext:value-type="percentage">
            <text:p>19,22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5478" calcext:value-type="percentage">
            <text:p>54,78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856" calcext:value-type="percentage">
            <text:p>8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6863" calcext:value-type="percentage">
            <text:p>68,63%</text:p>
          </table:table-cell>
          <table:table-cell office:value-type="percentage" office:value="0.6745" calcext:value-type="percentage">
            <text:p>67,45%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2588" calcext:value-type="percentage">
            <text:p>25,88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5722" calcext:value-type="percentage">
            <text:p>57,22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822" calcext:value-type="percentage">
            <text:p>8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2686" calcext:value-type="percentage">
            <text:p>26,8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7" calcext:value-type="percentage">
            <text:p>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5157" calcext:value-type="percentage">
            <text:p>51,57%</text:p>
          </table:table-cell>
          <table:table-cell office:value-type="percentage" office:value="0.5431" calcext:value-type="percentage">
            <text:p>54,31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706" calcext:value-type="percentage">
            <text:p>27,06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5389" calcext:value-type="percentage">
            <text:p>53,89%</text:p>
          </table:table-cell>
          <table:table-cell office:value-type="percentage" office:value="0.4022" calcext:value-type="percentage">
            <text:p>40,22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956" calcext:value-type="percentage">
            <text:p>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6176" calcext:value-type="percentage">
            <text:p>61,76%</text:p>
          </table:table-cell>
          <table:table-cell office:value-type="percentage" office:value="0.6" calcext:value-type="percentage">
            <text:p>60,00%</text:p>
          </table:table-cell>
          <table:table-cell table:number-columns-repeated="2" office:value-type="percentage" office:value="0.198" calcext:value-type="percentage">
            <text:p>19,8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7" calcext:value-type="percentage">
            <text:p>1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6294" calcext:value-type="percentage">
            <text:p>6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569" calcext:value-type="percentage">
            <text:p>25,69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1189" calcext:value-type="percentage">
            <text:p>11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5765" calcext:value-type="percentage">
            <text:p>57,65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1941" calcext:value-type="percentage">
            <text:p>19,41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32:.B141])" office:value-type="percentage" office:value="0.58214" calcext:value-type="percentage">
            <text:p>58,21%</text:p>
          </table:table-cell>
          <table:table-cell table:style-name="ce19" table:formula="of:=AVERAGE([.C132:.C141])" office:value-type="percentage" office:value="0.58471" calcext:value-type="percentage">
            <text:p>58,47%</text:p>
          </table:table-cell>
          <table:table-cell table:style-name="ce19" table:formula="of:=AVERAGE([.D132:.D141])" office:value-type="percentage" office:value="0.26881" calcext:value-type="percentage">
            <text:p>26,88%</text:p>
          </table:table-cell>
          <table:table-cell table:style-name="ce19" table:formula="of:=AVERAGE([.E132:.E141])" office:value-type="percentage" office:value="0.24333" calcext:value-type="percentage">
            <text:p>24,33%</text:p>
          </table:table-cell>
          <table:table-cell table:style-name="ce19" table:number-columns-repeated="2"/>
          <table:table-cell table:style-name="ce19" table:formula="of:=AVERAGE([.H132:.H141])" office:value-type="percentage" office:value="0.54167" calcext:value-type="percentage">
            <text:p>54,17%</text:p>
          </table:table-cell>
          <table:table-cell table:style-name="ce19" table:formula="of:=AVERAGE([.I132:.I141])" office:value-type="percentage" office:value="0.41533" calcext:value-type="percentage">
            <text:p>41,53%</text:p>
          </table:table-cell>
          <table:table-cell table:style-name="ce19" table:formula="of:=AVERAGE([.J132:.J141])" office:value-type="percentage" office:value="0.06934" calcext:value-type="percentage">
            <text:p>6,93%</text:p>
          </table:table-cell>
          <table:table-cell table:style-name="ce19" table:formula="of:=AVERAGE([.K132:.K141])" office:value-type="percentage" office:value="0.11813" calcext:value-type="percentage">
            <text:p>11,81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percentage" office:value="0.0943701600672115" calcext:value-type="percentage">
            <text:p>9,44%</text:p>
          </table:table-cell>
          <table:table-cell table:formula="of:=STDEV([.C132:.C141])" office:value-type="percentage" office:value="0.0810064393873859" calcext:value-type="percentage">
            <text:p>8,10%</text:p>
          </table:table-cell>
          <table:table-cell table:formula="of:=STDEV([.D132:.D141])" office:value-type="percentage" office:value="0.044560831081418" calcext:value-type="percentage">
            <text:p>4,46%</text:p>
          </table:table-cell>
          <table:table-cell table:formula="of:=STDEV([.E132:.E141])" office:value-type="percentage" office:value="0.0466164741981487" calcext:value-type="percentage">
            <text:p>4,66%</text:p>
          </table:table-cell>
          <table:table-cell table:number-columns-repeated="2"/>
          <table:table-cell table:formula="of:=STDEV([.H132:.H141])" office:value-type="percentage" office:value="0.016176392263625" calcext:value-type="percentage">
            <text:p>1,62%</text:p>
          </table:table-cell>
          <table:table-cell table:formula="of:=STDEV([.I132:.I141])" office:value-type="percentage" office:value="0.040825157004529" calcext:value-type="percentage">
            <text:p>4,08%</text:p>
          </table:table-cell>
          <table:table-cell table:formula="of:=STDEV([.J132:.J141])" office:value-type="percentage" office:value="0.030565674284145" calcext:value-type="percentage">
            <text:p>3,06%</text:p>
          </table:table-cell>
          <table:table-cell table:formula="of:=STDEV([.K132:.K141])" office:value-type="percentage" office:value="0.0403283206251444" calcext:value-type="percentage">
            <text:p>4,0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367" calcext:value-type="percentage">
            <text:p>3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67" calcext:value-type="percentage">
            <text:p>31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5853" calcext:value-type="percentage">
            <text:p>58,53%</text:p>
          </table:table-cell>
          <table:table-cell office:value-type="percentage" office:value="0.432" calcext:value-type="percentage">
            <text:p>43,20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5927" calcext:value-type="percentage">
            <text:p>59,27%</text:p>
          </table:table-cell>
          <table:table-cell office:value-type="percentage" office:value="0.4853" calcext:value-type="percentage">
            <text:p>48,5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606" calcext:value-type="percentage">
            <text:p>60,60%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787" calcext:value-type="percentage">
            <text:p>7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633" calcext:value-type="percentage">
            <text:p>16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5913" calcext:value-type="percentage">
            <text:p>59,13%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6" calcext:value-type="percentage">
            <text:p>7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5773" calcext:value-type="percentage">
            <text:p>57,73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48" calcext:value-type="percentage">
            <text:p>4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6113" calcext:value-type="percentage">
            <text:p>61,13%</text:p>
          </table:table-cell>
          <table:table-cell office:value-type="percentage" office:value="0.4773" calcext:value-type="percentage">
            <text:p>47,73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6107" calcext:value-type="percentage">
            <text:p>61,07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853" calcext:value-type="percentage">
            <text:p>8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percentage" office:value="0.4033" calcext:value-type="percentage">
            <text:p>40,33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104" calcext:value-type="percentage">
            <text:p>10,4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45:.B154])" office:value-type="percentage" office:value="0.18268" calcext:value-type="percentage">
            <text:p>18,27%</text:p>
          </table:table-cell>
          <table:table-cell table:style-name="ce19" table:formula="of:=AVERAGE([.C145:.C154])" office:value-type="percentage" office:value="0.10432" calcext:value-type="percentage">
            <text:p>10,43%</text:p>
          </table:table-cell>
          <table:table-cell table:style-name="ce19" table:formula="of:=AVERAGE([.D145:.D154])" office:value-type="percentage" office:value="0.09434" calcext:value-type="percentage">
            <text:p>9,43%</text:p>
          </table:table-cell>
          <table:table-cell table:style-name="ce19" table:formula="of:=AVERAGE([.E145:.E154])" office:value-type="percentage" office:value="0.07834" calcext:value-type="percentage">
            <text:p>7,83%</text:p>
          </table:table-cell>
          <table:table-cell table:style-name="ce19" table:number-columns-repeated="2"/>
          <table:table-cell table:style-name="ce19" table:formula="of:=AVERAGE([.H145:.H154])" office:value-type="percentage" office:value="0.594955555555556" calcext:value-type="percentage">
            <text:p>59,50%</text:p>
          </table:table-cell>
          <table:table-cell table:style-name="ce19" table:formula="of:=AVERAGE([.I145:.I154])" office:value-type="percentage" office:value="0.45746" calcext:value-type="percentage">
            <text:p>45,75%</text:p>
          </table:table-cell>
          <table:table-cell table:style-name="ce19" table:formula="of:=AVERAGE([.J145:.J154])" office:value-type="percentage" office:value="0.05206" calcext:value-type="percentage">
            <text:p>5,21%</text:p>
          </table:table-cell>
          <table:table-cell table:style-name="ce19" table:formula="of:=AVERAGE([.K145:.K154])" office:value-type="percentage" office:value="0.06967" calcext:value-type="percentage">
            <text:p>6,97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table:formula="of:=COM.MICROSOFT.STDEV.S([.B145:.B154])" office:value-type="percentage" office:value="0.106970035264295" calcext:value-type="percentage">
            <text:p>10,70%</text:p>
          </table:table-cell>
          <table:table-cell table:style-name="ce19" table:formula="of:=COM.MICROSOFT.STDEV.S([.C145:.C154])" office:value-type="percentage" office:value="0.090696242725068" calcext:value-type="percentage">
            <text:p>9,07%</text:p>
          </table:table-cell>
          <table:table-cell table:style-name="ce19" table:formula="of:=COM.MICROSOFT.STDEV.S([.D145:.D154])" office:value-type="percentage" office:value="0.0898710211605746" calcext:value-type="percentage">
            <text:p>8,99%</text:p>
          </table:table-cell>
          <table:table-cell table:style-name="ce19" table:formula="of:=COM.MICROSOFT.STDEV.S([.E145:.E154])" office:value-type="percentage" office:value="0.0957274975008633" calcext:value-type="percentage">
            <text:p>9,57%</text:p>
          </table:table-cell>
          <table:table-cell table:style-name="ce19" table:number-columns-repeated="2"/>
          <table:table-cell table:style-name="ce19" table:formula="of:=STDEV([.H145:.H154])" office:value-type="percentage" office:value="0.0117766836493887" calcext:value-type="percentage">
            <text:p>1,18%</text:p>
          </table:table-cell>
          <table:table-cell table:style-name="ce19" table:formula="of:=STDEV([.I145:.I154])" office:value-type="percentage" office:value="0.028078865124265" calcext:value-type="percentage">
            <text:p>2,81%</text:p>
          </table:table-cell>
          <table:table-cell table:style-name="ce19" table:formula="of:=STDEV([.J145:.J154])" office:value-type="percentage" office:value="0.0217922106369327" calcext:value-type="percentage">
            <text:p>2,18%</text:p>
          </table:table-cell>
          <table:table-cell table:style-name="ce19" table:formula="of:=STDEV([.K145:.K154])" office:value-type="percentage" office:value="0.0193877424048174" calcext:value-type="percentage">
            <text:p>1,94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412" calcext:value-type="percentage">
            <text:p>41,2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8207" calcext:value-type="percentage">
            <text:p>82,07%</text:p>
          </table:table-cell>
          <table:table-cell office:value-type="percentage" office:value="0.7759" calcext:value-type="percentage">
            <text:p>77,59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874" calcext:value-type="percentage">
            <text:p>58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3685" calcext:value-type="percentage">
            <text:p>36,85%</text:p>
          </table:table-cell>
          <table:table-cell office:value-type="percentage" office:value="0.3611" calcext:value-type="percentage">
            <text:p>36,11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8138" calcext:value-type="percentage">
            <text:p>81,38%</text:p>
          </table:table-cell>
          <table:table-cell office:value-type="percentage" office:value="0.7966" calcext:value-type="percentage">
            <text:p>79,66%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241" calcext:value-type="percentage">
            <text:p>52,41%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991" calcext:value-type="percentage">
            <text:p>49,91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7736" calcext:value-type="percentage">
            <text:p>77,36%</text:p>
          </table:table-cell>
          <table:table-cell office:value-type="percentage" office:value="0.7805" calcext:value-type="percentage">
            <text:p>78,05%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4574" calcext:value-type="percentage">
            <text:p>45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846" calcext:value-type="percentage">
            <text:p>84,60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379" calcext:value-type="percentage">
            <text:p>43,79%</text:p>
          </table:table-cell>
          <table:table-cell office:value-type="percentage" office:value="0.4172" calcext:value-type="percentage">
            <text:p>41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65" calcext:value-type="percentage">
            <text:p>45,65%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4352" calcext:value-type="percentage">
            <text:p>43,52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7241" calcext:value-type="percentage">
            <text:p>72,41%</text:p>
          </table:table-cell>
          <table:table-cell office:value-type="percentage" office:value="0.7046" calcext:value-type="percentage">
            <text:p>70,46%</text:p>
          </table:table-cell>
          <table:table-cell office:value-type="percentage" office:value="0.4724" calcext:value-type="percentage">
            <text:p>47,24%</text:p>
          </table:table-cell>
          <table:table-cell office:value-type="percentage" office:value="0.4954" calcext:value-type="percentage">
            <text:p>49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3185" calcext:value-type="percentage">
            <text:p>31,85%</text:p>
          </table:table-cell>
          <table:table-cell office:value-type="percentage" office:value="0.3324" calcext:value-type="percentage">
            <text:p>33,24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8609" calcext:value-type="percentage">
            <text:p>86,09%</text:p>
          </table:table-cell>
          <table:table-cell office:value-type="percentage" office:value="0.8759" calcext:value-type="percentage">
            <text:p>87,59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966" calcext:value-type="percentage">
            <text:p>39,6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3194" calcext:value-type="percentage">
            <text:p>31,94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954" calcext:value-type="percentage">
            <text:p>79,54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287" calcext:value-type="percentage">
            <text:p>42,87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7115" calcext:value-type="percentage">
            <text:p>71,15%</text:p>
          </table:table-cell>
          <table:table-cell office:value-type="percentage" office:value="0.692" calcext:value-type="percentage">
            <text:p>69,20%</text:p>
          </table:table-cell>
          <table:table-cell office:value-type="percentage" office:value="0.6057" calcext:value-type="percentage">
            <text:p>60,57%</text:p>
          </table:table-cell>
          <table:table-cell office:value-type="percentage" office:value="0.6149" calcext:value-type="percentage">
            <text:p>6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62" calcext:value-type="percentage">
            <text:p>26,20%</text:p>
          </table:table-cell>
          <table:table-cell office:value-type="percentage" office:value="0.2685" calcext:value-type="percentage">
            <text:p>26,85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723" calcext:value-type="percentage">
            <text:p>72,30%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161" calcext:value-type="percentage">
            <text:p>5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963" calcext:value-type="percentage">
            <text:p>39,6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7713" calcext:value-type="percentage">
            <text:p>77,13%</text:p>
          </table:table-cell>
          <table:table-cell office:value-type="percentage" office:value="0.4701" calcext:value-type="percentage">
            <text:p>47,01%</text:p>
          </table:table-cell>
          <table:table-cell office:value-type="percentage" office:value="0.5057" calcext:value-type="percentage">
            <text:p>50,5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58:.B167])" office:value-type="percentage" office:value="0.43251" calcext:value-type="percentage">
            <text:p>43,25%</text:p>
          </table:table-cell>
          <table:table-cell table:style-name="ce19" table:formula="of:=AVERAGE([.C158:.C167])" office:value-type="percentage" office:value="0.37149" calcext:value-type="percentage">
            <text:p>37,15%</text:p>
          </table:table-cell>
          <table:table-cell table:style-name="ce19" table:formula="of:=AVERAGE([.D158:.D167])" office:value-type="percentage" office:value="0.35453" calcext:value-type="percentage">
            <text:p>35,45%</text:p>
          </table:table-cell>
          <table:table-cell table:style-name="ce19" table:formula="of:=AVERAGE([.E158:.E167])" office:value-type="percentage" office:value="0.35916" calcext:value-type="percentage">
            <text:p>35,92%</text:p>
          </table:table-cell>
          <table:table-cell table:style-name="ce19" table:number-columns-repeated="2"/>
          <table:table-cell table:style-name="ce19" table:formula="of:=AVERAGE([.H158:.H167])" office:value-type="percentage" office:value="0.78713" calcext:value-type="percentage">
            <text:p>78,71%</text:p>
          </table:table-cell>
          <table:table-cell table:style-name="ce19" table:formula="of:=AVERAGE([.I158:.I167])" office:value-type="percentage" office:value="0.7522" calcext:value-type="percentage">
            <text:p>75,22%</text:p>
          </table:table-cell>
          <table:table-cell table:style-name="ce19" table:formula="of:=AVERAGE([.J158:.J167])" office:value-type="percentage" office:value="0.46573" calcext:value-type="percentage">
            <text:p>46,57%</text:p>
          </table:table-cell>
          <table:table-cell table:style-name="ce19" table:formula="of:=AVERAGE([.K158:.K167])" office:value-type="percentage" office:value="0.49379" calcext:value-type="percentage">
            <text:p>49,3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58:.B167])" office:value-type="percentage" office:value="0.0410621872557006" calcext:value-type="percentage">
            <text:p>4,11%</text:p>
          </table:table-cell>
          <table:table-cell table:style-name="ce19" table:formula="of:=STDEV([.C158:.C167])" office:value-type="percentage" office:value="0.0737906565901131" calcext:value-type="percentage">
            <text:p>7,38%</text:p>
          </table:table-cell>
          <table:table-cell table:style-name="ce19" table:formula="of:=STDEV([.D158:.D167])" office:value-type="percentage" office:value="0.0708948054828028" calcext:value-type="percentage">
            <text:p>7,09%</text:p>
          </table:table-cell>
          <table:table-cell table:style-name="ce19" table:formula="of:=STDEV([.E158:.E167])" office:value-type="percentage" office:value="0.0673442268415704" calcext:value-type="percentage">
            <text:p>6,73%</text:p>
          </table:table-cell>
          <table:table-cell table:style-name="ce19" table:number-columns-repeated="2"/>
          <table:table-cell table:style-name="ce19" table:formula="of:=STDEV([.H158:.H167])" office:value-type="percentage" office:value="0.052739233761762" calcext:value-type="percentage">
            <text:p>5,27%</text:p>
          </table:table-cell>
          <table:table-cell table:style-name="ce19" table:formula="of:=STDEV([.I158:.I167])" office:value-type="percentage" office:value="0.0601752625438579" calcext:value-type="percentage">
            <text:p>6,02%</text:p>
          </table:table-cell>
          <table:table-cell table:style-name="ce19" table:formula="of:=STDEV([.J158:.J167])" office:value-type="percentage" office:value="0.0822060155949673" calcext:value-type="percentage">
            <text:p>8,22%</text:p>
          </table:table-cell>
          <table:table-cell table:style-name="ce19" table:formula="of:=STDEV([.K158:.K167])" office:value-type="percentage" office:value="0.068063164291218" calcext:value-type="percentage">
            <text:p>6,8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738" calcext:value-type="percentage">
            <text:p>27,38%</text:p>
          </table:table-cell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5435" calcext:value-type="percentage">
            <text:p>54,35%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591" calcext:value-type="percentage">
            <text:p>25,9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5597" calcext:value-type="percentage">
            <text:p>55,97%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054" calcext:value-type="percentage">
            <text:p>30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476" calcext:value-type="percentage">
            <text:p>24,76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5575" calcext:value-type="percentage">
            <text:p>55,75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613" calcext:value-type="percentage">
            <text:p>26,1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357" calcext:value-type="percentage">
            <text:p>23,57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5731" calcext:value-type="percentage">
            <text:p>57,31%</text:p>
          </table:table-cell>
          <table:table-cell office:value-type="percentage" office:value="0.3581" calcext:value-type="percentage">
            <text:p>35,81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005" calcext:value-type="percentage">
            <text:p>30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524" calcext:value-type="percentage">
            <text:p>45,24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929" calcext:value-type="percentage">
            <text:p>39,29%</text:p>
          </table:table-cell>
          <table:table-cell office:value-type="percentage" office:value="0.3429" calcext:value-type="percentage">
            <text:p>34,2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3108" calcext:value-type="percentage">
            <text:p>31,08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15" calcext:value-type="percentage">
            <text:p>32,1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524" calcext:value-type="percentage">
            <text:p>25,24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3806" calcext:value-type="percentage">
            <text:p>38,06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511" calcext:value-type="percentage">
            <text:p>35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976" calcext:value-type="percentage">
            <text:p>29,76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5532" calcext:value-type="percentage">
            <text:p>55,32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2876" calcext:value-type="percentage">
            <text:p>28,76%</text:p>
          </table:table-cell>
          <table:table-cell office:value-type="percentage" office:value="0.2968" calcext:value-type="percentage">
            <text:p>29,6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96" calcext:value-type="percentage">
            <text:p>27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238" calcext:value-type="percentage">
            <text:p>32,38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3762" calcext:value-type="percentage">
            <text:p>37,62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5215" calcext:value-type="percentage">
            <text:p>52,15%</text:p>
          </table:table-cell>
          <table:table-cell office:value-type="percentage" office:value="0.2801" calcext:value-type="percentage">
            <text:p>28,01%</text:p>
          </table:table-cell>
          <table:table-cell office:value-type="percentage" office:value="0.2204" calcext:value-type="percentage">
            <text:p>22,04%</text:p>
          </table:table-cell>
          <table:table-cell office:value-type="percentage" office:value="0.2457" calcext:value-type="percentage">
            <text:p>2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1976" calcext:value-type="percentage">
            <text:p>19,76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6151" calcext:value-type="percentage">
            <text:p>61,51%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3532" calcext:value-type="percentage">
            <text:p>35,32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71:.B180])" office:value-type="percentage" office:value="0.32788" calcext:value-type="percentage">
            <text:p>32,79%</text:p>
          </table:table-cell>
          <table:table-cell table:style-name="ce19" table:formula="of:=AVERAGE([.C171:.C180])" office:value-type="percentage" office:value="0.24524" calcext:value-type="percentage">
            <text:p>24,52%</text:p>
          </table:table-cell>
          <table:table-cell table:style-name="ce19" table:formula="of:=AVERAGE([.D171:.D180])" office:value-type="percentage" office:value="0.27784" calcext:value-type="percentage">
            <text:p>27,78%</text:p>
          </table:table-cell>
          <table:table-cell table:style-name="ce19" table:formula="of:=AVERAGE([.E171:.E180])" office:value-type="percentage" office:value="0.26047" calcext:value-type="percentage">
            <text:p>26,05%</text:p>
          </table:table-cell>
          <table:table-cell table:style-name="Default"/>
          <table:table-cell table:style-name="ce19"/>
          <table:table-cell table:style-name="ce19" table:formula="of:=AVERAGE([.H171:.H180])" office:value-type="percentage" office:value="0.56344" calcext:value-type="percentage">
            <text:p>56,34%</text:p>
          </table:table-cell>
          <table:table-cell table:style-name="ce19" table:formula="of:=AVERAGE([.I171:.I180])" office:value-type="percentage" office:value="0.34205" calcext:value-type="percentage">
            <text:p>34,21%</text:p>
          </table:table-cell>
          <table:table-cell table:style-name="ce19" table:formula="of:=AVERAGE([.J171:.J180])" office:value-type="percentage" office:value="0.29386" calcext:value-type="percentage">
            <text:p>29,39%</text:p>
          </table:table-cell>
          <table:table-cell table:style-name="ce19" table:formula="of:=AVERAGE([.K171:.K180])" office:value-type="percentage" office:value="0.29775" calcext:value-type="percentage">
            <text:p>29,7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71:.B180])" office:value-type="percentage" office:value="0.0586516988481815" calcext:value-type="percentage">
            <text:p>5,87%</text:p>
          </table:table-cell>
          <table:table-cell table:style-name="ce19" table:formula="of:=STDEV([.C171:.C180])" office:value-type="percentage" office:value="0.065563136661457" calcext:value-type="percentage">
            <text:p>6,56%</text:p>
          </table:table-cell>
          <table:table-cell table:style-name="ce19" table:formula="of:=STDEV([.D171:.D180])" office:value-type="percentage" office:value="0.0702861484694293" calcext:value-type="percentage">
            <text:p>7,03%</text:p>
          </table:table-cell>
          <table:table-cell table:style-name="ce19" table:formula="of:=STDEV([.E171:.E180])" office:value-type="percentage" office:value="0.0629670645831789" calcext:value-type="percentage">
            <text:p>6,30%</text:p>
          </table:table-cell>
          <table:table-cell table:style-name="Default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8349" calcext:value-type="percentage">
            <text:p>83,49%</text:p>
          </table:table-cell>
          <table:table-cell office:value-type="percentage" office:value="0.6717" calcext:value-type="percentage">
            <text:p>67,17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8368" calcext:value-type="percentage">
            <text:p>83,68%</text:p>
          </table:table-cell>
          <table:table-cell office:value-type="percentage" office:value="0.6756" calcext:value-type="percentage">
            <text:p>67,56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683" calcext:value-type="percentage">
            <text:p>2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Segment_3</text:p>
          </table:table-cell>
          <table:table-cell/>
          <table:table-cell office:value-type="percentage" office:value="0.6864" calcext:value-type="percentage">
            <text:p>68,64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804" calcext:value-type="percentage">
            <text:p>28,0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273" calcext:value-type="percentage">
            <text:p>2,73%</text:p>
          </table:table-cell>
          <table:table-cell/>
          <table:table-cell office:value-type="string" calcext:value-type="string">
            <text:p>Segment_4</text:p>
          </table:table-cell>
          <table:table-cell/>
          <table:table-cell office:value-type="percentage" office:value="0.6905" calcext:value-type="percentage">
            <text:p>69,05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3509" calcext:value-type="percentage">
            <text:p>35,0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string" calcext:value-type="string">
            <text:p>Segment_5</text:p>
          </table:table-cell>
          <table:table-cell/>
          <table:table-cell office:value-type="percentage" office:value="0.6747" calcext:value-type="percentage">
            <text:p>67,47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3186" calcext:value-type="percentage">
            <text:p>31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6</text:p>
          </table:table-cell>
          <table:table-cell/>
          <table:table-cell office:value-type="percentage" office:value="0.6934" calcext:value-type="percentage">
            <text:p>69,34%</text:p>
          </table:table-cell>
          <table:table-cell office:value-type="percentage" office:value="0.2205" calcext:value-type="percentage">
            <text:p>22,05%</text:p>
          </table:table-cell>
          <table:table-cell office:value-type="percentage" office:value="0.3332" calcext:value-type="percentage">
            <text:p>33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7</text:p>
          </table:table-cell>
          <table:table-cell/>
          <table:table-cell office:value-type="percentage" office:value="0.6908" calcext:value-type="percentage">
            <text:p>69,08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2863" calcext:value-type="percentage">
            <text:p>28,6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Segment_8</text:p>
          </table:table-cell>
          <table:table-cell/>
          <table:table-cell office:value-type="percentage" office:value="0.6997" calcext:value-type="percentage">
            <text:p>69,97%</text:p>
          </table:table-cell>
          <table:table-cell/>
          <table:table-cell office:value-type="percentage" office:value="0.3375" calcext:value-type="percentage">
            <text:p>33,7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3327" calcext:value-type="percentage">
            <text:p>33,27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Segment_9</text:p>
          </table:table-cell>
          <table:table-cell/>
          <table:table-cell office:value-type="percentage" office:value="0.6942" calcext:value-type="percentage">
            <text:p>69,42%</text:p>
          </table:table-cell>
          <table:table-cell/>
          <table:table-cell office:value-type="percentage" office:value="0.3377" calcext:value-type="percentage">
            <text:p>33,7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3073" calcext:value-type="percentage">
            <text:p>30,73%</text:p>
          </table:table-cell>
          <table:table-cell office:value-type="percentage" office:value="0.162" calcext:value-type="percentage">
            <text:p>16,2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egment_10</text:p>
          </table:table-cell>
          <table:table-cell/>
          <table:table-cell office:value-type="percentage" office:value="0.667" calcext:value-type="percentage">
            <text:p>66,70%</text:p>
          </table:table-cell>
          <table:table-cell office:value-type="percentage" office:value="0.218" calcext:value-type="percentage">
            <text:p>21,80%</text:p>
          </table:table-cell>
          <table:table-cell office:value-type="percentage" office:value="0.3903" calcext:value-type="percentage">
            <text:p>39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042" calcext:value-type="percentage">
            <text:p>4,20%</text:p>
          </table:table-cell>
          <table:table-cell table:style-name="ce19" table:number-columns-repeated="2"/>
          <table:table-cell table:style-name="ce19" table:formula="of:=AVERAGE([.H183:.H192])" office:value-type="percentage" office:value="0.83585" calcext:value-type="percentage">
            <text:p>83,59%</text:p>
          </table:table-cell>
          <table:table-cell table:style-name="ce19" table:formula="of:=AVERAGE([.I183:.I192])" office:value-type="percentage" office:value="0.6844" calcext:value-type="percentage">
            <text:p>68,44%</text:p>
          </table:table-cell>
          <table:table-cell table:style-name="ce19" table:formula="of:=AVERAGE([.J183:.J192])" office:value-type="percentage" office:value="0.2065625" calcext:value-type="percentage">
            <text:p>20,66%</text:p>
          </table:table-cell>
          <table:table-cell table:style-name="ce19" table:formula="of:=AVERAGE([.K183:.K192])" office:value-type="percentage" office:value="0.31879" calcext:value-type="percentage">
            <text:p>31,8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84:.B193])" office:value-type="percentage" office:value="0.33299" calcext:value-type="percentage">
            <text:p>33,30%</text:p>
          </table:table-cell>
          <table:table-cell table:style-name="ce19" table:formula="of:=AVERAGE([.C184:.C193])" office:value-type="percentage" office:value="0.15966" calcext:value-type="percentage">
            <text:p>15,97%</text:p>
          </table:table-cell>
          <table:table-cell table:style-name="ce19" table:formula="of:=AVERAGE([.D184:.D193])" office:value-type="percentage" office:value="0.03427" calcext:value-type="percentage">
            <text:p>3,43%</text:p>
          </table:table-cell>
          <table:table-cell table:style-name="ce19" table:formula="of:=AVERAGE([.E184:.E193])" office:value-type="percentage" office:value="0.03154" calcext:value-type="percentage">
            <text:p>3,15%</text:p>
          </table:table-cell>
          <table:table-cell table:number-columns-repeated="2"/>
          <table:table-cell table:formula="of:=STDEV([.H183:.H192])" office:value-type="percentage" office:value="0.00134350288425453" calcext:value-type="percentage">
            <text:p>0,13%</text:p>
          </table:table-cell>
          <table:table-cell table:formula="of:=STDEV([.I183:.I192])" office:value-type="percentage" office:value="0.011199603167573" calcext:value-type="percentage">
            <text:p>1,12%</text:p>
          </table:table-cell>
          <table:table-cell table:formula="of:=STDEV([.J183:.J192])" office:value-type="percentage" office:value="0.0207408456570948" calcext:value-type="percentage">
            <text:p>2,07%</text:p>
          </table:table-cell>
          <table:table-cell table:formula="of:=STDEV([.K183:.K192])" office:value-type="percentage" office:value="0.0384430733538422" calcext:value-type="percentage">
            <text:p>3,8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84:.B193])" office:value-type="percentage" office:value="0.0223324601819365" calcext:value-type="percentage">
            <text:p>2,23%</text:p>
          </table:table-cell>
          <table:table-cell table:style-name="ce19" table:formula="of:=STDEV([.C184:.C193])" office:value-type="percentage" office:value="0.0197579351147836" calcext:value-type="percentage">
            <text:p>1,98%</text:p>
          </table:table-cell>
          <table:table-cell table:style-name="ce19" table:formula="of:=STDEV([.D184:.D193])" office:value-type="percentage" office:value="0.0222798887888707" calcext:value-type="percentage">
            <text:p>2,23%</text:p>
          </table:table-cell>
          <table:table-cell table:style-name="ce19" table:formula="of:=STDEV([.E184:.E193])" office:value-type="percentage" office:value="0.0134413292993414" calcext:value-type="percentage">
            <text:p>1,34%</text:p>
          </table:table-cell>
          <table:table-cell table:number-columns-repeated="16379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2"/>
          <table:table-cell office:value-type="string" calcext:value-type="string">
            <text:p>ADAM</text:p>
          </table:table-cell>
          <table:table-cell office:value-type="string" calcext:value-type="string">
            <text:p>BFGS</text:p>
          </table:table-cell>
          <table:table-cell table:style-name="ce22" office:value-type="string" calcext:value-type="string">
            <text:p>GEN</text:p>
          </table:table-cell>
          <table:table-cell table:style-name="ce22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29422.76" calcext:value-type="float">
            <text:p>29422,76</text:p>
          </table:table-cell>
          <table:table-cell table:style-name="ce23" office:value-type="float" office:value="1462.32" calcext:value-type="float">
            <text:p>1462,32</text:p>
          </table:table-cell>
          <table:table-cell table:style-name="ce23" office:value-type="float" office:value="1426.95" calcext:value-type="float">
            <text:p>1426,95</text:p>
          </table:table-cell>
          <table:table-cell table:style-name="ce23" office:value-type="float" office:value="1430.81" calcext:value-type="float">
            <text:p>1430,81</text:p>
          </table:table-cell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5813.73" calcext:value-type="float">
            <text:p>5813,73</text:p>
          </table:table-cell>
          <table:table-cell table:style-name="ce22" office:value-type="float" office:value="0.542" calcext:value-type="float">
            <text:p>0,542</text:p>
          </table:table-cell>
          <table:table-cell table:style-name="ce22" office:value-type="float" office:value="0.164" calcext:value-type="float">
            <text:p>0,164</text:p>
          </table:table-cell>
          <table:table-cell table:style-name="ce22" office:value-type="float" office:value="0.163" calcext:value-type="float">
            <text:p>0,1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/>
          <table:table-cell table:style-name="ce22" office:value-type="float" office:value="1736.35" calcext:value-type="float">
            <text:p>1736,35</text:p>
          </table:table-cell>
          <table:table-cell table:style-name="ce22" office:value-type="float" office:value="1755.84" calcext:value-type="float">
            <text:p>1755,84</text:p>
          </table:table-cell>
          <table:table-cell table:style-name="ce22" office:value-type="float" office:value="1754.56" calcext:value-type="float">
            <text:p>1754,56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5832.207" calcext:value-type="float">
            <text:p>5832,207</text:p>
          </table:table-cell>
          <table:table-cell table:style-name="ce22" office:value-type="float" office:value="0.449" calcext:value-type="float">
            <text:p>0,449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166" calcext:value-type="float">
            <text:p>0,16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/>
          <table:table-cell table:style-name="ce22" office:value-type="float" office:value="2149.24" calcext:value-type="float">
            <text:p>2149,24</text:p>
          </table:table-cell>
          <table:table-cell table:style-name="ce22" office:value-type="float" office:value="2204.52" calcext:value-type="float">
            <text:p>2204,52</text:p>
          </table:table-cell>
          <table:table-cell table:style-name="ce22" office:value-type="float" office:value="2226.36" calcext:value-type="float">
            <text:p>2226,36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5778.01" calcext:value-type="float">
            <text:p>5778,01</text:p>
          </table:table-cell>
          <table:table-cell table:style-name="ce22" office:value-type="float" office:value="0.498" calcext:value-type="float">
            <text:p>0,498</text:p>
          </table:table-cell>
          <table:table-cell table:number-columns-repeated="2" table:style-name="ce22" office:value-type="float" office:value="0.154" calcext:value-type="float">
            <text:p>0,1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/>
          <table:table-cell table:style-name="ce22" office:value-type="float" office:value="1813.75" calcext:value-type="float">
            <text:p>1813,75</text:p>
          </table:table-cell>
          <table:table-cell table:style-name="ce22" office:value-type="float" office:value="1819.74" calcext:value-type="float">
            <text:p>1819,74</text:p>
          </table:table-cell>
          <table:table-cell table:style-name="ce22" office:value-type="float" office:value="1816.9" calcext:value-type="float">
            <text:p>1816,9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5813.38" calcext:value-type="float">
            <text:p>5813,38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16" calcext:value-type="float">
            <text:p>0,16</text:p>
          </table:table-cell>
          <table:table-cell table:style-name="ce22" office:value-type="float" office:value="0.161" calcext:value-type="float">
            <text:p>0,1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/>
          <table:table-cell table:style-name="ce22" office:value-type="float" office:value="1864.51" calcext:value-type="float">
            <text:p>1864,51</text:p>
          </table:table-cell>
          <table:table-cell table:style-name="ce22" office:value-type="float" office:value="1919.22" calcext:value-type="float">
            <text:p>1919,22</text:p>
          </table:table-cell>
          <table:table-cell table:style-name="ce22" office:value-type="float" office:value="1892.79" calcext:value-type="float">
            <text:p>1892,79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/>
          <table:table-cell table:style-name="ce22" office:value-type="float" office:value="0.455" calcext:value-type="float">
            <text:p>0,455</text:p>
          </table:table-cell>
          <table:table-cell table:number-columns-repeated="2" table:style-name="ce22" office:value-type="float" office:value="0.174" calcext:value-type="float">
            <text:p>0,17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/>
          <table:table-cell table:style-name="ce22" office:value-type="float" office:value="1897.49" calcext:value-type="float">
            <text:p>1897,49</text:p>
          </table:table-cell>
          <table:table-cell table:style-name="ce22" office:value-type="float" office:value="1893.58" calcext:value-type="float">
            <text:p>1893,58</text:p>
          </table:table-cell>
          <table:table-cell table:style-name="ce22" office:value-type="float" office:value="1892.85" calcext:value-type="float">
            <text:p>1892,85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/>
          <table:table-cell table:style-name="ce22" office:value-type="float" office:value="0.433" calcext:value-type="float">
            <text:p>0,433</text:p>
          </table:table-cell>
          <table:table-cell table:number-columns-repeated="2" table:style-name="ce22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/>
          <table:table-cell table:style-name="ce22" office:value-type="float" office:value="1547.42" calcext:value-type="float">
            <text:p>1547,42</text:p>
          </table:table-cell>
          <table:table-cell table:style-name="ce22"/>
          <table:table-cell table:style-name="ce22" office:value-type="float" office:value="1519.11" calcext:value-type="float">
            <text:p>1519,11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/>
          <table:table-cell table:style-name="ce22" office:value-type="float" office:value="0.469" calcext:value-type="float">
            <text:p>0,469</text:p>
          </table:table-cell>
          <table:table-cell table:style-name="ce22" office:value-type="float" office:value="0.174" calcext:value-type="float">
            <text:p>0,174</text:p>
          </table:table-cell>
          <table:table-cell table:style-name="ce22" office:value-type="float" office:value="0.176" calcext:value-type="float">
            <text:p>0,17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/>
          <table:table-cell table:style-name="ce22" office:value-type="float" office:value="1994.57" calcext:value-type="float">
            <text:p>1994,57</text:p>
          </table:table-cell>
          <table:table-cell table:style-name="ce22" office:value-type="float" office:value="1848.84" calcext:value-type="float">
            <text:p>1848,84</text:p>
          </table:table-cell>
          <table:table-cell table:style-name="ce22" office:value-type="float" office:value="1998.25" calcext:value-type="float">
            <text:p>1998,25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/>
          <table:table-cell table:style-name="ce22" office:value-type="float" office:value="0.504" calcext:value-type="float">
            <text:p>0,504</text:p>
          </table:table-cell>
          <table:table-cell table:style-name="ce22" office:value-type="float" office:value="0.185" calcext:value-type="float">
            <text:p>0,185</text:p>
          </table:table-cell>
          <table:table-cell table:style-name="ce22" office:value-type="float" office:value="0.186" calcext:value-type="float">
            <text:p>0,1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/>
          <table:table-cell table:style-name="ce22" office:value-type="float" office:value="1828.23" calcext:value-type="float">
            <text:p>1828,23</text:p>
          </table:table-cell>
          <table:table-cell table:style-name="ce22" office:value-type="float" office:value="1981.38" calcext:value-type="float">
            <text:p>1981,38</text:p>
          </table:table-cell>
          <table:table-cell table:style-name="ce22" office:value-type="float" office:value="1849.76" calcext:value-type="float">
            <text:p>1849,76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/>
          <table:table-cell table:style-name="ce22" office:value-type="float" office:value="0.586" calcext:value-type="float">
            <text:p>0,586</text:p>
          </table:table-cell>
          <table:table-cell table:number-columns-repeated="2" table:style-name="ce22" office:value-type="float" office:value="0.173" calcext:value-type="float">
            <text:p>0,1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/>
          <table:table-cell table:style-name="ce22" office:value-type="float" office:value="1872.74" calcext:value-type="float">
            <text:p>1872,74</text:p>
          </table:table-cell>
          <table:table-cell table:style-name="ce22" office:value-type="float" office:value="1911.9" calcext:value-type="float">
            <text:p>1911,9</text:p>
          </table:table-cell>
          <table:table-cell table:style-name="ce22" office:value-type="float" office:value="1910.68" calcext:value-type="float">
            <text:p>1910,68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/>
          <table:table-cell table:style-name="ce22" office:value-type="float" office:value="0.485" calcext:value-type="float">
            <text:p>0,485</text:p>
          </table:table-cell>
          <table:table-cell table:style-name="ce22" office:value-type="float" office:value="0.152" calcext:value-type="float">
            <text:p>0,152</text:p>
          </table:table-cell>
          <table:table-cell table:style-name="ce22" office:value-type="float" office:value="0.151" calcext:value-type="float">
            <text:p>0,151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197:.B206])" office:value-type="float" office:value="29422.76" calcext:value-type="float">
            <text:p>29422,76</text:p>
          </table:table-cell>
          <table:table-cell table:style-name="ce23" table:formula="of:=AVERAGE([.C197:.C206])" office:value-type="float" office:value="1816.662" calcext:value-type="float">
            <text:p>1816,662</text:p>
          </table:table-cell>
          <table:table-cell table:style-name="ce23" table:formula="of:=AVERAGE([.D197:.D206])" office:value-type="float" office:value="1862.44111111111" calcext:value-type="float">
            <text:p>1862,44111111111</text:p>
          </table:table-cell>
          <table:table-cell table:style-name="ce23" table:formula="of:=AVERAGE([.E197:.E206])" office:value-type="float" office:value="1829.207" calcext:value-type="float">
            <text:p>1829,207</text:p>
          </table:table-cell>
          <table:table-cell table:style-name="ce23" table:number-columns-repeated="2"/>
          <table:table-cell table:style-name="ce23" table:formula="of:=AVERAGE([.H197:.H206])" office:value-type="float" office:value="5809.33175" calcext:value-type="float">
            <text:p>5809,33175</text:p>
          </table:table-cell>
          <table:table-cell table:style-name="ce23" table:formula="of:=AVERAGE([.I198:.I206])" office:value-type="float" office:value="0.475222222222222" calcext:value-type="float">
            <text:p>0,475222222222222</text:p>
          </table:table-cell>
          <table:table-cell table:style-name="ce23" table:formula="of:=AVERAGE([.J198:.J206])" office:value-type="float" office:value="0.162111111111111" calcext:value-type="float">
            <text:p>0,162111111111111</text:p>
          </table:table-cell>
          <table:table-cell table:style-name="ce23" table:formula="of:=AVERAGE([.K198:.K206])" office:value-type="float" office:value="0.162555555555556" calcext:value-type="float">
            <text:p>0,162555555555556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197:.B206])" office:value-type="string" office:string-value="" calcext:value-type="error">
            <text:p>#DIV/0!</text:p>
          </table:table-cell>
          <table:table-cell table:style-name="ce22" table:formula="of:=STDEV([.C197:.C206])" office:value-type="float" office:value="199.68545948288" calcext:value-type="float">
            <text:p>199,68545948288</text:p>
          </table:table-cell>
          <table:table-cell table:style-name="ce22" table:formula="of:=STDEV([.D197:.D206])" office:value-type="float" office:value="206.406383043527" calcext:value-type="float">
            <text:p>206,406383043527</text:p>
          </table:table-cell>
          <table:table-cell table:style-name="ce22" table:formula="of:=STDEV([.E197:.E206])" office:value-type="float" office:value="226.584176658968" calcext:value-type="float">
            <text:p>226,584176658968</text:p>
          </table:table-cell>
          <table:table-cell table:style-name="ce22" table:number-columns-repeated="2"/>
          <table:table-cell table:style-name="ce22" table:formula="of:=STDEV([.H197:.H206])" office:value-type="float" office:value="22.6573168222394" calcext:value-type="float">
            <text:p>22,6573168222394</text:p>
          </table:table-cell>
          <table:table-cell table:style-name="ce22" table:formula="of:=STDEV([.I197:.I206])" office:value-type="float" office:value="0.0543741155739056" calcext:value-type="float">
            <text:p>0,0543741155739056</text:p>
          </table:table-cell>
          <table:table-cell table:style-name="ce22" table:formula="of:=STDEV([.J197:.J206])" office:value-type="float" office:value="0.0173784668803411" calcext:value-type="float">
            <text:p>0,0173784668803411</text:p>
          </table:table-cell>
          <table:table-cell table:style-name="ce22" table:formula="of:=STDEV([.K197:.K206])" office:value-type="float" office:value="0.0177526210897308" calcext:value-type="float">
            <text:p>0,0177526210897308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5109.71" calcext:value-type="float">
            <text:p>5109,71</text:p>
          </table:table-cell>
          <table:table-cell table:style-name="ce22" office:value-type="float" office:value="4304.92" calcext:value-type="float">
            <text:p>4304,92</text:p>
          </table:table-cell>
          <table:table-cell table:style-name="ce22" office:value-type="float" office:value="1972.22" calcext:value-type="float">
            <text:p>1972,22</text:p>
          </table:table-cell>
          <table:table-cell table:style-name="ce22" office:value-type="float" office:value="1950.62" calcext:value-type="float">
            <text:p>1950,62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84" calcext:value-type="float">
            <text:p>0,184</text:p>
          </table:table-cell>
          <table:table-cell table:style-name="ce22" office:value-type="float" office:value="10.19" calcext:value-type="float">
            <text:p>10,19</text:p>
          </table:table-cell>
          <table:table-cell table:style-name="ce22" office:value-type="float" office:value="0.546" calcext:value-type="float">
            <text:p>0,546</text:p>
          </table:table-cell>
          <table:table-cell table:style-name="ce22" office:value-type="float" office:value="0.128" calcext:value-type="float">
            <text:p>0,1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3673.111" calcext:value-type="float">
            <text:p>3673,111</text:p>
          </table:table-cell>
          <table:table-cell table:style-name="ce22" office:value-type="float" office:value="2782.92" calcext:value-type="float">
            <text:p>2782,92</text:p>
          </table:table-cell>
          <table:table-cell table:style-name="ce22" office:value-type="float" office:value="1378.49" calcext:value-type="float">
            <text:p>1378,49</text:p>
          </table:table-cell>
          <table:table-cell table:style-name="ce22" office:value-type="float" office:value="1523.07" calcext:value-type="float">
            <text:p>1523,07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213" calcext:value-type="float">
            <text:p>0,213</text:p>
          </table:table-cell>
          <table:table-cell table:style-name="ce22" office:value-type="float" office:value="11.04" calcext:value-type="float">
            <text:p>11,04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261" calcext:value-type="float">
            <text:p>0,2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4658.8" calcext:value-type="float">
            <text:p>4658,8</text:p>
          </table:table-cell>
          <table:table-cell table:style-name="ce22" office:value-type="float" office:value="3797.33" calcext:value-type="float">
            <text:p>3797,33</text:p>
          </table:table-cell>
          <table:table-cell table:style-name="ce22" office:value-type="float" office:value="2448.411" calcext:value-type="float">
            <text:p>2448,411</text:p>
          </table:table-cell>
          <table:table-cell table:style-name="ce22" office:value-type="float" office:value="2405.6" calcext:value-type="float">
            <text:p>2405,6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25.91" calcext:value-type="float">
            <text:p>25,91</text:p>
          </table:table-cell>
          <table:table-cell table:style-name="ce22" office:value-type="float" office:value="0.146" calcext:value-type="float">
            <text:p>0,146</text:p>
          </table:table-cell>
          <table:table-cell table:style-name="ce22" office:value-type="float" office:value="0.15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6809.494" calcext:value-type="float">
            <text:p>6809,494</text:p>
          </table:table-cell>
          <table:table-cell table:style-name="ce22" office:value-type="float" office:value="5529.14" calcext:value-type="float">
            <text:p>5529,14</text:p>
          </table:table-cell>
          <table:table-cell table:style-name="ce22" office:value-type="float" office:value="2111.25" calcext:value-type="float">
            <text:p>2111,25</text:p>
          </table:table-cell>
          <table:table-cell table:style-name="ce22" office:value-type="float" office:value="2321.24" calcext:value-type="float">
            <text:p>2321,24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49" calcext:value-type="float">
            <text:p>0,49</text:p>
          </table:table-cell>
          <table:table-cell table:style-name="ce22" office:value-type="float" office:value="1.663" calcext:value-type="float">
            <text:p>1,663</text:p>
          </table:table-cell>
          <table:table-cell table:style-name="ce22" office:value-type="float" office:value="2.544" calcext:value-type="float">
            <text:p>2,544</text:p>
          </table:table-cell>
          <table:table-cell table:style-name="ce22" office:value-type="float" office:value="2.64" calcext:value-type="float">
            <text:p>2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4789.89" calcext:value-type="float">
            <text:p>4789,89</text:p>
          </table:table-cell>
          <table:table-cell table:style-name="ce22" office:value-type="float" office:value="3563.66" calcext:value-type="float">
            <text:p>3563,66</text:p>
          </table:table-cell>
          <table:table-cell table:style-name="ce22" office:value-type="float" office:value="1838.72" calcext:value-type="float">
            <text:p>1838,72</text:p>
          </table:table-cell>
          <table:table-cell table:style-name="ce22" office:value-type="float" office:value="1723.51" calcext:value-type="float">
            <text:p>1723,51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522" calcext:value-type="float">
            <text:p>0,522</text:p>
          </table:table-cell>
          <table:table-cell table:style-name="ce22" office:value-type="float" office:value="10.23" calcext:value-type="float">
            <text:p>10,23</text:p>
          </table:table-cell>
          <table:table-cell table:style-name="ce22" office:value-type="float" office:value="0.451" calcext:value-type="float">
            <text:p>0,451</text:p>
          </table:table-cell>
          <table:table-cell table:style-name="ce22" office:value-type="float" office:value="0.458" calcext:value-type="float">
            <text:p>0,45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3538.83" calcext:value-type="float">
            <text:p>3538,83</text:p>
          </table:table-cell>
          <table:table-cell table:style-name="ce22" office:value-type="float" office:value="2774.82" calcext:value-type="float">
            <text:p>2774,82</text:p>
          </table:table-cell>
          <table:table-cell table:style-name="ce22" office:value-type="float" office:value="1273.31" calcext:value-type="float">
            <text:p>1273,31</text:p>
          </table:table-cell>
          <table:table-cell table:style-name="ce22" office:value-type="float" office:value="1231.63" calcext:value-type="float">
            <text:p>1231,63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10.432" calcext:value-type="float">
            <text:p>10,432</text:p>
          </table:table-cell>
          <table:table-cell table:style-name="ce22" office:value-type="float" office:value="11.06" calcext:value-type="float">
            <text:p>11,06</text:p>
          </table:table-cell>
          <table:table-cell table:style-name="ce22" office:value-type="float" office:value="0.127" calcext:value-type="float">
            <text:p>0,127</text:p>
          </table:table-cell>
          <table:table-cell table:style-name="ce22" office:value-type="float" office:value="1.613" calcext:value-type="float">
            <text:p>1,6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4169.341" calcext:value-type="float">
            <text:p>4169,341</text:p>
          </table:table-cell>
          <table:table-cell table:style-name="ce22" office:value-type="float" office:value="3856.9" calcext:value-type="float">
            <text:p>3856,9</text:p>
          </table:table-cell>
          <table:table-cell table:style-name="ce22" office:value-type="float" office:value="1824.29" calcext:value-type="float">
            <text:p>1824,29</text:p>
          </table:table-cell>
          <table:table-cell table:style-name="ce22" office:value-type="float" office:value="2372.1" calcext:value-type="float">
            <text:p>2372,1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0408" calcext:value-type="float">
            <text:p>0,0408</text:p>
          </table:table-cell>
          <table:table-cell table:style-name="ce22" office:value-type="float" office:value="10.595" calcext:value-type="float">
            <text:p>10,595</text:p>
          </table:table-cell>
          <table:table-cell table:style-name="ce22" office:value-type="float" office:value="0.0599" calcext:value-type="float">
            <text:p>0,0599</text:p>
          </table:table-cell>
          <table:table-cell table:style-name="ce22" office:value-type="float" office:value="0.0607" calcext:value-type="float">
            <text:p>0,060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6519.874" calcext:value-type="float">
            <text:p>6519,874</text:p>
          </table:table-cell>
          <table:table-cell table:style-name="ce22" office:value-type="float" office:value="4834.38" calcext:value-type="float">
            <text:p>4834,38</text:p>
          </table:table-cell>
          <table:table-cell table:style-name="ce22" office:value-type="float" office:value="3032.25" calcext:value-type="float">
            <text:p>3032,25</text:p>
          </table:table-cell>
          <table:table-cell table:style-name="ce22" office:value-type="float" office:value="3026.86" calcext:value-type="float">
            <text:p>3026,86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302" calcext:value-type="float">
            <text:p>0,302</text:p>
          </table:table-cell>
          <table:table-cell table:style-name="ce22" office:value-type="float" office:value="11.056" calcext:value-type="float">
            <text:p>11,056</text:p>
          </table:table-cell>
          <table:table-cell table:style-name="ce22" office:value-type="float" office:value="2.342" calcext:value-type="float">
            <text:p>2,342</text:p>
          </table:table-cell>
          <table:table-cell table:style-name="ce22" office:value-type="float" office:value="16.289" calcext:value-type="float">
            <text:p>16,2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4775.401" calcext:value-type="float">
            <text:p>4775,401</text:p>
          </table:table-cell>
          <table:table-cell table:style-name="ce22" office:value-type="float" office:value="4036.03" calcext:value-type="float">
            <text:p>4036,03</text:p>
          </table:table-cell>
          <table:table-cell table:style-name="ce22" office:value-type="float" office:value="2250.12" calcext:value-type="float">
            <text:p>2250,12</text:p>
          </table:table-cell>
          <table:table-cell table:style-name="ce22" office:value-type="float" office:value="2265.92" calcext:value-type="float">
            <text:p>2265,92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26.23" calcext:value-type="float">
            <text:p>26,23</text:p>
          </table:table-cell>
          <table:table-cell table:style-name="ce22" office:value-type="float" office:value="1.261" calcext:value-type="float">
            <text:p>1,261</text:p>
          </table:table-cell>
          <table:table-cell table:style-name="ce22" office:value-type="float" office:value="0.392" calcext:value-type="float">
            <text:p>0,39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5200.431" calcext:value-type="float">
            <text:p>5200,431</text:p>
          </table:table-cell>
          <table:table-cell table:style-name="ce22" office:value-type="float" office:value="3958.52" calcext:value-type="float">
            <text:p>3958,52</text:p>
          </table:table-cell>
          <table:table-cell table:style-name="ce22" office:value-type="float" office:value="2639.99" calcext:value-type="float">
            <text:p>2639,99</text:p>
          </table:table-cell>
          <table:table-cell table:style-name="ce22" office:value-type="float" office:value="2727.39" calcext:value-type="float">
            <text:p>2727,39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147" calcext:value-type="float">
            <text:p>0,147</text:p>
          </table:table-cell>
          <table:table-cell table:style-name="ce22" office:value-type="float" office:value="11.77" calcext:value-type="float">
            <text:p>11,77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22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10:.B219])" office:value-type="float" office:value="4924.4882" calcext:value-type="float">
            <text:p>4924,4882</text:p>
          </table:table-cell>
          <table:table-cell table:style-name="ce23" table:formula="of:=AVERAGE([.C210:.C219])" office:value-type="float" office:value="3943.862" calcext:value-type="float">
            <text:p>3943,862</text:p>
          </table:table-cell>
          <table:table-cell table:style-name="ce23" table:formula="of:=AVERAGE([.D210:.D219])" office:value-type="float" office:value="2076.9051" calcext:value-type="float">
            <text:p>2076,9051</text:p>
          </table:table-cell>
          <table:table-cell table:style-name="ce23" table:formula="of:=AVERAGE([.E210:.E219])" office:value-type="float" office:value="2154.794" calcext:value-type="float">
            <text:p>2154,794</text:p>
          </table:table-cell>
          <table:table-cell table:style-name="ce23" table:number-columns-repeated="2"/>
          <table:table-cell table:style-name="ce23" table:formula="of:=AVERAGE([.H210:.H219])" office:value-type="float" office:value="1.27348" calcext:value-type="float">
            <text:p>1,27348</text:p>
          </table:table-cell>
          <table:table-cell table:style-name="ce23" table:formula="of:=AVERAGE([.I210:.I219])" office:value-type="float" office:value="12.9744" calcext:value-type="float">
            <text:p>12,9744</text:p>
          </table:table-cell>
          <table:table-cell table:style-name="ce23" table:formula="of:=AVERAGE([.J210:.J219])" office:value-type="float" office:value="0.77609" calcext:value-type="float">
            <text:p>0,77609</text:p>
          </table:table-cell>
          <table:table-cell table:style-name="ce23" table:formula="of:=AVERAGE([.K210:.K219])" office:value-type="float" office:value="2.21137" calcext:value-type="float">
            <text:p>2,21137</text:p>
          </table:table-cell>
          <table:table-cell table:style-name="ce23"/>
          <table:table-cell table:number-columns-repeated="16372"/>
        </table:table-row>
        <table:table-row table:style-name="ro1">
          <table:table-cell/>
          <table:table-cell table:style-name="ce22" table:formula="of:=STDEV([.B210:.B219])" office:value-type="float" office:value="1073.73330988367" calcext:value-type="float">
            <text:p>1073,73330988367</text:p>
          </table:table-cell>
          <table:table-cell table:style-name="ce22" table:formula="of:=STDEV([.C210:.C219])" office:value-type="float" office:value="838.863942388752" calcext:value-type="float">
            <text:p>838,863942388752</text:p>
          </table:table-cell>
          <table:table-cell table:style-name="ce22" table:formula="of:=STDEV([.D210:.D219])" office:value-type="float" office:value="544.059058013711" calcext:value-type="float">
            <text:p>544,059058013711</text:p>
          </table:table-cell>
          <table:table-cell table:style-name="ce22" table:formula="of:=STDEV([.E210:.E219])" office:value-type="float" office:value="549.499164658146" calcext:value-type="float">
            <text:p>549,499164658146</text:p>
          </table:table-cell>
          <table:table-cell table:style-name="ce22" table:number-columns-repeated="2"/>
          <table:table-cell table:style-name="ce22" table:formula="of:=STDEV([.H210:.H219])" office:value-type="float" office:value="3.2217025094747" calcext:value-type="float">
            <text:p>3,2217025094747</text:p>
          </table:table-cell>
          <table:table-cell table:style-name="ce22" table:formula="of:=STDEV([.I210:.I219])" office:value-type="float" office:value="7.48682009637974" calcext:value-type="float">
            <text:p>7,48682009637974</text:p>
          </table:table-cell>
          <table:table-cell table:style-name="ce22" table:formula="of:=STDEV([.J210:.J219])" office:value-type="float" office:value="0.949238298672502" calcext:value-type="float">
            <text:p>0,949238298672502</text:p>
          </table:table-cell>
          <table:table-cell table:style-name="ce22" table:formula="of:=STDEV([.K210:.K219])" office:value-type="float" office:value="5.01653176696809" calcext:value-type="float">
            <text:p>5,0165317669680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2.639" calcext:value-type="float">
            <text:p>2,639</text:p>
          </table:table-cell>
          <table:table-cell table:style-name="ce22" office:value-type="float" office:value="0.978" calcext:value-type="float">
            <text:p>0,978</text:p>
          </table:table-cell>
          <table:table-cell table:style-name="ce22" office:value-type="float" office:value="1.242" calcext:value-type="float">
            <text:p>1,242</text:p>
          </table:table-cell>
          <table:table-cell table:style-name="ce22" office:value-type="float" office:value="6.533" calcext:value-type="float">
            <text:p>6,533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1269.182" calcext:value-type="float">
            <text:p>1269,182</text:p>
          </table:table-cell>
          <table:table-cell table:style-name="ce22" office:value-type="float" office:value="1.221" calcext:value-type="float">
            <text:p>1,221</text:p>
          </table:table-cell>
          <table:table-cell table:style-name="ce22" office:value-type="float" office:value="0.308" calcext:value-type="float">
            <text:p>0,308</text:p>
          </table:table-cell>
          <table:table-cell table:style-name="ce22" office:value-type="float" office:value="0.305" calcext:value-type="float">
            <text:p>0,3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3.785" calcext:value-type="float">
            <text:p>3,785</text:p>
          </table:table-cell>
          <table:table-cell table:style-name="ce22" office:value-type="float" office:value="1.816" calcext:value-type="float">
            <text:p>1,816</text:p>
          </table:table-cell>
          <table:table-cell table:style-name="ce6" office:value-type="float" office:value="2.112" calcext:value-type="float">
            <text:p>2,11E+00</text:p>
          </table:table-cell>
          <table:table-cell table:style-name="ce6" office:value-type="float" office:value="5.947" calcext:value-type="float">
            <text:p>5,95E+00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1203.208" calcext:value-type="float">
            <text:p>1203,208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0.429" calcext:value-type="float">
            <text:p>0,429</text:p>
          </table:table-cell>
          <table:table-cell table:style-name="ce22" office:value-type="float" office:value="0.457" calcext:value-type="float">
            <text:p>0,45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2.721" calcext:value-type="float">
            <text:p>2,721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7.315" calcext:value-type="float">
            <text:p>7,315</text:p>
          </table:table-cell>
          <table:table-cell table:style-name="ce22" office:value-type="float" office:value="9.948" calcext:value-type="float">
            <text:p>9,948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1252.702" calcext:value-type="float">
            <text:p>1252,702</text:p>
          </table:table-cell>
          <table:table-cell table:style-name="ce22" office:value-type="float" office:value="0.868" calcext:value-type="float">
            <text:p>0,868</text:p>
          </table:table-cell>
          <table:table-cell table:style-name="ce22" office:value-type="float" office:value="0.33" calcext:value-type="float">
            <text:p>0,33</text:p>
          </table:table-cell>
          <table:table-cell table:style-name="ce22" office:value-type="float" office:value="2.754" calcext:value-type="float">
            <text:p>2,7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3.742" calcext:value-type="float">
            <text:p>3,742</text:p>
          </table:table-cell>
          <table:table-cell table:style-name="ce22" office:value-type="float" office:value="8.835" calcext:value-type="float">
            <text:p>8,835</text:p>
          </table:table-cell>
          <table:table-cell table:style-name="ce22" office:value-type="float" office:value="12.57" calcext:value-type="float">
            <text:p>12,57</text:p>
          </table:table-cell>
          <table:table-cell table:style-name="ce22" office:value-type="float" office:value="11.125" calcext:value-type="float">
            <text:p>11,125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1212.483" calcext:value-type="float">
            <text:p>1212,483</text:p>
          </table:table-cell>
          <table:table-cell table:style-name="ce22" office:value-type="float" office:value="0.86" calcext:value-type="float">
            <text:p>0,86</text:p>
          </table:table-cell>
          <table:table-cell table:style-name="ce22" office:value-type="float" office:value="0.224" calcext:value-type="float">
            <text:p>0,224</text:p>
          </table:table-cell>
          <table:table-cell table:style-name="ce22" office:value-type="float" office:value="0.225" calcext:value-type="float">
            <text:p>0,2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937" calcext:value-type="float">
            <text:p>0,937</text:p>
          </table:table-cell>
          <table:table-cell table:style-name="ce22" office:value-type="float" office:value="2.342" calcext:value-type="float">
            <text:p>2,342</text:p>
          </table:table-cell>
          <table:table-cell table:style-name="ce22" office:value-type="float" office:value="5.817" calcext:value-type="float">
            <text:p>5,817</text:p>
          </table:table-cell>
          <table:table-cell table:style-name="ce22" office:value-type="float" office:value="4.189" calcext:value-type="float">
            <text:p>4,189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1212.262" calcext:value-type="float">
            <text:p>1212,262</text:p>
          </table:table-cell>
          <table:table-cell table:style-name="ce22" office:value-type="float" office:value="0.957" calcext:value-type="float">
            <text:p>0,957</text:p>
          </table:table-cell>
          <table:table-cell table:number-columns-repeated="2" table:style-name="ce22" office:value-type="float" office:value="0.352" calcext:value-type="float">
            <text:p>0,35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6.746" calcext:value-type="float">
            <text:p>6,746</text:p>
          </table:table-cell>
          <table:table-cell table:style-name="ce22" office:value-type="float" office:value="5.703" calcext:value-type="float">
            <text:p>5,703</text:p>
          </table:table-cell>
          <table:table-cell table:style-name="ce22" office:value-type="float" office:value="2.141" calcext:value-type="float">
            <text:p>2,141</text:p>
          </table:table-cell>
          <table:table-cell table:style-name="ce22" office:value-type="float" office:value="7.284" calcext:value-type="float">
            <text:p>7,284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/>
          <table:table-cell table:style-name="ce22" office:value-type="float" office:value="0.943" calcext:value-type="float">
            <text:p>0,943</text:p>
          </table:table-cell>
          <table:table-cell table:style-name="ce22" office:value-type="float" office:value="0.41" calcext:value-type="float">
            <text:p>0,41</text:p>
          </table:table-cell>
          <table:table-cell table:style-name="ce22" office:value-type="float" office:value="0.412" calcext:value-type="float">
            <text:p>0,4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1.806" calcext:value-type="float">
            <text:p>1,806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6.797" calcext:value-type="float">
            <text:p>6,797</text:p>
          </table:table-cell>
          <table:table-cell table:style-name="ce22" office:value-type="float" office:value="3.691" calcext:value-type="float">
            <text:p>3,691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/>
          <table:table-cell table:style-name="ce22" office:value-type="float" office:value="1.479" calcext:value-type="float">
            <text:p>1,479</text:p>
          </table:table-cell>
          <table:table-cell table:style-name="ce22" office:value-type="float" office:value="0.628" calcext:value-type="float">
            <text:p>0,628</text:p>
          </table:table-cell>
          <table:table-cell table:style-name="ce22" office:value-type="float" office:value="0.509" calcext:value-type="float">
            <text:p>0,5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1.762" calcext:value-type="float">
            <text:p>1,762</text:p>
          </table:table-cell>
          <table:table-cell table:style-name="ce22" office:value-type="float" office:value="0.54" calcext:value-type="float">
            <text:p>0,54</text:p>
          </table:table-cell>
          <table:table-cell table:style-name="ce22" office:value-type="float" office:value="1.059" calcext:value-type="float">
            <text:p>1,059</text:p>
          </table:table-cell>
          <table:table-cell table:style-name="ce22" office:value-type="float" office:value="4.195" calcext:value-type="float">
            <text:p>4,195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/>
          <table:table-cell table:style-name="ce22" office:value-type="float" office:value="0.889" calcext:value-type="float">
            <text:p>0,889</text:p>
          </table:table-cell>
          <table:table-cell table:style-name="ce22" office:value-type="float" office:value="0.242" calcext:value-type="float">
            <text:p>0,242</text:p>
          </table:table-cell>
          <table:table-cell table:style-name="ce22" office:value-type="float" office:value="0.319" calcext:value-type="float">
            <text:p>0,3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6.691" calcext:value-type="float">
            <text:p>6,691</text:p>
          </table:table-cell>
          <table:table-cell table:style-name="ce22" office:value-type="float" office:value="5.783" calcext:value-type="float">
            <text:p>5,783</text:p>
          </table:table-cell>
          <table:table-cell table:style-name="ce22" office:value-type="float" office:value="8.469" calcext:value-type="float">
            <text:p>8,469</text:p>
          </table:table-cell>
          <table:table-cell table:style-name="ce22" office:value-type="float" office:value="19.945" calcext:value-type="float">
            <text:p>19,945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/>
          <table:table-cell table:style-name="ce22" office:value-type="float" office:value="0.836" calcext:value-type="float">
            <text:p>0,836</text:p>
          </table:table-cell>
          <table:table-cell table:style-name="ce22" office:value-type="float" office:value="0.252" calcext:value-type="float">
            <text:p>0,252</text:p>
          </table:table-cell>
          <table:table-cell table:style-name="ce22" office:value-type="float" office:value="0.273" calcext:value-type="float">
            <text:p>0,2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2.034" calcext:value-type="float">
            <text:p>2,034</text:p>
          </table:table-cell>
          <table:table-cell table:style-name="ce22" office:value-type="float" office:value="0.383" calcext:value-type="float">
            <text:p>0,383</text:p>
          </table:table-cell>
          <table:table-cell table:style-name="ce6" office:value-type="float" office:value="2.614" calcext:value-type="float">
            <text:p>2,61E+00</text:p>
          </table:table-cell>
          <table:table-cell table:style-name="ce6" office:value-type="float" office:value="7.922" calcext:value-type="float">
            <text:p>7,92E+00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/>
          <table:table-cell table:style-name="ce22" office:value-type="float" office:value="1.051" calcext:value-type="float">
            <text:p>1,051</text:p>
          </table:table-cell>
          <table:table-cell table:style-name="ce22" office:value-type="float" office:value="0.236" calcext:value-type="float">
            <text:p>0,236</text:p>
          </table:table-cell>
          <table:table-cell table:style-name="ce22" office:value-type="float" office:value="0.262" calcext:value-type="float">
            <text:p>0,26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23:.B232])" office:value-type="float" office:value="3.2863" calcext:value-type="float">
            <text:p>3,2863</text:p>
          </table:table-cell>
          <table:table-cell table:style-name="ce23" table:formula="of:=AVERAGE([.C223:.C232])" office:value-type="float" office:value="2.6603" calcext:value-type="float">
            <text:p>2,6603</text:p>
          </table:table-cell>
          <table:table-cell table:style-name="ce23" table:formula="of:=AVERAGE([.D223:.D232])" office:value-type="float" office:value="5.0136" calcext:value-type="float">
            <text:p>5,0136</text:p>
          </table:table-cell>
          <table:table-cell table:style-name="ce23" table:formula="of:=AVERAGE([.E223:.E232])" office:value-type="float" office:value="8.0779" calcext:value-type="float">
            <text:p>8,0779</text:p>
          </table:table-cell>
          <table:table-cell table:style-name="ce23" table:number-columns-repeated="2"/>
          <table:table-cell table:style-name="ce23" table:formula="of:=AVERAGE([.H223:.H232])" office:value-type="float" office:value="1229.9674" calcext:value-type="float">
            <text:p>1229,9674</text:p>
          </table:table-cell>
          <table:table-cell table:style-name="ce23" table:formula="of:=AVERAGE([.I223:.I232])" office:value-type="float" office:value="0.9974" calcext:value-type="float">
            <text:p>0,9974</text:p>
          </table:table-cell>
          <table:table-cell table:style-name="ce23" table:formula="of:=AVERAGE([.J223:.J232])" office:value-type="float" office:value="0.3411" calcext:value-type="float">
            <text:p>0,3411</text:p>
          </table:table-cell>
          <table:table-cell table:style-name="ce23" table:formula="of:=AVERAGE([.K223:.K232])" office:value-type="float" office:value="0.5868" calcext:value-type="float">
            <text:p>0,5868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23:.B232])" office:value-type="float" office:value="2.00993853139841" calcext:value-type="float">
            <text:p>2,00993853139841</text:p>
          </table:table-cell>
          <table:table-cell table:style-name="ce22" table:formula="of:=STDEV([.C223:.C232])" office:value-type="float" office:value="3.04514769026981" calcext:value-type="float">
            <text:p>3,04514769026981</text:p>
          </table:table-cell>
          <table:table-cell table:style-name="ce22" table:formula="of:=STDEV([.D223:.D232])" office:value-type="float" office:value="3.80722121471524" calcext:value-type="float">
            <text:p>3,80722121471524</text:p>
          </table:table-cell>
          <table:table-cell table:style-name="ce22" table:formula="of:=STDEV([.E223:.E232])" office:value-type="float" office:value="4.83778570675102" calcext:value-type="float">
            <text:p>4,83778570675102</text:p>
          </table:table-cell>
          <table:table-cell table:style-name="ce22" table:number-columns-repeated="2"/>
          <table:table-cell table:style-name="ce22" table:formula="of:=STDEV([.H223:.H232])" office:value-type="float" office:value="29.1114144761123" calcext:value-type="float">
            <text:p>29,1114144761123</text:p>
          </table:table-cell>
          <table:table-cell table:style-name="ce22" table:formula="of:=STDEV([.I223:.I232])" office:value-type="float" office:value="0.205224646559704" calcext:value-type="float">
            <text:p>0,205224646559704</text:p>
          </table:table-cell>
          <table:table-cell table:style-name="ce22" table:formula="of:=STDEV([.J223:.J232])" office:value-type="float" office:value="0.12411504519777" calcext:value-type="float">
            <text:p>0,12411504519777</text:p>
          </table:table-cell>
          <table:table-cell table:style-name="ce22" table:formula="of:=STDEV([.K223:.K232])" office:value-type="float" office:value="0.766763443167303" calcext:value-type="float">
            <text:p>0,76676344316730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55.36" calcext:value-type="float">
            <text:p>55,36</text:p>
          </table:table-cell>
          <table:table-cell table:style-name="ce22" office:value-type="float" office:value="192.83" calcext:value-type="float">
            <text:p>192,83</text:p>
          </table:table-cell>
          <table:table-cell table:style-name="ce22" office:value-type="float" office:value="11.23" calcext:value-type="float">
            <text:p>11,23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2.601" calcext:value-type="float">
            <text:p>2,601</text:p>
          </table:table-cell>
          <table:table-cell table:style-name="ce22" office:value-type="float" office:value="2.905" calcext:value-type="float">
            <text:p>2,905</text:p>
          </table:table-cell>
          <table:table-cell table:style-name="ce22" office:value-type="float" office:value="6.886" calcext:value-type="float">
            <text:p>6,886</text:p>
          </table:table-cell>
          <table:table-cell table:style-name="ce22" office:value-type="float" office:value="7.026" calcext:value-type="float">
            <text:p>7,0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5.28" calcext:value-type="float">
            <text:p>55,28</text:p>
          </table:table-cell>
          <table:table-cell table:style-name="ce22" office:value-type="float" office:value="50.85" calcext:value-type="float">
            <text:p>50,85</text:p>
          </table:table-cell>
          <table:table-cell table:style-name="ce22" office:value-type="float" office:value="12.26" calcext:value-type="float">
            <text:p>12,26</text:p>
          </table:table-cell>
          <table:table-cell table:style-name="ce22" office:value-type="float" office:value="11.87" calcext:value-type="float">
            <text:p>11,87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2.795" calcext:value-type="float">
            <text:p>2,795</text:p>
          </table:table-cell>
          <table:table-cell table:style-name="ce22" office:value-type="float" office:value="1.771" calcext:value-type="float">
            <text:p>1,771</text:p>
          </table:table-cell>
          <table:table-cell table:style-name="ce22" office:value-type="float" office:value="17.82" calcext:value-type="float">
            <text:p>17,82</text:p>
          </table:table-cell>
          <table:table-cell table:style-name="ce22" office:value-type="float" office:value="23.087" calcext:value-type="float">
            <text:p>23,0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49.78" calcext:value-type="float">
            <text:p>49,78</text:p>
          </table:table-cell>
          <table:table-cell table:style-name="ce22" office:value-type="float" office:value="195.91" calcext:value-type="float">
            <text:p>195,91</text:p>
          </table:table-cell>
          <table:table-cell table:style-name="ce22" office:value-type="float" office:value="11.29" calcext:value-type="float">
            <text:p>11,29</text:p>
          </table:table-cell>
          <table:table-cell table:style-name="ce22" office:value-type="float" office:value="11.22" calcext:value-type="float">
            <text:p>11,22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9.3" calcext:value-type="float">
            <text:p>9,3</text:p>
          </table:table-cell>
          <table:table-cell table:style-name="ce22" office:value-type="float" office:value="8.58" calcext:value-type="float">
            <text:p>8,58</text:p>
          </table:table-cell>
          <table:table-cell table:style-name="ce22" office:value-type="float" office:value="26.603" calcext:value-type="float">
            <text:p>26,603</text:p>
          </table:table-cell>
          <table:table-cell table:style-name="ce22" office:value-type="float" office:value="23.881" calcext:value-type="float">
            <text:p>23,8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61.41" calcext:value-type="float">
            <text:p>61,41</text:p>
          </table:table-cell>
          <table:table-cell table:style-name="ce22" office:value-type="float" office:value="58.64" calcext:value-type="float">
            <text:p>58,64</text:p>
          </table:table-cell>
          <table:table-cell table:style-name="ce22" office:value-type="float" office:value="12.01" calcext:value-type="float">
            <text:p>12,01</text:p>
          </table:table-cell>
          <table:table-cell table:style-name="ce22" office:value-type="float" office:value="12.71" calcext:value-type="float">
            <text:p>12,71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4.943" calcext:value-type="float">
            <text:p>4,943</text:p>
          </table:table-cell>
          <table:table-cell table:style-name="ce22" office:value-type="float" office:value="4.817" calcext:value-type="float">
            <text:p>4,817</text:p>
          </table:table-cell>
          <table:table-cell table:style-name="ce22" office:value-type="float" office:value="7.436" calcext:value-type="float">
            <text:p>7,436</text:p>
          </table:table-cell>
          <table:table-cell table:style-name="ce22" office:value-type="float" office:value="10.788" calcext:value-type="float">
            <text:p>10,78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44.29" calcext:value-type="float">
            <text:p>44,29</text:p>
          </table:table-cell>
          <table:table-cell table:style-name="ce22" office:value-type="float" office:value="187.34" calcext:value-type="float">
            <text:p>187,34</text:p>
          </table:table-cell>
          <table:table-cell table:style-name="ce22" office:value-type="float" office:value="11.27" calcext:value-type="float">
            <text:p>11,27</text:p>
          </table:table-cell>
          <table:table-cell table:style-name="ce22" office:value-type="float" office:value="12.03" calcext:value-type="float">
            <text:p>12,03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2.484" calcext:value-type="float">
            <text:p>2,484</text:p>
          </table:table-cell>
          <table:table-cell table:style-name="ce22" office:value-type="float" office:value="2.905" calcext:value-type="float">
            <text:p>2,905</text:p>
          </table:table-cell>
          <table:table-cell table:style-name="ce22" office:value-type="float" office:value="3.845" calcext:value-type="float">
            <text:p>3,845</text:p>
          </table:table-cell>
          <table:table-cell table:style-name="ce22" office:value-type="float" office:value="2.736" calcext:value-type="float">
            <text:p>2,7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59.3" calcext:value-type="float">
            <text:p>59,3</text:p>
          </table:table-cell>
          <table:table-cell table:style-name="ce22" office:value-type="float" office:value="38.3" calcext:value-type="float">
            <text:p>38,3</text:p>
          </table:table-cell>
          <table:table-cell table:style-name="ce22" office:value-type="float" office:value="16.51" calcext:value-type="float">
            <text:p>16,51</text:p>
          </table:table-cell>
          <table:table-cell table:style-name="ce22" office:value-type="float" office:value="17.92" calcext:value-type="float">
            <text:p>17,92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1.606" calcext:value-type="float">
            <text:p>1,606</text:p>
          </table:table-cell>
          <table:table-cell table:style-name="ce22" office:value-type="float" office:value="1.67" calcext:value-type="float">
            <text:p>1,67</text:p>
          </table:table-cell>
          <table:table-cell table:style-name="ce22" office:value-type="float" office:value="3.368" calcext:value-type="float">
            <text:p>3,368</text:p>
          </table:table-cell>
          <table:table-cell table:style-name="ce22" office:value-type="float" office:value="3.694" calcext:value-type="float">
            <text:p>3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49.32" calcext:value-type="float">
            <text:p>49,32</text:p>
          </table:table-cell>
          <table:table-cell table:style-name="ce22" office:value-type="float" office:value="196.28" calcext:value-type="float">
            <text:p>196,28</text:p>
          </table:table-cell>
          <table:table-cell table:style-name="ce22" office:value-type="float" office:value="11.4" calcext:value-type="float">
            <text:p>11,4</text:p>
          </table:table-cell>
          <table:table-cell table:style-name="ce22" office:value-type="float" office:value="12.31" calcext:value-type="float">
            <text:p>12,31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3.987" calcext:value-type="float">
            <text:p>3,987</text:p>
          </table:table-cell>
          <table:table-cell table:style-name="ce22" office:value-type="float" office:value="7.423" calcext:value-type="float">
            <text:p>7,423</text:p>
          </table:table-cell>
          <table:table-cell table:style-name="ce22" office:value-type="float" office:value="7.82" calcext:value-type="float">
            <text:p>7,82</text:p>
          </table:table-cell>
          <table:table-cell table:style-name="ce22" office:value-type="float" office:value="7.551" calcext:value-type="float">
            <text:p>7,5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58.92" calcext:value-type="float">
            <text:p>58,92</text:p>
          </table:table-cell>
          <table:table-cell table:style-name="ce22" office:value-type="float" office:value="51.3" calcext:value-type="float">
            <text:p>51,3</text:p>
          </table:table-cell>
          <table:table-cell table:style-name="ce22" office:value-type="float" office:value="12.27" calcext:value-type="float">
            <text:p>12,27</text:p>
          </table:table-cell>
          <table:table-cell table:style-name="ce22" office:value-type="float" office:value="13.16" calcext:value-type="float">
            <text:p>13,16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8.296" calcext:value-type="float">
            <text:p>8,296</text:p>
          </table:table-cell>
          <table:table-cell table:style-name="ce22" office:value-type="float" office:value="5.592" calcext:value-type="float">
            <text:p>5,592</text:p>
          </table:table-cell>
          <table:table-cell table:style-name="ce22" office:value-type="float" office:value="29.91" calcext:value-type="float">
            <text:p>29,91</text:p>
          </table:table-cell>
          <table:table-cell table:style-name="ce22" office:value-type="float" office:value="30.612" calcext:value-type="float">
            <text:p>30,6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47.2" calcext:value-type="float">
            <text:p>47,2</text:p>
          </table:table-cell>
          <table:table-cell table:style-name="ce22" office:value-type="float" office:value="192.8" calcext:value-type="float">
            <text:p>192,8</text:p>
          </table:table-cell>
          <table:table-cell table:style-name="ce22" office:value-type="float" office:value="9.22" calcext:value-type="float">
            <text:p>9,22</text:p>
          </table:table-cell>
          <table:table-cell table:style-name="ce22" office:value-type="float" office:value="10.09" calcext:value-type="float">
            <text:p>10,0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3.832" calcext:value-type="float">
            <text:p>3,832</text:p>
          </table:table-cell>
          <table:table-cell table:style-name="ce22" office:value-type="float" office:value="1.84" calcext:value-type="float">
            <text:p>1,84</text:p>
          </table:table-cell>
          <table:table-cell table:style-name="ce22" office:value-type="float" office:value="10.477" calcext:value-type="float">
            <text:p>10,477</text:p>
          </table:table-cell>
          <table:table-cell table:style-name="ce22" office:value-type="float" office:value="10.964" calcext:value-type="float">
            <text:p>10,9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47.59" calcext:value-type="float">
            <text:p>47,59</text:p>
          </table:table-cell>
          <table:table-cell table:style-name="ce22" office:value-type="float" office:value="43.17" calcext:value-type="float">
            <text:p>43,17</text:p>
          </table:table-cell>
          <table:table-cell table:style-name="ce22" office:value-type="float" office:value="10.74" calcext:value-type="float">
            <text:p>10,74</text:p>
          </table:table-cell>
          <table:table-cell table:style-name="ce22" office:value-type="float" office:value="11.92" calcext:value-type="float">
            <text:p>11,92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3.556" calcext:value-type="float">
            <text:p>3,556</text:p>
          </table:table-cell>
          <table:table-cell table:style-name="ce22" office:value-type="float" office:value="2.938" calcext:value-type="float">
            <text:p>2,938</text:p>
          </table:table-cell>
          <table:table-cell table:style-name="ce22" office:value-type="float" office:value="7.842" calcext:value-type="float">
            <text:p>7,842</text:p>
          </table:table-cell>
          <table:table-cell table:style-name="ce22" office:value-type="float" office:value="5.279" calcext:value-type="float">
            <text:p>5,27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36:.B245])" office:value-type="float" office:value="52.845" calcext:value-type="float">
            <text:p>52,845</text:p>
          </table:table-cell>
          <table:table-cell table:style-name="ce23" table:formula="of:=AVERAGE([.C236:.C245])" office:value-type="float" office:value="120.742" calcext:value-type="float">
            <text:p>120,742</text:p>
          </table:table-cell>
          <table:table-cell table:style-name="ce23" table:formula="of:=AVERAGE([.D236:.D245])" office:value-type="float" office:value="11.82" calcext:value-type="float">
            <text:p>11,82</text:p>
          </table:table-cell>
          <table:table-cell table:style-name="ce23" table:formula="of:=AVERAGE([.E236:.E245])" office:value-type="float" office:value="12.523" calcext:value-type="float">
            <text:p>12,523</text:p>
          </table:table-cell>
          <table:table-cell table:style-name="ce23" table:number-columns-repeated="2"/>
          <table:table-cell table:style-name="ce23" table:formula="of:=AVERAGE([.H236:.H245])" office:value-type="float" office:value="4.34" calcext:value-type="float">
            <text:p>4,34</text:p>
          </table:table-cell>
          <table:table-cell table:style-name="ce23" table:formula="of:=AVERAGE([.I236:.I245])" office:value-type="float" office:value="4.0441" calcext:value-type="float">
            <text:p>4,0441</text:p>
          </table:table-cell>
          <table:table-cell table:style-name="ce23" table:formula="of:=AVERAGE([.J236:.J245])" office:value-type="float" office:value="12.2007" calcext:value-type="float">
            <text:p>12,2007</text:p>
          </table:table-cell>
          <table:table-cell table:style-name="ce23" table:formula="of:=AVERAGE([.K236:.K245])" office:value-type="float" office:value="12.5618" calcext:value-type="float">
            <text:p>12,5618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36:.B245])" office:value-type="float" office:value="5.95049250996177" calcext:value-type="float">
            <text:p>5,95049250996177</text:p>
          </table:table-cell>
          <table:table-cell table:style-name="ce22" table:formula="of:=STDEV([.C236:.C245])" office:value-type="float" office:value="76.4187196089196" calcext:value-type="float">
            <text:p>76,4187196089196</text:p>
          </table:table-cell>
          <table:table-cell table:style-name="ce22" table:formula="of:=STDEV([.D236:.D245])" office:value-type="float" office:value="1.8697177445926" calcext:value-type="float">
            <text:p>1,8697177445926</text:p>
          </table:table-cell>
          <table:table-cell table:style-name="ce22" table:formula="of:=STDEV([.E236:.E245])" office:value-type="float" office:value="2.06928892778816" calcext:value-type="float">
            <text:p>2,06928892778816</text:p>
          </table:table-cell>
          <table:table-cell table:style-name="ce22" table:number-columns-repeated="2"/>
          <table:table-cell table:style-name="ce22" table:formula="of:=STDEV([.H236:.H245])" office:value-type="float" office:value="2.53734576980662" calcext:value-type="float">
            <text:p>2,53734576980662</text:p>
          </table:table-cell>
          <table:table-cell table:style-name="ce22" table:formula="of:=STDEV([.I236:.I245])" office:value-type="float" office:value="2.46000607271157" calcext:value-type="float">
            <text:p>2,46000607271157</text:p>
          </table:table-cell>
          <table:table-cell table:style-name="ce22" table:formula="of:=STDEV([.J236:.J245])" office:value-type="float" office:value="9.38417543941809" calcext:value-type="float">
            <text:p>9,38417543941809</text:p>
          </table:table-cell>
          <table:table-cell table:style-name="ce22" table:formula="of:=STDEV([.K236:.K245])" office:value-type="float" office:value="9.74331549547917" calcext:value-type="float">
            <text:p>9,7433154954791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2423.66" calcext:value-type="float">
            <text:p>12423,66</text:p>
          </table:table-cell>
          <table:table-cell table:style-name="ce22" office:value-type="float" office:value="5035.21" calcext:value-type="float">
            <text:p>5035,21</text:p>
          </table:table-cell>
          <table:table-cell table:style-name="ce22" office:value-type="float" office:value="837.158" calcext:value-type="float">
            <text:p>837,158</text:p>
          </table:table-cell>
          <table:table-cell table:style-name="ce22" office:value-type="float" office:value="1213.38" calcext:value-type="float">
            <text:p>1213,38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18.596" calcext:value-type="float">
            <text:p>18,596</text:p>
          </table:table-cell>
          <table:table-cell table:style-name="ce22" office:value-type="float" office:value="176.38" calcext:value-type="float">
            <text:p>176,38</text:p>
          </table:table-cell>
          <table:table-cell table:style-name="ce22" office:value-type="float" office:value="5.21" calcext:value-type="float">
            <text:p>5,21</text:p>
          </table:table-cell>
          <table:table-cell table:style-name="ce22" office:value-type="float" office:value="0.542" calcext:value-type="float">
            <text:p>0,5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9927.002" calcext:value-type="float">
            <text:p>9927,002</text:p>
          </table:table-cell>
          <table:table-cell table:style-name="ce22" office:value-type="float" office:value="4142.797" calcext:value-type="float">
            <text:p>4142,797</text:p>
          </table:table-cell>
          <table:table-cell table:style-name="ce22" office:value-type="float" office:value="1112.08" calcext:value-type="float">
            <text:p>1112,08</text:p>
          </table:table-cell>
          <table:table-cell table:style-name="ce22" office:value-type="float" office:value="1238.72" calcext:value-type="float">
            <text:p>1238,72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29.59" calcext:value-type="float">
            <text:p>29,59</text:p>
          </table:table-cell>
          <table:table-cell table:style-name="ce22" office:value-type="float" office:value="179.3" calcext:value-type="float">
            <text:p>179,3</text:p>
          </table:table-cell>
          <table:table-cell table:style-name="ce22" office:value-type="float" office:value="16.81" calcext:value-type="float">
            <text:p>16,81</text:p>
          </table:table-cell>
          <table:table-cell table:style-name="ce22" office:value-type="float" office:value="7.53" calcext:value-type="float">
            <text:p>7,5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0659.592" calcext:value-type="float">
            <text:p>10659,592</text:p>
          </table:table-cell>
          <table:table-cell table:style-name="ce22" office:value-type="float" office:value="4399.204" calcext:value-type="float">
            <text:p>4399,204</text:p>
          </table:table-cell>
          <table:table-cell table:style-name="ce22" office:value-type="float" office:value="939.73" calcext:value-type="float">
            <text:p>939,73</text:p>
          </table:table-cell>
          <table:table-cell table:style-name="ce22" office:value-type="float" office:value="1218.54" calcext:value-type="float">
            <text:p>1218,54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19.062" calcext:value-type="float">
            <text:p>19,062</text:p>
          </table:table-cell>
          <table:table-cell table:style-name="ce22" office:value-type="float" office:value="181.11" calcext:value-type="float">
            <text:p>181,11</text:p>
          </table:table-cell>
          <table:table-cell table:style-name="ce22" office:value-type="float" office:value="7.52" calcext:value-type="float">
            <text:p>7,52</text:p>
          </table:table-cell>
          <table:table-cell table:style-name="ce22" office:value-type="float" office:value="9.635" calcext:value-type="float">
            <text:p>9,6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1117.128" calcext:value-type="float">
            <text:p>11117,128</text:p>
          </table:table-cell>
          <table:table-cell table:style-name="ce22" office:value-type="float" office:value="4438.742" calcext:value-type="float">
            <text:p>4438,742</text:p>
          </table:table-cell>
          <table:table-cell table:style-name="ce22" office:value-type="float" office:value="1299.292" calcext:value-type="float">
            <text:p>1299,292</text:p>
          </table:table-cell>
          <table:table-cell table:style-name="ce22" office:value-type="float" office:value="1537.364" calcext:value-type="float">
            <text:p>1537,364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15.478" calcext:value-type="float">
            <text:p>15,478</text:p>
          </table:table-cell>
          <table:table-cell table:style-name="ce22" office:value-type="float" office:value="186.33" calcext:value-type="float">
            <text:p>186,33</text:p>
          </table:table-cell>
          <table:table-cell table:style-name="ce22" office:value-type="float" office:value="12.32" calcext:value-type="float">
            <text:p>12,32</text:p>
          </table:table-cell>
          <table:table-cell table:style-name="ce22" office:value-type="float" office:value="11.263" calcext:value-type="float">
            <text:p>11,2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12636.446" calcext:value-type="float">
            <text:p>12636,446</text:p>
          </table:table-cell>
          <table:table-cell table:style-name="ce22" office:value-type="float" office:value="5359.059" calcext:value-type="float">
            <text:p>5359,059</text:p>
          </table:table-cell>
          <table:table-cell table:style-name="ce22" office:value-type="float" office:value="1452.36" calcext:value-type="float">
            <text:p>1452,36</text:p>
          </table:table-cell>
          <table:table-cell table:style-name="ce22" office:value-type="float" office:value="1819.843" calcext:value-type="float">
            <text:p>1819,843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32.777" calcext:value-type="float">
            <text:p>32,777</text:p>
          </table:table-cell>
          <table:table-cell table:style-name="ce22" office:value-type="float" office:value="180.44" calcext:value-type="float">
            <text:p>180,44</text:p>
          </table:table-cell>
          <table:table-cell table:style-name="ce22" office:value-type="float" office:value="5.906" calcext:value-type="float">
            <text:p>5,906</text:p>
          </table:table-cell>
          <table:table-cell table:style-name="ce22" office:value-type="float" office:value="4.68" calcext:value-type="float">
            <text:p>4,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11702.636" calcext:value-type="float">
            <text:p>11702,636</text:p>
          </table:table-cell>
          <table:table-cell table:style-name="ce22" office:value-type="float" office:value="5074.374" calcext:value-type="float">
            <text:p>5074,374</text:p>
          </table:table-cell>
          <table:table-cell table:style-name="ce22" office:value-type="float" office:value="1280.083" calcext:value-type="float">
            <text:p>1280,083</text:p>
          </table:table-cell>
          <table:table-cell table:style-name="ce22" office:value-type="float" office:value="1603.857" calcext:value-type="float">
            <text:p>1603,857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18.862" calcext:value-type="float">
            <text:p>18,862</text:p>
          </table:table-cell>
          <table:table-cell table:style-name="ce22" office:value-type="float" office:value="190.75" calcext:value-type="float">
            <text:p>190,75</text:p>
          </table:table-cell>
          <table:table-cell table:style-name="ce22" office:value-type="float" office:value="9.71" calcext:value-type="float">
            <text:p>9,71</text:p>
          </table:table-cell>
          <table:table-cell table:style-name="ce22" office:value-type="float" office:value="2.694" calcext:value-type="float">
            <text:p>2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1769.245" calcext:value-type="float">
            <text:p>11769,245</text:p>
          </table:table-cell>
          <table:table-cell table:style-name="ce22" office:value-type="float" office:value="4744.149" calcext:value-type="float">
            <text:p>4744,149</text:p>
          </table:table-cell>
          <table:table-cell table:style-name="ce22" office:value-type="float" office:value="1026.81" calcext:value-type="float">
            <text:p>1026,81</text:p>
          </table:table-cell>
          <table:table-cell table:style-name="ce22" office:value-type="float" office:value="1516.882" calcext:value-type="float">
            <text:p>1516,882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28.695" calcext:value-type="float">
            <text:p>28,695</text:p>
          </table:table-cell>
          <table:table-cell table:style-name="ce22" office:value-type="float" office:value="195.81" calcext:value-type="float">
            <text:p>195,81</text:p>
          </table:table-cell>
          <table:table-cell table:style-name="ce22" office:value-type="float" office:value="6.639" calcext:value-type="float">
            <text:p>6,639</text:p>
          </table:table-cell>
          <table:table-cell table:style-name="ce22" office:value-type="float" office:value="2.944" calcext:value-type="float">
            <text:p>2,94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9657.433" calcext:value-type="float">
            <text:p>9657,433</text:p>
          </table:table-cell>
          <table:table-cell table:style-name="ce22" office:value-type="float" office:value="3693.007" calcext:value-type="float">
            <text:p>3693,007</text:p>
          </table:table-cell>
          <table:table-cell table:style-name="ce22" office:value-type="float" office:value="1117.67" calcext:value-type="float">
            <text:p>1117,67</text:p>
          </table:table-cell>
          <table:table-cell table:style-name="ce22" office:value-type="float" office:value="1283.049" calcext:value-type="float">
            <text:p>1283,049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26.791" calcext:value-type="float">
            <text:p>26,791</text:p>
          </table:table-cell>
          <table:table-cell table:style-name="ce22" office:value-type="float" office:value="185.07" calcext:value-type="float">
            <text:p>185,07</text:p>
          </table:table-cell>
          <table:table-cell table:style-name="ce22" office:value-type="float" office:value="2.98" calcext:value-type="float">
            <text:p>2,98</text:p>
          </table:table-cell>
          <table:table-cell table:style-name="ce22" office:value-type="float" office:value="0.636" calcext:value-type="float">
            <text:p>0,6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0572.114" calcext:value-type="float">
            <text:p>10572,114</text:p>
          </table:table-cell>
          <table:table-cell table:style-name="ce22" office:value-type="float" office:value="4967.585" calcext:value-type="float">
            <text:p>4967,585</text:p>
          </table:table-cell>
          <table:table-cell table:style-name="ce22" office:value-type="float" office:value="1050.52" calcext:value-type="float">
            <text:p>1050,52</text:p>
          </table:table-cell>
          <table:table-cell table:style-name="ce22" office:value-type="float" office:value="1433.165" calcext:value-type="float">
            <text:p>1433,165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19.682" calcext:value-type="float">
            <text:p>19,682</text:p>
          </table:table-cell>
          <table:table-cell table:style-name="ce22" office:value-type="float" office:value="182.18" calcext:value-type="float">
            <text:p>182,18</text:p>
          </table:table-cell>
          <table:table-cell table:style-name="ce22" office:value-type="float" office:value="10.9" calcext:value-type="float">
            <text:p>10,9</text:p>
          </table:table-cell>
          <table:table-cell table:style-name="ce22" office:value-type="float" office:value="5.085" calcext:value-type="float">
            <text:p>5,08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12593.015" calcext:value-type="float">
            <text:p>12593,015</text:p>
          </table:table-cell>
          <table:table-cell table:style-name="ce22" office:value-type="float" office:value="4296.296" calcext:value-type="float">
            <text:p>4296,296</text:p>
          </table:table-cell>
          <table:table-cell table:style-name="ce22" office:value-type="float" office:value="854.72" calcext:value-type="float">
            <text:p>854,72</text:p>
          </table:table-cell>
          <table:table-cell table:style-name="ce22" office:value-type="float" office:value="1104.609" calcext:value-type="float">
            <text:p>1104,609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38.042" calcext:value-type="float">
            <text:p>38,042</text:p>
          </table:table-cell>
          <table:table-cell table:style-name="ce22" office:value-type="float" office:value="181.73" calcext:value-type="float">
            <text:p>181,73</text:p>
          </table:table-cell>
          <table:table-cell table:style-name="ce22" office:value-type="float" office:value="17.4" calcext:value-type="float">
            <text:p>17,4</text:p>
          </table:table-cell>
          <table:table-cell table:style-name="ce22" office:value-type="float" office:value="8.5" calcext:value-type="float">
            <text:p>8,5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49:.B258])" office:value-type="float" office:value="11305.8271" calcext:value-type="float">
            <text:p>11305,8271</text:p>
          </table:table-cell>
          <table:table-cell table:style-name="ce23" table:formula="of:=AVERAGE([.C249:.C258])" office:value-type="float" office:value="4615.0423" calcext:value-type="float">
            <text:p>4615,0423</text:p>
          </table:table-cell>
          <table:table-cell table:style-name="ce23" table:formula="of:=AVERAGE([.D249:.D258])" office:value-type="float" office:value="1097.0423" calcext:value-type="float">
            <text:p>1097,0423</text:p>
          </table:table-cell>
          <table:table-cell table:style-name="ce23" table:formula="of:=AVERAGE([.E249:.E258])" office:value-type="float" office:value="1396.9409" calcext:value-type="float">
            <text:p>1396,9409</text:p>
          </table:table-cell>
          <table:table-cell table:style-name="ce23" table:number-columns-repeated="2"/>
          <table:table-cell table:style-name="ce23" table:formula="of:=AVERAGE([.H249:.H258])" office:value-type="float" office:value="24.7575" calcext:value-type="float">
            <text:p>24,7575</text:p>
          </table:table-cell>
          <table:table-cell table:style-name="ce23" table:formula="of:=AVERAGE([.I249:.I258])" office:value-type="float" office:value="183.91" calcext:value-type="float">
            <text:p>183,91</text:p>
          </table:table-cell>
          <table:table-cell table:style-name="ce23" table:formula="of:=AVERAGE([.J249:.J258])" office:value-type="float" office:value="9.5395" calcext:value-type="float">
            <text:p>9,5395</text:p>
          </table:table-cell>
          <table:table-cell table:style-name="ce23" table:formula="of:=AVERAGE([.K249:.K258])" office:value-type="float" office:value="5.3509" calcext:value-type="float">
            <text:p>5,3509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49:.B258])" office:value-type="float" office:value="1088.2752422299" calcext:value-type="float">
            <text:p>1088,2752422299</text:p>
          </table:table-cell>
          <table:table-cell table:style-name="ce22" table:formula="of:=STDEV([.C249:.C258])" office:value-type="float" office:value="509.299534332761" calcext:value-type="float">
            <text:p>509,299534332761</text:p>
          </table:table-cell>
          <table:table-cell table:style-name="ce22" table:formula="of:=STDEV([.D249:.D258])" office:value-type="float" office:value="199.837475054133" calcext:value-type="float">
            <text:p>199,837475054133</text:p>
          </table:table-cell>
          <table:table-cell table:style-name="ce22" table:formula="of:=STDEV([.E249:.E258])" office:value-type="float" office:value="222.626194300097" calcext:value-type="float">
            <text:p>222,626194300097</text:p>
          </table:table-cell>
          <table:table-cell table:style-name="ce22" table:number-columns-repeated="2"/>
          <table:table-cell table:style-name="ce22" table:formula="of:=STDEV([.H249:.H258])" office:value-type="float" office:value="7.45960937687461" calcext:value-type="float">
            <text:p>7,45960937687461</text:p>
          </table:table-cell>
          <table:table-cell table:style-name="ce22" table:formula="of:=STDEV([.I249:.I258])" office:value-type="float" office:value="5.78481537206581" calcext:value-type="float">
            <text:p>5,78481537206581</text:p>
          </table:table-cell>
          <table:table-cell table:style-name="ce22" table:formula="of:=STDEV([.J249:.J258])" office:value-type="float" office:value="4.85024689520487" calcext:value-type="float">
            <text:p>4,85024689520487</text:p>
          </table:table-cell>
          <table:table-cell table:style-name="ce22" table:formula="of:=STDEV([.K249:.K258])" office:value-type="float" office:value="3.75204600333086" calcext:value-type="float">
            <text:p>3,7520460033308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86" calcext:value-type="float">
            <text:p>0,386</text:p>
          </table:table-cell>
          <table:table-cell table:style-name="ce22" office:value-type="float" office:value="0.397" calcext:value-type="float">
            <text:p>0,397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office:value-type="float" office:value="0.381" calcext:value-type="float">
            <text:p>0,381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9792.62" calcext:value-type="float">
            <text:p>9792,62</text:p>
          </table:table-cell>
          <table:table-cell table:style-name="ce22" office:value-type="float" office:value="843.33" calcext:value-type="float">
            <text:p>843,33</text:p>
          </table:table-cell>
          <table:table-cell table:style-name="ce22" office:value-type="float" office:value="26.31" calcext:value-type="float">
            <text:p>26,31</text:p>
          </table:table-cell>
          <table:table-cell table:style-name="ce22" office:value-type="float" office:value="61.35" calcext:value-type="float">
            <text:p>61,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651" calcext:value-type="float">
            <text:p>0,651</text:p>
          </table:table-cell>
          <table:table-cell table:style-name="ce22" office:value-type="float" office:value="0.675" calcext:value-type="float">
            <text:p>0,675</text:p>
          </table:table-cell>
          <table:table-cell table:style-name="ce22" office:value-type="float" office:value="0.663" calcext:value-type="float">
            <text:p>0,663</text:p>
          </table:table-cell>
          <table:table-cell table:style-name="ce22" office:value-type="float" office:value="0.66" calcext:value-type="float">
            <text:p>0,66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11133.197" calcext:value-type="float">
            <text:p>11133,197</text:p>
          </table:table-cell>
          <table:table-cell table:style-name="ce22" office:value-type="float" office:value="1108.55" calcext:value-type="float">
            <text:p>1108,55</text:p>
          </table:table-cell>
          <table:table-cell table:style-name="ce22" office:value-type="float" office:value="101.04" calcext:value-type="float">
            <text:p>101,04</text:p>
          </table:table-cell>
          <table:table-cell table:style-name="ce22" office:value-type="float" office:value="69.06" calcext:value-type="float">
            <text:p>69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378" calcext:value-type="float">
            <text:p>0,378</text:p>
          </table:table-cell>
          <table:table-cell table:style-name="ce22" office:value-type="float" office:value="0.371" calcext:value-type="float">
            <text:p>0,371</text:p>
          </table:table-cell>
          <table:table-cell table:style-name="ce22" office:value-type="float" office:value="0.351" calcext:value-type="float">
            <text:p>0,351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/>
          <table:table-cell table:style-name="ce22" office:value-type="float" office:value="783.73" calcext:value-type="float">
            <text:p>783,73</text:p>
          </table:table-cell>
          <table:table-cell table:style-name="ce22" office:value-type="float" office:value="55.9" calcext:value-type="float">
            <text:p>55,9</text:p>
          </table:table-cell>
          <table:table-cell table:style-name="ce22" office:value-type="float" office:value="21.59" calcext:value-type="float">
            <text:p>21,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44" calcext:value-type="float">
            <text:p>0,144</text:p>
          </table:table-cell>
          <table:table-cell table:style-name="ce22" office:value-type="float" office:value="0.167" calcext:value-type="float">
            <text:p>0,167</text:p>
          </table:table-cell>
          <table:table-cell table:style-name="ce22" office:value-type="float" office:value="0.159" calcext:value-type="float">
            <text:p>0,159</text:p>
          </table:table-cell>
          <table:table-cell table:style-name="ce22" office:value-type="float" office:value="0.168" calcext:value-type="float">
            <text:p>0,168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/>
          <table:table-cell table:style-name="ce22" office:value-type="float" office:value="863" calcext:value-type="float">
            <text:p>863</text:p>
          </table:table-cell>
          <table:table-cell table:style-name="ce22" office:value-type="float" office:value="41.54" calcext:value-type="float">
            <text:p>41,54</text:p>
          </table:table-cell>
          <table:table-cell table:style-name="ce22" office:value-type="float" office:value="108.64" calcext:value-type="float">
            <text:p>108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385" calcext:value-type="float">
            <text:p>0,385</text:p>
          </table:table-cell>
          <table:table-cell table:style-name="ce22" office:value-type="float" office:value="0.39" calcext:value-type="float">
            <text:p>0,39</text:p>
          </table:table-cell>
          <table:table-cell table:style-name="ce22" office:value-type="float" office:value="0.408" calcext:value-type="float">
            <text:p>0,408</text:p>
          </table:table-cell>
          <table:table-cell table:style-name="ce22" office:value-type="float" office:value="0.423" calcext:value-type="float">
            <text:p>0,423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/>
          <table:table-cell table:style-name="ce22" office:value-type="float" office:value="703.95" calcext:value-type="float">
            <text:p>703,95</text:p>
          </table:table-cell>
          <table:table-cell table:style-name="ce22" office:value-type="float" office:value="68.48" calcext:value-type="float">
            <text:p>68,48</text:p>
          </table:table-cell>
          <table:table-cell table:style-name="ce22" office:value-type="float" office:value="68" calcext:value-type="float">
            <text:p>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555" calcext:value-type="float">
            <text:p>0,555</text:p>
          </table:table-cell>
          <table:table-cell table:style-name="ce22" office:value-type="float" office:value="0.122" calcext:value-type="float">
            <text:p>0,12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/>
          <table:table-cell table:style-name="ce22" office:value-type="float" office:value="894.88" calcext:value-type="float">
            <text:p>894,88</text:p>
          </table:table-cell>
          <table:table-cell table:style-name="ce22" office:value-type="float" office:value="48.76" calcext:value-type="float">
            <text:p>48,76</text:p>
          </table:table-cell>
          <table:table-cell table:style-name="ce22" office:value-type="float" office:value="43.04" calcext:value-type="float">
            <text:p>43,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537" calcext:value-type="float">
            <text:p>0,537</text:p>
          </table:table-cell>
          <table:table-cell table:style-name="ce22" office:value-type="float" office:value="0.468" calcext:value-type="float">
            <text:p>0,468</text:p>
          </table:table-cell>
          <table:table-cell table:style-name="ce22" office:value-type="float" office:value="0.497" calcext:value-type="float">
            <text:p>0,497</text:p>
          </table:table-cell>
          <table:table-cell table:style-name="ce22" office:value-type="float" office:value="0.49" calcext:value-type="float">
            <text:p>0,49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/>
          <table:table-cell table:style-name="ce22" office:value-type="float" office:value="674.05" calcext:value-type="float">
            <text:p>674,05</text:p>
          </table:table-cell>
          <table:table-cell table:style-name="ce22" office:value-type="float" office:value="40.18" calcext:value-type="float">
            <text:p>40,18</text:p>
          </table:table-cell>
          <table:table-cell table:style-name="ce22" office:value-type="float" office:value="46.55" calcext:value-type="float">
            <text:p>46,5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443" calcext:value-type="float">
            <text:p>0,443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 office:value-type="float" office:value="0.363" calcext:value-type="float">
            <text:p>0,363</text:p>
          </table:table-cell>
          <table:table-cell table:style-name="ce22" office:value-type="float" office:value="0.484" calcext:value-type="float">
            <text:p>0,484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/>
          <table:table-cell table:style-name="ce22" office:value-type="float" office:value="905.22" calcext:value-type="float">
            <text:p>905,22</text:p>
          </table:table-cell>
          <table:table-cell table:style-name="ce22" office:value-type="float" office:value="66.61" calcext:value-type="float">
            <text:p>66,61</text:p>
          </table:table-cell>
          <table:table-cell table:style-name="ce22" office:value-type="float" office:value="76.56" calcext:value-type="float">
            <text:p>76,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19" calcext:value-type="float">
            <text:p>0,219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 office:value-type="float" office:value="0.222" calcext:value-type="float">
            <text:p>0,222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/>
          <table:table-cell table:style-name="ce22" office:value-type="float" office:value="968.84" calcext:value-type="float">
            <text:p>968,84</text:p>
          </table:table-cell>
          <table:table-cell table:style-name="ce22" office:value-type="float" office:value="53.69" calcext:value-type="float">
            <text:p>53,69</text:p>
          </table:table-cell>
          <table:table-cell table:style-name="ce22" office:value-type="float" office:value="40.96" calcext:value-type="float">
            <text:p>40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number-columns-repeated="2" table:style-name="ce22" office:value-type="float" office:value="0.328" calcext:value-type="float">
            <text:p>0,328</text:p>
          </table:table-cell>
          <table:table-cell table:style-name="ce22" office:value-type="float" office:value="0.313" calcext:value-type="float">
            <text:p>0,313</text:p>
          </table:table-cell>
          <table:table-cell table:style-name="ce22" office:value-type="float" office:value="0.301" calcext:value-type="float">
            <text:p>0,301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0780.89" calcext:value-type="float">
            <text:p>10780,89</text:p>
          </table:table-cell>
          <table:table-cell table:style-name="ce22" office:value-type="float" office:value="1012.18" calcext:value-type="float">
            <text:p>1012,18</text:p>
          </table:table-cell>
          <table:table-cell table:style-name="ce22" office:value-type="float" office:value="59.93" calcext:value-type="float">
            <text:p>59,93</text:p>
          </table:table-cell>
          <table:table-cell table:style-name="ce22" office:value-type="float" office:value="30.87" calcext:value-type="float">
            <text:p>30,8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62:.B271])" office:value-type="float" office:value="0.3603" calcext:value-type="float">
            <text:p>0,3603</text:p>
          </table:table-cell>
          <table:table-cell table:style-name="ce23" table:formula="of:=AVERAGE([.C262:.C271])" office:value-type="float" office:value="0.3801" calcext:value-type="float">
            <text:p>0,3801</text:p>
          </table:table-cell>
          <table:table-cell table:style-name="ce23" table:formula="of:=AVERAGE([.D262:.D271])" office:value-type="float" office:value="0.3477" calcext:value-type="float">
            <text:p>0,3477</text:p>
          </table:table-cell>
          <table:table-cell table:style-name="ce23" table:formula="of:=AVERAGE([.E262:.E271])" office:value-type="float" office:value="0.3559" calcext:value-type="float">
            <text:p>0,3559</text:p>
          </table:table-cell>
          <table:table-cell table:style-name="ce23" table:number-columns-repeated="2"/>
          <table:table-cell table:style-name="ce23" table:formula="of:=AVERAGE([.H262:.H271])" office:value-type="float" office:value="10568.9023333333" calcext:value-type="float">
            <text:p>10568,9023333333</text:p>
          </table:table-cell>
          <table:table-cell table:style-name="ce23" table:formula="of:=AVERAGE([.I262:.I271])" office:value-type="float" office:value="875.773" calcext:value-type="float">
            <text:p>875,773</text:p>
          </table:table-cell>
          <table:table-cell table:style-name="ce23" table:formula="of:=AVERAGE([.J262:.J271])" office:value-type="float" office:value="56.244" calcext:value-type="float">
            <text:p>56,244</text:p>
          </table:table-cell>
          <table:table-cell table:style-name="ce23" table:formula="of:=AVERAGE([.K262:.K271])" office:value-type="float" office:value="56.662" calcext:value-type="float">
            <text:p>56,66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STDEV([.B262:.B271])" office:value-type="float" office:value="0.164677496270067" calcext:value-type="float">
            <text:p>0,164677496270067</text:p>
          </table:table-cell>
          <table:table-cell table:style-name="ce23" table:formula="of:=STDEV([.C262:.C271])" office:value-type="float" office:value="0.157051619256572" calcext:value-type="float">
            <text:p>0,157051619256572</text:p>
          </table:table-cell>
          <table:table-cell table:style-name="ce23" table:formula="of:=STDEV([.D262:.D271])" office:value-type="float" office:value="0.159902088096991" calcext:value-type="float">
            <text:p>0,159902088096991</text:p>
          </table:table-cell>
          <table:table-cell table:style-name="ce23" table:formula="of:=STDEV([.E262:.E271])" office:value-type="float" office:value="0.165671998572816" calcext:value-type="float">
            <text:p>0,165671998572816</text:p>
          </table:table-cell>
          <table:table-cell table:style-name="ce23" table:number-columns-repeated="2"/>
          <table:table-cell table:style-name="ce23" table:formula="of:=STDEV([.H262:.H271])" office:value-type="float" office:value="694.97536024404" calcext:value-type="float">
            <text:p>694,97536024404</text:p>
          </table:table-cell>
          <table:table-cell table:style-name="ce23" table:formula="of:=STDEV([.I262:.I271])" office:value-type="float" office:value="134.407586926235" calcext:value-type="float">
            <text:p>134,407586926235</text:p>
          </table:table-cell>
          <table:table-cell table:style-name="ce23" table:formula="of:=STDEV([.J262:.J271])" office:value-type="float" office:value="20.3043439249394" calcext:value-type="float">
            <text:p>20,3043439249394</text:p>
          </table:table-cell>
          <table:table-cell table:style-name="ce23" table:formula="of:=STDEV([.K262:.K271])" office:value-type="float" office:value="25.4547912102134" calcext:value-type="float">
            <text:p>25,454791210213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office:value-type="float" office:value="0.722" calcext:value-type="float">
            <text:p>0,722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33.88" calcext:value-type="float">
            <text:p>33,88</text:p>
          </table:table-cell>
          <table:table-cell table:style-name="ce22" office:value-type="float" office:value="12.159" calcext:value-type="float">
            <text:p>12,159</text:p>
          </table:table-cell>
          <table:table-cell table:style-name="ce22" office:value-type="float" office:value="12.798" calcext:value-type="float">
            <text:p>12,798</text:p>
          </table:table-cell>
          <table:table-cell table:style-name="ce22" office:value-type="float" office:value="9.025" calcext:value-type="float">
            <text:p>9,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538" calcext:value-type="float">
            <text:p>0,0538</text:p>
          </table:table-cell>
          <table:table-cell table:style-name="ce22" office:value-type="float" office:value="6.85" calcext:value-type="float">
            <text:p>6,85</text:p>
          </table:table-cell>
          <table:table-cell table:style-name="ce22" office:value-type="float" office:value="0.0451" calcext:value-type="float">
            <text:p>0,0451</text:p>
          </table:table-cell>
          <table:table-cell table:style-name="ce22" office:value-type="float" office:value="0.047" calcext:value-type="float">
            <text:p>0,047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9.584" calcext:value-type="float">
            <text:p>9,584</text:p>
          </table:table-cell>
          <table:table-cell table:style-name="ce22" office:value-type="float" office:value="1.41" calcext:value-type="float">
            <text:p>1,41</text:p>
          </table:table-cell>
          <table:table-cell table:style-name="ce22" office:value-type="float" office:value="1.684" calcext:value-type="float">
            <text:p>1,684</text:p>
          </table:table-cell>
          <table:table-cell table:style-name="ce22" office:value-type="float" office:value="2.39" calcext:value-type="float">
            <text:p>2,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office:value-type="float" office:value="6.97" calcext:value-type="float">
            <text:p>6,97</text:p>
          </table:table-cell>
          <table:table-cell table:style-name="ce22" office:value-type="float" office:value="0.1097" calcext:value-type="float">
            <text:p>0,1097</text:p>
          </table:table-cell>
          <table:table-cell table:style-name="ce22" office:value-type="float" office:value="0.112" calcext:value-type="float">
            <text:p>0,112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14.362" calcext:value-type="float">
            <text:p>14,362</text:p>
          </table:table-cell>
          <table:table-cell table:style-name="ce22" office:value-type="float" office:value="3.35" calcext:value-type="float">
            <text:p>3,35</text:p>
          </table:table-cell>
          <table:table-cell table:style-name="ce22" office:value-type="float" office:value="5.83" calcext:value-type="float">
            <text:p>5,83</text:p>
          </table:table-cell>
          <table:table-cell table:style-name="ce22" office:value-type="float" office:value="5.09" calcext:value-type="float">
            <text:p>5,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68" calcext:value-type="float">
            <text:p>0,0868</text:p>
          </table:table-cell>
          <table:table-cell table:style-name="ce22" office:value-type="float" office:value="0.661" calcext:value-type="float">
            <text:p>0,661</text:p>
          </table:table-cell>
          <table:table-cell table:style-name="ce22" office:value-type="float" office:value="0.0877" calcext:value-type="float">
            <text:p>0,0877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6.686" calcext:value-type="float">
            <text:p>6,686</text:p>
          </table:table-cell>
          <table:table-cell table:style-name="ce22" office:value-type="float" office:value="0.43" calcext:value-type="float">
            <text:p>0,43</text:p>
          </table:table-cell>
          <table:table-cell table:style-name="ce22" office:value-type="float" office:value="1.13" calcext:value-type="float">
            <text:p>1,13</text:p>
          </table:table-cell>
          <table:table-cell table:style-name="ce22" office:value-type="float" office:value="0.99" calcext:value-type="float">
            <text:p>0,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22" office:value-type="float" office:value="0.127" calcext:value-type="float">
            <text:p>0,127</text:p>
          </table:table-cell>
          <table:table-cell table:style-name="ce22" office:value-type="float" office:value="0.14" calcext:value-type="float">
            <text:p>0,14</text:p>
          </table:table-cell>
          <table:table-cell table:style-name="ce22" office:value-type="float" office:value="0.125" calcext:value-type="float">
            <text:p>0,125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4.166" calcext:value-type="float">
            <text:p>4,166</text:p>
          </table:table-cell>
          <table:table-cell table:style-name="ce22" office:value-type="float" office:value="0.068" calcext:value-type="float">
            <text:p>0,068</text:p>
          </table:table-cell>
          <table:table-cell table:style-name="ce22" office:value-type="float" office:value="0.717" calcext:value-type="float">
            <text:p>0,717</text:p>
          </table:table-cell>
          <table:table-cell table:style-name="ce22" office:value-type="float" office:value="0.26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32" calcext:value-type="float">
            <text:p>0,0632</text:p>
          </table:table-cell>
          <table:table-cell table:style-name="ce22" office:value-type="float" office:value="0.72" calcext:value-type="float">
            <text:p>0,72</text:p>
          </table:table-cell>
          <table:table-cell table:style-name="ce22" office:value-type="float" office:value="0.0631" calcext:value-type="float">
            <text:p>0,0631</text:p>
          </table:table-cell>
          <table:table-cell table:style-name="ce22" office:value-type="float" office:value="0.0635" calcext:value-type="float">
            <text:p>0,0635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19.687" calcext:value-type="float">
            <text:p>19,687</text:p>
          </table:table-cell>
          <table:table-cell table:style-name="ce22" office:value-type="float" office:value="3.63" calcext:value-type="float">
            <text:p>3,63</text:p>
          </table:table-cell>
          <table:table-cell table:style-name="ce22" office:value-type="float" office:value="0.876" calcext:value-type="float">
            <text:p>0,876</text:p>
          </table:table-cell>
          <table:table-cell table:style-name="ce22" office:value-type="float" office:value="1.75" calcext:value-type="float">
            <text:p>1,7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4" calcext:value-type="float">
            <text:p>0,04</text:p>
          </table:table-cell>
          <table:table-cell table:style-name="ce22" office:value-type="float" office:value="6.78" calcext:value-type="float">
            <text:p>6,78</text:p>
          </table:table-cell>
          <table:table-cell table:style-name="ce22" office:value-type="float" office:value="0.0397" calcext:value-type="float">
            <text:p>0,0397</text:p>
          </table:table-cell>
          <table:table-cell table:style-name="ce22" office:value-type="float" office:value="0.0403" calcext:value-type="float">
            <text:p>0,0403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13.426" calcext:value-type="float">
            <text:p>13,426</text:p>
          </table:table-cell>
          <table:table-cell table:style-name="ce22" office:value-type="float" office:value="2.196" calcext:value-type="float">
            <text:p>2,196</text:p>
          </table:table-cell>
          <table:table-cell table:style-name="ce22" office:value-type="float" office:value="2.164" calcext:value-type="float">
            <text:p>2,164</text:p>
          </table:table-cell>
          <table:table-cell table:style-name="ce22" office:value-type="float" office:value="2.31" calcext:value-type="float">
            <text:p>2,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898" calcext:value-type="float">
            <text:p>0,0898</text:p>
          </table:table-cell>
          <table:table-cell table:style-name="ce22" office:value-type="float" office:value="0.729" calcext:value-type="float">
            <text:p>0,729</text:p>
          </table:table-cell>
          <table:table-cell table:style-name="ce22" office:value-type="float" office:value="0.0852" calcext:value-type="float">
            <text:p>0,0852</text:p>
          </table:table-cell>
          <table:table-cell table:style-name="ce22" office:value-type="float" office:value="0.083" calcext:value-type="float">
            <text:p>0,083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13.793" calcext:value-type="float">
            <text:p>13,793</text:p>
          </table:table-cell>
          <table:table-cell table:style-name="ce22" office:value-type="float" office:value="2.88" calcext:value-type="float">
            <text:p>2,88</text:p>
          </table:table-cell>
          <table:table-cell table:style-name="ce22" office:value-type="float" office:value="7.579" calcext:value-type="float">
            <text:p>7,579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58" calcext:value-type="float">
            <text:p>0,0958</text:p>
          </table:table-cell>
          <table:table-cell table:style-name="ce22" office:value-type="float" office:value="0.687" calcext:value-type="float">
            <text:p>0,687</text:p>
          </table:table-cell>
          <table:table-cell table:style-name="ce22" office:value-type="float" office:value="0.0986" calcext:value-type="float">
            <text:p>0,0986</text:p>
          </table:table-cell>
          <table:table-cell table:style-name="ce22" office:value-type="float" office:value="0.0981" calcext:value-type="float">
            <text:p>0,0981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10.663" calcext:value-type="float">
            <text:p>10,663</text:p>
          </table:table-cell>
          <table:table-cell table:style-name="ce22" office:value-type="float" office:value="1.353" calcext:value-type="float">
            <text:p>1,353</text:p>
          </table:table-cell>
          <table:table-cell table:style-name="ce22" office:value-type="float" office:value="1.782" calcext:value-type="float">
            <text:p>1,782</text:p>
          </table:table-cell>
          <table:table-cell table:style-name="ce22" office:value-type="float" office:value="1.84" calcext:value-type="float">
            <text:p>1,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455" calcext:value-type="float">
            <text:p>0,0455</text:p>
          </table:table-cell>
          <table:table-cell table:style-name="ce22" office:value-type="float" office:value="0.673" calcext:value-type="float">
            <text:p>0,673</text:p>
          </table:table-cell>
          <table:table-cell table:style-name="ce22" office:value-type="float" office:value="0.0548" calcext:value-type="float">
            <text:p>0,0548</text:p>
          </table:table-cell>
          <table:table-cell table:style-name="ce22" office:value-type="float" office:value="0.0575" calcext:value-type="float">
            <text:p>0,0575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9.206" calcext:value-type="float">
            <text:p>9,206</text:p>
          </table:table-cell>
          <table:table-cell table:style-name="ce22" office:value-type="float" office:value="1.055" calcext:value-type="float">
            <text:p>1,055</text:p>
          </table:table-cell>
          <table:table-cell table:style-name="ce22" office:value-type="float" office:value="0.387" calcext:value-type="float">
            <text:p>0,387</text:p>
          </table:table-cell>
          <table:table-cell table:style-name="ce22" office:value-type="float" office:value="2.17" calcext:value-type="float">
            <text:p>2,1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75:.B284])" office:value-type="float" office:value="0.08179" calcext:value-type="float">
            <text:p>0,08179</text:p>
          </table:table-cell>
          <table:table-cell table:style-name="ce23" table:formula="of:=AVERAGE([.C275:.C284])" office:value-type="float" office:value="2.4932" calcext:value-type="float">
            <text:p>2,4932</text:p>
          </table:table-cell>
          <table:table-cell table:style-name="ce23" table:formula="of:=AVERAGE([.D275:.D284])" office:value-type="float" office:value="0.08159" calcext:value-type="float">
            <text:p>0,08159</text:p>
          </table:table-cell>
          <table:table-cell table:style-name="ce23" table:formula="of:=AVERAGE([.E275:.E284])" office:value-type="float" office:value="0.08164" calcext:value-type="float">
            <text:p>0,08164</text:p>
          </table:table-cell>
          <table:table-cell table:style-name="ce23" table:number-columns-repeated="2"/>
          <table:table-cell table:style-name="ce23" table:formula="of:=AVERAGE([.H275:.H284])" office:value-type="float" office:value="13.5453" calcext:value-type="float">
            <text:p>13,5453</text:p>
          </table:table-cell>
          <table:table-cell table:style-name="ce23" table:formula="of:=AVERAGE([.I275:.I284])" office:value-type="float" office:value="2.8531" calcext:value-type="float">
            <text:p>2,8531</text:p>
          </table:table-cell>
          <table:table-cell table:style-name="ce23" table:formula="of:=AVERAGE([.J275:.J284])" office:value-type="float" office:value="3.4947" calcext:value-type="float">
            <text:p>3,4947</text:p>
          </table:table-cell>
          <table:table-cell table:style-name="ce23" table:formula="of:=AVERAGE([.K275:.K284])" office:value-type="float" office:value="3.1825" calcext:value-type="float">
            <text:p>3,1825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75:.B284])" office:value-type="float" office:value="0.0296194549428431" calcext:value-type="float">
            <text:p>0,0296194549428431</text:p>
          </table:table-cell>
          <table:table-cell table:style-name="ce22" table:formula="of:=STDEV([.C275:.C284])" office:value-type="float" office:value="3.02331461956722" calcext:value-type="float">
            <text:p>3,02331461956722</text:p>
          </table:table-cell>
          <table:table-cell table:style-name="ce22" table:formula="of:=STDEV([.D275:.D284])" office:value-type="float" office:value="0.0294502386332531" calcext:value-type="float">
            <text:p>0,0294502386332531</text:p>
          </table:table-cell>
          <table:table-cell table:style-name="ce22" table:formula="of:=STDEV([.E275:.E284])" office:value-type="float" office:value="0.0286245892741033" calcext:value-type="float">
            <text:p>0,0286245892741033</text:p>
          </table:table-cell>
          <table:table-cell table:style-name="ce22" table:number-columns-repeated="2"/>
          <table:table-cell table:style-name="ce22" table:formula="of:=STDEV([.H275:.H284])" office:value-type="float" office:value="8.36536131981824" calcext:value-type="float">
            <text:p>8,36536131981824</text:p>
          </table:table-cell>
          <table:table-cell table:style-name="ce22" table:formula="of:=STDEV([.I275:.I284])" office:value-type="float" office:value="3.48133050714809" calcext:value-type="float">
            <text:p>3,48133050714809</text:p>
          </table:table-cell>
          <table:table-cell table:style-name="ce22" table:formula="of:=STDEV([.J275:.J284])" office:value-type="float" office:value="4.03446367219017" calcext:value-type="float">
            <text:p>4,03446367219017</text:p>
          </table:table-cell>
          <table:table-cell table:style-name="ce22" table:formula="of:=STDEV([.K275:.K284])" office:value-type="float" office:value="2.69420288149699" calcext:value-type="float">
            <text:p>2,6942028814969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8498.97" calcext:value-type="float">
            <text:p>18498,97</text:p>
          </table:table-cell>
          <table:table-cell table:style-name="ce22" office:value-type="float" office:value="18.83" calcext:value-type="float">
            <text:p>18,83</text:p>
          </table:table-cell>
          <table:table-cell table:style-name="ce22" office:value-type="float" office:value="9.98" calcext:value-type="float">
            <text:p>9,98</text:p>
          </table:table-cell>
          <table:table-cell table:style-name="ce22" office:value-type="float" office:value="16.45" calcext:value-type="float">
            <text:p>16,45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10558.16" calcext:value-type="float">
            <text:p>10558,16</text:p>
          </table:table-cell>
          <table:table-cell table:style-name="ce22" office:value-type="float" office:value="975.898" calcext:value-type="float">
            <text:p>975,898</text:p>
          </table:table-cell>
          <table:table-cell table:style-name="ce22" office:value-type="float" office:value="67.12" calcext:value-type="float">
            <text:p>67,12</text:p>
          </table:table-cell>
          <table:table-cell table:style-name="ce22" office:value-type="float" office:value="163.21" calcext:value-type="float">
            <text:p>163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/>
          <table:table-cell table:style-name="ce22" office:value-type="float" office:value="20.889" calcext:value-type="float">
            <text:p>20,889</text:p>
          </table:table-cell>
          <table:table-cell table:style-name="ce22" office:value-type="float" office:value="19.49" calcext:value-type="float">
            <text:p>19,49</text:p>
          </table:table-cell>
          <table:table-cell table:style-name="ce22" office:value-type="float" office:value="17.69" calcext:value-type="float">
            <text:p>17,69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/>
          <table:table-cell table:style-name="ce22" office:value-type="float" office:value="1038.72" calcext:value-type="float">
            <text:p>1038,72</text:p>
          </table:table-cell>
          <table:table-cell table:style-name="ce22" office:value-type="float" office:value="82.69" calcext:value-type="float">
            <text:p>82,69</text:p>
          </table:table-cell>
          <table:table-cell table:style-name="ce22" office:value-type="float" office:value="93.97" calcext:value-type="float">
            <text:p>93,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/>
          <table:table-cell table:style-name="ce22" office:value-type="float" office:value="34.53" calcext:value-type="float">
            <text:p>34,53</text:p>
          </table:table-cell>
          <table:table-cell table:style-name="ce22" office:value-type="float" office:value="14.15" calcext:value-type="float">
            <text:p>14,15</text:p>
          </table:table-cell>
          <table:table-cell table:style-name="ce22" office:value-type="float" office:value="10.96" calcext:value-type="float">
            <text:p>10,96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/>
          <table:table-cell table:style-name="ce22" office:value-type="float" office:value="916.42" calcext:value-type="float">
            <text:p>916,42</text:p>
          </table:table-cell>
          <table:table-cell table:style-name="ce22" office:value-type="float" office:value="76.93" calcext:value-type="float">
            <text:p>76,93</text:p>
          </table:table-cell>
          <table:table-cell table:style-name="ce22" office:value-type="float" office:value="125.23" calcext:value-type="float">
            <text:p>125,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/>
          <table:table-cell table:style-name="ce22" office:value-type="float" office:value="24.25" calcext:value-type="float">
            <text:p>24,25</text:p>
          </table:table-cell>
          <table:table-cell table:style-name="ce22" office:value-type="float" office:value="12.98" calcext:value-type="float">
            <text:p>12,98</text:p>
          </table:table-cell>
          <table:table-cell table:style-name="ce22" office:value-type="float" office:value="14.53" calcext:value-type="float">
            <text:p>14,53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/>
          <table:table-cell table:style-name="ce22" office:value-type="float" office:value="943.581" calcext:value-type="float">
            <text:p>943,581</text:p>
          </table:table-cell>
          <table:table-cell table:style-name="ce22" office:value-type="float" office:value="42.22" calcext:value-type="float">
            <text:p>42,22</text:p>
          </table:table-cell>
          <table:table-cell table:style-name="ce22" office:value-type="float" office:value="42.86" calcext:value-type="float">
            <text:p>42,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/>
          <table:table-cell table:style-name="ce22" office:value-type="float" office:value="10.99" calcext:value-type="float">
            <text:p>10,99</text:p>
          </table:table-cell>
          <table:table-cell table:style-name="ce22" office:value-type="float" office:value="7.76" calcext:value-type="float">
            <text:p>7,76</text:p>
          </table:table-cell>
          <table:table-cell table:style-name="ce22" office:value-type="float" office:value="10.79" calcext:value-type="float">
            <text:p>10,79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/>
          <table:table-cell table:style-name="ce22" office:value-type="float" office:value="1164.18" calcext:value-type="float">
            <text:p>1164,18</text:p>
          </table:table-cell>
          <table:table-cell table:style-name="ce22" office:value-type="float" office:value="68.14" calcext:value-type="float">
            <text:p>68,14</text:p>
          </table:table-cell>
          <table:table-cell table:style-name="ce22" office:value-type="float" office:value="104.06" calcext:value-type="float">
            <text:p>104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/>
          <table:table-cell table:style-name="ce22" office:value-type="float" office:value="15.02" calcext:value-type="float">
            <text:p>15,02</text:p>
          </table:table-cell>
          <table:table-cell table:style-name="ce22" office:value-type="float" office:value="21.12" calcext:value-type="float">
            <text:p>21,12</text:p>
          </table:table-cell>
          <table:table-cell table:style-name="ce22" office:value-type="float" office:value="10.79" calcext:value-type="float">
            <text:p>10,79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/>
          <table:table-cell table:style-name="ce22" office:value-type="float" office:value="1358.44" calcext:value-type="float">
            <text:p>1358,44</text:p>
          </table:table-cell>
          <table:table-cell table:style-name="ce22" office:value-type="float" office:value="53.08" calcext:value-type="float">
            <text:p>53,08</text:p>
          </table:table-cell>
          <table:table-cell table:style-name="ce22" office:value-type="float" office:value="184.96" calcext:value-type="float">
            <text:p>184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/>
          <table:table-cell table:style-name="ce22" office:value-type="float" office:value="22.32" calcext:value-type="float">
            <text:p>22,32</text:p>
          </table:table-cell>
          <table:table-cell table:style-name="ce22" office:value-type="float" office:value="23.35" calcext:value-type="float">
            <text:p>23,35</text:p>
          </table:table-cell>
          <table:table-cell table:style-name="ce22" office:value-type="float" office:value="20.9" calcext:value-type="float">
            <text:p>20,9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/>
          <table:table-cell table:style-name="ce22" office:value-type="float" office:value="966.63" calcext:value-type="float">
            <text:p>966,63</text:p>
          </table:table-cell>
          <table:table-cell table:style-name="ce22" office:value-type="float" office:value="83.51" calcext:value-type="float">
            <text:p>83,51</text:p>
          </table:table-cell>
          <table:table-cell table:style-name="ce22" office:value-type="float" office:value="127.1" calcext:value-type="float">
            <text:p>127,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/>
          <table:table-cell table:style-name="ce22" office:value-type="float" office:value="28.23" calcext:value-type="float">
            <text:p>28,23</text:p>
          </table:table-cell>
          <table:table-cell table:style-name="ce22" office:value-type="float" office:value="10.38" calcext:value-type="float">
            <text:p>10,38</text:p>
          </table:table-cell>
          <table:table-cell table:style-name="ce22" office:value-type="float" office:value="19.16" calcext:value-type="float">
            <text:p>19,16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/>
          <table:table-cell table:style-name="ce22" office:value-type="float" office:value="848.31" calcext:value-type="float">
            <text:p>848,31</text:p>
          </table:table-cell>
          <table:table-cell table:style-name="ce22" office:value-type="float" office:value="64.83" calcext:value-type="float">
            <text:p>64,83</text:p>
          </table:table-cell>
          <table:table-cell table:style-name="ce22" office:value-type="float" office:value="132.63" calcext:value-type="float">
            <text:p>132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/>
          <table:table-cell table:style-name="ce22" office:value-type="float" office:value="21.19" calcext:value-type="float">
            <text:p>21,19</text:p>
          </table:table-cell>
          <table:table-cell table:style-name="ce22" office:value-type="float" office:value="9.32" calcext:value-type="float">
            <text:p>9,32</text:p>
          </table:table-cell>
          <table:table-cell table:style-name="ce22" office:value-type="float" office:value="8.53" calcext:value-type="float">
            <text:p>8,53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/>
          <table:table-cell table:style-name="ce22" office:value-type="float" office:value="1000.26" calcext:value-type="float">
            <text:p>1000,26</text:p>
          </table:table-cell>
          <table:table-cell table:style-name="ce22" office:value-type="float" office:value="46.03" calcext:value-type="float">
            <text:p>46,03</text:p>
          </table:table-cell>
          <table:table-cell table:style-name="ce22" office:value-type="float" office:value="88.63" calcext:value-type="float">
            <text:p>88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/>
          <table:table-cell table:style-name="ce22" office:value-type="float" office:value="16.64" calcext:value-type="float">
            <text:p>16,64</text:p>
          </table:table-cell>
          <table:table-cell table:style-name="ce22" office:value-type="float" office:value="25.93" calcext:value-type="float">
            <text:p>25,93</text:p>
          </table:table-cell>
          <table:table-cell table:style-name="ce22" office:value-type="float" office:value="11.1" calcext:value-type="float">
            <text:p>11,1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10884.19" calcext:value-type="float">
            <text:p>10884,19</text:p>
          </table:table-cell>
          <table:table-cell table:style-name="ce22" office:value-type="float" office:value="1092.91" calcext:value-type="float">
            <text:p>1092,91</text:p>
          </table:table-cell>
          <table:table-cell table:style-name="ce22" office:value-type="float" office:value="115.006" calcext:value-type="float">
            <text:p>115,006</text:p>
          </table:table-cell>
          <table:table-cell table:style-name="ce22" office:value-type="float" office:value="167.33" calcext:value-type="float">
            <text:p>167,3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88:.B297])" office:value-type="float" office:value="18498.97" calcext:value-type="float">
            <text:p>18498,97</text:p>
          </table:table-cell>
          <table:table-cell table:style-name="ce23" table:formula="of:=AVERAGE([.C288:.C297])" office:value-type="float" office:value="21.2889" calcext:value-type="float">
            <text:p>21,2889</text:p>
          </table:table-cell>
          <table:table-cell table:style-name="ce23" table:formula="of:=AVERAGE([.D288:.D297])" office:value-type="float" office:value="15.446" calcext:value-type="float">
            <text:p>15,446</text:p>
          </table:table-cell>
          <table:table-cell table:style-name="ce23" table:formula="of:=AVERAGE([.E288:.E297])" office:value-type="float" office:value="14.09" calcext:value-type="float">
            <text:p>14,09</text:p>
          </table:table-cell>
          <table:table-cell table:style-name="ce23" table:number-columns-repeated="2"/>
          <table:table-cell table:style-name="ce23" table:formula="of:=AVERAGE([.H288:.H297])" office:value-type="float" office:value="10721.175" calcext:value-type="float">
            <text:p>10721,175</text:p>
          </table:table-cell>
          <table:table-cell table:style-name="ce23" table:formula="of:=AVERAGE([.I288:.I297])" office:value-type="float" office:value="1030.5349" calcext:value-type="float">
            <text:p>1030,5349</text:p>
          </table:table-cell>
          <table:table-cell table:style-name="ce23" table:formula="of:=AVERAGE([.J288:.J297])" office:value-type="float" office:value="69.9556" calcext:value-type="float">
            <text:p>69,9556</text:p>
          </table:table-cell>
          <table:table-cell table:style-name="ce23" table:formula="of:=AVERAGE([.K288:.K297])" office:value-type="float" office:value="122.998" calcext:value-type="float">
            <text:p>122,998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7" table:formula="of:=STDEV([.B288:.B297])" office:value-type="string" office:string-value="" calcext:value-type="error">
            <text:p>#DIV/0!</text:p>
          </table:table-cell>
          <table:table-cell table:style-name="ce7" table:formula="of:=STDEV([.C288:.C297])" office:value-type="float" office:value="6.7208753472545" calcext:value-type="float">
            <text:p>6,7208753472545</text:p>
          </table:table-cell>
          <table:table-cell table:style-name="ce7" table:formula="of:=STDEV([.D288:.D297])" office:value-type="float" office:value="6.5050445382368" calcext:value-type="float">
            <text:p>6,5050445382368</text:p>
          </table:table-cell>
          <table:table-cell table:style-name="ce7" table:formula="of:=STDEV([.E288:.E297])" office:value-type="float" office:value="4.24571417889722" calcext:value-type="float">
            <text:p>4,24571417889722</text:p>
          </table:table-cell>
          <table:table-cell table:style-name="Default" table:number-columns-repeated="2"/>
          <table:table-cell table:style-name="Default" table:formula="of:=STDEV([.H288:.H297])" office:value-type="float" office:value="230.538023870251" calcext:value-type="float">
            <text:p>230,538023870251</text:p>
          </table:table-cell>
          <table:table-cell table:style-name="Default" table:formula="of:=STDEV([.I288:.I297])" office:value-type="float" office:value="145.722383808277" calcext:value-type="float">
            <text:p>145,722383808277</text:p>
          </table:table-cell>
          <table:table-cell table:style-name="Default" table:formula="of:=STDEV([.J288:.J297])" office:value-type="float" office:value="21.3129069460008" calcext:value-type="float">
            <text:p>21,3129069460008</text:p>
          </table:table-cell>
          <table:table-cell table:style-name="Default" table:formula="of:=STDEV([.K288:.K297])" office:value-type="float" office:value="42.6102952609134" calcext:value-type="float">
            <text:p>42,610295260913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5747.185" calcext:value-type="float">
            <text:p>5747,185</text:p>
          </table:table-cell>
          <table:table-cell table:style-name="ce22" office:value-type="float" office:value="0.029" calcext:value-type="float">
            <text:p>0,029</text:p>
          </table:table-cell>
          <table:table-cell table:style-name="ce22" office:value-type="float" office:value="0.035" calcext:value-type="float">
            <text:p>0,035</text:p>
          </table:table-cell>
          <table:table-cell table:style-name="ce22" office:value-type="float" office:value="0.034" calcext:value-type="float">
            <text:p>0,03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/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0219" calcext:value-type="float">
            <text:p>0,0219</text:p>
          </table:table-cell>
          <table:table-cell table:style-name="ce22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/>
          <table:table-cell table:style-name="ce22" office:value-type="float" office:value="0.025" calcext:value-type="float">
            <text:p>0,025</text:p>
          </table:table-cell>
          <table:table-cell table:style-name="ce22" office:value-type="float" office:value="0.0219" calcext:value-type="float">
            <text:p>0,0219</text:p>
          </table:table-cell>
          <table:table-cell table:style-name="ce22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/>
          <table:table-cell table:style-name="ce22" office:value-type="float" office:value="0.033" calcext:value-type="float">
            <text:p>0,033</text:p>
          </table:table-cell>
          <table:table-cell table:style-name="ce22"/>
          <table:table-cell table:style-name="ce22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/>
          <table:table-cell table:style-name="ce22" office:value-type="float" office:value="0.024" calcext:value-type="float">
            <text:p>0,024</text:p>
          </table:table-cell>
          <table:table-cell table:style-name="ce22"/>
          <table:table-cell table:style-name="ce22" office:value-type="float" office:value="0.0238" calcext:value-type="float">
            <text:p>0,023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/>
          <table:table-cell table:style-name="ce22" office:value-type="float" office:value="0.0258" calcext:value-type="float">
            <text:p>0,0258</text:p>
          </table:table-cell>
          <table:table-cell table:style-name="ce22"/>
          <table:table-cell table:style-name="ce22" office:value-type="float" office:value="0.024" calcext:value-type="float">
            <text:p>0,02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/>
          <table:table-cell table:style-name="ce22" office:value-type="float" office:value="0.022" calcext:value-type="float">
            <text:p>0,022</text:p>
          </table:table-cell>
          <table:table-cell table:style-name="ce22"/>
          <table:table-cell table:style-name="ce22" office:value-type="float" office:value="0.0204" calcext:value-type="float">
            <text:p>0,020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/>
          <table:table-cell table:style-name="ce22" office:value-type="float" office:value="0.023" calcext:value-type="float">
            <text:p>0,023</text:p>
          </table:table-cell>
          <table:table-cell table:style-name="ce22"/>
          <table:table-cell table:style-name="ce22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/>
          <table:table-cell table:style-name="ce22" office:value-type="float" office:value="0.033" calcext:value-type="float">
            <text:p>0,033</text:p>
          </table:table-cell>
          <table:table-cell table:style-name="ce22"/>
          <table:table-cell table:style-name="ce22" office:value-type="float" office:value="0.036" calcext:value-type="float">
            <text:p>0,036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/>
          <table:table-cell table:style-name="ce22" office:value-type="float" office:value="0.0244" calcext:value-type="float">
            <text:p>0,0244</text:p>
          </table:table-cell>
          <table:table-cell table:style-name="ce22"/>
          <table:table-cell table:style-name="ce22" office:value-type="float" office:value="0.032" calcext:value-type="float">
            <text:p>0,03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301:.B310])" office:value-type="float" office:value="5747.185" calcext:value-type="float">
            <text:p>5747,185</text:p>
          </table:table-cell>
          <table:table-cell table:style-name="ce23" table:formula="of:=AVERAGE([.C301:.C310])" office:value-type="float" office:value="0.02612" calcext:value-type="float">
            <text:p>0,02612</text:p>
          </table:table-cell>
          <table:table-cell table:style-name="ce23" table:formula="of:=AVERAGE([.D301:.D310])" office:value-type="float" office:value="0.0262666666666667" calcext:value-type="float">
            <text:p>0,0262666666666667</text:p>
          </table:table-cell>
          <table:table-cell table:style-name="ce23" table:formula="of:=AVERAGE([.E301:.E310])" office:value-type="float" office:value="0.02663" calcext:value-type="float">
            <text:p>0,02663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7" table:formula="of:=STDEV([.B301:.B310])" office:value-type="string" office:string-value="" calcext:value-type="error">
            <text:p>#DIV/0!</text:p>
          </table:table-cell>
          <table:table-cell table:style-name="ce7" table:formula="of:=STDEV([.C301:.C310])" office:value-type="float" office:value="0.00415606651641776" calcext:value-type="float">
            <text:p>0,00415606651641776</text:p>
          </table:table-cell>
          <table:table-cell table:style-name="ce7" table:formula="of:=STDEV([.D301:.D310])" office:value-type="float" office:value="0.0075632885263841" calcext:value-type="float">
            <text:p>0,0075632885263841</text:p>
          </table:table-cell>
          <table:table-cell table:style-name="ce7" table:formula="of:=STDEV([.E301:.E310])" office:value-type="float" office:value="0.00593708682772957" calcext:value-type="float">
            <text:p>0,00593708682772957</text:p>
          </table:table-cell>
          <table:table-cell/>
          <table:table-cell table:style-name="ce19" table:number-columns-repeated="5"/>
          <table:table-cell table:number-columns-repeated="16373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8"/>
          <table:table-cell table:number-columns-repeated="16373"/>
        </table:table-row>
        <table:table-row table:style-name="ro1" table:number-rows-repeated="6">
          <table:table-cell table:style-name="Default" table:number-columns-repeated="11"/>
          <table:table-cell table:number-columns-repeated="16373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Default" table:number-columns-repeated="5"/>
          <table:table-cell table:style-name="ce19"/>
          <table:table-cell table:style-name="Default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482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eural_averages" table:style-name="ta1">
        <table:table-column table:style-name="co6" table:default-cell-style-name="ce39"/>
        <table:table-column table:style-name="co2" table:default-cell-style-name="ce39"/>
        <table:table-column table:style-name="co7" table:default-cell-style-name="ce39"/>
        <table:table-column table:style-name="co3" table:number-columns-repeated="16381" table:default-cell-style-name="ce39"/>
        <table:table-row table:style-name="ro1">
          <table:table-cell table:style-name="ce27"/>
          <table:table-cell table:style-name="ce35" office:value-type="string" calcext:value-type="string">
            <text:p>CLASSIFICATION DATASETS</text:p>
          </table:table-cell>
          <table:table-cell table:style-name="ce35" table:number-columns-repeated="3"/>
          <table:table-cell table:number-columns-repeated="16379"/>
        </table:table-row>
        <table:table-row table:style-name="ro1"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ADAM</text:p>
          </table:table-cell>
          <table:table-cell table:style-name="ce27" office:value-type="string" calcext:value-type="string">
            <text:p>BFGS</text:p>
          </table:table-cell>
          <table:table-cell table:style-name="ce27" office:value-type="string" calcext:value-type="string">
            <text:p>GENETIC</text:p>
          </table:table-cell>
          <table:table-cell table:style-name="ce27" office:value-type="string" calcext:value-type="string">
            <text:p>IPSO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52" calcext:value-type="percentage">
            <text:p>15,20%</text:p>
          </table:table-cell>
          <table:table-cell table:style-name="ce18" office:value-type="percentage" office:value="0.1777" calcext:value-type="percentage">
            <text:p>17,77%</text:p>
          </table:table-cell>
          <table:table-cell table:style-name="ce18" office:value-type="percentage" office:value="0.233" calcext:value-type="percentage">
            <text:p>23,30%</text:p>
          </table:table-cell>
          <table:table-cell table:style-name="ce18" office:value-type="percentage" office:value="0.2357" calcext:value-type="percentage">
            <text:p>23,57%</text:p>
          </table:table-cell>
          <table:table-cell table:style-name="ce30" table:number-columns-repeated="16376"/>
          <table:table-cell table:number-columns-repeated="3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4343" calcext:value-type="percentage">
            <text:p>43,43%</text:p>
          </table:table-cell>
          <table:table-cell table:style-name="ce18" office:value-type="percentage" office:value="0.3743" calcext:value-type="percentage">
            <text:p>37,43%</text:p>
          </table:table-cell>
          <table:table-cell table:style-name="ce18" office:value-type="percentage" office:value="0.2609" calcext:value-type="percentage">
            <text:p>26,09%</text:p>
          </table:table-cell>
          <table:table-cell table:style-name="ce18" office:value-type="percentage" office:value="0.3056" calcext:value-type="percentage">
            <text:p>30,56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2929" calcext:value-type="percentage">
            <text:p>29,29%</text:p>
          </table:table-cell>
          <table:table-cell table:style-name="ce18" office:value-type="percentage" office:value="0.0854" calcext:value-type="percentage">
            <text:p>8,54%</text:p>
          </table:table-cell>
          <table:table-cell table:style-name="ce18" office:value-type="percentage" office:value="0.0774" calcext:value-type="percentage">
            <text:p>7,74%</text:p>
          </table:table-cell>
          <table:table-cell table:style-name="ce18" office:value-type="percentage" office:value="0.0779" calcext:value-type="percentage">
            <text:p>7,7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nds</text:p>
          </table:table-cell>
          <table:table-cell table:style-name="ce26" office:value-type="percentage" office:value="0.4325" calcext:value-type="percentage">
            <text:p>43,25%</text:p>
          </table:table-cell>
          <table:table-cell table:style-name="ce18" office:value-type="percentage" office:value="0.3715" calcext:value-type="percentage">
            <text:p>37,15%</text:p>
          </table:table-cell>
          <table:table-cell table:style-name="ce18" office:value-type="percentage" office:value="0.3545" calcext:value-type="percentage">
            <text:p>35,45%</text:p>
          </table:table-cell>
          <table:table-cell table:style-name="ce18" office:value-type="percentage" office:value="0.3592" calcext:value-type="percentage">
            <text:p>35,92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7871" calcext:value-type="percentage">
            <text:p>78,71%</text:p>
          </table:table-cell>
          <table:table-cell table:style-name="ce18" office:value-type="percentage" office:value="0.7522" calcext:value-type="percentage">
            <text:p>75,22%</text:p>
          </table:table-cell>
          <table:table-cell table:style-name="ce18" office:value-type="percentage" office:value="0.4657" calcext:value-type="percentage">
            <text:p>46,57%</text:p>
          </table:table-cell>
          <table:table-cell table:style-name="ce18" office:value-type="percentage" office:value="0.4938" calcext:value-type="percentage">
            <text:p>49,3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6312" calcext:value-type="percentage">
            <text:p>63,12%</text:p>
          </table:table-cell>
          <table:table-cell table:style-name="ce18" office:value-type="percentage" office:value="0.4564" calcext:value-type="percentage">
            <text:p>45,64%</text:p>
          </table:table-cell>
          <table:table-cell table:style-name="ce18" office:value-type="percentage" office:value="0.0859" calcext:value-type="percentage">
            <text:p>8,59%</text:p>
          </table:table-cell>
          <table:table-cell table:style-name="ce18" office:value-type="percentage" office:value="0.0958" calcext:value-type="percentage">
            <text:p>9,5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8278" calcext:value-type="percentage">
            <text:p>82,78%</text:p>
          </table:table-cell>
          <table:table-cell table:style-name="ce18" office:value-type="percentage" office:value="0.8206" calcext:value-type="percentage">
            <text:p>82,06%</text:p>
          </table:table-cell>
          <table:table-cell table:style-name="ce18" office:value-type="percentage" office:value="0.6195" calcext:value-type="percentage">
            <text:p>61,95%</text:p>
          </table:table-cell>
          <table:table-cell table:style-name="ce18" office:value-type="percentage" office:value="0.5887" calcext:value-type="percentage">
            <text:p>58,8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6095" calcext:value-type="percentage">
            <text:p>60,95%</text:p>
          </table:table-cell>
          <table:table-cell table:style-name="ce18" office:value-type="percentage" office:value="0.5395" calcext:value-type="percentage">
            <text:p>53,95%</text:p>
          </table:table-cell>
          <table:table-cell table:style-name="ce18" office:value-type="percentage" office:value="0.3172" calcext:value-type="percentage">
            <text:p>31,72%</text:p>
          </table:table-cell>
          <table:table-cell table:style-name="ce18" office:value-type="percentage" office:value="0.3277" calcext:value-type="percentage">
            <text:p>32,7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4308" calcext:value-type="percentage">
            <text:p>43,08%</text:p>
          </table:table-cell>
          <table:table-cell table:style-name="ce18" office:value-type="percentage" office:value="0.3921" calcext:value-type="percentage">
            <text:p>39,21%</text:p>
          </table:table-cell>
          <table:table-cell table:style-name="ce18" office:value-type="percentage" office:value="0.1932" calcext:value-type="percentage">
            <text:p>19,32%</text:p>
          </table:table-cell>
          <table:table-cell table:style-name="ce18" office:value-type="percentage" office:value="0.2363" calcext:value-type="percentage">
            <text:p>23,6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1462" calcext:value-type="percentage">
            <text:p>14,62%</text:p>
          </table:table-cell>
          <table:table-cell table:style-name="ce18" office:value-type="percentage" office:value="0.077" calcext:value-type="percentage">
            <text:p>7,70%</text:p>
          </table:table-cell>
          <table:table-cell table:style-name="ce18" office:value-type="percentage" office:value="0.0754" calcext:value-type="percentage">
            <text:p>7,54%</text:p>
          </table:table-cell>
          <table:table-cell table:style-name="ce18" office:value-type="percentage" office:value="0.0775" calcext:value-type="percentage">
            <text:p>7,7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965" calcext:value-type="percentage">
            <text:p>19,65%</text:p>
          </table:table-cell>
          <table:table-cell table:style-name="ce18" office:value-type="percentage" office:value="0.125" calcext:value-type="percentage">
            <text:p>12,50%</text:p>
          </table:table-cell>
          <table:table-cell table:style-name="ce18" office:value-type="percentage" office:value="0.1608" calcext:value-type="percentage">
            <text:p>16,08%</text:p>
          </table:table-cell>
          <table:table-cell table:style-name="ce18" office:value-type="percentage" office:value="0.1574" calcext:value-type="percentage">
            <text:p>15,7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4279" calcext:value-type="percentage">
            <text:p>42,79%</text:p>
          </table:table-cell>
          <table:table-cell table:style-name="ce18" office:value-type="percentage" office:value="0.4149" calcext:value-type="percentage">
            <text:p>41,49%</text:p>
          </table:table-cell>
          <table:table-cell table:style-name="ce18" office:value-type="percentage" office:value="0.3482" calcext:value-type="percentage">
            <text:p>34,82%</text:p>
          </table:table-cell>
          <table:table-cell table:style-name="ce18" office:value-type="percentage" office:value="0.3717" calcext:value-type="percentage">
            <text:p>37,1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3279" calcext:value-type="percentage">
            <text:p>32,79%</text:p>
          </table:table-cell>
          <table:table-cell table:style-name="ce18" office:value-type="percentage" office:value="0.2452" calcext:value-type="percentage">
            <text:p>24,52%</text:p>
          </table:table-cell>
          <table:table-cell table:style-name="ce18" office:value-type="percentage" office:value="0.2778" calcext:value-type="percentage">
            <text:p>27,78%</text:p>
          </table:table-cell>
          <table:table-cell table:style-name="ce18" office:value-type="percentage" office:value="0.2605" calcext:value-type="percentage">
            <text:p>26,0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4796" calcext:value-type="percentage">
            <text:p>47,96%</text:p>
          </table:table-cell>
          <table:table-cell table:style-name="ce18" office:value-type="percentage" office:value="0.3348" calcext:value-type="percentage">
            <text:p>33,48%</text:p>
          </table:table-cell>
          <table:table-cell table:style-name="ce18" office:value-type="percentage" office:value="0.1678" calcext:value-type="percentage">
            <text:p>16,78%</text:p>
          </table:table-cell>
          <table:table-cell table:style-name="ce18" office:value-type="percentage" office:value="0.1825" calcext:value-type="percentage">
            <text:p>18,2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264" calcext:value-type="percentage">
            <text:p>26,40%</text:p>
          </table:table-cell>
          <table:table-cell table:style-name="ce18" office:value-type="percentage" office:value="0.277" calcext:value-type="percentage">
            <text:p>27,70%</text:p>
          </table:table-cell>
          <table:table-cell table:style-name="ce18" office:value-type="percentage" office:value="0.1554" calcext:value-type="percentage">
            <text:p>15,54%</text:p>
          </table:table-cell>
          <table:table-cell table:style-name="ce18" office:value-type="percentage" office:value="0.1868" calcext:value-type="percentage">
            <text:p>18,6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4411" calcext:value-type="percentage">
            <text:p>44,11%</text:p>
          </table:table-cell>
          <table:table-cell table:style-name="ce18" office:value-type="percentage" office:value="0.3609" calcext:value-type="percentage">
            <text:p>36,09%</text:p>
          </table:table-cell>
          <table:table-cell table:style-name="ce18" office:value-type="percentage" office:value="0.2597" calcext:value-type="percentage">
            <text:p>25,97%</text:p>
          </table:table-cell>
          <table:table-cell table:style-name="ce18" office:value-type="percentage" office:value="0.3269" calcext:value-type="percentage">
            <text:p>32,6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731" calcext:value-type="percentage">
            <text:p>7,31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743" calcext:value-type="percentage">
            <text:p>7,43%</text:p>
          </table:table-cell>
          <table:table-cell table:style-name="ce18" office:value-type="percentage" office:value="0.0746" calcext:value-type="percentage">
            <text:p>7,46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5634" calcext:value-type="percentage">
            <text:p>56,34%</text:p>
          </table:table-cell>
          <table:table-cell table:style-name="ce18" office:value-type="percentage" office:value="0.3421" calcext:value-type="percentage">
            <text:p>34,21%</text:p>
          </table:table-cell>
          <table:table-cell table:style-name="ce18" office:value-type="percentage" office:value="0.2939" calcext:value-type="percentage">
            <text:p>29,39%</text:p>
          </table:table-cell>
          <table:table-cell table:style-name="ce18" office:value-type="percentage" office:value="0.2978" calcext:value-type="percentage">
            <text:p>29,7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681" calcext:value-type="percentage">
            <text:p>36,81%</text:p>
          </table:table-cell>
          <table:table-cell table:style-name="ce18" office:value-type="percentage" office:value="0.3774" calcext:value-type="percentage">
            <text:p>37,74%</text:p>
          </table:table-cell>
          <table:table-cell table:style-name="ce18" office:value-type="percentage" office:value="0.3163" calcext:value-type="percentage">
            <text:p>31,63%</text:p>
          </table:table-cell>
          <table:table-cell table:style-name="ce18" office:value-type="percentage" office:value="0.3428" calcext:value-type="percentage">
            <text:p>34,2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8359" calcext:value-type="percentage">
            <text:p>83,59%</text:p>
          </table:table-cell>
          <table:table-cell table:style-name="ce18" office:value-type="percentage" office:value="0.6844" calcext:value-type="percentage">
            <text:p>68,44%</text:p>
          </table:table-cell>
          <table:table-cell table:style-name="ce18" office:value-type="percentage" office:value="0.2066" calcext:value-type="percentage">
            <text:p>20,66%</text:p>
          </table:table-cell>
          <table:table-cell table:style-name="ce18" office:value-type="percentage" office:value="0.3188" calcext:value-type="percentage">
            <text:p>31,8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89" calcext:value-type="percentage">
            <text:p>28,90%</text:p>
          </table:table-cell>
          <table:table-cell table:style-name="ce18" office:value-type="percentage" office:value="0.2125" calcext:value-type="percentage">
            <text:p>21,25%</text:p>
          </table:table-cell>
          <table:table-cell table:style-name="ce18" office:value-type="percentage" office:value="0.2609" calcext:value-type="percentage">
            <text:p>26,09%</text:p>
          </table:table-cell>
          <table:table-cell table:style-name="ce18" office:value-type="percentage" office:value="0.2415" calcext:value-type="percentage">
            <text:p>24,1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5004" calcext:value-type="percentage">
            <text:p>50,04%</text:p>
          </table:table-cell>
          <table:table-cell table:style-name="ce18" office:value-type="percentage" office:value="0.4769" calcext:value-type="percentage">
            <text:p>47,69%</text:p>
          </table:table-cell>
          <table:table-cell table:style-name="ce18" office:value-type="percentage" office:value="0.4264" calcext:value-type="percentage">
            <text:p>42,64%</text:p>
          </table:table-cell>
          <table:table-cell table:style-name="ce18" office:value-type="percentage" office:value="0.4463" calcext:value-type="percentage">
            <text:p>44,6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813" calcext:value-type="percentage">
            <text:p>58,13%</text:p>
          </table:table-cell>
          <table:table-cell table:style-name="ce18" office:value-type="percentage" office:value="0.5713" calcext:value-type="percentage">
            <text:p>57,13%</text:p>
          </table:table-cell>
          <table:table-cell table:style-name="ce18" office:value-type="percentage" office:value="0.4707" calcext:value-type="percentage">
            <text:p>47,07%</text:p>
          </table:table-cell>
          <table:table-cell table:style-name="ce18" office:value-type="percentage" office:value="0.4804" calcext:value-type="percentage">
            <text:p>48,0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3647" calcext:value-type="percentage">
            <text:p>36,47%</text:p>
          </table:table-cell>
          <table:table-cell table:style-name="ce18" office:value-type="percentage" office:value="0.3309" calcext:value-type="percentage">
            <text:p>33,09%</text:p>
          </table:table-cell>
          <table:table-cell table:style-name="ce18" office:value-type="percentage" office:value="0.0604" calcext:value-type="percentage">
            <text:p>6,04%</text:p>
          </table:table-cell>
          <table:table-cell table:style-name="ce18" office:value-type="percentage" office:value="0.0703" calcext:value-type="percentage">
            <text:p>7,0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5821" calcext:value-type="percentage">
            <text:p>58,21%</text:p>
          </table:table-cell>
          <table:table-cell table:style-name="ce18" office:value-type="percentage" office:value="0.5847" calcext:value-type="percentage">
            <text:p>58,47%</text:p>
          </table:table-cell>
          <table:table-cell table:style-name="ce18" office:value-type="percentage" office:value="0.2688" calcext:value-type="percentage">
            <text:p>26,88%</text:p>
          </table:table-cell>
          <table:table-cell table:style-name="ce18" office:value-type="percentage" office:value="0.2433" calcext:value-type="percentage">
            <text:p>24,3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5417" calcext:value-type="percentage">
            <text:p>54,17%</text:p>
          </table:table-cell>
          <table:table-cell table:style-name="ce18" office:value-type="percentage" office:value="0.4153" calcext:value-type="percentage">
            <text:p>41,53%</text:p>
          </table:table-cell>
          <table:table-cell table:style-name="ce18" office:value-type="percentage" office:value="0.0693" calcext:value-type="percentage">
            <text:p>6,93%</text:p>
          </table:table-cell>
          <table:table-cell table:style-name="ce18" office:value-type="percentage" office:value="0.1181" calcext:value-type="percentage">
            <text:p>11,8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595" calcext:value-type="percentage">
            <text:p>59,50%</text:p>
          </table:table-cell>
          <table:table-cell table:style-name="ce18" office:value-type="percentage" office:value="0.4575" calcext:value-type="percentage">
            <text:p>45,75%</text:p>
          </table:table-cell>
          <table:table-cell table:style-name="ce18" office:value-type="percentage" office:value="0.0521" calcext:value-type="percentage">
            <text:p>5,21%</text:p>
          </table:table-cell>
          <table:table-cell table:style-name="ce18" office:value-type="percentage" office:value="0.0697" calcext:value-type="percentage">
            <text:p>6,9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333" calcext:value-type="percentage">
            <text:p>33,30%</text:p>
          </table:table-cell>
          <table:table-cell table:style-name="ce18" office:value-type="percentage" office:value="0.1597" calcext:value-type="percentage">
            <text:p>15,97%</text:p>
          </table:table-cell>
          <table:table-cell table:style-name="ce18" office:value-type="percentage" office:value="0.0343" calcext:value-type="percentage">
            <text:p>3,43%</text:p>
          </table:table-cell>
          <table:table-cell table:style-name="ce18" office:value-type="percentage" office:value="0.0315" calcext:value-type="percentage">
            <text:p>3,1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827" calcext:value-type="percentage">
            <text:p>18,27%</text:p>
          </table:table-cell>
          <table:table-cell table:style-name="ce18" office:value-type="percentage" office:value="0.1043" calcext:value-type="percentage">
            <text:p>10,43%</text:p>
          </table:table-cell>
          <table:table-cell table:style-name="ce18" office:value-type="percentage" office:value="0.0943" calcext:value-type="percentage">
            <text:p>9,43%</text:p>
          </table:table-cell>
          <table:table-cell table:style-name="ce18" office:value-type="percentage" office:value="0.0783" calcext:value-type="percentage">
            <text:p>7,83%</text:p>
          </table:table-cell>
          <table:table-cell table:number-columns-repeated="16379"/>
        </table:table-row>
        <table:table-row table:style-name="ro2">
          <table:table-cell table:style-name="ce28"/>
          <table:table-cell table:style-name="ce38" table:formula="of:=AVERAGE([.B3:.B31])" office:value-type="percentage" office:value="0.437644827586207" calcext:value-type="percentage">
            <text:p>43,76%</text:p>
          </table:table-cell>
          <table:table-cell table:style-name="ce38" table:formula="of:=AVERAGE([.C3:.C31])" office:value-type="percentage" office:value="0.364655172413793" calcext:value-type="percentage">
            <text:p>36,47%</text:p>
          </table:table-cell>
          <table:table-cell table:style-name="ce38" table:formula="of:=AVERAGE([.D3:.D31])" office:value-type="percentage" office:value="0.230368965517241" calcext:value-type="percentage">
            <text:p>23,04%</text:p>
          </table:table-cell>
          <table:table-cell table:style-name="ce38" table:formula="of:=AVERAGE([.E3:.E31])" office:value-type="percentage" office:value="0.244737931034483" calcext:value-type="percentage">
            <text:p>24,47%</text:p>
          </table:table-cell>
          <table:table-cell table:style-name="ce38" table:formula="of:=AVERAGE([.F3:.F31])" office:value-type="string" office:string-value="" calcext:value-type="error">
            <text:p>#DIV/0!</text:p>
          </table:table-cell>
          <table:table-cell table:style-name="ce28" table:number-columns-repeated="16375"/>
          <table:table-cell table:style-name="ce34" table:number-columns-repeated="3"/>
        </table:table-row>
        <table:table-row table:style-name="ro2">
          <table:table-cell table:style-name="ce28"/>
          <table:table-cell table:style-name="ce38"/>
          <table:table-cell table:style-name="ce38" table:formula="of:=([.B32]-[.C32])/[.B32]" office:value-type="percentage" office:value="0.166778288172585" calcext:value-type="percentage">
            <text:p>16,68%</text:p>
          </table:table-cell>
          <table:table-cell table:style-name="ce38" table:formula="of:=([.B32]-[.D32])/[.B32]" office:value-type="percentage" office:value="0.473616615583413" calcext:value-type="percentage">
            <text:p>47,36%</text:p>
          </table:table-cell>
          <table:table-cell table:style-name="ce38" table:formula="of:=([.B32]-[.E32])/[.B32]" office:value-type="percentage" office:value="0.440784134513107" calcext:value-type="percentage">
            <text:p>44,08%</text:p>
          </table:table-cell>
          <table:table-cell table:style-name="ce28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REGRESSION DATASETS</text:p>
          </table:table-cell>
          <table:covered-table-cell table:style-name="ce27"/>
          <table:table-cell table:style-name="ce27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29422.76/417" office:value-type="float" office:value="70.5581774580336" calcext:value-type="float">
            <text:p>70,5581774580336</text:p>
          </table:table-cell>
          <table:table-cell table:style-name="ce30" table:formula="of:=1816.662/417" office:value-type="float" office:value="4.3565035971223" calcext:value-type="float">
            <text:p>4,3565035971223</text:p>
          </table:table-cell>
          <table:table-cell table:style-name="ce30" table:formula="of:=1862.44111111111/417" office:value-type="float" office:value="4.46628563815614" calcext:value-type="float">
            <text:p>4,46628563815614</text:p>
          </table:table-cell>
          <table:table-cell table:style-name="ce30" table:formula="of:=1829.207/417" office:value-type="float" office:value="4.38658752997602" calcext:value-type="float">
            <text:p>4,38658752997602</text:p>
          </table:table-cell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5809.33175/150" office:value-type="float" office:value="38.7288783333333" calcext:value-type="float">
            <text:p>38,7288783333333</text:p>
          </table:table-cell>
          <table:table-cell table:style-name="ce30" table:formula="of:=0.475222222222222/150" office:value-type="float" office:value="0.00316814814814815" calcext:value-type="float">
            <text:p>0,00316814814814815</text:p>
          </table:table-cell>
          <table:table-cell table:style-name="ce30" table:formula="of:=0.162111111111111/150" office:value-type="float" office:value="0.00108074074074074" calcext:value-type="float">
            <text:p>0,00108074074074074</text:p>
          </table:table-cell>
          <table:table-cell table:style-name="ce30" table:formula="of:=0.162555555555556/150" office:value-type="float" office:value="0.00108370370370371" calcext:value-type="float">
            <text:p>0,0010837037037037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4924.4882/33" office:value-type="float" office:value="149.226915151515" calcext:value-type="float">
            <text:p>149,226915151515</text:p>
          </table:table-cell>
          <table:table-cell table:style-name="ce30" table:formula="of:=3943.862/33" office:value-type="float" office:value="119.51096969697" calcext:value-type="float">
            <text:p>119,51096969697</text:p>
          </table:table-cell>
          <table:table-cell table:style-name="ce30" table:formula="of:=2076.9051/33" office:value-type="float" office:value="62.9365181818182" calcext:value-type="float">
            <text:p>62,9365181818182</text:p>
          </table:table-cell>
          <table:table-cell table:style-name="ce30" table:formula="of:=2154.794/33" office:value-type="float" office:value="65.2967878787879" calcext:value-type="float">
            <text:p>65,2967878787879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1.27348/9" office:value-type="float" office:value="0.141497777777778" calcext:value-type="float">
            <text:p>0,141497777777778</text:p>
          </table:table-cell>
          <table:table-cell table:style-name="ce30" table:formula="of:=12.9744/9" office:value-type="float" office:value="1.4416" calcext:value-type="float">
            <text:p>1,4416</text:p>
          </table:table-cell>
          <table:table-cell table:style-name="ce30" table:formula="of:=0.77609/9" office:value-type="float" office:value="0.0862322222222222" calcext:value-type="float">
            <text:p>0,0862322222222222</text:p>
          </table:table-cell>
          <table:table-cell table:style-name="ce30" table:formula="of:=2.21137/9" office:value-type="float" office:value="0.245707777777778" calcext:value-type="float">
            <text:p>0,245707777777778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3.2863/4" office:value-type="float" office:value="0.821575" calcext:value-type="float">
            <text:p>0,821575</text:p>
          </table:table-cell>
          <table:table-cell table:style-name="ce30" table:formula="of:=2.6603/4" office:value-type="float" office:value="0.665075" calcext:value-type="float">
            <text:p>0,665075</text:p>
          </table:table-cell>
          <table:table-cell table:style-name="ce30" table:formula="of:=5.0136/4" office:value-type="float" office:value="1.2534" calcext:value-type="float">
            <text:p>1,2534</text:p>
          </table:table-cell>
          <table:table-cell table:style-name="ce30" table:formula="of:=8.0779/4" office:value-type="float" office:value="2.019475" calcext:value-type="float">
            <text:p>2,01947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1229.9674/103" office:value-type="float" office:value="11.9414310679612" calcext:value-type="float">
            <text:p>11,9414310679612</text:p>
          </table:table-cell>
          <table:table-cell table:style-name="ce30" table:formula="of:=0.9974/103" office:value-type="float" office:value="0.00968349514563107" calcext:value-type="float">
            <text:p>0,00968349514563107</text:p>
          </table:table-cell>
          <table:table-cell table:style-name="ce30" table:formula="of:=0.3411/103" office:value-type="float" office:value="0.00331165048543689" calcext:value-type="float">
            <text:p>0,00331165048543689</text:p>
          </table:table-cell>
          <table:table-cell table:style-name="ce30" table:formula="of:=0.5868/103" office:value-type="float" office:value="0.00569708737864078" calcext:value-type="float">
            <text:p>0,00569708737864078</text:p>
          </table:table-cell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52.845/36" office:value-type="float" office:value="1.46791666666667" calcext:value-type="float">
            <text:p>1,46791666666667</text:p>
          </table:table-cell>
          <table:table-cell table:style-name="ce30" table:formula="of:=120.742/36" office:value-type="float" office:value="3.35394444444444" calcext:value-type="float">
            <text:p>3,35394444444444</text:p>
          </table:table-cell>
          <table:table-cell table:style-name="ce30" table:formula="of:=11.82/36" office:value-type="float" office:value="0.328333333333333" calcext:value-type="float">
            <text:p>0,328333333333333</text:p>
          </table:table-cell>
          <table:table-cell table:style-name="ce30" table:formula="of:=12.523/36" office:value-type="float" office:value="0.347861111111111" calcext:value-type="float">
            <text:p>0,347861111111111</text:p>
          </table:table-cell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4.34/4" office:value-type="float" office:value="1.085" calcext:value-type="float">
            <text:p>1,085</text:p>
          </table:table-cell>
          <table:table-cell table:style-name="ce30" table:formula="of:=4.0441/4" office:value-type="float" office:value="1.011025" calcext:value-type="float">
            <text:p>1,011025</text:p>
          </table:table-cell>
          <table:table-cell table:style-name="ce30" table:formula="of:=12.2007/4" office:value-type="float" office:value="3.050175" calcext:value-type="float">
            <text:p>3,050175</text:p>
          </table:table-cell>
          <table:table-cell table:style-name="ce30" table:formula="of:=12.5618/4" office:value-type="float" office:value="3.14045" calcext:value-type="float">
            <text:p>3,1404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11305.8271/50" office:value-type="float" office:value="226.116542" calcext:value-type="float">
            <text:p>226,116542</text:p>
          </table:table-cell>
          <table:table-cell table:style-name="ce30" table:formula="of:=4615.0423/50" office:value-type="float" office:value="92.300846" calcext:value-type="float">
            <text:p>92,300846</text:p>
          </table:table-cell>
          <table:table-cell table:style-name="ce30" table:formula="of:=1097.0423/50" office:value-type="float" office:value="21.940846" calcext:value-type="float">
            <text:p>21,940846</text:p>
          </table:table-cell>
          <table:table-cell table:style-name="ce30" table:formula="of:=1396.9409/50" office:value-type="float" office:value="27.938818" calcext:value-type="float">
            <text:p>27,938818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24.7575/25" office:value-type="float" office:value="0.9903" calcext:value-type="float">
            <text:p>0,9903</text:p>
          </table:table-cell>
          <table:table-cell table:style-name="ce30" table:formula="of:=183.91/7" office:value-type="float" office:value="26.2728571428571" calcext:value-type="float">
            <text:p>26,2728571428571</text:p>
          </table:table-cell>
          <table:table-cell table:style-name="ce30" table:formula="of:=9.5395/25" office:value-type="float" office:value="0.38158" calcext:value-type="float">
            <text:p>0,38158</text:p>
          </table:table-cell>
          <table:table-cell table:style-name="ce30" table:formula="of:=5.3509/25" office:value-type="float" office:value="0.214036" calcext:value-type="float">
            <text:p>0,214036</text:p>
          </table:table-cell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0.3603/6" office:value-type="float" office:value="0.06005" calcext:value-type="float">
            <text:p>0,06005</text:p>
          </table:table-cell>
          <table:table-cell table:style-name="ce30" table:formula="of:=0.3801/6" office:value-type="float" office:value="0.06335" calcext:value-type="float">
            <text:p>0,06335</text:p>
          </table:table-cell>
          <table:table-cell table:style-name="ce30" table:formula="of:=0.3477/6" office:value-type="float" office:value="0.05795" calcext:value-type="float">
            <text:p>0,05795</text:p>
          </table:table-cell>
          <table:table-cell table:style-name="ce30" table:formula="of:=0.3559/6" office:value-type="float" office:value="0.0593166666666667" calcext:value-type="float">
            <text:p>0,0593166666666667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10568.9023333333/104" office:value-type="float" office:value="101.624060897436" calcext:value-type="float">
            <text:p>101,624060897436</text:p>
          </table:table-cell>
          <table:table-cell table:style-name="ce30" table:formula="of:=875.773/104" office:value-type="float" office:value="8.42089423076923" calcext:value-type="float">
            <text:p>8,42089423076923</text:p>
          </table:table-cell>
          <table:table-cell table:style-name="ce30" table:formula="of:=56.244/104" office:value-type="float" office:value="0.540807692307692" calcext:value-type="float">
            <text:p>0,540807692307692</text:p>
          </table:table-cell>
          <table:table-cell table:style-name="ce30" table:formula="of:=56.662/104" office:value-type="float" office:value="0.544826923076923" calcext:value-type="float">
            <text:p>0,544826923076923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0.08179/13" office:value-type="float" office:value="0.00629153846153846" calcext:value-type="float">
            <text:p>0,00629153846153846</text:p>
          </table:table-cell>
          <table:table-cell table:style-name="ce30" table:formula="of:=2.4932/13" office:value-type="float" office:value="0.191784615384615" calcext:value-type="float">
            <text:p>0,191784615384615</text:p>
          </table:table-cell>
          <table:table-cell table:style-name="ce30" table:formula="of:=0.08159/13" office:value-type="float" office:value="0.00627615384615385" calcext:value-type="float">
            <text:p>0,00627615384615385</text:p>
          </table:table-cell>
          <table:table-cell table:style-name="ce30" table:formula="of:=0.08164/13" office:value-type="float" office:value="0.00628" calcext:value-type="float">
            <text:p>0,00628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13.5453/7" office:value-type="float" office:value="1.93504285714286" calcext:value-type="float">
            <text:p>1,93504285714286</text:p>
          </table:table-cell>
          <table:table-cell table:style-name="ce30" table:formula="of:=2.8531/7" office:value-type="float" office:value="0.407585714285714" calcext:value-type="float">
            <text:p>0,407585714285714</text:p>
          </table:table-cell>
          <table:table-cell table:style-name="ce30" table:formula="of:=3.4947/7" office:value-type="float" office:value="0.499242857142857" calcext:value-type="float">
            <text:p>0,499242857142857</text:p>
          </table:table-cell>
          <table:table-cell table:style-name="ce30" table:formula="of:=3.1825/7" office:value-type="float" office:value="0.454642857142857" calcext:value-type="float">
            <text:p>0,454642857142857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18498.97/217" office:value-type="float" office:value="85.2487096774194" calcext:value-type="float">
            <text:p>85,2487096774194</text:p>
          </table:table-cell>
          <table:table-cell table:style-name="ce30" table:formula="of:=21.2889/217" office:value-type="float" office:value="0.0981055299539171" calcext:value-type="float">
            <text:p>0,0981055299539171</text:p>
          </table:table-cell>
          <table:table-cell table:style-name="ce30" table:formula="of:=15.446/217" office:value-type="float" office:value="0.0711797235023041" calcext:value-type="float">
            <text:p>0,0711797235023041</text:p>
          </table:table-cell>
          <table:table-cell table:style-name="ce30" table:formula="of:=14.09/217" office:value-type="float" office:value="0.0649308755760369" calcext:value-type="float">
            <text:p>0,0649308755760369</text:p>
          </table:table-cell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10721.175/104" office:value-type="float" office:value="103.088221153846" calcext:value-type="float">
            <text:p>103,088221153846</text:p>
          </table:table-cell>
          <table:table-cell table:style-name="ce30" table:formula="of:=1030.5349/104" office:value-type="float" office:value="9.90898942307693" calcext:value-type="float">
            <text:p>9,90898942307693</text:p>
          </table:table-cell>
          <table:table-cell table:style-name="ce30" table:formula="of:=69.9556/104" office:value-type="float" office:value="0.67265" calcext:value-type="float">
            <text:p>0,67265</text:p>
          </table:table-cell>
          <table:table-cell table:style-name="ce30" table:formula="of:=122.998/104" office:value-type="float" office:value="1.18267307692308" calcext:value-type="float">
            <text:p>1,18267307692308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5747.185/160" office:value-type="float" office:value="35.91990625" calcext:value-type="float">
            <text:p>35,91990625</text:p>
          </table:table-cell>
          <table:table-cell table:style-name="ce30" table:formula="of:=0.02612/160" office:value-type="float" office:value="0.00016325" calcext:value-type="float">
            <text:p>0,00016325</text:p>
          </table:table-cell>
          <table:table-cell table:style-name="ce30" table:formula="of:=0.0262666666666667/160" office:value-type="float" office:value="0.000164166666666667" calcext:value-type="float">
            <text:p>0,000164166666666667</text:p>
          </table:table-cell>
          <table:table-cell table:style-name="ce30" table:formula="of:=0.02663/160" office:value-type="float" office:value="0.0001664375" calcext:value-type="float">
            <text:p>0,0001664375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28"/>
          <table:table-cell table:style-name="ce28" table:formula="of:=AVERAGE([.B35:.B51])" office:value-type="float" office:value="48.7623832840937" calcext:value-type="float">
            <text:p>48,7623832840937</text:p>
          </table:table-cell>
          <table:table-cell table:style-name="ce28" table:formula="of:=AVERAGE([.C35:.C51])" office:value-type="float" office:value="15.7656791345975" calcext:value-type="float">
            <text:p>15,7656791345975</text:p>
          </table:table-cell>
          <table:table-cell table:style-name="ce28" table:formula="of:=AVERAGE([.D35:.D51])" office:value-type="float" office:value="5.66447255060128" calcext:value-type="float">
            <text:p>5,66447255060128</text:p>
          </table:table-cell>
          <table:table-cell table:style-name="ce28" table:formula="of:=AVERAGE([.E35:.E51])" office:value-type="float" office:value="6.22996123091887" calcext:value-type="float">
            <text:p>6,22996123091887</text:p>
          </table:table-cell>
          <table:table-cell table:style-name="ce28"/>
          <table:table-cell table:style-name="ce34" table:number-columns-repeated="16378"/>
        </table:table-row>
        <table:table-row table:style-name="ro1">
          <table:table-cell table:style-name="ce27" office:value-type="string" calcext:value-type="string">
            <text:p>GAIN</text:p>
          </table:table-cell>
          <table:table-cell table:style-name="ce27"/>
          <table:table-cell table:style-name="ce31" table:formula="of:=([.B52]-[.C52])/[.B52]" office:value-type="percentage" office:value="0.676683581219865" calcext:value-type="percentage">
            <text:p>67,67%</text:p>
          </table:table-cell>
          <table:table-cell table:style-name="ce31" table:formula="of:=([.B52]-[.D52])/[.B52]" office:value-type="percentage" office:value="0.883835198997564" calcext:value-type="percentage">
            <text:p>88,38%</text:p>
          </table:table-cell>
          <table:table-cell table:style-name="ce31" table:formula="of:=([.B52]-[.E52])/[.B52]" office:value-type="percentage" office:value="0.872238376975494" calcext:value-type="percentage">
            <text:p>87,22%</text:p>
          </table:table-cell>
          <table:table-cell table:style-name="ce27"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NC" table:style-name="ta1">
        <table:table-column table:style-name="co1" table:default-cell-style-name="ce20"/>
        <table:table-column table:style-name="co3" table:number-columns-repeated="4" table:default-cell-style-name="ce20"/>
        <table:table-column table:style-name="co8" table:default-cell-style-name="ce20"/>
        <table:table-column table:style-name="co5" table:default-cell-style-name="ce20"/>
        <table:table-column table:style-name="co3" table:number-columns-repeated="16373" table:default-cell-style-name="ce20"/>
        <table:table-column table:style-name="co3" table:number-columns-repeated="4" table:default-cell-style-name="Default"/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style-name="ce19" table:number-columns-repeated="2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5" calcext:value-type="percentage">
            <text:p>25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41" calcext:value-type="percentage">
            <text:p>4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office:value-type="percentage" office:value="0.1133" calcext:value-type="percentage">
            <text:p>11,33%</text:p>
          </table:table-cell>
          <table:table-cell office:value-type="percentage" office:value="0.2933" calcext:value-type="percentage">
            <text:p>29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table:number-columns-repeated="2" office:value-type="percentage" office:value="0.2067" calcext:value-type="percentage">
            <text:p>20,67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4033" calcext:value-type="percentage">
            <text:p>40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433" calcext:value-type="percentage">
            <text:p>24,3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formula="of:=AVERAGE([.E2:.E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2:.H11])" office:value-type="percentage" office:value="0.144" calcext:value-type="percentage">
            <text:p>14,40%</text:p>
          </table:table-cell>
          <table:table-cell table:style-name="ce21" table:formula="of:=AVERAGE([.I2:.I11])" office:value-type="percentage" office:value="0.14433" calcext:value-type="percentage">
            <text:p>14,43%</text:p>
          </table:table-cell>
          <table:table-cell table:style-name="ce21" table:formula="of:=AVERAGE([.J2:.J11])" office:value-type="percentage" office:value="0.14933" calcext:value-type="percentage">
            <text:p>14,93%</text:p>
          </table:table-cell>
          <table:table-cell table:style-name="ce21" table:formula="of:=AVERAGE([.K2:.K11])" office:value-type="percentage" office:value="0.23999" calcext:value-type="percentage">
            <text:p>24,00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 table:number-columns-repeated="7"/>
          <table:table-cell table:formula="of:=STDEV([.H2:.H11])" office:value-type="percentage" office:value="0.0775308827357059" calcext:value-type="percentage">
            <text:p>7,75%</text:p>
          </table:table-cell>
          <table:table-cell table:number-columns-repeated="2"/>
          <table:table-cell table:formula="of:=STDEV([.K2:.K11])" office:value-type="percentage" office:value="0.117989749554781" calcext:value-type="percentage">
            <text:p>11,8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304" calcext:value-type="percentage">
            <text:p>23,04%</text:p>
          </table:table-cell>
          <table:table-cell office:value-type="percentage" office:value="0.229" calcext:value-type="percentage">
            <text:p>22,90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4367" calcext:value-type="percentage">
            <text:p>43,6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2414" calcext:value-type="percentage">
            <text:p>24,14%</text:p>
          </table:table-cell>
          <table:table-cell office:value-type="percentage" office:value="0.2511" calcext:value-type="percentage">
            <text:p>25,11%</text:p>
          </table:table-cell>
          <table:table-cell office:value-type="percentage" office:value="0.1763" calcext:value-type="percentage">
            <text:p>17,63%</text:p>
          </table:table-cell>
          <table:table-cell office:value-type="percentage" office:value="0.0382" calcext:value-type="percentage">
            <text:p>3,8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159" calcext:value-type="percentage">
            <text:p>11,59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4483" calcext:value-type="percentage">
            <text:p>44,8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2538" calcext:value-type="percentage">
            <text:p>25,38%</text:p>
          </table:table-cell>
          <table:table-cell office:value-type="percentage" office:value="0.1849" calcext:value-type="percentage">
            <text:p>18,49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1203" calcext:value-type="percentage">
            <text:p>12,03%</text:p>
          </table:table-cell>
          <table:table-cell table:number-columns-repeated="2" office:value-type="percentage" office:value="0.1222" calcext:value-type="percentage">
            <text:p>12,22%</text:p>
          </table:table-cell>
          <table:table-cell office:value-type="percentage" office:value="0.4556" calcext:value-type="percentage">
            <text:p>45,56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2887" calcext:value-type="percentage">
            <text:p>28,87%</text:p>
          </table:table-cell>
          <table:table-cell office:value-type="percentage" office:value="0.3005" calcext:value-type="percentage">
            <text:p>30,05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768" calcext:value-type="percentage">
            <text:p>17,68%</text:p>
          </table:table-cell>
          <table:table-cell office:value-type="percentage" office:value="0.1773" calcext:value-type="percentage">
            <text:p>17,73%</text:p>
          </table:table-cell>
          <table:table-cell office:value-type="percentage" office:value="0.1734" calcext:value-type="percentage">
            <text:p>17,34%</text:p>
          </table:table-cell>
          <table:table-cell office:value-type="percentage" office:value="0.413" calcext:value-type="percentage">
            <text:p>41,30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22" calcext:value-type="percentage">
            <text:p>22,20%</text:p>
          </table:table-cell>
          <table:table-cell office:value-type="percentage" office:value="0.2156" calcext:value-type="percentage">
            <text:p>21,56%</text:p>
          </table:table-cell>
          <table:table-cell office:value-type="percentage" office:value="0.1618" calcext:value-type="percentage">
            <text:p>16,18%</text:p>
          </table:table-cell>
          <table:table-cell office:value-type="percentage" office:value="0.0769" calcext:value-type="percentage">
            <text:p>7,6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5</text:p>
          </table:table-cell>
          <table:table-cell table:number-columns-repeated="2" office:value-type="percentage" office:value="0.1449" calcext:value-type="percentage">
            <text:p>14,49%</text:p>
          </table:table-cell>
          <table:table-cell office:value-type="percentage" office:value="0.1435" calcext:value-type="percentage">
            <text:p>14,35%</text:p>
          </table:table-cell>
          <table:table-cell office:value-type="percentage" office:value="0.3531" calcext:value-type="percentage">
            <text:p>35,3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2747" calcext:value-type="percentage">
            <text:p>27,47%</text:p>
          </table:table-cell>
          <table:table-cell office:value-type="percentage" office:value="0.3075" calcext:value-type="percentage">
            <text:p>30,75%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0919" calcext:value-type="percentage">
            <text:p>9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1082" calcext:value-type="percentage">
            <text:p>10,82%</text:p>
          </table:table-cell>
          <table:table-cell office:value-type="percentage" office:value="0.1106" calcext:value-type="percentage">
            <text:p>11,06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4609" calcext:value-type="percentage">
            <text:p>46,09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516" calcext:value-type="percentage">
            <text:p>25,16%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0634" calcext:value-type="percentage">
            <text:p>6,3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1541" calcext:value-type="percentage">
            <text:p>15,41%</text:p>
          </table:table-cell>
          <table:table-cell office:value-type="percentage" office:value="0.1609" calcext:value-type="percentage">
            <text:p>16,09%</text:p>
          </table:table-cell>
          <table:table-cell office:value-type="percentage" office:value="0.4275" calcext:value-type="percentage">
            <text:p>42,75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3645" calcext:value-type="percentage">
            <text:p>36,45%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1258" calcext:value-type="percentage">
            <text:p>12,5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696" calcext:value-type="percentage">
            <text:p>16,96%</text:p>
          </table:table-cell>
          <table:table-cell office:value-type="percentage" office:value="0.1667" calcext:value-type="percentage">
            <text:p>16,67%</text:p>
          </table:table-cell>
          <table:table-cell office:value-type="string" calcext:value-type="string">
            <text:p>x</text:p>
          </table:table-cell>
          <table:table-cell office:value-type="percentage" office:value="0.3246" calcext:value-type="percentage">
            <text:p>32,46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876" calcext:value-type="percentage">
            <text:p>18,76%</text:p>
          </table:table-cell>
          <table:table-cell office:value-type="percentage" office:value="0.2317" calcext:value-type="percentage">
            <text:p>23,17%</text:p>
          </table:table-cell>
          <table:table-cell/>
          <table:table-cell office:value-type="percentage" office:value="0.0957" calcext:value-type="percentage">
            <text:p>9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0903" calcext:value-type="percentage">
            <text:p>9,03%</text:p>
          </table:table-cell>
          <table:table-cell office:value-type="percentage" office:value="0.0899" calcext:value-type="percentage">
            <text:p>8,99%</text:p>
          </table:table-cell>
          <table:table-cell/>
          <table:table-cell office:value-type="percentage" office:value="0.4662" calcext:value-type="percentage">
            <text:p>46,62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3688" calcext:value-type="percentage">
            <text:p>36,88%</text:p>
          </table:table-cell>
          <table:table-cell office:value-type="percentage" office:value="0.3376" calcext:value-type="percentage">
            <text:p>33,76%</text:p>
          </table:table-cell>
          <table:table-cell/>
          <table:table-cell office:value-type="percentage" office:value="0.0801" calcext:value-type="percentage">
            <text:p>8,0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159" calcext:value-type="percentage">
            <text:p>11,59%</text:p>
          </table:table-cell>
          <table:table-cell office:value-type="percentage" office:value="0.1169" calcext:value-type="percentage">
            <text:p>11,69%</text:p>
          </table:table-cell>
          <table:table-cell/>
          <table:table-cell office:value-type="percentage" office:value="0.3647" calcext:value-type="percentage">
            <text:p>36,47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2774" calcext:value-type="percentage">
            <text:p>27,74%</text:p>
          </table:table-cell>
          <table:table-cell office:value-type="percentage" office:value="0.2591" calcext:value-type="percentage">
            <text:p>25,91%</text:p>
          </table:table-cell>
          <table:table-cell/>
          <table:table-cell office:value-type="percentage" office:value="0.0785" calcext:value-type="percentage">
            <text:p>7,85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15:.B24])" office:value-type="percentage" office:value="0.1424" calcext:value-type="percentage">
            <text:p>14,24%</text:p>
          </table:table-cell>
          <table:table-cell table:style-name="ce21" table:formula="of:=AVERAGE([.C15:.C24])" office:value-type="percentage" office:value="0.14275" calcext:value-type="percentage">
            <text:p>14,27%</text:p>
          </table:table-cell>
          <table:table-cell table:style-name="ce21" table:formula="of:=AVERAGE([.D15:.D24])" office:value-type="percentage" office:value="0.150314285714286" calcext:value-type="percentage">
            <text:p>15,03%</text:p>
          </table:table-cell>
          <table:table-cell table:style-name="ce21" table:formula="of:=AVERAGE([.E15:.E24])" office:value-type="percentage" office:value="0.41506" calcext:value-type="percentage">
            <text:p>41,51%</text:p>
          </table:table-cell>
          <table:table-cell table:style-name="ce21" table:number-columns-repeated="2"/>
          <table:table-cell table:style-name="ce21" table:formula="of:=AVERAGE([.H15:.H24])" office:value-type="percentage" office:value="0.2652" calcext:value-type="percentage">
            <text:p>26,52%</text:p>
          </table:table-cell>
          <table:table-cell table:style-name="ce21" table:formula="of:=AVERAGE([.I15:.I24])" office:value-type="percentage" office:value="0.2773" calcext:value-type="percentage">
            <text:p>27,73%</text:p>
          </table:table-cell>
          <table:table-cell table:style-name="ce21" table:formula="of:=AVERAGE([.J15:.J24])" office:value-type="percentage" office:value="0.189" calcext:value-type="percentage">
            <text:p>18,90%</text:p>
          </table:table-cell>
          <table:table-cell table:style-name="ce21" table:formula="of:=AVERAGE([.K15:.K24])" office:value-type="percentage" office:value="0.08532" calcext:value-type="percentage">
            <text:p>8,53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416880745004558" calcext:value-type="percentage">
            <text:p>4,17%</text:p>
          </table:table-cell>
          <table:table-cell table:number-columns-repeated="2"/>
          <table:table-cell table:formula="of:=STDEV([.E15:.E24])" office:value-type="percentage" office:value="0.0501669036539253" calcext:value-type="percentage">
            <text:p>5,02%</text:p>
          </table:table-cell>
          <table:table-cell table:number-columns-repeated="2"/>
          <table:table-cell table:formula="of:=STDEV([.H15:.H24])" office:value-type="percentage" office:value="0.0480265435867385" calcext:value-type="percentage">
            <text:p>4,80%</text:p>
          </table:table-cell>
          <table:table-cell table:number-columns-repeated="2"/>
          <table:table-cell table:formula="of:=STDEV([.K15:.K24])" office:value-type="percentage" office:value="0.0239273808753812" calcext:value-type="percentage">
            <text:p>2,3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style-name="ce23"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1181" calcext:value-type="percentage">
            <text:p>11,81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5127" calcext:value-type="percentage">
            <text:p>51,27%</text:p>
          </table:table-cell>
          <table:table-cell office:value-type="percentage" office:value="0.5175" calcext:value-type="percentage">
            <text:p>51,75%</text:p>
          </table:table-cell>
          <table:table-cell office:value-type="percentage" office:value="0.4476" calcext:value-type="percentage">
            <text:p>44,76%</text:p>
          </table:table-cell>
          <table:table-cell office:value-type="percentage" office:value="0.6873" calcext:value-type="percentage">
            <text:p>68,7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2876" calcext:value-type="percentage">
            <text:p>28,76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695" calcext:value-type="percentage">
            <text:p>26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571" calcext:value-type="percentage">
            <text:p>75,71%</text:p>
          </table:table-cell>
          <table:table-cell office:value-type="percentage" office:value="0.7746" calcext:value-type="percentage">
            <text:p>77,46%</text:p>
          </table:table-cell>
          <table:table-cell office:value-type="percentage" office:value="0.7302" calcext:value-type="percentage">
            <text:p>73,02%</text:p>
          </table:table-cell>
          <table:table-cell office:value-type="percentage" office:value="0.7778" calcext:value-type="percentage">
            <text:p>77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339" calcext:value-type="percentage">
            <text:p>33,90%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2638" calcext:value-type="percentage">
            <text:p>26,38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032" calcext:value-type="percentage">
            <text:p>60,32%</text:p>
          </table:table-cell>
          <table:table-cell office:value-type="percentage" office:value="0.6016" calcext:value-type="percentage">
            <text:p>60,16%</text:p>
          </table:table-cell>
          <table:table-cell office:value-type="percentage" office:value="0.5587" calcext:value-type="percentage">
            <text:p>55,87%</text:p>
          </table:table-cell>
          <table:table-cell office:value-type="percentage" office:value="0.6635" calcext:value-type="percentage">
            <text:p>66,3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1648" calcext:value-type="percentage">
            <text:p>16,48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905" calcext:value-type="percentage">
            <text:p>59,05%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5683" calcext:value-type="percentage">
            <text:p>56,83%</text:p>
          </table:table-cell>
          <table:table-cell office:value-type="percentage" office:value="0.681" calcext:value-type="percentage">
            <text:p>6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2848" calcext:value-type="percentage">
            <text:p>28,48%</text:p>
          </table:table-cell>
          <table:table-cell office:value-type="percentage" office:value="0.2705" calcext:value-type="percentage">
            <text:p>27,05%</text:p>
          </table:table-cell>
          <table:table-cell office:value-type="percentage" office:value="0.2362" calcext:value-type="percentage">
            <text:p>23,62%</text:p>
          </table:table-cell>
          <table:table-cell office:value-type="percentage" office:value="0.2238" calcext:value-type="percentage">
            <text:p>22,38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937" calcext:value-type="percentage">
            <text:p>69,37%</text:p>
          </table:table-cell>
          <table:table-cell office:value-type="percentage" office:value="0.6857" calcext:value-type="percentage">
            <text:p>68,57%</text:p>
          </table:table-cell>
          <table:table-cell office:value-type="percentage" office:value="0.654" calcext:value-type="percentage">
            <text:p>65,40%</text:p>
          </table:table-cell>
          <table:table-cell office:value-type="percentage" office:value="0.7032" calcext:value-type="percentage">
            <text:p>70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2743" calcext:value-type="percentage">
            <text:p>27,43%</text:p>
          </table:table-cell>
          <table:table-cell office:value-type="percentage" office:value="0.2305" calcext:value-type="percentage">
            <text:p>23,05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5254" calcext:value-type="percentage">
            <text:p>52,54%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6365" calcext:value-type="percentage">
            <text:p>63,6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781" calcext:value-type="percentage">
            <text:p>37,81%</text:p>
          </table:table-cell>
          <table:table-cell office:value-type="percentage" office:value="0.3952" calcext:value-type="percentage">
            <text:p>39,52%</text:p>
          </table:table-cell>
          <table:table-cell office:value-type="percentage" office:value="0.3848" calcext:value-type="percentage">
            <text:p>38,48%</text:p>
          </table:table-cell>
          <table:table-cell office:value-type="percentage" office:value="0.2038" calcext:value-type="percentage">
            <text:p>20,38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4714" calcext:value-type="percentage">
            <text:p>47,14%</text:p>
          </table:table-cell>
          <table:table-cell office:value-type="percentage" office:value="0.6159" calcext:value-type="percentage">
            <text:p>61,5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3248" calcext:value-type="percentage">
            <text:p>32,48%</text:p>
          </table:table-cell>
          <table:table-cell office:value-type="percentage" office:value="0.3162" calcext:value-type="percentage">
            <text:p>31,62%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39" calcext:value-type="percentage">
            <text:p>23,90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4651" calcext:value-type="percentage">
            <text:p>46,51%</text:p>
          </table:table-cell>
          <table:table-cell office:value-type="percentage" office:value="0.3635" calcext:value-type="percentage">
            <text:p>36,35%</text:p>
          </table:table-cell>
          <table:table-cell office:value-type="percentage" office:value="0.5206" calcext:value-type="percentage">
            <text:p>52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2162" calcext:value-type="percentage">
            <text:p>21,62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873" calcext:value-type="percentage">
            <text:p>38,73%</text:p>
          </table:table-cell>
          <table:table-cell office:value-type="percentage" office:value="0.3698" calcext:value-type="percentage">
            <text:p>36,98%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6444" calcext:value-type="percentage">
            <text:p>64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3114" calcext:value-type="percentage">
            <text:p>31,14%</text:p>
          </table:table-cell>
          <table:table-cell office:value-type="percentage" office:value="0.261" calcext:value-type="percentage">
            <text:p>26,10%</text:p>
          </table:table-cell>
          <table:table-cell office:value-type="percentage" office:value="0.1105" calcext:value-type="percentage">
            <text:p>11,05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6952" calcext:value-type="percentage">
            <text:p>69,52%</text:p>
          </table:table-cell>
          <table:table-cell office:value-type="percentage" office:value="0.681" calcext:value-type="percentage">
            <text:p>68,10%</text:p>
          </table:table-cell>
          <table:table-cell office:value-type="percentage" office:value="0.6571" calcext:value-type="percentage">
            <text:p>65,71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8:.B37])" office:value-type="percentage" office:value="0.29371" calcext:value-type="percentage">
            <text:p>29,37%</text:p>
          </table:table-cell>
          <table:table-cell table:style-name="ce21" table:formula="of:=AVERAGE([.C28:.C37])" office:value-type="percentage" office:value="0.29353" calcext:value-type="percentage">
            <text:p>29,35%</text:p>
          </table:table-cell>
          <table:table-cell table:style-name="ce21" table:formula="of:=AVERAGE([.D28:.D37])" office:value-type="percentage" office:value="0.25953" calcext:value-type="percentage">
            <text:p>25,95%</text:p>
          </table:table-cell>
          <table:table-cell table:style-name="ce21" table:formula="of:=AVERAGE([.E28:.E37])" office:value-type="percentage" office:value="0.19952" calcext:value-type="percentage">
            <text:p>19,95%</text:p>
          </table:table-cell>
          <table:table-cell table:style-name="ce21" table:number-columns-repeated="2"/>
          <table:table-cell table:style-name="ce21" table:formula="of:=AVERAGE([.H28:.H37])" office:value-type="percentage" office:value="0.57382" calcext:value-type="percentage">
            <text:p>57,38%</text:p>
          </table:table-cell>
          <table:table-cell table:style-name="ce21" table:formula="of:=AVERAGE([.I28:.I37])" office:value-type="percentage" office:value="0.57175" calcext:value-type="percentage">
            <text:p>57,18%</text:p>
          </table:table-cell>
          <table:table-cell table:style-name="ce21" table:formula="of:=AVERAGE([.J28:.J37])" office:value-type="percentage" office:value="0.53111" calcext:value-type="percentage">
            <text:p>53,11%</text:p>
          </table:table-cell>
          <table:table-cell table:style-name="ce21" table:formula="of:=AVERAGE([.K28:.K37])" office:value-type="percentage" office:value="0.66635" calcext:value-type="percentage">
            <text:p>66,64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414571385087458" calcext:value-type="percentage">
            <text:p>4,15%</text:p>
          </table:table-cell>
          <table:table-cell table:number-columns-repeated="2"/>
          <table:table-cell table:formula="of:=STDEV([.E28:.E37])" office:value-type="percentage" office:value="0.0552007407357707" calcext:value-type="percentage">
            <text:p>5,52%</text:p>
          </table:table-cell>
          <table:table-cell table:number-columns-repeated="2"/>
          <table:table-cell table:formula="of:=STDEV([.H28:.H37])" office:value-type="percentage" office:value="0.116373658722429" calcext:value-type="percentage">
            <text:p>11,64%</text:p>
          </table:table-cell>
          <table:table-cell table:number-columns-repeated="2"/>
          <table:table-cell table:formula="of:=STDEV([.K28:.K37])" office:value-type="percentage" office:value="0.0699873520319525" calcext:value-type="percentage">
            <text:p>7,0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4179" calcext:value-type="percentage">
            <text:p>41,79%</text:p>
          </table:table-cell>
          <table:table-cell office:value-type="percentage" office:value="0.4205" calcext:value-type="percentage">
            <text:p>42,05%</text:p>
          </table:table-cell>
          <table:table-cell office:value-type="percentage" office:value="0.4744" calcext:value-type="percentage">
            <text:p>47,44%</text:p>
          </table:table-cell>
          <table:table-cell office:value-type="percentage" office:value="0.4308" calcext:value-type="percentage">
            <text:p>4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1802" calcext:value-type="percentage">
            <text:p>18,02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3718" calcext:value-type="percentage">
            <text:p>37,18%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795" calcext:value-type="percentage">
            <text:p>27,95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2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2988" calcext:value-type="percentage">
            <text:p>29,8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923" calcext:value-type="percentage">
            <text:p>39,23%</text:p>
          </table:table-cell>
          <table:table-cell office:value-type="percentage" office:value="0.3641" calcext:value-type="percentage">
            <text:p>36,41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4333" calcext:value-type="percentage">
            <text:p>43,3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1432" calcext:value-type="percentage">
            <text:p>14,32%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2802" calcext:value-type="percentage">
            <text:p>28,0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3718" calcext:value-type="percentage">
            <text:p>37,18%</text:p>
          </table:table-cell>
          <table:table-cell office:value-type="percentage" office:value="0.4179" calcext:value-type="percentage">
            <text:p>41,79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949" calcext:value-type="percentage">
            <text:p>39,49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1346" calcext:value-type="percentage">
            <text:p>13,46%</text:p>
          </table:table-cell>
          <table:table-cell office:value-type="percentage" office:value="0.237" calcext:value-type="percentage">
            <text:p>23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3487" calcext:value-type="percentage">
            <text:p>34,87%</text:p>
          </table:table-cell>
          <table:table-cell office:value-type="percentage" office:value="0.4154" calcext:value-type="percentage">
            <text:p>41,54%</text:p>
          </table:table-cell>
          <table:table-cell office:value-type="percentage" office:value="0.4564" calcext:value-type="percentage">
            <text:p>45,64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185" calcext:value-type="percentage">
            <text:p>11,85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3272" calcext:value-type="percentage">
            <text:p>32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4974" calcext:value-type="percentage">
            <text:p>49,74%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1568" calcext:value-type="percentage">
            <text:p>15,68%</text:p>
          </table:table-cell>
          <table:table-cell office:value-type="percentage" office:value="0.1506" calcext:value-type="percentage">
            <text:p>15,06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3556" calcext:value-type="percentage">
            <text:p>3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3205" calcext:value-type="percentage">
            <text:p>32,05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3926" calcext:value-type="percentage">
            <text:p>39,2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3513" calcext:value-type="percentage">
            <text:p>35,13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897" calcext:value-type="percentage">
            <text:p>38,97%</text:p>
          </table:table-cell>
          <table:table-cell office:value-type="percentage" office:value="0.4769" calcext:value-type="percentage">
            <text:p>47,69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901" calcext:value-type="percentage">
            <text:p>19,01%</text:p>
          </table:table-cell>
          <table:table-cell office:value-type="percentage" office:value="0.3494" calcext:value-type="percentage">
            <text:p>3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3564" calcext:value-type="percentage">
            <text:p>35,64%</text:p>
          </table:table-cell>
          <table:table-cell office:value-type="percentage" office:value="0.2513" calcext:value-type="percentage">
            <text:p>25,13%</text:p>
          </table:table-cell>
          <table:table-cell office:value-type="percentage" office:value="0.3179" calcext:value-type="percentage">
            <text:p>31,79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2198" calcext:value-type="percentage">
            <text:p>21,98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827" calcext:value-type="percentage">
            <text:p>18,27%</text:p>
          </table:table-cell>
          <table:table-cell office:value-type="percentage" office:value="0.3556" calcext:value-type="percentage">
            <text:p>3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179" calcext:value-type="percentage">
            <text:p>41,79%</text:p>
          </table:table-cell>
          <table:table-cell office:value-type="percentage" office:value="0.4154" calcext:value-type="percentage">
            <text:p>41,54%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4769" calcext:value-type="percentage">
            <text:p>47,69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3938" calcext:value-type="percentage">
            <text:p>39,38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41:.B50])" office:value-type="percentage" office:value="0.38076" calcext:value-type="percentage">
            <text:p>38,08%</text:p>
          </table:table-cell>
          <table:table-cell table:style-name="ce21" table:formula="of:=AVERAGE([.C41:.C50])" office:value-type="percentage" office:value="0.38974" calcext:value-type="percentage">
            <text:p>38,97%</text:p>
          </table:table-cell>
          <table:table-cell table:style-name="ce21" table:formula="of:=AVERAGE([.D41:.D50])" office:value-type="percentage" office:value="0.36205" calcext:value-type="percentage">
            <text:p>36,21%</text:p>
          </table:table-cell>
          <table:table-cell table:style-name="ce21" table:formula="of:=AVERAGE([.E41:.E50])" office:value-type="percentage" office:value="0.43871" calcext:value-type="percentage">
            <text:p>43,87%</text:p>
          </table:table-cell>
          <table:table-cell table:style-name="ce21" table:number-columns-repeated="2"/>
          <table:table-cell table:style-name="ce21" table:formula="of:=AVERAGE([.H41:.H50])" office:value-type="percentage" office:value="0.1642" calcext:value-type="percentage">
            <text:p>16,42%</text:p>
          </table:table-cell>
          <table:table-cell table:style-name="ce21" table:formula="of:=AVERAGE([.I41:.I50])" office:value-type="percentage" office:value="0.16099" calcext:value-type="percentage">
            <text:p>16,10%</text:p>
          </table:table-cell>
          <table:table-cell table:style-name="ce21" table:formula="of:=AVERAGE([.J41:.J50])" office:value-type="percentage" office:value="0.16369" calcext:value-type="percentage">
            <text:p>16,37%</text:p>
          </table:table-cell>
          <table:table-cell table:style-name="ce21" table:formula="of:=AVERAGE([.K41:.K50])" office:value-type="percentage" office:value="0.34235" calcext:value-type="percentage">
            <text:p>34,24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544411241617952" calcext:value-type="percentage">
            <text:p>5,44%</text:p>
          </table:table-cell>
          <table:table-cell table:number-columns-repeated="2"/>
          <table:table-cell table:formula="of:=STDEV([.E41:.E50])" office:value-type="percentage" office:value="0.0495707003514509" calcext:value-type="percentage">
            <text:p>4,96%</text:p>
          </table:table-cell>
          <table:table-cell table:number-columns-repeated="2"/>
          <table:table-cell table:formula="of:=STDEV([.H41:.H50])" office:value-type="percentage" office:value="0.0476999650593862" calcext:value-type="percentage">
            <text:p>4,77%</text:p>
          </table:table-cell>
          <table:table-cell table:number-columns-repeated="2"/>
          <table:table-cell table:formula="of:=STDEV([.K41:.K50])" office:value-type="percentage" office:value="0.0586252363179317" calcext:value-type="percentage">
            <text:p>5,86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style-name="ce23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.042" calcext:value-type="percentage">
            <text:p>4,20%</text:p>
          </table:table-cell>
          <table:table-cell office:value-type="percentage" office:value="0.0754" calcext:value-type="percentage">
            <text:p>7,54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971" calcext:value-type="percentage">
            <text:p>19,71%</text:p>
          </table:table-cell>
          <table:table-cell office:value-type="percentage" office:value="0.1781" calcext:value-type="percentage">
            <text:p>17,81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2</text:p>
          </table:table-cell>
          <table:table-cell table:style-name="ce15" office:value-type="percentage" office:value="0.0449" calcext:value-type="percentage">
            <text:p>4,49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1638" calcext:value-type="percentage">
            <text:p>16,38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505" calcext:value-type="percentage">
            <text:p>15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3</text:p>
          </table:table-cell>
          <table:table-cell table:style-name="ce15" office:value-type="percentage" office:value="0.087" calcext:value-type="percentage">
            <text:p>8,70%</text:p>
          </table:table-cell>
          <table:table-cell table:number-columns-repeated="2" office:value-type="percentage" office:value="0.087" calcext:value-type="percentage">
            <text:p>8,70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59" calcext:value-type="percentage">
            <text:p>5,90%</text:p>
          </table:table-cell>
          <table:table-cell office:value-type="percentage" office:value="0.1914" calcext:value-type="percentage">
            <text:p>19,1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4</text:p>
          </table:table-cell>
          <table:table-cell table:style-name="ce15" office:value-type="percentage" office:value="0.0435" calcext:value-type="percentage">
            <text:p>4,35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371" calcext:value-type="percentage">
            <text:p>13,71%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371" calcext:value-type="percentage">
            <text:p>13,71%</text:p>
          </table:table-cell>
          <table:table-cell office:value-type="percentage" office:value="0.2438" calcext:value-type="percentage">
            <text:p>24,3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5</text:p>
          </table:table-cell>
          <table:table-cell table:style-name="ce15" office:value-type="percentage" office:value="0.0043" calcext:value-type="percentage">
            <text:p>0,43%</text:p>
          </table:table-cell>
          <table:table-cell office:value-type="percentage" office:value="0.0014" calcext:value-type="percentage">
            <text:p>0,14%</text:p>
          </table:table-cell>
          <table:table-cell office:value-type="percentage" office:value="0.0029" calcext:value-type="percentage">
            <text:p>0,29%</text:p>
          </table:table-cell>
          <table:table-cell office:value-type="percentage" office:value="0.2696" calcext:value-type="percentage">
            <text:p>26,96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295" calcext:value-type="percentage">
            <text:p>12,95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6</text:p>
          </table:table-cell>
          <table:table-cell table:style-name="ce15" office:value-type="percentage" office:value="0.0174" calcext:value-type="percentage">
            <text:p>1,74%</text:p>
          </table:table-cell>
          <table:table-cell office:value-type="percentage" office:value="0.0072" calcext:value-type="percentage">
            <text:p>0,72%</text:p>
          </table:table-cell>
          <table:table-cell office:value-type="percentage" office:value="0.0043" calcext:value-type="percentage">
            <text:p>0,43%</text:p>
          </table:table-cell>
          <table:table-cell office:value-type="percentage" office:value="0.0522" calcext:value-type="percentage">
            <text:p>5,22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7</text:p>
          </table:table-cell>
          <table:table-cell table:style-name="ce15" office:value-type="percentage" office:value="0.0072" calcext:value-type="percentage">
            <text:p>0,72%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848" calcext:value-type="percentage">
            <text:p>18,48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8</text:p>
          </table:table-cell>
          <table:table-cell table:style-name="ce15" office:value-type="percentage" office:value="0.0855" calcext:value-type="percentage">
            <text:p>8,55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1696" calcext:value-type="percentage">
            <text:p>16,96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0943" calcext:value-type="percentage">
            <text:p>9,43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781" calcext:value-type="percentage">
            <text:p>17,8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9</text:p>
          </table:table-cell>
          <table:table-cell table:style-name="ce15" office:value-type="percentage" office:value="0" calcext:value-type="percentage">
            <text:p>0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0971" calcext:value-type="percentage">
            <text:p>9,71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203" calcext:value-type="percentage">
            <text:p>2,03%</text:p>
          </table:table-cell>
          <table:table-cell office:value-type="percentage" office:value="0.1652" calcext:value-type="percentage">
            <text:p>16,52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0886" calcext:value-type="percentage">
            <text:p>8,86%</text:p>
          </table:table-cell>
          <table:table-cell office:value-type="percentage" office:value="0.221" calcext:value-type="percentage">
            <text:p>22,1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54:.B63])" office:value-type="percentage" office:value="0.03434" calcext:value-type="percentage">
            <text:p>3,43%</text:p>
          </table:table-cell>
          <table:table-cell table:style-name="ce21" table:formula="of:=AVERAGE([.C54:.C63])" office:value-type="percentage" office:value="0.03361" calcext:value-type="percentage">
            <text:p>3,36%</text:p>
          </table:table-cell>
          <table:table-cell table:style-name="ce21" table:formula="of:=AVERAGE([.D54:.D63])" office:value-type="percentage" office:value="0.03362" calcext:value-type="percentage">
            <text:p>3,36%</text:p>
          </table:table-cell>
          <table:table-cell table:style-name="ce21" table:formula="of:=AVERAGE([.E54:.E63])" office:value-type="percentage" office:value="0.13204" calcext:value-type="percentage">
            <text:p>13,20%</text:p>
          </table:table-cell>
          <table:table-cell table:style-name="ce21" table:number-columns-repeated="2"/>
          <table:table-cell table:style-name="ce21" table:formula="of:=AVERAGE([.H54:.H63])" office:value-type="percentage" office:value="0.1261" calcext:value-type="percentage">
            <text:p>12,61%</text:p>
          </table:table-cell>
          <table:table-cell table:style-name="ce21" table:formula="of:=AVERAGE([.I54:.I63])" office:value-type="percentage" office:value="0.12275" calcext:value-type="percentage">
            <text:p>12,28%</text:p>
          </table:table-cell>
          <table:table-cell table:style-name="ce21" table:formula="of:=AVERAGE([.J54:.J63])" office:value-type="percentage" office:value="0.11628" calcext:value-type="percentage">
            <text:p>11,63%</text:p>
          </table:table-cell>
          <table:table-cell table:style-name="ce21" table:formula="of:=AVERAGE([.K54:.K63])" office:value-type="percentage" office:value="0.23" calcext:value-type="percentage">
            <text:p>23,00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322533443571705" calcext:value-type="percentage">
            <text:p>3,23%</text:p>
          </table:table-cell>
          <table:table-cell table:number-columns-repeated="2"/>
          <table:table-cell table:formula="of:=STDEV([.E54:.E63])" office:value-type="percentage" office:value="0.0653997995239877" calcext:value-type="percentage">
            <text:p>6,54%</text:p>
          </table:table-cell>
          <table:table-cell table:number-columns-repeated="2"/>
          <table:table-cell table:formula="of:=STDEV([.H54:.H63])" office:value-type="percentage" office:value="0.0378208643182276" calcext:value-type="percentage">
            <text:p>3,78%</text:p>
          </table:table-cell>
          <table:table-cell table:number-columns-repeated="2"/>
          <table:table-cell table:formula="of:=STDEV([.K54:.K63])" office:value-type="percentage" office:value="0.048276265159784" calcext:value-type="percentage">
            <text:p>4,8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3735" calcext:value-type="percentage">
            <text:p>37,35%</text:p>
          </table:table-cell>
          <table:table-cell office:value-type="percentage" office:value="0.3941" calcext:value-type="percentage">
            <text:p>39,41%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5147" calcext:value-type="percentage">
            <text:p>51,47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241" calcext:value-type="percentage">
            <text:p>24,10%</text:p>
          </table:table-cell>
          <table:table-cell office:value-type="percentage" office:value="0.2349" calcext:value-type="percentage">
            <text:p>23,49%</text:p>
          </table:table-cell>
          <table:table-cell office:value-type="percentage" office:value="0.2659" calcext:value-type="percentage">
            <text:p>26,5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108" calcext:value-type="percentage">
            <text:p>41,08%</text:p>
          </table:table-cell>
          <table:table-cell office:value-type="percentage" office:value="0.398" calcext:value-type="percentage">
            <text:p>39,80%</text:p>
          </table:table-cell>
          <table:table-cell office:value-type="percentage" office:value="0.3147" calcext:value-type="percentage">
            <text:p>31,47%</text:p>
          </table:table-cell>
          <table:table-cell office:value-type="percentage" office:value="0.5029" calcext:value-type="percentage">
            <text:p>50,29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434" calcext:value-type="percentage">
            <text:p>14,34%</text:p>
          </table:table-cell>
          <table:table-cell office:value-type="percentage" office:value="0.2627" calcext:value-type="percentage">
            <text:p>26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8" calcext:value-type="percentage">
            <text:p>29,80%</text:p>
          </table:table-cell>
          <table:table-cell office:value-type="percentage" office:value="0.2912" calcext:value-type="percentage">
            <text:p>29,12%</text:p>
          </table:table-cell>
          <table:table-cell office:value-type="percentage" office:value="0.4049" calcext:value-type="percentage">
            <text:p>40,49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1831" calcext:value-type="percentage">
            <text:p>18,31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3108" calcext:value-type="percentage">
            <text:p>31,0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843" calcext:value-type="percentage">
            <text:p>48,43%</text:p>
          </table:table-cell>
          <table:table-cell office:value-type="percentage" office:value="0.4755" calcext:value-type="percentage">
            <text:p>47,55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5127" calcext:value-type="percentage">
            <text:p>51,27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309" calcext:value-type="percentage">
            <text:p>23,09%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1956" calcext:value-type="percentage">
            <text:p>19,56%</text:p>
          </table:table-cell>
          <table:table-cell office:value-type="percentage" office:value="0.2647" calcext:value-type="percentage">
            <text:p>26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882" calcext:value-type="percentage">
            <text:p>28,82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2068" calcext:value-type="percentage">
            <text:p>20,6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696" calcext:value-type="percentage">
            <text:p>26,96%</text:p>
          </table:table-cell>
          <table:table-cell office:value-type="percentage" office:value="0.4176" calcext:value-type="percentage">
            <text:p>41,76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1703" calcext:value-type="percentage">
            <text:p>17,03%</text:p>
          </table:table-cell>
          <table:table-cell office:value-type="percentage" office:value="0.1398" calcext:value-type="percentage">
            <text:p>13,98%</text:p>
          </table:table-cell>
          <table:table-cell office:value-type="percentage" office:value="0.2763" calcext:value-type="percentage">
            <text:p>27,6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245" calcext:value-type="percentage">
            <text:p>32,45%</text:p>
          </table:table-cell>
          <table:table-cell office:value-type="percentage" office:value="0.4794" calcext:value-type="percentage">
            <text:p>47,94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208" calcext:value-type="percentage">
            <text:p>20,80%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241" calcext:value-type="percentage">
            <text:p>24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441" calcext:value-type="percentage">
            <text:p>24,41%</text:p>
          </table:table-cell>
          <table:table-cell office:value-type="percentage" office:value="0.2461" calcext:value-type="percentage">
            <text:p>24,61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225" calcext:value-type="percentage">
            <text:p>32,25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53" calcext:value-type="percentage">
            <text:p>15,30%</text:p>
          </table:table-cell>
          <table:table-cell office:value-type="percentage" office:value="0.151" calcext:value-type="percentage">
            <text:p>15,10%</text:p>
          </table:table-cell>
          <table:table-cell office:value-type="percentage" office:value="0.1466" calcext:value-type="percentage">
            <text:p>14,66%</text:p>
          </table:table-cell>
          <table:table-cell office:value-type="percentage" office:value="0.2145" calcext:value-type="percentage">
            <text:p>21,4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441" calcext:value-type="percentage">
            <text:p>34,41%</text:p>
          </table:table-cell>
          <table:table-cell office:value-type="string" calcext:value-type="string">
            <text:p>x</text:p>
          </table:table-cell>
          <table:table-cell office:value-type="percentage" office:value="0.3873" calcext:value-type="percentage">
            <text:p>38,73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799" calcext:value-type="percentage">
            <text:p>17,99%</text:p>
          </table:table-cell>
          <table:table-cell office:value-type="percentage" office:value="0.1815" calcext:value-type="percentage">
            <text:p>18,15%</text:p>
          </table:table-cell>
          <table:table-cell/>
          <table:table-cell office:value-type="percentage" office:value="0.2586" calcext:value-type="percentage">
            <text:p>25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735" calcext:value-type="percentage">
            <text:p>27,35%</text:p>
          </table:table-cell>
          <table:table-cell office:value-type="percentage" office:value="0.2431" calcext:value-type="percentage">
            <text:p>24,31%</text:p>
          </table:table-cell>
          <table:table-cell/>
          <table:table-cell office:value-type="percentage" office:value="0.299" calcext:value-type="percentage">
            <text:p>29,90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618" calcext:value-type="percentage">
            <text:p>16,18%</text:p>
          </table:table-cell>
          <table:table-cell office:value-type="percentage" office:value="0.1486" calcext:value-type="percentage">
            <text:p>14,86%</text:p>
          </table:table-cell>
          <table:table-cell/>
          <table:table-cell office:value-type="percentage" office:value="0.208" calcext:value-type="percentage">
            <text:p>20,8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67:.B76])" office:value-type="percentage" office:value="0.33665" calcext:value-type="percentage">
            <text:p>33,67%</text:p>
          </table:table-cell>
          <table:table-cell table:style-name="ce21" table:formula="of:=AVERAGE([.C67:.C76])" office:value-type="percentage" office:value="0.33234" calcext:value-type="percentage">
            <text:p>33,23%</text:p>
          </table:table-cell>
          <table:table-cell table:style-name="ce21" table:formula="of:=AVERAGE([.D67:.D76])" office:value-type="percentage" office:value="0.31875" calcext:value-type="percentage">
            <text:p>31,87%</text:p>
          </table:table-cell>
          <table:table-cell table:style-name="ce21" table:formula="of:=AVERAGE([.E67:.E76])" office:value-type="percentage" office:value="0.41292" calcext:value-type="percentage">
            <text:p>41,29%</text:p>
          </table:table-cell>
          <table:table-cell table:style-name="ce21" table:number-columns-repeated="2"/>
          <table:table-cell table:style-name="ce21" table:formula="of:=AVERAGE([.H67:.H76])" office:value-type="percentage" office:value="0.18561" calcext:value-type="percentage">
            <text:p>18,56%</text:p>
          </table:table-cell>
          <table:table-cell table:style-name="ce21" table:formula="of:=AVERAGE([.I67:.I76])" office:value-type="percentage" office:value="0.18353" calcext:value-type="percentage">
            <text:p>18,35%</text:p>
          </table:table-cell>
          <table:table-cell table:style-name="ce21" table:formula="of:=AVERAGE([.J67:.J76])" office:value-type="percentage" office:value="0.1711875" calcext:value-type="percentage">
            <text:p>17,12%</text:p>
          </table:table-cell>
          <table:table-cell table:style-name="ce21" table:formula="of:=AVERAGE([.K67:.K76])" office:value-type="percentage" office:value="0.25093" calcext:value-type="percentage">
            <text:p>25,0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753061639796726" calcext:value-type="percentage">
            <text:p>7,53%</text:p>
          </table:table-cell>
          <table:table-cell table:number-columns-repeated="2"/>
          <table:table-cell table:formula="of:=STDEV([.E67:.E76])" office:value-type="percentage" office:value="0.088369449220619" calcext:value-type="percentage">
            <text:p>8,84%</text:p>
          </table:table-cell>
          <table:table-cell table:number-columns-repeated="2"/>
          <table:table-cell table:formula="of:=STDEV([.H67:.H76])" office:value-type="percentage" office:value="0.0296809497452116" calcext:value-type="percentage">
            <text:p>2,97%</text:p>
          </table:table-cell>
          <table:table-cell table:number-columns-repeated="2"/>
          <table:table-cell table:formula="of:=STDEV([.K67:.K76])" office:value-type="percentage" office:value="0.0334254078342941" calcext:value-type="percentage">
            <text:p>3,3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style-name="ce24"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07" calcext:value-type="percentage">
            <text:p>20,70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93" calcext:value-type="percentage">
            <text:p>19,30%</text:p>
          </table:table-cell>
          <table:table-cell office:value-type="percentage" office:value="0.2719" calcext:value-type="percentage">
            <text:p>27,19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2886" calcext:value-type="percentage">
            <text:p>28,86%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2329" calcext:value-type="percentage">
            <text:p>23,29%</text:p>
          </table:table-cell>
          <table:table-cell office:value-type="percentage" office:value="0.3662" calcext:value-type="percentage">
            <text:p>36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1368" calcext:value-type="percentage">
            <text:p>13,68%</text:p>
          </table:table-cell>
          <table:table-cell office:value-type="percentage" office:value="0.1421" calcext:value-type="percentage">
            <text:p>14,21%</text:p>
          </table:table-cell>
          <table:table-cell office:value-type="percentage" office:value="0.2895" calcext:value-type="percentage">
            <text:p>28,95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3531" calcext:value-type="percentage">
            <text:p>35,31%</text:p>
          </table:table-cell>
          <table:table-cell office:value-type="percentage" office:value="0.3417" calcext:value-type="percentage">
            <text:p>34,17%</text:p>
          </table:table-cell>
          <table:table-cell office:value-type="percentage" office:value="0.2732" calcext:value-type="percentage">
            <text:p>27,32%</text:p>
          </table:table-cell>
          <table:table-cell office:value-type="percentage" office:value="0.4496" calcext:value-type="percentage">
            <text:p>44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053" calcext:value-type="percentage">
            <text:p>20,53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1947" calcext:value-type="percentage">
            <text:p>19,47%</text:p>
          </table:table-cell>
          <table:table-cell office:value-type="percentage" office:value="0.3175" calcext:value-type="percentage">
            <text:p>31,75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3075" calcext:value-type="percentage">
            <text:p>30,75%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3518" calcext:value-type="percentage">
            <text:p>35,1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579" calcext:value-type="percentage">
            <text:p>5,79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2158" calcext:value-type="percentage">
            <text:p>21,58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3154" calcext:value-type="percentage">
            <text:p>31,54%</text:p>
          </table:table-cell>
          <table:table-cell office:value-type="percentage" office:value="0.2991" calcext:value-type="percentage">
            <text:p>29,91%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3518" calcext:value-type="percentage">
            <text:p>35,1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5</text:p>
          </table:table-cell>
          <table:table-cell table:number-columns-repeated="2" office:value-type="percentage" office:value="0.1719" calcext:value-type="percentage">
            <text:p>17,19%</text:p>
          </table:table-cell>
          <table:table-cell/>
          <table:table-cell office:value-type="percentage" office:value="0.2404" calcext:value-type="percentage">
            <text:p>24,04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2276" calcext:value-type="percentage">
            <text:p>22,76%</text:p>
          </table:table-cell>
          <table:table-cell office:value-type="percentage" office:value="0.2329" calcext:value-type="percentage">
            <text:p>23,29%</text:p>
          </table:table-cell>
          <table:table-cell office:value-type="percentage" office:value="0.1759" calcext:value-type="percentage">
            <text:p>17,59%</text:p>
          </table:table-cell>
          <table:table-cell office:value-type="percentage" office:value="0.3162" calcext:value-type="percentage">
            <text:p>31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6</text:p>
          </table:table-cell>
          <table:table-cell table:number-columns-repeated="2" office:value-type="percentage" office:value="0.1088" calcext:value-type="percentage">
            <text:p>10,88%</text:p>
          </table:table-cell>
          <table:table-cell/>
          <table:table-cell office:value-type="percentage" office:value="0.1754" calcext:value-type="percentage">
            <text:p>17,54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3241" calcext:value-type="percentage">
            <text:p>32,4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105" calcext:value-type="percentage">
            <text:p>11,05%</text:p>
          </table:table-cell>
          <table:table-cell/>
          <table:table-cell office:value-type="percentage" office:value="0.0719" calcext:value-type="percentage">
            <text:p>7,19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2469" calcext:value-type="percentage">
            <text:p>24,69%</text:p>
          </table:table-cell>
          <table:table-cell office:value-type="percentage" office:value="0.2553" calcext:value-type="percentage">
            <text:p>25,53%</text:p>
          </table:table-cell>
          <table:table-cell office:value-type="percentage" office:value="0.2246" calcext:value-type="percentage">
            <text:p>22,46%</text:p>
          </table:table-cell>
          <table:table-cell office:value-type="percentage" office:value="0.3075" calcext:value-type="percentage">
            <text:p>30,7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14" calcext:value-type="percentage">
            <text:p>11,40%</text:p>
          </table:table-cell>
          <table:table-cell/>
          <table:table-cell office:value-type="percentage" office:value="0.2193" calcext:value-type="percentage">
            <text:p>21,93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3114" calcext:value-type="percentage">
            <text:p>31,14%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719" calcext:value-type="percentage">
            <text:p>27,19%</text:p>
          </table:table-cell>
          <table:table-cell office:value-type="percentage" office:value="0.3092" calcext:value-type="percentage">
            <text:p>30,9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281" calcext:value-type="percentage">
            <text:p>12,81%</text:p>
          </table:table-cell>
          <table:table-cell office:value-type="percentage" office:value="0.1158" calcext:value-type="percentage">
            <text:p>11,58%</text:p>
          </table:table-cell>
          <table:table-cell/>
          <table:table-cell office:value-type="percentage" office:value="0.1807" calcext:value-type="percentage">
            <text:p>18,07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3364" calcext:value-type="percentage">
            <text:p>33,64%</text:p>
          </table:table-cell>
          <table:table-cell office:value-type="percentage" office:value="0.3158" calcext:value-type="percentage">
            <text:p>31,58%</text:p>
          </table:table-cell>
          <table:table-cell office:value-type="string" calcext:value-type="string">
            <text:p>x</text:p>
          </table:table-cell>
          <table:table-cell office:value-type="percentage" office:value="0.3925" calcext:value-type="percentage">
            <text:p>39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0544" calcext:value-type="percentage">
            <text:p>5,44%</text:p>
          </table:table-cell>
          <table:table-cell/>
          <table:table-cell office:value-type="percentage" office:value="0.0842" calcext:value-type="percentage">
            <text:p>8,42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972" calcext:value-type="percentage">
            <text:p>29,72%</text:p>
          </table:table-cell>
          <table:table-cell/>
          <table:table-cell office:value-type="percentage" office:value="0.3127" calcext:value-type="percentage">
            <text:p>31,27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80:.B89])" office:value-type="percentage" office:value="0.13088" calcext:value-type="percentage">
            <text:p>13,09%</text:p>
          </table:table-cell>
          <table:table-cell table:style-name="ce21" table:formula="of:=AVERAGE([.C80:.C89])" office:value-type="percentage" office:value="0.12508" calcext:value-type="percentage">
            <text:p>12,51%</text:p>
          </table:table-cell>
          <table:table-cell table:style-name="ce21" table:formula="of:=AVERAGE([.D80:.D89])" office:value-type="percentage" office:value="0.14825" calcext:value-type="percentage">
            <text:p>14,83%</text:p>
          </table:table-cell>
          <table:table-cell table:style-name="ce21" table:formula="of:=AVERAGE([.E80:.E89])" office:value-type="percentage" office:value="0.20666" calcext:value-type="percentage">
            <text:p>20,67%</text:p>
          </table:table-cell>
          <table:table-cell table:style-name="ce21" table:number-columns-repeated="2"/>
          <table:table-cell table:style-name="ce21" table:formula="of:=AVERAGE([.H80:.H89])" office:value-type="percentage" office:value="0.29671" calcext:value-type="percentage">
            <text:p>29,67%</text:p>
          </table:table-cell>
          <table:table-cell table:style-name="ce21" table:formula="of:=AVERAGE([.I80:.I89])" office:value-type="percentage" office:value="0.29324" calcext:value-type="percentage">
            <text:p>29,32%</text:p>
          </table:table-cell>
          <table:table-cell table:style-name="ce21" table:formula="of:=AVERAGE([.J80:.J89])" office:value-type="percentage" office:value="0.2413875" calcext:value-type="percentage">
            <text:p>24,14%</text:p>
          </table:table-cell>
          <table:table-cell table:style-name="ce21" table:formula="of:=AVERAGE([.K80:.K89])" office:value-type="percentage" office:value="0.34816" calcext:value-type="percentage">
            <text:p>34,82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511774863696051" calcext:value-type="percentage">
            <text:p>5,12%</text:p>
          </table:table-cell>
          <table:table-cell table:number-columns-repeated="2"/>
          <table:table-cell table:formula="of:=STDEV([.E80:.E89])" office:value-type="percentage" office:value="0.0813727663970638" calcext:value-type="percentage">
            <text:p>8,14%</text:p>
          </table:table-cell>
          <table:table-cell table:number-columns-repeated="2"/>
          <table:table-cell table:formula="of:=STDEV([.H80:.H89])" office:value-type="percentage" office:value="0.0391955623905451" calcext:value-type="percentage">
            <text:p>3,92%</text:p>
          </table:table-cell>
          <table:table-cell table:number-columns-repeated="2"/>
          <table:table-cell table:formula="of:=STDEV([.K80:.K89])" office:value-type="percentage" office:value="0.0455056821848779" calcext:value-type="percentage">
            <text:p>4,5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74" calcext:value-type="percentage">
            <text:p>10,74%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944" calcext:value-type="percentage">
            <text:p>9,44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696" calcext:value-type="percentage">
            <text:p>26,96%</text:p>
          </table:table-cell>
          <table:table-cell office:value-type="percentage" office:value="0.2652" calcext:value-type="percentage">
            <text:p>26,52%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2848" calcext:value-type="percentage">
            <text:p>28,4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2</text:p>
          </table:table-cell>
          <table:table-cell table:number-columns-repeated="2" office:value-type="percentage" office:value="0.1086" calcext:value-type="percentage">
            <text:p>10,86%</text:p>
          </table:table-cell>
          <table:table-cell office:value-type="percentage" office:value="0.0932" calcext:value-type="percentage">
            <text:p>9,32%</text:p>
          </table:table-cell>
          <table:table-cell office:value-type="percentage" office:value="0.0821" calcext:value-type="percentage">
            <text:p>8,21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3138" calcext:value-type="percentage">
            <text:p>31,38%</text:p>
          </table:table-cell>
          <table:table-cell office:value-type="percentage" office:value="0.2906" calcext:value-type="percentage">
            <text:p>29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01" calcext:value-type="percentage">
            <text:p>4,01%</text:p>
          </table:table-cell>
          <table:table-cell office:value-type="percentage" office:value="0.0426" calcext:value-type="percentage">
            <text:p>4,26%</text:p>
          </table:table-cell>
          <table:table-cell office:value-type="percentage" office:value="0.0346" calcext:value-type="percentage">
            <text:p>3,46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043" calcext:value-type="percentage">
            <text:p>40,43%</text:p>
          </table:table-cell>
          <table:table-cell office:value-type="percentage" office:value="0.4188" calcext:value-type="percentage">
            <text:p>41,88%</text:p>
          </table:table-cell>
          <table:table-cell/>
          <table:table-cell office:value-type="percentage" office:value="0.4348" calcext:value-type="percentage">
            <text:p>43,4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148" calcext:value-type="percentage">
            <text:p>1,48%</text:p>
          </table:table-cell>
          <table:table-cell/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2761" calcext:value-type="percentage">
            <text:p>27,61%</text:p>
          </table:table-cell>
          <table:table-cell office:value-type="percentage" office:value="0.2688" calcext:value-type="percentage">
            <text:p>26,88%</text:p>
          </table:table-cell>
          <table:table-cell/>
          <table:table-cell office:value-type="percentage" office:value="0.3725" calcext:value-type="percentage">
            <text:p>37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96" calcext:value-type="percentage">
            <text:p>7,96%</text:p>
          </table:table-cell>
          <table:table-cell/>
          <table:table-cell office:value-type="percentage" office:value="0.066" calcext:value-type="percentage">
            <text:p>6,60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877" calcext:value-type="percentage">
            <text:p>28,77%</text:p>
          </table:table-cell>
          <table:table-cell office:value-type="percentage" office:value="0.2841" calcext:value-type="percentage">
            <text:p>28,41%</text:p>
          </table:table-cell>
          <table:table-cell/>
          <table:table-cell office:value-type="percentage" office:value="0.3246" calcext:value-type="percentage">
            <text:p>32,4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47" calcext:value-type="percentage">
            <text:p>7,47%</text:p>
          </table:table-cell>
          <table:table-cell/>
          <table:table-cell office:value-type="percentage" office:value="0.0722" calcext:value-type="percentage">
            <text:p>7,22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3109" calcext:value-type="percentage">
            <text:p>31,09%</text:p>
          </table:table-cell>
          <table:table-cell/>
          <table:table-cell office:value-type="percentage" office:value="0.3348" calcext:value-type="percentage">
            <text:p>33,4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7</text:p>
          </table:table-cell>
          <table:table-cell table:number-columns-repeated="2" office:value-type="percentage" office:value="0.0691" calcext:value-type="percentage">
            <text:p>6,91%</text:p>
          </table:table-cell>
          <table:table-cell/>
          <table:table-cell office:value-type="percentage" office:value="0.0691" calcext:value-type="percentage">
            <text:p>6,91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percentage" office:value="0.3688" calcext:value-type="percentage">
            <text:p>36,8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6" calcext:value-type="percentage">
            <text:p>6,60%</text:p>
          </table:table-cell>
          <table:table-cell/>
          <table:table-cell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percentage" office:value="0.4036" calcext:value-type="percentage">
            <text:p>40,36%</text:p>
          </table:table-cell>
          <table:table-cell table:number-columns-repeated="16369"/>
          <table:table-cell table:style-name="ce1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469" calcext:value-type="percentage">
            <text:p>4,69%</text:p>
          </table:table-cell>
          <table:table-cell office:value-type="percentage" office:value="0.0444" calcext:value-type="percentage">
            <text:p>4,44%</text:p>
          </table:table-cell>
          <table:table-cell/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2935" calcext:value-type="percentage">
            <text:p>29,35%</text:p>
          </table:table-cell>
          <table:table-cell/>
          <table:table-cell office:value-type="percentage" office:value="0.3246" calcext:value-type="percentage">
            <text:p>32,4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778" calcext:value-type="percentage">
            <text:p>7,78%</text:p>
          </table:table-cell>
          <table:table-cell/>
          <table:table-cell office:value-type="percentage" office:value="0.0636" calcext:value-type="percentage">
            <text:p>6,3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3275" calcext:value-type="percentage">
            <text:p>32,75%</text:p>
          </table:table-cell>
          <table:table-cell/>
          <table:table-cell office:value-type="percentage" office:value="0.329" calcext:value-type="percentage">
            <text:p>32,9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93:.B102])" office:value-type="percentage" office:value="0.06899" calcext:value-type="percentage">
            <text:p>6,90%</text:p>
          </table:table-cell>
          <table:table-cell table:style-name="ce21" table:formula="of:=AVERAGE([.C93:.C102])" office:value-type="percentage" office:value="0.06763" calcext:value-type="percentage">
            <text:p>6,76%</text:p>
          </table:table-cell>
          <table:table-cell table:style-name="ce21" table:formula="of:=AVERAGE([.D93:.D102])" office:value-type="percentage" office:value="0.0714" calcext:value-type="percentage">
            <text:p>7,14%</text:p>
          </table:table-cell>
          <table:table-cell table:style-name="ce21" table:formula="of:=AVERAGE([.E93:.E102])" office:value-type="percentage" office:value="0.06283" calcext:value-type="percentage">
            <text:p>6,28%</text:p>
          </table:table-cell>
          <table:table-cell table:style-name="ce21" table:number-columns-repeated="2"/>
          <table:table-cell table:style-name="ce21" table:formula="of:=AVERAGE([.H93:.H102])" office:value-type="percentage" office:value="0.31131" calcext:value-type="percentage">
            <text:p>31,13%</text:p>
          </table:table-cell>
          <table:table-cell table:style-name="ce21" table:formula="of:=AVERAGE([.I93:.I102])" office:value-type="percentage" office:value="0.31151" calcext:value-type="percentage">
            <text:p>31,15%</text:p>
          </table:table-cell>
          <table:table-cell table:style-name="ce21" table:formula="of:=AVERAGE([.J93:.J102])" office:value-type="percentage" office:value="0.2888" calcext:value-type="percentage">
            <text:p>28,88%</text:p>
          </table:table-cell>
          <table:table-cell table:style-name="ce21" table:formula="of:=AVERAGE([.K93:.K102])" office:value-type="percentage" office:value="0.34681" calcext:value-type="percentage">
            <text:p>34,68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286491593826648" calcext:value-type="percentage">
            <text:p>2,86%</text:p>
          </table:table-cell>
          <table:table-cell table:number-columns-repeated="2"/>
          <table:table-cell table:formula="of:=STDEV([.E93:.E102])" office:value-type="percentage" office:value="0.0181779506240084" calcext:value-type="percentage">
            <text:p>1,82%</text:p>
          </table:table-cell>
          <table:table-cell/>
          <table:table-cell table:style-name="ce11"/>
          <table:table-cell table:style-name="ce11" table:formula="of:=STDEV([.H93:.H102])" office:value-type="percentage" office:value="0.0378874194892652" calcext:value-type="percentage">
            <text:p>3,79%</text:p>
          </table:table-cell>
          <table:table-cell table:style-name="ce11" table:number-columns-repeated="2"/>
          <table:table-cell table:style-name="ce11" table:formula="of:=STDEV([.K93:.K102])" office:value-type="percentage" office:value="0.0478001499300299" calcext:value-type="percentage">
            <text:p>4,78%</text:p>
          </table:table-cell>
          <table:table-cell table:style-name="ce11"/>
          <table:table-cell table:number-columns-repeated="16372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style-name="ce22"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583" calcext:value-type="percentage">
            <text:p>25,8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292" calcext:value-type="percentage">
            <text:p>52,92%</text:p>
          </table:table-cell>
          <table:table-cell office:value-type="percentage" office:value="0.5363" calcext:value-type="percentage">
            <text:p>53,63%</text:p>
          </table:table-cell>
          <table:table-cell office:value-type="string" calcext:value-type="string">
            <text:p>x</text:p>
          </table:table-cell>
          <table:table-cell office:value-type="percentage" office:value="0.5148" calcext:value-type="percentage">
            <text:p>51,4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717" calcext:value-type="percentage">
            <text:p>27,17%</text:p>
          </table:table-cell>
          <table:table-cell office:value-type="percentage" office:value="0.29" calcext:value-type="percentage">
            <text:p>29,00%</text:p>
          </table:table-cell>
          <table:table-cell office:value-type="string" calcext:value-type="string">
            <text:p>x</text:p>
          </table:table-cell>
          <table:table-cell office:value-type="percentage" office:value="0.3533" calcext:value-type="percentage">
            <text:p>35,3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41" calcext:value-type="percentage">
            <text:p>44,10%</text:p>
          </table:table-cell>
          <table:table-cell office:value-type="percentage" office:value="0.4398" calcext:value-type="percentage">
            <text:p>43,98%</text:p>
          </table:table-cell>
          <table:table-cell/>
          <table:table-cell office:value-type="percentage" office:value="0.5552" calcext:value-type="percentage">
            <text:p>55,52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4267" calcext:value-type="percentage">
            <text:p>42,67%</text:p>
          </table:table-cell>
          <table:table-cell/>
          <table:table-cell office:value-type="percentage" office:value="0.2783" calcext:value-type="percentage">
            <text:p>27,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97" calcext:value-type="percentage">
            <text:p>49,97%</text:p>
          </table:table-cell>
          <table:table-cell office:value-type="percentage" office:value="0.4992" calcext:value-type="percentage">
            <text:p>49,92%</text:p>
          </table:table-cell>
          <table:table-cell/>
          <table:table-cell office:value-type="percentage" office:value="0.4683" calcext:value-type="percentage">
            <text:p>46,8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9" calcext:value-type="percentage">
            <text:p>29,00%</text:p>
          </table:table-cell>
          <table:table-cell/>
          <table:table-cell office:value-type="percentage" office:value="0.4217" calcext:value-type="percentage">
            <text:p>42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787" calcext:value-type="percentage">
            <text:p>47,87%</text:p>
          </table:table-cell>
          <table:table-cell office:value-type="percentage" office:value="0.4822" calcext:value-type="percentage">
            <text:p>48,22%</text:p>
          </table:table-cell>
          <table:table-cell/>
          <table:table-cell office:value-type="percentage" office:value="0.4588" calcext:value-type="percentage">
            <text:p>45,8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05" calcext:value-type="percentage">
            <text:p>30,50%</text:p>
          </table:table-cell>
          <table:table-cell/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795" calcext:value-type="percentage">
            <text:p>47,95%</text:p>
          </table:table-cell>
          <table:table-cell office:value-type="percentage" office:value="0.484" calcext:value-type="percentage">
            <text:p>48,40%</text:p>
          </table:table-cell>
          <table:table-cell/>
          <table:table-cell office:value-type="percentage" office:value="0.5158" calcext:value-type="percentage">
            <text:p>51,5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34" calcext:value-type="percentage">
            <text:p>34,00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percentage" office:value="0.2267" calcext:value-type="percentage">
            <text:p>22,6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percentage" office:value="0.4963" calcext:value-type="percentage">
            <text:p>49,6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2817" calcext:value-type="percentage">
            <text:p>28,17%</text:p>
          </table:table-cell>
          <table:table-cell/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737" calcext:value-type="percentage">
            <text:p>47,37%</text:p>
          </table:table-cell>
          <table:table-cell office:value-type="percentage" office:value="0.4748" calcext:value-type="percentage">
            <text:p>47,48%</text:p>
          </table:table-cell>
          <table:table-cell/>
          <table:table-cell office:value-type="percentage" office:value="0.4682" calcext:value-type="percentage">
            <text:p>46,82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table:number-columns-repeated="2" office:value-type="percentage" office:value="0.1517" calcext:value-type="percentage">
            <text:p>15,17%</text:p>
          </table:table-cell>
          <table:table-cell/>
          <table:table-cell office:value-type="percentage" office:value="0.1683" calcext:value-type="percentage">
            <text:p>16,83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648" calcext:value-type="percentage">
            <text:p>46,48%</text:p>
          </table:table-cell>
          <table:table-cell office:value-type="percentage" office:value="0.4672" calcext:value-type="percentage">
            <text:p>46,72%</text:p>
          </table:table-cell>
          <table:table-cell/>
          <table:table-cell office:value-type="percentage" office:value="0.4593" calcext:value-type="percentage">
            <text:p>45,9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813" calcext:value-type="percentage">
            <text:p>48,13%</text:p>
          </table:table-cell>
          <table:table-cell office:value-type="percentage" office:value="0.4907" calcext:value-type="percentage">
            <text:p>49,07%</text:p>
          </table:table-cell>
          <table:table-cell/>
          <table:table-cell office:value-type="percentage" office:value="0.4917" calcext:value-type="percentage">
            <text:p>49,17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95" calcext:value-type="percentage">
            <text:p>19,50%</text:p>
          </table:table-cell>
          <table:table-cell/>
          <table:table-cell office:value-type="percentage" office:value="0.275" calcext:value-type="percentage">
            <text:p>27,5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965" calcext:value-type="percentage">
            <text:p>49,65%</text:p>
          </table:table-cell>
          <table:table-cell office:value-type="percentage" office:value="0.4963" calcext:value-type="percentage">
            <text:p>49,63%</text:p>
          </table:table-cell>
          <table:table-cell/>
          <table:table-cell office:value-type="percentage" office:value="0.4925" calcext:value-type="percentage">
            <text:p>49,25%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19"/>
          <table:table-cell table:style-name="ce19" table:formula="of:=AVERAGE([.B106:.B115])" office:value-type="percentage" office:value="0.268" calcext:value-type="percentage">
            <text:p>26,80%</text:p>
          </table:table-cell>
          <table:table-cell table:style-name="ce19" table:formula="of:=AVERAGE([.C106:.C115])" office:value-type="percentage" office:value="0.28067" calcext:value-type="percentage">
            <text:p>28,07%</text:p>
          </table:table-cell>
          <table:table-cell table:style-name="ce19" table:formula="of:=AVERAGE([.D106:.D115])" office:value-type="percentage" office:value="0.2833" calcext:value-type="percentage">
            <text:p>28,33%</text:p>
          </table:table-cell>
          <table:table-cell table:style-name="ce19" table:formula="of:=AVERAGE([.E106:.E115])" office:value-type="percentage" office:value="0.28499" calcext:value-type="percentage">
            <text:p>28,50%</text:p>
          </table:table-cell>
          <table:table-cell table:style-name="ce19" table:number-columns-repeated="2"/>
          <table:table-cell table:style-name="ce19" table:formula="of:=AVERAGE([.H106:.H115])" office:value-type="percentage" office:value="0.48464" calcext:value-type="percentage">
            <text:p>48,46%</text:p>
          </table:table-cell>
          <table:table-cell table:style-name="ce19" table:formula="of:=AVERAGE([.I106:.I115])" office:value-type="percentage" office:value="0.48705" calcext:value-type="percentage">
            <text:p>48,71%</text:p>
          </table:table-cell>
          <table:table-cell table:style-name="ce19" table:formula="of:=AVERAGE([.J106:.J115])" office:value-type="string" office:string-value="" calcext:value-type="error">
            <text:p>#DIV/0!</text:p>
          </table:table-cell>
          <table:table-cell table:style-name="ce19" table:formula="of:=AVERAGE([.K106:.K115])" office:value-type="percentage" office:value="0.49209" calcext:value-type="percentage">
            <text:p>49,21%</text:p>
          </table:table-cell>
          <table:table-cell table:style-name="ce25"/>
          <table:table-cell table:style-name="ce19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percentage" office:value="0.0744187401726802" calcext:value-type="percentage">
            <text:p>7,44%</text:p>
          </table:table-cell>
          <table:table-cell table:number-columns-repeated="2"/>
          <table:table-cell table:formula="of:=STDEV([.E106:.E115])" office:value-type="percentage" office:value="0.0742998646626553" calcext:value-type="percentage">
            <text:p>7,43%</text:p>
          </table:table-cell>
          <table:table-cell table:number-columns-repeated="2"/>
          <table:table-cell table:formula="of:=STDEV([.H106:.H115])" office:value-type="percentage" office:value="0.023909654024171" calcext:value-type="percentage">
            <text:p>2,39%</text:p>
          </table:table-cell>
          <table:table-cell table:number-columns-repeated="2"/>
          <table:table-cell table:formula="of:=STDEV([.K106:.K115])" office:value-type="percentage" office:value="0.030548556976285" calcext:value-type="percentage">
            <text:p>3,0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6044" calcext:value-type="percentage">
            <text:p>60,44%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6267" calcext:value-type="percentage">
            <text:p>62,67%</text:p>
          </table:table-cell>
          <table:table-cell/>
          <table:table-cell office:value-type="string" calcext:value-type="string">
            <text:p>Wdbc_1</text:p>
          </table:table-cell>
          <table:table-cell table:number-columns-repeated="2" office:value-type="percentage" office:value="0.0756" calcext:value-type="percentage">
            <text:p>7,56%</text:p>
          </table:table-cell>
          <table:table-cell office:value-type="string" calcext:value-type="string">
            <text:p>x</text:p>
          </table:table-cell>
          <table:table-cell office:value-type="percentage" office:value="0.1714" calcext:value-type="percentage">
            <text:p>17,1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178" calcext:value-type="percentage">
            <text:p>51,78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5044" calcext:value-type="percentage">
            <text:p>50,44%</text:p>
          </table:table-cell>
          <table:table-cell office:value-type="percentage" office:value="0.5311" calcext:value-type="percentage">
            <text:p>53,11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583" calcext:value-type="percentage">
            <text:p>5,83%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percentage" office:value="0.1149" calcext:value-type="percentage">
            <text:p>1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3</text:p>
          </table:table-cell>
          <table:table-cell table:number-columns-repeated="2" office:value-type="percentage" office:value="0.56" calcext:value-type="percentage">
            <text:p>56,00%</text:p>
          </table:table-cell>
          <table:table-cell/>
          <table:table-cell office:value-type="percentage" office:value="0.6222" calcext:value-type="percentage">
            <text:p>62,22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798" calcext:value-type="percentage">
            <text:p>7,98%</text:p>
          </table:table-cell>
          <table:table-cell/>
          <table:table-cell office:value-type="percentage" office:value="0.1655" calcext:value-type="percentage">
            <text:p>16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4</text:p>
          </table:table-cell>
          <table:table-cell table:number-columns-repeated="2" office:value-type="percentage" office:value="0.6422" calcext:value-type="percentage">
            <text:p>64,22%</text:p>
          </table:table-cell>
          <table:table-cell/>
          <table:table-cell office:value-type="percentage" office:value="0.6111" calcext:value-type="percentage">
            <text:p>61,11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774" calcext:value-type="percentage">
            <text:p>7,74%</text:p>
          </table:table-cell>
          <table:table-cell/>
          <table:table-cell office:value-type="percentage" office:value="0.1738" calcext:value-type="percentage">
            <text:p>17,3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578" calcext:value-type="percentage">
            <text:p>65,78%</text:p>
          </table:table-cell>
          <table:table-cell office:value-type="percentage" office:value="0.6622" calcext:value-type="percentage">
            <text:p>66,22%</text:p>
          </table:table-cell>
          <table:table-cell/>
          <table:table-cell office:value-type="percentage" office:value="0.6844" calcext:value-type="percentage">
            <text:p>68,44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607" calcext:value-type="percentage">
            <text:p>6,07%</text:p>
          </table:table-cell>
          <table:table-cell/>
          <table:table-cell office:value-type="percentage" office:value="0.2155" calcext:value-type="percentage">
            <text:p>21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889" calcext:value-type="percentage">
            <text:p>68,89%</text:p>
          </table:table-cell>
          <table:table-cell office:value-type="percentage" office:value="0.7089" calcext:value-type="percentage">
            <text:p>70,89%</text:p>
          </table:table-cell>
          <table:table-cell/>
          <table:table-cell office:value-type="percentage" office:value="0.7044" calcext:value-type="percentage">
            <text:p>70,44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56" calcext:value-type="percentage">
            <text:p>5,60%</text:p>
          </table:table-cell>
          <table:table-cell/>
          <table:table-cell office:value-type="percentage" office:value="0.1238" calcext:value-type="percentage">
            <text:p>12,3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978" calcext:value-type="percentage">
            <text:p>69,78%</text:p>
          </table:table-cell>
          <table:table-cell office:value-type="percentage" office:value="0.7178" calcext:value-type="percentage">
            <text:p>71,78%</text:p>
          </table:table-cell>
          <table:table-cell/>
          <table:table-cell office:value-type="percentage" office:value="0.6822" calcext:value-type="percentage">
            <text:p>68,22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179" calcext:value-type="percentage">
            <text:p>11,79%</text:p>
          </table:table-cell>
          <table:table-cell office:value-type="percentage" office:value="0.1131" calcext:value-type="percentage">
            <text:p>11,31%</text:p>
          </table:table-cell>
          <table:table-cell/>
          <table:table-cell office:value-type="percentage" office:value="0.1821" calcext:value-type="percentage">
            <text:p>18,2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8</text:p>
          </table:table-cell>
          <table:table-cell table:number-columns-repeated="2" office:value-type="percentage" office:value="0.32" calcext:value-type="percentage">
            <text:p>32,00%</text:p>
          </table:table-cell>
          <table:table-cell/>
          <table:table-cell office:value-type="percentage" office:value="0.3244" calcext:value-type="percentage">
            <text:p>32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1" calcext:value-type="percentage">
            <text:p>8,10%</text:p>
          </table:table-cell>
          <table:table-cell/>
          <table:table-cell office:value-type="percentage" office:value="0.1256" calcext:value-type="percentage">
            <text:p>12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244" calcext:value-type="percentage">
            <text:p>62,44%</text:p>
          </table:table-cell>
          <table:table-cell office:value-type="percentage" office:value="0.6267" calcext:value-type="percentage">
            <text:p>62,67%</text:p>
          </table:table-cell>
          <table:table-cell/>
          <table:table-cell office:value-type="percentage" office:value="0.6333" calcext:value-type="percentage">
            <text:p>6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1089" calcext:value-type="percentage">
            <text:p>10,89%</text:p>
          </table:table-cell>
          <table:table-cell office:value-type="percentage" office:value="0.1286" calcext:value-type="percentage">
            <text:p>12,86%</text:p>
          </table:table-cell>
          <table:table-cell/>
          <table:table-cell office:value-type="percentage" office:value="0.1833" calcext:value-type="percentage">
            <text:p>18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467" calcext:value-type="percentage">
            <text:p>24,67%</text:p>
          </table:table-cell>
          <table:table-cell/>
          <table:table-cell office:value-type="percentage" office:value="0.28" calcext:value-type="percentage">
            <text:p>28,00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494" calcext:value-type="percentage">
            <text:p>4,94%</text:p>
          </table:table-cell>
          <table:table-cell/>
          <table:table-cell office:value-type="percentage" office:value="0.1667" calcext:value-type="percentage">
            <text:p>16,6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19:.B128])" office:value-type="percentage" office:value="0.55734" calcext:value-type="percentage">
            <text:p>55,73%</text:p>
          </table:table-cell>
          <table:table-cell table:style-name="ce19" table:formula="of:=AVERAGE([.C119:.C128])" office:value-type="percentage" office:value="0.55956" calcext:value-type="percentage">
            <text:p>55,96%</text:p>
          </table:table-cell>
          <table:table-cell table:style-name="ce19" table:formula="of:=AVERAGE([.D119:.D128])" office:value-type="percentage" office:value="0.5611" calcext:value-type="percentage">
            <text:p>56,11%</text:p>
          </table:table-cell>
          <table:table-cell table:style-name="ce19" table:formula="of:=AVERAGE([.E119:.E128])" office:value-type="percentage" office:value="0.56998" calcext:value-type="percentage">
            <text:p>57,00%</text:p>
          </table:table-cell>
          <table:table-cell table:style-name="ce19" table:number-columns-repeated="2"/>
          <table:table-cell table:style-name="ce19" table:formula="of:=AVERAGE([.H119:.H128])" office:value-type="percentage" office:value="0.07542" calcext:value-type="percentage">
            <text:p>7,54%</text:p>
          </table:table-cell>
          <table:table-cell table:style-name="ce19" table:formula="of:=AVERAGE([.I119:.I128])" office:value-type="percentage" office:value="0.07835" calcext:value-type="percentage">
            <text:p>7,84%</text:p>
          </table:table-cell>
          <table:table-cell table:style-name="ce19" table:formula="of:=AVERAGE([.J119:.J128])" office:value-type="string" office:string-value="" calcext:value-type="error">
            <text:p>#DIV/0!</text:p>
          </table:table-cell>
          <table:table-cell table:style-name="ce19" table:formula="of:=AVERAGE([.K119:.K128])" office:value-type="percentage" office:value="0.16226" calcext:value-type="percentage">
            <text:p>16,23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percentage" office:value="0.150124727402843" calcext:value-type="percentage">
            <text:p>15,01%</text:p>
          </table:table-cell>
          <table:table-cell table:number-columns-repeated="2"/>
          <table:table-cell table:formula="of:=STDEV([.E119:.E128])" office:value-type="percentage" office:value="0.14955785056849" calcext:value-type="percentage">
            <text:p>14,96%</text:p>
          </table:table-cell>
          <table:table-cell table:number-columns-repeated="2"/>
          <table:table-cell table:formula="of:=STDEV([.H119:.H128])" office:value-type="percentage" office:value="0.0225337179454356" calcext:value-type="percentage">
            <text:p>2,25%</text:p>
          </table:table-cell>
          <table:table-cell table:number-columns-repeated="2"/>
          <table:table-cell table:formula="of:=STDEV([.K119:.K128])" office:value-type="percentage" office:value="0.0315943454856509" calcext:value-type="percentage">
            <text:p>3,16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569" calcext:value-type="percentage">
            <text:p>15,69%</text:p>
          </table:table-cell>
          <table:table-cell office:value-type="percentage" office:value="0.1745" calcext:value-type="percentage">
            <text:p>17,45%</text:p>
          </table:table-cell>
          <table:table-cell/>
          <table:table-cell office:value-type="percentage" office:value="0.549" calcext:value-type="percentage">
            <text:p>54,90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2256" calcext:value-type="percentage">
            <text:p>22,56%</text:p>
          </table:table-cell>
          <table:table-cell office:value-type="percentage" office:value="0.2611" calcext:value-type="percentage">
            <text:p>26,11%</text:p>
          </table:table-cell>
          <table:table-cell/>
          <table:table-cell office:value-type="percentage" office:value="0.4678" calcext:value-type="percentage">
            <text:p>46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529" calcext:value-type="percentage">
            <text:p>25,29%</text:p>
          </table:table-cell>
          <table:table-cell/>
          <table:table-cell office:value-type="percentage" office:value="0.449" calcext:value-type="percentage">
            <text:p>44,90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256" calcext:value-type="percentage">
            <text:p>12,56%</text:p>
          </table:table-cell>
          <table:table-cell/>
          <table:table-cell office:value-type="percentage" office:value="0.4144" calcext:value-type="percentage">
            <text:p>41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824" calcext:value-type="percentage">
            <text:p>18,24%</text:p>
          </table:table-cell>
          <table:table-cell office:value-type="percentage" office:value="0.1824" calcext:value-type="percentage">
            <text:p>18,24%</text:p>
          </table:table-cell>
          <table:table-cell/>
          <table:table-cell office:value-type="percentage" office:value="0.4216" calcext:value-type="percentage">
            <text:p>42,16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percentage" office:value="0.4356" calcext:value-type="percentage">
            <text:p>43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1078" calcext:value-type="percentage">
            <text:p>10,78%</text:p>
          </table:table-cell>
          <table:table-cell/>
          <table:table-cell office:value-type="percentage" office:value="0.4098" calcext:value-type="percentage">
            <text:p>40,98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1089" calcext:value-type="percentage">
            <text:p>10,89%</text:p>
          </table:table-cell>
          <table:table-cell office:value-type="percentage" office:value="0.1222" calcext:value-type="percentage">
            <text:p>12,22%</text:p>
          </table:table-cell>
          <table:table-cell/>
          <table:table-cell office:value-type="percentage" office:value="0.4022" calcext:value-type="percentage">
            <text:p>40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5</text:p>
          </table:table-cell>
          <table:table-cell table:number-columns-repeated="2" office:value-type="percentage" office:value="0.102" calcext:value-type="percentage">
            <text:p>10,20%</text:p>
          </table:table-cell>
          <table:table-cell/>
          <table:table-cell office:value-type="percentage" office:value="0.4863" calcext:value-type="percentage">
            <text:p>48,63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1911" calcext:value-type="percentage">
            <text:p>19,11%</text:p>
          </table:table-cell>
          <table:table-cell office:value-type="percentage" office:value="0.1678" calcext:value-type="percentage">
            <text:p>16,78%</text:p>
          </table:table-cell>
          <table:table-cell/>
          <table:table-cell office:value-type="percentage" office:value="0.4522" calcext:value-type="percentage">
            <text:p>45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373" calcext:value-type="percentage">
            <text:p>13,73%</text:p>
          </table:table-cell>
          <table:table-cell office:value-type="percentage" office:value="0.1549" calcext:value-type="percentage">
            <text:p>15,49%</text:p>
          </table:table-cell>
          <table:table-cell/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1333" calcext:value-type="percentage">
            <text:p>13,33%</text:p>
          </table:table-cell>
          <table:table-cell/>
          <table:table-cell office:value-type="percentage" office:value="0.4511" calcext:value-type="percentage">
            <text:p>45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451" calcext:value-type="percentage">
            <text:p>14,51%</text:p>
          </table:table-cell>
          <table:table-cell office:value-type="percentage" office:value="0.1314" calcext:value-type="percentage">
            <text:p>13,14%</text:p>
          </table:table-cell>
          <table:table-cell/>
          <table:table-cell office:value-type="percentage" office:value="0.3803" calcext:value-type="percentage">
            <text:p>38,03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1422" calcext:value-type="percentage">
            <text:p>14,22%</text:p>
          </table:table-cell>
          <table:table-cell/>
          <table:table-cell office:value-type="percentage" office:value="0.4167" calcext:value-type="percentage">
            <text:p>41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1843" calcext:value-type="percentage">
            <text:p>18,43%</text:p>
          </table:table-cell>
          <table:table-cell/>
          <table:table-cell office:value-type="percentage" office:value="0.498" calcext:value-type="percentage">
            <text:p>49,8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911" calcext:value-type="percentage">
            <text:p>19,11%</text:p>
          </table:table-cell>
          <table:table-cell office:value-type="percentage" office:value="0.1689" calcext:value-type="percentage">
            <text:p>16,89%</text:p>
          </table:table-cell>
          <table:table-cell/>
          <table:table-cell office:value-type="percentage" office:value="0.4589" calcext:value-type="percentage">
            <text:p>45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51" calcext:value-type="percentage">
            <text:p>15,10%</text:p>
          </table:table-cell>
          <table:table-cell office:value-type="percentage" office:value="0.1216" calcext:value-type="percentage">
            <text:p>12,16%</text:p>
          </table:table-cell>
          <table:table-cell/>
          <table:table-cell office:value-type="percentage" office:value="0.4353" calcext:value-type="percentage">
            <text:p>43,53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1478" calcext:value-type="percentage">
            <text:p>14,78%</text:p>
          </table:table-cell>
          <table:table-cell/>
          <table:table-cell office:value-type="percentage" office:value="0.4244" calcext:value-type="percentage">
            <text:p>42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1902" calcext:value-type="percentage">
            <text:p>19,02%</text:p>
          </table:table-cell>
          <table:table-cell office:value-type="percentage" office:value="0.1863" calcext:value-type="percentage">
            <text:p>18,63%</text:p>
          </table:table-cell>
          <table:table-cell/>
          <table:table-cell office:value-type="percentage" office:value="0.4627" calcext:value-type="percentage">
            <text:p>46,27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489" calcext:value-type="percentage">
            <text:p>14,89%</text:p>
          </table:table-cell>
          <table:table-cell office:value-type="percentage" office:value="0.14" calcext:value-type="percentage">
            <text:p>14,00%</text:p>
          </table:table-cell>
          <table:table-cell/>
          <table:table-cell office:value-type="percentage" office:value="0.4644" calcext:value-type="percentage">
            <text:p>46,4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32:.B141])" office:value-type="percentage" office:value="0.16022" calcext:value-type="percentage">
            <text:p>16,02%</text:p>
          </table:table-cell>
          <table:table-cell table:style-name="ce19" table:formula="of:=AVERAGE([.C132:.C141])" office:value-type="percentage" office:value="0.15981" calcext:value-type="percentage">
            <text:p>15,98%</text:p>
          </table:table-cell>
          <table:table-cell table:style-name="ce19" table:formula="of:=AVERAGE([.D132:.D141])" office:value-type="string" office:string-value="" calcext:value-type="error">
            <text:p>#DIV/0!</text:p>
          </table:table-cell>
          <table:table-cell table:style-name="ce19" table:formula="of:=AVERAGE([.E132:.E141])" office:value-type="percentage" office:value="0.44802" calcext:value-type="percentage">
            <text:p>44,80%</text:p>
          </table:table-cell>
          <table:table-cell table:style-name="ce19" table:number-columns-repeated="2"/>
          <table:table-cell table:style-name="ce19" table:formula="of:=AVERAGE([.H132:.H141])" office:value-type="percentage" office:value="0.17078" calcext:value-type="percentage">
            <text:p>17,08%</text:p>
          </table:table-cell>
          <table:table-cell table:style-name="ce19" table:formula="of:=AVERAGE([.I132:.I141])" office:value-type="percentage" office:value="0.17089" calcext:value-type="percentage">
            <text:p>17,09%</text:p>
          </table:table-cell>
          <table:table-cell table:style-name="ce19" table:formula="of:=AVERAGE([.J132:.J141])" office:value-type="string" office:string-value="" calcext:value-type="error">
            <text:p>#DIV/0!</text:p>
          </table:table-cell>
          <table:table-cell table:style-name="ce19" table:formula="of:=AVERAGE([.K132:.K141])" office:value-type="percentage" office:value="0.43877" calcext:value-type="percentage">
            <text:p>43,88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percentage" office:value="0.0463562485300286" calcext:value-type="percentage">
            <text:p>4,64%</text:p>
          </table:table-cell>
          <table:table-cell table:number-columns-repeated="2"/>
          <table:table-cell table:formula="of:=STDEV([.E132:.E141])" office:value-type="percentage" office:value="0.0525587459684663" calcext:value-type="percentage">
            <text:p>5,26%</text:p>
          </table:table-cell>
          <table:table-cell table:number-columns-repeated="2"/>
          <table:table-cell table:formula="of:=STDEV([.H132:.H141])" office:value-type="percentage" office:value="0.0485949883104101" calcext:value-type="percentage">
            <text:p>4,86%</text:p>
          </table:table-cell>
          <table:table-cell table:number-columns-repeated="2"/>
          <table:table-cell table:formula="of:=STDEV([.K132:.K141])" office:value-type="percentage" office:value="0.0232669078306508" calcext:value-type="percentage">
            <text:p>2,3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33" calcext:value-type="percentage">
            <text:p>4,33%</text:p>
          </table:table-cell>
          <table:table-cell/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1467" calcext:value-type="percentage">
            <text:p>14,67%</text:p>
          </table:table-cell>
          <table:table-cell/>
          <table:table-cell office:value-type="percentage" office:value="0.476" calcext:value-type="percentage">
            <text:p>47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67" calcext:value-type="percentage">
            <text:p>27,67%</text:p>
          </table:table-cell>
          <table:table-cell/>
          <table:table-cell office:value-type="percentage" office:value="0.2733" calcext:value-type="percentage">
            <text:p>27,33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287" calcext:value-type="percentage">
            <text:p>12,87%</text:p>
          </table:table-cell>
          <table:table-cell/>
          <table:table-cell office:value-type="percentage" office:value="0.4387" calcext:value-type="percentage">
            <text:p>43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percentage" office:value="0.0767" calcext:value-type="percentage">
            <text:p>7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2247" calcext:value-type="percentage">
            <text:p>22,47%</text:p>
          </table:table-cell>
          <table:table-cell office:value-type="percentage" office:value="0.2087" calcext:value-type="percentage">
            <text:p>20,87%</text:p>
          </table:table-cell>
          <table:table-cell/>
          <table:table-cell office:value-type="percentage" office:value="0.41" calcext:value-type="percentage">
            <text:p>4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33" calcext:value-type="percentage">
            <text:p>0,33%</text:p>
          </table:table-cell>
          <table:table-cell/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1307" calcext:value-type="percentage">
            <text:p>13,07%</text:p>
          </table:table-cell>
          <table:table-cell office:value-type="percentage" office:value="0.17" calcext:value-type="percentage">
            <text:p>17,00%</text:p>
          </table:table-cell>
          <table:table-cell/>
          <table:table-cell office:value-type="percentage" office:value="0.5853" calcext:value-type="percentage">
            <text:p>58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percentage" office:value="0.0033" calcext:value-type="percentage">
            <text:p>0,33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146" calcext:value-type="percentage">
            <text:p>14,60%</text:p>
          </table:table-cell>
          <table:table-cell office:value-type="percentage" office:value="0.1447" calcext:value-type="percentage">
            <text:p>14,47%</text:p>
          </table:table-cell>
          <table:table-cell/>
          <table:table-cell office:value-type="percentage" office:value="0.4447" calcext:value-type="percentage">
            <text:p>44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967" calcext:value-type="percentage">
            <text:p>29,67%</text:p>
          </table:table-cell>
          <table:table-cell/>
          <table:table-cell office:value-type="percentage" office:value="0.1767" calcext:value-type="percentage">
            <text:p>17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753" calcext:value-type="percentage">
            <text:p>17,53%</text:p>
          </table:table-cell>
          <table:table-cell office:value-type="percentage" office:value="0.1607" calcext:value-type="percentage">
            <text:p>16,07%</text:p>
          </table:table-cell>
          <table:table-cell/>
          <table:table-cell office:value-type="percentage" office:value="0.4533" calcext:value-type="percentage">
            <text:p>45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133" calcext:value-type="percentage">
            <text:p>11,33%</text:p>
          </table:table-cell>
          <table:table-cell/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1393" calcext:value-type="percentage">
            <text:p>13,93%</text:p>
          </table:table-cell>
          <table:table-cell office:value-type="percentage" office:value="0.104" calcext:value-type="percentage">
            <text:p>10,40%</text:p>
          </table:table-cell>
          <table:table-cell/>
          <table:table-cell office:value-type="percentage" office:value="0.412" calcext:value-type="percentage">
            <text:p>41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94" calcext:value-type="percentage">
            <text:p>19,40%</text:p>
          </table:table-cell>
          <table:table-cell/>
          <table:table-cell office:value-type="percentage" office:value="0.464" calcext:value-type="percentage">
            <text:p>46,4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1587" calcext:value-type="percentage">
            <text:p>15,87%</text:p>
          </table:table-cell>
          <table:table-cell office:value-type="percentage" office:value="0.1707" calcext:value-type="percentage">
            <text:p>17,07%</text:p>
          </table:table-cell>
          <table:table-cell/>
          <table:table-cell office:value-type="percentage" office:value="0.586" calcext:value-type="percentage">
            <text:p>58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17" calcext:value-type="percentage">
            <text:p>17,00%</text:p>
          </table:table-cell>
          <table:table-cell/>
          <table:table-cell office:value-type="percentage" office:value="0.3987" calcext:value-type="percentage">
            <text:p>39,8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45:.B154])" office:value-type="percentage" office:value="0.08566" calcext:value-type="percentage">
            <text:p>8,57%</text:p>
          </table:table-cell>
          <table:table-cell table:style-name="ce19" table:formula="of:=AVERAGE([.C145:.C154])" office:value-type="percentage" office:value="0.089" calcext:value-type="percentage">
            <text:p>8,90%</text:p>
          </table:table-cell>
          <table:table-cell table:style-name="ce19" table:formula="of:=AVERAGE([.D145:.D154])" office:value-type="string" office:string-value="" calcext:value-type="error">
            <text:p>#DIV/0!</text:p>
          </table:table-cell>
          <table:table-cell table:style-name="ce19" table:formula="of:=AVERAGE([.E145:.E154])" office:value-type="percentage" office:value="0.074" calcext:value-type="percentage">
            <text:p>7,40%</text:p>
          </table:table-cell>
          <table:table-cell table:style-name="ce19" table:number-columns-repeated="2"/>
          <table:table-cell table:style-name="ce19" table:formula="of:=AVERAGE([.H145:.H154])" office:value-type="percentage" office:value="0.15673" calcext:value-type="percentage">
            <text:p>15,67%</text:p>
          </table:table-cell>
          <table:table-cell table:style-name="ce19" table:formula="of:=AVERAGE([.I145:.I154])" office:value-type="percentage" office:value="0.15982" calcext:value-type="percentage">
            <text:p>15,98%</text:p>
          </table:table-cell>
          <table:table-cell table:style-name="ce19" table:formula="of:=AVERAGE([.J145:.J154])" office:value-type="string" office:string-value="" calcext:value-type="error">
            <text:p>#DIV/0!</text:p>
          </table:table-cell>
          <table:table-cell table:style-name="ce19" table:formula="of:=AVERAGE([.K145:.K154])" office:value-type="percentage" office:value="0.46687" calcext:value-type="percentage">
            <text:p>46,69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table:formula="of:=COM.MICROSOFT.STDEV.S([.B145:.B154])" office:value-type="percentage" office:value="0.110691475130954" calcext:value-type="percentage">
            <text:p>11,07%</text:p>
          </table:table-cell>
          <table:table-cell table:style-name="ce19" table:number-columns-repeated="2"/>
          <table:table-cell table:style-name="ce19" table:formula="of:=COM.MICROSOFT.STDEV.S([.E145:.E154])" office:value-type="percentage" office:value="0.086236831522912" calcext:value-type="percentage">
            <text:p>8,62%</text:p>
          </table:table-cell>
          <table:table-cell table:style-name="ce19" table:number-columns-repeated="2"/>
          <table:table-cell table:style-name="ce19" table:formula="of:=STDEV([.H145:.H154])" office:value-type="percentage" office:value="0.0283883407209525" calcext:value-type="percentage">
            <text:p>2,84%</text:p>
          </table:table-cell>
          <table:table-cell table:style-name="ce19" table:number-columns-repeated="2"/>
          <table:table-cell table:style-name="ce19" table:formula="of:=STDEV([.K145:.K154])" office:value-type="percentage" office:value="0.0672230788742478" calcext:value-type="percentage">
            <text:p>6,72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185" calcext:value-type="percentage">
            <text:p>31,85%</text:p>
          </table:table-cell>
          <table:table-cell/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6138" calcext:value-type="percentage">
            <text:p>61,38%</text:p>
          </table:table-cell>
          <table:table-cell/>
          <table:table-cell office:value-type="percentage" office:value="0.6805" calcext:value-type="percentage">
            <text:p>68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287" calcext:value-type="percentage">
            <text:p>32,87%</text:p>
          </table:table-cell>
          <table:table-cell/>
          <table:table-cell office:value-type="percentage" office:value="0.3574" calcext:value-type="percentage">
            <text:p>35,74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4437" calcext:value-type="percentage">
            <text:p>44,37%</text:p>
          </table:table-cell>
          <table:table-cell office:value-type="percentage" office:value="0.4575" calcext:value-type="percentage">
            <text:p>45,75%</text:p>
          </table:table-cell>
          <table:table-cell/>
          <table:table-cell office:value-type="percentage" office:value="0.5632" calcext:value-type="percentage">
            <text:p>56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926" calcext:value-type="percentage">
            <text:p>49,26%</text:p>
          </table:table-cell>
          <table:table-cell office:value-type="percentage" office:value="0.488" calcext:value-type="percentage">
            <text:p>48,80%</text:p>
          </table:table-cell>
          <table:table-cell/>
          <table:table-cell office:value-type="percentage" office:value="0.5157" calcext:value-type="percentage">
            <text:p>51,57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4747" calcext:value-type="percentage">
            <text:p>47,47%</text:p>
          </table:table-cell>
          <table:table-cell office:value-type="percentage" office:value="0.4897" calcext:value-type="percentage">
            <text:p>48,97%</text:p>
          </table:table-cell>
          <table:table-cell/>
          <table:table-cell office:value-type="percentage" office:value="0.5712" calcext:value-type="percentage">
            <text:p>57,1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472" calcext:value-type="percentage">
            <text:p>34,72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percentage" office:value="0.3046" calcext:value-type="percentage">
            <text:p>30,46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5345" calcext:value-type="percentage">
            <text:p>53,45%</text:p>
          </table:table-cell>
          <table:table-cell office:value-type="percentage" office:value="0.5391" calcext:value-type="percentage">
            <text:p>53,91%</text:p>
          </table:table-cell>
          <table:table-cell/>
          <table:table-cell office:value-type="percentage" office:value="0.577" calcext:value-type="percentage">
            <text:p>57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481" calcext:value-type="percentage">
            <text:p>44,81%</text:p>
          </table:table-cell>
          <table:table-cell office:value-type="percentage" office:value="0.4583" calcext:value-type="percentage">
            <text:p>45,83%</text:p>
          </table:table-cell>
          <table:table-cell/>
          <table:table-cell office:value-type="percentage" office:value="0.4444" calcext:value-type="percentage">
            <text:p>44,44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5034" calcext:value-type="percentage">
            <text:p>50,34%</text:p>
          </table:table-cell>
          <table:table-cell office:value-type="percentage" office:value="0.4977" calcext:value-type="percentage">
            <text:p>49,77%</text:p>
          </table:table-cell>
          <table:table-cell/>
          <table:table-cell office:value-type="percentage" office:value="0.6299" calcext:value-type="percentage">
            <text:p>62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407" calcext:value-type="percentage">
            <text:p>34,07%</text:p>
          </table:table-cell>
          <table:table-cell office:value-type="percentage" office:value="0.3491" calcext:value-type="percentage">
            <text:p>34,91%</text:p>
          </table:table-cell>
          <table:table-cell/>
          <table:table-cell office:value-type="percentage" office:value="0.3231" calcext:value-type="percentage">
            <text:p>32,31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4414" calcext:value-type="percentage">
            <text:p>44,14%</text:p>
          </table:table-cell>
          <table:table-cell office:value-type="percentage" office:value="0.4253" calcext:value-type="percentage">
            <text:p>42,53%</text:p>
          </table:table-cell>
          <table:table-cell/>
          <table:table-cell office:value-type="percentage" office:value="0.6793" calcext:value-type="percentage">
            <text:p>67,9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3278" calcext:value-type="percentage">
            <text:p>32,78%</text:p>
          </table:table-cell>
          <table:table-cell/>
          <table:table-cell office:value-type="percentage" office:value="0.3222" calcext:value-type="percentage">
            <text:p>32,22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4299" calcext:value-type="percentage">
            <text:p>42,99%</text:p>
          </table:table-cell>
          <table:table-cell office:value-type="percentage" office:value="0.4632" calcext:value-type="percentage">
            <text:p>46,32%</text:p>
          </table:table-cell>
          <table:table-cell/>
          <table:table-cell office:value-type="percentage" office:value="0.6195" calcext:value-type="percentage">
            <text:p>61,9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028" calcext:value-type="percentage">
            <text:p>30,28%</text:p>
          </table:table-cell>
          <table:table-cell office:value-type="percentage" office:value="0.2935" calcext:value-type="percentage">
            <text:p>29,35%</text:p>
          </table:table-cell>
          <table:table-cell/>
          <table:table-cell office:value-type="percentage" office:value="0.3269" calcext:value-type="percentage">
            <text:p>32,69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138" calcext:value-type="percentage">
            <text:p>51,38%</text:p>
          </table:table-cell>
          <table:table-cell/>
          <table:table-cell office:value-type="percentage" office:value="0.6736" calcext:value-type="percentage">
            <text:p>67,3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2861" calcext:value-type="percentage">
            <text:p>28,61%</text:p>
          </table:table-cell>
          <table:table-cell/>
          <table:table-cell office:value-type="percentage" office:value="0.2704" calcext:value-type="percentage">
            <text:p>27,04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4816" calcext:value-type="percentage">
            <text:p>48,16%</text:p>
          </table:table-cell>
          <table:table-cell office:value-type="percentage" office:value="0.4897" calcext:value-type="percentage">
            <text:p>48,97%</text:p>
          </table:table-cell>
          <table:table-cell/>
          <table:table-cell office:value-type="percentage" office:value="0.5966" calcext:value-type="percentage">
            <text:p>59,6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093" calcext:value-type="percentage">
            <text:p>40,93%</text:p>
          </table:table-cell>
          <table:table-cell office:value-type="percentage" office:value="0.4111" calcext:value-type="percentage">
            <text:p>41,11%</text:p>
          </table:table-cell>
          <table:table-cell/>
          <table:table-cell office:value-type="percentage" office:value="0.4093" calcext:value-type="percentage">
            <text:p>40,9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5529" calcext:value-type="percentage">
            <text:p>55,29%</text:p>
          </table:table-cell>
          <table:table-cell office:value-type="percentage" office:value="0.5552" calcext:value-type="percentage">
            <text:p>55,52%</text:p>
          </table:table-cell>
          <table:table-cell/>
          <table:table-cell office:value-type="percentage" office:value="0.6207" calcext:value-type="percentage">
            <text:p>62,0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58:.B167])" office:value-type="percentage" office:value="0.35926" calcext:value-type="percentage">
            <text:p>35,93%</text:p>
          </table:table-cell>
          <table:table-cell table:style-name="ce19" table:formula="of:=AVERAGE([.C158:.C167])" office:value-type="percentage" office:value="0.35944" calcext:value-type="percentage">
            <text:p>35,94%</text:p>
          </table:table-cell>
          <table:table-cell table:style-name="ce19" table:formula="of:=AVERAGE([.D158:.D167])" office:value-type="string" office:string-value="" calcext:value-type="error">
            <text:p>#DIV/0!</text:p>
          </table:table-cell>
          <table:table-cell table:style-name="ce19" table:formula="of:=AVERAGE([.E158:.E167])" office:value-type="percentage" office:value="0.36092" calcext:value-type="percentage">
            <text:p>36,09%</text:p>
          </table:table-cell>
          <table:table-cell table:style-name="ce19" table:number-columns-repeated="2"/>
          <table:table-cell table:style-name="ce19" table:formula="of:=AVERAGE([.H158:.H167])" office:value-type="percentage" office:value="0.49804" calcext:value-type="percentage">
            <text:p>49,80%</text:p>
          </table:table-cell>
          <table:table-cell table:style-name="ce19" table:formula="of:=AVERAGE([.I158:.I167])" office:value-type="percentage" office:value="0.5045" calcext:value-type="percentage">
            <text:p>50,45%</text:p>
          </table:table-cell>
          <table:table-cell table:style-name="ce19" table:formula="of:=AVERAGE([.J158:.J167])" office:value-type="string" office:string-value="" calcext:value-type="error">
            <text:p>#DIV/0!</text:p>
          </table:table-cell>
          <table:table-cell table:style-name="ce19" table:formula="of:=AVERAGE([.K158:.K167])" office:value-type="percentage" office:value="0.62115" calcext:value-type="percentage">
            <text:p>62,1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58:.B167])" office:value-type="percentage" office:value="0.0684722522875751" calcext:value-type="percentage">
            <text:p>6,85%</text:p>
          </table:table-cell>
          <table:table-cell table:style-name="ce19" table:number-columns-repeated="2"/>
          <table:table-cell table:style-name="ce19" table:formula="of:=STDEV([.E158:.E167])" office:value-type="percentage" office:value="0.0740818286311383" calcext:value-type="percentage">
            <text:p>7,41%</text:p>
          </table:table-cell>
          <table:table-cell table:style-name="ce19" table:number-columns-repeated="2"/>
          <table:table-cell table:style-name="ce19" table:formula="of:=STDEV([.H158:.H167])" office:value-type="percentage" office:value="0.0560041704796269" calcext:value-type="percentage">
            <text:p>5,60%</text:p>
          </table:table-cell>
          <table:table-cell table:style-name="ce19" table:number-columns-repeated="2"/>
          <table:table-cell table:style-name="ce19" table:formula="of:=STDEV([.K158:.K167])" office:value-type="percentage" office:value="0.0448942770418581" calcext:value-type="percentage">
            <text:p>4,4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952" calcext:value-type="percentage">
            <text:p>29,52%</text:p>
          </table:table-cell>
          <table:table-cell office:value-type="percentage" office:value="0.3214" calcext:value-type="percentage">
            <text:p>32,14%</text:p>
          </table:table-cell>
          <table:table-cell/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22" calcext:value-type="percentage">
            <text:p>22,20%</text:p>
          </table:table-cell>
          <table:table-cell office:value-type="percentage" office:value="0.2473" calcext:value-type="percentage">
            <text:p>24,73%</text:p>
          </table:table-cell>
          <table:table-cell/>
          <table:table-cell office:value-type="percentage" office:value="0.2973" calcext:value-type="percentage">
            <text:p>29,7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976" calcext:value-type="percentage">
            <text:p>19,76%</text:p>
          </table:table-cell>
          <table:table-cell/>
          <table:table-cell office:value-type="percentage" office:value="0.131" calcext:value-type="percentage">
            <text:p>13,1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226" calcext:value-type="percentage">
            <text:p>22,26%</text:p>
          </table:table-cell>
          <table:table-cell office:value-type="percentage" office:value="0.2188" calcext:value-type="percentage">
            <text:p>21,88%</text:p>
          </table:table-cell>
          <table:table-cell/>
          <table:table-cell office:value-type="percentage" office:value="0.2952" calcext:value-type="percentage">
            <text:p>29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2405" calcext:value-type="percentage">
            <text:p>24,05%</text:p>
          </table:table-cell>
          <table:table-cell/>
          <table:table-cell office:value-type="percentage" office:value="0.3095" calcext:value-type="percentage">
            <text:p>30,95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199" calcext:value-type="percentage">
            <text:p>21,99%</text:p>
          </table:table-cell>
          <table:table-cell/>
          <table:table-cell office:value-type="percentage" office:value="0.2978" calcext:value-type="percentage">
            <text:p>29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024" calcext:value-type="percentage">
            <text:p>30,24%</text:p>
          </table:table-cell>
          <table:table-cell office:value-type="percentage" office:value="0.3143" calcext:value-type="percentage">
            <text:p>31,43%</text:p>
          </table:table-cell>
          <table:table-cell/>
          <table:table-cell office:value-type="percentage" office:value="0.3833" calcext:value-type="percentage">
            <text:p>38,33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2624" calcext:value-type="percentage">
            <text:p>26,24%</text:p>
          </table:table-cell>
          <table:table-cell/>
          <table:table-cell office:value-type="percentage" office:value="0.3328" calcext:value-type="percentage">
            <text:p>33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31" calcext:value-type="percentage">
            <text:p>43,10%</text:p>
          </table:table-cell>
          <table:table-cell office:value-type="percentage" office:value="0.4262" calcext:value-type="percentage">
            <text:p>42,62%</text:p>
          </table:table-cell>
          <table:table-cell/>
          <table:table-cell office:value-type="percentage" office:value="0.4119" calcext:value-type="percentage">
            <text:p>41,1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2801" calcext:value-type="percentage">
            <text:p>28,01%</text:p>
          </table:table-cell>
          <table:table-cell/>
          <table:table-cell office:value-type="percentage" office:value="0.3306" calcext:value-type="percentage">
            <text:p>33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738" calcext:value-type="percentage">
            <text:p>17,38%</text:p>
          </table:table-cell>
          <table:table-cell office:value-type="percentage" office:value="0.1833" calcext:value-type="percentage">
            <text:p>18,33%</text:p>
          </table:table-cell>
          <table:table-cell/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3054" calcext:value-type="percentage">
            <text:p>30,54%</text:p>
          </table:table-cell>
          <table:table-cell/>
          <table:table-cell office:value-type="percentage" office:value="0.3478" calcext:value-type="percentage">
            <text:p>34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714" calcext:value-type="percentage">
            <text:p>27,14%</text:p>
          </table:table-cell>
          <table:table-cell/>
          <table:table-cell office:value-type="percentage" office:value="0.2762" calcext:value-type="percentage">
            <text:p>27,62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758" calcext:value-type="percentage">
            <text:p>27,58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percentage" office:value="0.3194" calcext:value-type="percentage">
            <text:p>31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405" calcext:value-type="percentage">
            <text:p>24,05%</text:p>
          </table:table-cell>
          <table:table-cell office:value-type="percentage" office:value="0.2381" calcext:value-type="percentage">
            <text:p>23,81%</text:p>
          </table:table-cell>
          <table:table-cell/>
          <table:table-cell office:value-type="percentage" office:value="0.3143" calcext:value-type="percentage">
            <text:p>31,43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328" calcext:value-type="percentage">
            <text:p>23,28%</text:p>
          </table:table-cell>
          <table:table-cell office:value-type="percentage" office:value="0.2543" calcext:value-type="percentage">
            <text:p>25,43%</text:p>
          </table:table-cell>
          <table:table-cell/>
          <table:table-cell office:value-type="percentage" office:value="0.3253" calcext:value-type="percentage">
            <text:p>32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619" calcext:value-type="percentage">
            <text:p>36,19%</text:p>
          </table:table-cell>
          <table:table-cell office:value-type="percentage" office:value="0.369" calcext:value-type="percentage">
            <text:p>36,90%</text:p>
          </table:table-cell>
          <table:table-cell/>
          <table:table-cell office:value-type="percentage" office:value="0.2881" calcext:value-type="percentage">
            <text:p>28,81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29" calcext:value-type="percentage">
            <text:p>22,90%</text:p>
          </table:table-cell>
          <table:table-cell/>
          <table:table-cell office:value-type="percentage" office:value="0.2376" calcext:value-type="percentage">
            <text:p>23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214" calcext:value-type="percentage">
            <text:p>22,14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2941" calcext:value-type="percentage">
            <text:p>29,41%</text:p>
          </table:table-cell>
          <table:table-cell/>
          <table:table-cell office:value-type="percentage" office:value="0.3613" calcext:value-type="percentage">
            <text:p>36,1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71:.B180])" office:value-type="percentage" office:value="0.27" calcext:value-type="percentage">
            <text:p>27,00%</text:p>
          </table:table-cell>
          <table:table-cell table:style-name="ce19" table:formula="of:=AVERAGE([.C171:.C180])" office:value-type="percentage" office:value="0.27785" calcext:value-type="percentage">
            <text:p>27,79%</text:p>
          </table:table-cell>
          <table:table-cell table:style-name="ce19" table:formula="of:=AVERAGE([.D171:.D180])" office:value-type="string" office:string-value="" calcext:value-type="error">
            <text:p>#DIV/0!</text:p>
          </table:table-cell>
          <table:table-cell table:style-name="ce19" table:formula="of:=AVERAGE([.E171:.E180])" office:value-type="percentage" office:value="0.28643" calcext:value-type="percentage">
            <text:p>28,64%</text:p>
          </table:table-cell>
          <table:table-cell table:style-name="Default"/>
          <table:table-cell table:style-name="ce19"/>
          <table:table-cell table:style-name="ce19" table:formula="of:=AVERAGE([.H171:.H180])" office:value-type="percentage" office:value="0.25462" calcext:value-type="percentage">
            <text:p>25,46%</text:p>
          </table:table-cell>
          <table:table-cell table:style-name="ce19" table:formula="of:=AVERAGE([.I171:.I180])" office:value-type="percentage" office:value="0.2578" calcext:value-type="percentage">
            <text:p>25,78%</text:p>
          </table:table-cell>
          <table:table-cell table:style-name="ce19" table:formula="of:=AVERAGE([.J171:.J180])" office:value-type="string" office:string-value="" calcext:value-type="error">
            <text:p>#DIV/0!</text:p>
          </table:table-cell>
          <table:table-cell table:style-name="ce19" table:formula="of:=AVERAGE([.K171:.K180])" office:value-type="percentage" office:value="0.31451" calcext:value-type="percentage">
            <text:p>31,4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71:.B180])" office:value-type="percentage" office:value="0.0787330934232868" calcext:value-type="percentage">
            <text:p>7,87%</text:p>
          </table:table-cell>
          <table:table-cell table:style-name="ce19" table:number-columns-repeated="2"/>
          <table:table-cell table:style-name="ce19" table:formula="of:=STDEV([.E171:.E180])" office:value-type="percentage" office:value="0.0793005681638607" calcext:value-type="percentage">
            <text:p>7,93%</text:p>
          </table:table-cell>
          <table:table-cell table:style-name="Default"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576" calcext:value-type="percentage">
            <text:p>55,76%</text:p>
          </table:table-cell>
          <table:table-cell office:value-type="percentage" office:value="0.5486" calcext:value-type="percentage">
            <text:p>54,86%</text:p>
          </table:table-cell>
          <table:table-cell/>
          <table:table-cell office:value-type="percentage" office:value="0.5447" calcext:value-type="percentage">
            <text:p>54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percentage" office:value="0.114" calcext:value-type="percentage">
            <text:p>11,4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5564" calcext:value-type="percentage">
            <text:p>55,64%</text:p>
          </table:table-cell>
          <table:table-cell office:value-type="percentage" office:value="0.5569" calcext:value-type="percentage">
            <text:p>55,69%</text:p>
          </table:table-cell>
          <table:table-cell/>
          <table:table-cell office:value-type="percentage" office:value="0.5273" calcext:value-type="percentage">
            <text:p>52,7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13" calcext:value-type="percentage">
            <text:p>4,13%</text:p>
          </table:table-cell>
          <table:table-cell office:value-type="percentage" office:value="0.0427" calcext:value-type="percentage">
            <text:p>4,27%</text:p>
          </table:table-cell>
          <table:table-cell/>
          <table:table-cell office:value-type="percentage" office:value="0.11" calcext:value-type="percentage">
            <text:p>11,00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17" calcext:value-type="percentage">
            <text:p>51,70%</text:p>
          </table:table-cell>
          <table:table-cell office:value-type="percentage" office:value="0.6153" calcext:value-type="percentage">
            <text:p>61,53%</text:p>
          </table:table-cell>
          <table:table-cell/>
          <table:table-cell office:value-type="percentage" office:value="0.5382" calcext:value-type="percentage">
            <text:p>53,8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44" calcext:value-type="percentage">
            <text:p>4,40%</text:p>
          </table:table-cell>
          <table:table-cell/>
          <table:table-cell office:value-type="percentage" office:value="0.094" calcext:value-type="percentage">
            <text:p>9,4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424" calcext:value-type="percentage">
            <text:p>54,24%</text:p>
          </table:table-cell>
          <table:table-cell office:value-type="percentage" office:value="0.5349" calcext:value-type="percentage">
            <text:p>53,49%</text:p>
          </table:table-cell>
          <table:table-cell/>
          <table:table-cell office:value-type="percentage" office:value="0.6203" calcext:value-type="percentage">
            <text:p>62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513" calcext:value-type="percentage">
            <text:p>5,1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percentage" office:value="0.088" calcext:value-type="percentage">
            <text:p>8,80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695" calcext:value-type="percentage">
            <text:p>56,95%</text:p>
          </table:table-cell>
          <table:table-cell office:value-type="percentage" office:value="0.5799" calcext:value-type="percentage">
            <text:p>57,99%</text:p>
          </table:table-cell>
          <table:table-cell/>
          <table:table-cell office:value-type="percentage" office:value="0.5098" calcext:value-type="percentage">
            <text:p>50,9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93" calcext:value-type="percentage">
            <text:p>2,93%</text:p>
          </table:table-cell>
          <table:table-cell office:value-type="percentage" office:value="0.0253" calcext:value-type="percentage">
            <text:p>2,53%</text:p>
          </table:table-cell>
          <table:table-cell/>
          <table:table-cell office:value-type="percentage" office:value="0.088" calcext:value-type="percentage">
            <text:p>8,8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274" calcext:value-type="percentage">
            <text:p>52,74%</text:p>
          </table:table-cell>
          <table:table-cell office:value-type="percentage" office:value="0.5586" calcext:value-type="percentage">
            <text:p>55,86%</text:p>
          </table:table-cell>
          <table:table-cell/>
          <table:table-cell office:value-type="percentage" office:value="0.5444" calcext:value-type="percentage">
            <text:p>54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247" calcext:value-type="percentage">
            <text:p>2,47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664" calcext:value-type="percentage">
            <text:p>56,64%</text:p>
          </table:table-cell>
          <table:table-cell office:value-type="percentage" office:value="0.574" calcext:value-type="percentage">
            <text:p>57,40%</text:p>
          </table:table-cell>
          <table:table-cell/>
          <table:table-cell office:value-type="percentage" office:value="0.6007" calcext:value-type="percentage">
            <text:p>60,0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107" calcext:value-type="percentage">
            <text:p>1,07%</text:p>
          </table:table-cell>
          <table:table-cell office:value-type="percentage" office:value="0.0113" calcext:value-type="percentage">
            <text:p>1,13%</text:p>
          </table:table-cell>
          <table:table-cell/>
          <table:table-cell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5746" calcext:value-type="percentage">
            <text:p>57,46%</text:p>
          </table:table-cell>
          <table:table-cell office:value-type="percentage" office:value="0.5586" calcext:value-type="percentage">
            <text:p>55,86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18" calcext:value-type="percentage">
            <text:p>1,80%</text:p>
          </table:table-cell>
          <table:table-cell/>
          <table:table-cell office:value-type="percentage" office:value="0.078" calcext:value-type="percentage">
            <text:p>7,80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5192" calcext:value-type="percentage">
            <text:p>51,92%</text:p>
          </table:table-cell>
          <table:table-cell office:value-type="percentage" office:value="0.5509" calcext:value-type="percentage">
            <text:p>55,0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27" calcext:value-type="percentage">
            <text:p>3,27%</text:p>
          </table:table-cell>
          <table:table-cell/>
          <table:table-cell office:value-type="percentage" office:value="0.0693" calcext:value-type="percentage">
            <text:p>6,93%</text:p>
          </table:table-cell>
          <table:table-cell/>
          <table:table-cell office:value-type="string" calcext:value-type="string">
            <text:p>Segment_10</text:p>
          </table:table-cell>
          <table:table-cell/>
          <table:table-cell office:value-type="percentage" office:value="0.5994" calcext:value-type="percentage">
            <text:p>59,9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percentage" office:value="0.0887" calcext:value-type="percentage">
            <text:p>8,87%</text:p>
          </table:table-cell>
          <table:table-cell table:style-name="ce19" table:number-columns-repeated="2"/>
          <table:table-cell table:style-name="ce19" table:formula="of:=AVERAGE([.H183:.H192])" office:value-type="percentage" office:value="0.547833333333333" calcext:value-type="percentage">
            <text:p>54,78%</text:p>
          </table:table-cell>
          <table:table-cell table:style-name="ce19" table:formula="of:=AVERAGE([.I183:.I192])" office:value-type="percentage" office:value="0.56771" calcext:value-type="percentage">
            <text:p>56,77%</text:p>
          </table:table-cell>
          <table:table-cell table:style-name="ce19" table:formula="of:=AVERAGE([.J183:.J192])" office:value-type="string" office:string-value="" calcext:value-type="error">
            <text:p>#DIV/0!</text:p>
          </table:table-cell>
          <table:table-cell table:style-name="ce19" table:formula="of:=AVERAGE([.K183:.K192])" office:value-type="percentage" office:value="0.555057142857143" calcext:value-type="percentage">
            <text:p>55,5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84:.B193])" office:value-type="percentage" office:value="0.03226" calcext:value-type="percentage">
            <text:p>3,23%</text:p>
          </table:table-cell>
          <table:table-cell table:style-name="ce19" table:formula="of:=AVERAGE([.C184:.C193])" office:value-type="percentage" office:value="0.03221" calcext:value-type="percentage">
            <text:p>3,22%</text:p>
          </table:table-cell>
          <table:table-cell table:style-name="ce19" table:formula="of:=AVERAGE([.D184:.D193])" office:value-type="string" office:string-value="" calcext:value-type="error">
            <text:p>#DIV/0!</text:p>
          </table:table-cell>
          <table:table-cell table:style-name="ce19" table:formula="of:=AVERAGE([.E184:.E193])" office:value-type="percentage" office:value="0.0866" calcext:value-type="percentage">
            <text:p>8,66%</text:p>
          </table:table-cell>
          <table:table-cell table:number-columns-repeated="2"/>
          <table:table-cell table:formula="of:=STDEV([.H183:.H192])" office:value-type="percentage" office:value="0.0221274716133588" calcext:value-type="percentage">
            <text:p>2,21%</text:p>
          </table:table-cell>
          <table:table-cell table:number-columns-repeated="2"/>
          <table:table-cell table:formula="of:=STDEV([.K183:.K192])" office:value-type="percentage" office:value="0.0401322338087003" calcext:value-type="percentage">
            <text:p>4,0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84:.B193])" office:value-type="percentage" office:value="0.0129076377045186" calcext:value-type="percentage">
            <text:p>1,29%</text:p>
          </table:table-cell>
          <table:table-cell table:style-name="ce19" table:number-columns-repeated="2"/>
          <table:table-cell table:style-name="ce19" table:formula="of:=STDEV([.E184:.E193])" office:value-type="percentage" office:value="0.019421008098334" calcext:value-type="percentage">
            <text:p>1,94%</text:p>
          </table:table-cell>
          <table:table-cell table:number-columns-repeated="16379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number-columns-repeated="2"/>
          <table:table-cell table:style-name="ce22" office:value-type="string" calcext:value-type="string">
            <text:p>RANDOM</text:p>
          </table:table-cell>
          <table:table-cell table:style-name="ce22" office:value-type="string" calcext:value-type="string">
            <text:p>NOLOCAL</text:p>
          </table:table-cell>
          <table:table-cell table:style-name="ce22" office:value-type="string" calcext:value-type="string">
            <text:p>BFGS</text:p>
          </table:table-cell>
          <table:table-cell table:style-name="ce22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1775.68" calcext:value-type="float">
            <text:p>1775,68</text:p>
          </table:table-cell>
          <table:table-cell table:style-name="ce23" office:value-type="float" office:value="1644.055" calcext:value-type="float">
            <text:p>1644,055</text:p>
          </table:table-cell>
          <table:table-cell table:style-name="ce23" office:value-type="float" office:value="1738.39" calcext:value-type="float">
            <text:p>1738,39</text:p>
          </table:table-cell>
          <table:table-cell table:style-name="ce23" office:value-type="float" office:value="1437.57" calcext:value-type="float">
            <text:p>1437,57</text:p>
          </table:table-cell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0.568" calcext:value-type="float">
            <text:p>0,568</text:p>
          </table:table-cell>
          <table:table-cell table:style-name="ce22" office:value-type="float" office:value="0.561" calcext:value-type="float">
            <text:p>0,561</text:p>
          </table:table-cell>
          <table:table-cell table:style-name="ce22"/>
          <table:table-cell table:style-name="ce22" office:value-type="float" office:value="0.323" calcext:value-type="float">
            <text:p>0,3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2080.04" calcext:value-type="float">
            <text:p>2080,04</text:p>
          </table:table-cell>
          <table:table-cell table:style-name="ce22" office:value-type="float" office:value="1858.186" calcext:value-type="float">
            <text:p>1858,186</text:p>
          </table:table-cell>
          <table:table-cell table:style-name="ce22"/>
          <table:table-cell table:style-name="ce22" office:value-type="float" office:value="1743.63" calcext:value-type="float">
            <text:p>1743,63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0.579" calcext:value-type="float">
            <text:p>0,579</text:p>
          </table:table-cell>
          <table:table-cell table:style-name="ce22" office:value-type="float" office:value="0.568" calcext:value-type="float">
            <text:p>0,568</text:p>
          </table:table-cell>
          <table:table-cell table:style-name="ce22"/>
          <table:table-cell table:style-name="ce22" office:value-type="float" office:value="0.213" calcext:value-type="float">
            <text:p>0,2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8704.025" calcext:value-type="float">
            <text:p>8704,025</text:p>
          </table:table-cell>
          <table:table-cell table:style-name="ce22" office:value-type="float" office:value="2262.506" calcext:value-type="float">
            <text:p>2262,506</text:p>
          </table:table-cell>
          <table:table-cell table:style-name="ce22"/>
          <table:table-cell table:style-name="ce22" office:value-type="float" office:value="2210.36" calcext:value-type="float">
            <text:p>2210,36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0.577" calcext:value-type="float">
            <text:p>0,577</text:p>
          </table:table-cell>
          <table:table-cell table:style-name="ce22" office:value-type="float" office:value="0.602" calcext:value-type="float">
            <text:p>0,602</text:p>
          </table:table-cell>
          <table:table-cell table:style-name="ce22"/>
          <table:table-cell table:style-name="ce22" office:value-type="float" office:value="0.221" calcext:value-type="float">
            <text:p>0,2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2027.81" calcext:value-type="float">
            <text:p>2027,81</text:p>
          </table:table-cell>
          <table:table-cell table:style-name="ce22" office:value-type="float" office:value="1962.674" calcext:value-type="float">
            <text:p>1962,674</text:p>
          </table:table-cell>
          <table:table-cell table:style-name="ce22"/>
          <table:table-cell table:style-name="ce22" office:value-type="float" office:value="1817.7" calcext:value-type="float">
            <text:p>1817,7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0.487" calcext:value-type="float">
            <text:p>0,487</text:p>
          </table:table-cell>
          <table:table-cell table:style-name="ce22" office:value-type="float" office:value="0.536" calcext:value-type="float">
            <text:p>0,536</text:p>
          </table:table-cell>
          <table:table-cell table:style-name="ce22"/>
          <table:table-cell table:style-name="ce22" office:value-type="float" office:value="0.199" calcext:value-type="float">
            <text:p>0,1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float" office:value="2180.042" calcext:value-type="float">
            <text:p>2180,042</text:p>
          </table:table-cell>
          <table:table-cell table:style-name="ce22" office:value-type="float" office:value="2043.064" calcext:value-type="float">
            <text:p>2043,064</text:p>
          </table:table-cell>
          <table:table-cell table:style-name="ce22"/>
          <table:table-cell table:style-name="ce22" office:value-type="float" office:value="1872.39" calcext:value-type="float">
            <text:p>1872,39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 office:value-type="float" office:value="0.554" calcext:value-type="float">
            <text:p>0,554</text:p>
          </table:table-cell>
          <table:table-cell table:style-name="ce22" office:value-type="float" office:value="0.534" calcext:value-type="float">
            <text:p>0,534</text:p>
          </table:table-cell>
          <table:table-cell table:style-name="ce22"/>
          <table:table-cell table:style-name="ce22" office:value-type="float" office:value="0.244" calcext:value-type="float">
            <text:p>0,24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float" office:value="2392.207" calcext:value-type="float">
            <text:p>2392,207</text:p>
          </table:table-cell>
          <table:table-cell table:style-name="ce22" office:value-type="float" office:value="2186.07" calcext:value-type="float">
            <text:p>2186,07</text:p>
          </table:table-cell>
          <table:table-cell table:style-name="ce22"/>
          <table:table-cell table:style-name="ce22" office:value-type="float" office:value="1883.73" calcext:value-type="float">
            <text:p>1883,73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532" calcext:value-type="float">
            <text:p>0,532</text:p>
          </table:table-cell>
          <table:table-cell table:style-name="ce22"/>
          <table:table-cell table:style-name="ce22" office:value-type="float" office:value="0.236" calcext:value-type="float">
            <text:p>0,2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/>
          <table:table-cell table:style-name="ce22" office:value-type="float" office:value="1745.502" calcext:value-type="float">
            <text:p>1745,502</text:p>
          </table:table-cell>
          <table:table-cell table:style-name="ce22"/>
          <table:table-cell table:style-name="ce22" office:value-type="float" office:value="1539.088" calcext:value-type="float">
            <text:p>1539,088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 office:value-type="float" office:value="0.52" calcext:value-type="float">
            <text:p>0,52</text:p>
          </table:table-cell>
          <table:table-cell table:style-name="ce22" office:value-type="float" office:value="0.518" calcext:value-type="float">
            <text:p>0,518</text:p>
          </table:table-cell>
          <table:table-cell table:style-name="ce22"/>
          <table:table-cell table:style-name="ce22" office:value-type="float" office:value="0.2398" calcext:value-type="float">
            <text:p>0,239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/>
          <table:table-cell table:style-name="ce22" office:value-type="float" office:value="2437.602" calcext:value-type="float">
            <text:p>2437,602</text:p>
          </table:table-cell>
          <table:table-cell table:style-name="ce22"/>
          <table:table-cell table:style-name="ce22" office:value-type="float" office:value="1981.43" calcext:value-type="float">
            <text:p>1981,43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 office:value-type="float" office:value="0.588" calcext:value-type="float">
            <text:p>0,588</text:p>
          </table:table-cell>
          <table:table-cell table:style-name="ce22" office:value-type="float" office:value="0.614" calcext:value-type="float">
            <text:p>0,614</text:p>
          </table:table-cell>
          <table:table-cell table:style-name="ce22"/>
          <table:table-cell table:style-name="ce22" office:value-type="float" office:value="0.242" calcext:value-type="float">
            <text:p>0,2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/>
          <table:table-cell table:style-name="ce22" office:value-type="float" office:value="1900.207" calcext:value-type="float">
            <text:p>1900,207</text:p>
          </table:table-cell>
          <table:table-cell table:style-name="ce22"/>
          <table:table-cell table:style-name="ce22" office:value-type="float" office:value="1833.33" calcext:value-type="float">
            <text:p>1833,33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 office:value-type="float" office:value="0.64" calcext:value-type="float">
            <text:p>0,64</text:p>
          </table:table-cell>
          <table:table-cell table:style-name="ce22" table:number-columns-repeated="2"/>
          <table:table-cell table:style-name="ce22" office:value-type="float" office:value="0.293" calcext:value-type="float">
            <text:p>0,29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/>
          <table:table-cell table:style-name="ce22" office:value-type="float" office:value="1929.728" calcext:value-type="float">
            <text:p>1929,728</text:p>
          </table:table-cell>
          <table:table-cell table:style-name="ce22"/>
          <table:table-cell table:style-name="ce22" office:value-type="float" office:value="1897.74" calcext:value-type="float">
            <text:p>1897,74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 office:value-type="float" office:value="0.503" calcext:value-type="float">
            <text:p>0,503</text:p>
          </table:table-cell>
          <table:table-cell table:style-name="ce22" table:number-columns-repeated="2"/>
          <table:table-cell table:style-name="ce22" office:value-type="float" office:value="0.266" calcext:value-type="float">
            <text:p>0,26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197:.B206])" office:value-type="float" office:value="3193.30066666667" calcext:value-type="float">
            <text:p>3193,30066666667</text:p>
          </table:table-cell>
          <table:table-cell table:style-name="ce23" table:formula="of:=AVERAGE([.C197:.C206])" office:value-type="float" office:value="1996.9594" calcext:value-type="float">
            <text:p>1996,9594</text:p>
          </table:table-cell>
          <table:table-cell table:style-name="ce23" table:formula="of:=AVERAGE([.D197:.D206])" office:value-type="float" office:value="1738.39" calcext:value-type="float">
            <text:p>1738,39</text:p>
          </table:table-cell>
          <table:table-cell table:style-name="ce23" table:formula="of:=AVERAGE([.E197:.E206])" office:value-type="float" office:value="1821.6968" calcext:value-type="float">
            <text:p>1821,6968</text:p>
          </table:table-cell>
          <table:table-cell table:style-name="ce23" table:number-columns-repeated="2"/>
          <table:table-cell table:style-name="ce23" table:formula="of:=AVERAGE([.H198:.H206])" office:value-type="float" office:value="0.552111111111111" calcext:value-type="float">
            <text:p>0,552111111111111</text:p>
          </table:table-cell>
          <table:table-cell table:style-name="ce23" table:formula="of:=AVERAGE([.I198:.I206])" office:value-type="float" office:value="0.557714285714286" calcext:value-type="float">
            <text:p>0,557714285714286</text:p>
          </table:table-cell>
          <table:table-cell table:style-name="ce23" table:formula="of:=AVERAGE([.J198:.J206])" office:value-type="string" office:string-value="" calcext:value-type="error">
            <text:p>#DIV/0!</text:p>
          </table:table-cell>
          <table:table-cell table:style-name="ce23" table:formula="of:=AVERAGE([.K198:.K206])" office:value-type="float" office:value="0.239311111111111" calcext:value-type="float">
            <text:p>0,239311111111111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197:.B206])" office:value-type="float" office:value="2707.17169854205" calcext:value-type="float">
            <text:p>2707,17169854205</text:p>
          </table:table-cell>
          <table:table-cell table:style-name="ce22" table:number-columns-repeated="2"/>
          <table:table-cell table:style-name="ce22" table:formula="of:=STDEV([.E197:.E206])" office:value-type="float" office:value="216.651570818112" calcext:value-type="float">
            <text:p>216,651570818112</text:p>
          </table:table-cell>
          <table:table-cell table:style-name="ce22" table:number-columns-repeated="2"/>
          <table:table-cell table:style-name="ce22" table:formula="of:=STDEV([.H197:.H206])" office:value-type="float" office:value="0.04623142269544" calcext:value-type="float">
            <text:p>0,04623142269544</text:p>
          </table:table-cell>
          <table:table-cell table:style-name="ce22" table:number-columns-repeated="2"/>
          <table:table-cell table:style-name="ce22" table:formula="of:=STDEV([.K197:.K206])" office:value-type="float" office:value="0.0374035292452464" calcext:value-type="float">
            <text:p>0,037403529245246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002.89" calcext:value-type="float">
            <text:p>2002,89</text:p>
          </table:table-cell>
          <table:table-cell table:style-name="ce22" office:value-type="float" office:value="2022.79" calcext:value-type="float">
            <text:p>2022,79</text:p>
          </table:table-cell>
          <table:table-cell table:style-name="ce22"/>
          <table:table-cell table:style-name="ce22" office:value-type="float" office:value="2044.33" calcext:value-type="float">
            <text:p>2044,33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3.145" calcext:value-type="float">
            <text:p>3,145</text:p>
          </table:table-cell>
          <table:table-cell table:style-name="ce22" office:value-type="float" office:value="3.464" calcext:value-type="float">
            <text:p>3,464</text:p>
          </table:table-cell>
          <table:table-cell table:style-name="ce22"/>
          <table:table-cell table:style-name="ce22" office:value-type="float" office:value="0.178" calcext:value-type="float">
            <text:p>0,17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1410.34" calcext:value-type="float">
            <text:p>1410,34</text:p>
          </table:table-cell>
          <table:table-cell table:style-name="ce22" office:value-type="float" office:value="1459.13" calcext:value-type="float">
            <text:p>1459,13</text:p>
          </table:table-cell>
          <table:table-cell table:style-name="ce22"/>
          <table:table-cell table:style-name="ce22" office:value-type="float" office:value="1511.83" calcext:value-type="float">
            <text:p>1511,83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162" calcext:value-type="float">
            <text:p>0,162</text:p>
          </table:table-cell>
          <table:table-cell table:style-name="ce22"/>
          <table:table-cell table:style-name="ce22" office:value-type="float" office:value="0.198" calcext:value-type="float">
            <text:p>0,19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235.59" calcext:value-type="float">
            <text:p>2235,59</text:p>
          </table:table-cell>
          <table:table-cell table:style-name="ce22" office:value-type="float" office:value="2165.498" calcext:value-type="float">
            <text:p>2165,498</text:p>
          </table:table-cell>
          <table:table-cell table:style-name="ce22"/>
          <table:table-cell table:style-name="ce22" office:value-type="float" office:value="2323.24" calcext:value-type="float">
            <text:p>2323,24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69" calcext:value-type="float">
            <text:p>0,169</text:p>
          </table:table-cell>
          <table:table-cell table:style-name="ce22" office:value-type="float" office:value="0.168" calcext:value-type="float">
            <text:p>0,168</text:p>
          </table:table-cell>
          <table:table-cell table:style-name="ce22"/>
          <table:table-cell table:style-name="ce22" office:value-type="float" office:value="0.142" calcext:value-type="float">
            <text:p>0,1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2517.36" calcext:value-type="float">
            <text:p>2517,36</text:p>
          </table:table-cell>
          <table:table-cell table:style-name="ce22" office:value-type="float" office:value="2636.391" calcext:value-type="float">
            <text:p>2636,391</text:p>
          </table:table-cell>
          <table:table-cell table:style-name="ce22"/>
          <table:table-cell table:style-name="ce22" office:value-type="float" office:value="2926.68" calcext:value-type="float">
            <text:p>2926,68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4.273" calcext:value-type="float">
            <text:p>4,273</text:p>
          </table:table-cell>
          <table:table-cell table:style-name="ce22" office:value-type="float" office:value="0.195" calcext:value-type="float">
            <text:p>0,195</text:p>
          </table:table-cell>
          <table:table-cell table:style-name="ce22"/>
          <table:table-cell table:style-name="ce22" office:value-type="float" office:value="84.89" calcext:value-type="float">
            <text:p>84,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1614.66" calcext:value-type="float">
            <text:p>1614,66</text:p>
          </table:table-cell>
          <table:table-cell table:style-name="ce22" office:value-type="float" office:value="1682.207" calcext:value-type="float">
            <text:p>1682,207</text:p>
          </table:table-cell>
          <table:table-cell table:style-name="ce22"/>
          <table:table-cell table:style-name="ce22" office:value-type="float" office:value="1864.28" calcext:value-type="float">
            <text:p>1864,28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443" calcext:value-type="float">
            <text:p>0,443</text:p>
          </table:table-cell>
          <table:table-cell table:style-name="ce22" office:value-type="float" office:value="0.45" calcext:value-type="float">
            <text:p>0,45</text:p>
          </table:table-cell>
          <table:table-cell table:style-name="ce22"/>
          <table:table-cell table:style-name="ce22" office:value-type="float" office:value="0.496" calcext:value-type="float">
            <text:p>0,4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1208.58" calcext:value-type="float">
            <text:p>1208,58</text:p>
          </table:table-cell>
          <table:table-cell table:style-name="ce22" office:value-type="float" office:value="1162.571" calcext:value-type="float">
            <text:p>1162,571</text:p>
          </table:table-cell>
          <table:table-cell table:style-name="ce22"/>
          <table:table-cell table:style-name="ce22" office:value-type="float" office:value="1241.17" calcext:value-type="float">
            <text:p>1241,17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0.251" calcext:value-type="float">
            <text:p>0,251</text:p>
          </table:table-cell>
          <table:table-cell table:style-name="ce22" office:value-type="float" office:value="7.0665" calcext:value-type="float">
            <text:p>7,0665</text:p>
          </table:table-cell>
          <table:table-cell table:style-name="ce22"/>
          <table:table-cell table:style-name="ce22" office:value-type="float" office:value="0.162" calcext:value-type="float">
            <text:p>0,16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1230.59" calcext:value-type="float">
            <text:p>1230,59</text:p>
          </table:table-cell>
          <table:table-cell table:style-name="ce22" office:value-type="float" office:value="1253.443" calcext:value-type="float">
            <text:p>1253,443</text:p>
          </table:table-cell>
          <table:table-cell table:style-name="ce22"/>
          <table:table-cell table:style-name="ce22" office:value-type="float" office:value="2236.55" calcext:value-type="float">
            <text:p>2236,55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0802" calcext:value-type="float">
            <text:p>0,0802</text:p>
          </table:table-cell>
          <table:table-cell table:style-name="ce22" office:value-type="float" office:value="0.0789" calcext:value-type="float">
            <text:p>0,0789</text:p>
          </table:table-cell>
          <table:table-cell table:style-name="ce22"/>
          <table:table-cell table:style-name="ce22" office:value-type="float" office:value="0.056" calcext:value-type="float">
            <text:p>0,0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141.09" calcext:value-type="float">
            <text:p>3141,09</text:p>
          </table:table-cell>
          <table:table-cell table:style-name="ce22" office:value-type="float" office:value="3183.398" calcext:value-type="float">
            <text:p>3183,398</text:p>
          </table:table-cell>
          <table:table-cell table:style-name="ce22"/>
          <table:table-cell table:style-name="ce22" office:value-type="float" office:value="3300.27" calcext:value-type="float">
            <text:p>3300,27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2.949" calcext:value-type="float">
            <text:p>2,949</text:p>
          </table:table-cell>
          <table:table-cell table:style-name="ce22" office:value-type="float" office:value="0.158" calcext:value-type="float">
            <text:p>0,158</text:p>
          </table:table-cell>
          <table:table-cell table:style-name="ce22"/>
          <table:table-cell table:style-name="ce22" office:value-type="float" office:value="12.87" calcext:value-type="float">
            <text:p>12,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2173.3" calcext:value-type="float">
            <text:p>2173,3</text:p>
          </table:table-cell>
          <table:table-cell table:style-name="ce22" office:value-type="float" office:value="2110.829" calcext:value-type="float">
            <text:p>2110,829</text:p>
          </table:table-cell>
          <table:table-cell table:style-name="ce22"/>
          <table:table-cell table:style-name="ce22" office:value-type="float" office:value="2435.34" calcext:value-type="float">
            <text:p>2435,34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3.157" calcext:value-type="float">
            <text:p>3,157</text:p>
          </table:table-cell>
          <table:table-cell table:style-name="ce22" office:value-type="float" office:value="236.18" calcext:value-type="float">
            <text:p>236,18</text:p>
          </table:table-cell>
          <table:table-cell table:style-name="ce22"/>
          <table:table-cell table:style-name="ce22" office:value-type="float" office:value="1.179" calcext:value-type="float">
            <text:p>1,17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2682.24" calcext:value-type="float">
            <text:p>2682,24</text:p>
          </table:table-cell>
          <table:table-cell table:style-name="ce22" office:value-type="float" office:value="2676.682" calcext:value-type="float">
            <text:p>2676,682</text:p>
          </table:table-cell>
          <table:table-cell table:style-name="ce22"/>
          <table:table-cell table:style-name="ce22" office:value-type="float" office:value="2606.62" calcext:value-type="float">
            <text:p>2606,62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082" calcext:value-type="float">
            <text:p>0,082</text:p>
          </table:table-cell>
          <table:table-cell table:style-name="ce22" office:value-type="float" office:value="0.0745" calcext:value-type="float">
            <text:p>0,0745</text:p>
          </table:table-cell>
          <table:table-cell table:style-name="ce22"/>
          <table:table-cell table:style-name="ce22" office:value-type="float" office:value="0.132" calcext:value-type="float">
            <text:p>0,13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10:.B219])" office:value-type="float" office:value="2021.664" calcext:value-type="float">
            <text:p>2021,664</text:p>
          </table:table-cell>
          <table:table-cell table:style-name="ce23" table:formula="of:=AVERAGE([.C210:.C219])" office:value-type="float" office:value="2035.2939" calcext:value-type="float">
            <text:p>2035,2939</text:p>
          </table:table-cell>
          <table:table-cell table:style-name="ce23" table:formula="of:=AVERAGE([.D210:.D219])" office:value-type="string" office:string-value="" calcext:value-type="error">
            <text:p>#DIV/0!</text:p>
          </table:table-cell>
          <table:table-cell table:style-name="ce23" table:formula="of:=AVERAGE([.E210:.E219])" office:value-type="float" office:value="2249.031" calcext:value-type="float">
            <text:p>2249,031</text:p>
          </table:table-cell>
          <table:table-cell table:style-name="ce23" table:number-columns-repeated="2"/>
          <table:table-cell table:style-name="ce23" table:formula="of:=AVERAGE([.H210:.H219])" office:value-type="float" office:value="1.48142" calcext:value-type="float">
            <text:p>1,48142</text:p>
          </table:table-cell>
          <table:table-cell table:style-name="ce23" table:formula="of:=AVERAGE([.I210:.I219])" office:value-type="float" office:value="24.79969" calcext:value-type="float">
            <text:p>24,79969</text:p>
          </table:table-cell>
          <table:table-cell table:style-name="ce23" table:formula="of:=AVERAGE([.J210:.J219])" office:value-type="string" office:string-value="" calcext:value-type="error">
            <text:p>#DIV/0!</text:p>
          </table:table-cell>
          <table:table-cell table:style-name="ce23" table:formula="of:=AVERAGE([.K210:.K219])" office:value-type="float" office:value="10.0303" calcext:value-type="float">
            <text:p>10,0303</text:p>
          </table:table-cell>
          <table:table-cell table:style-name="ce23"/>
          <table:table-cell table:number-columns-repeated="16372"/>
        </table:table-row>
        <table:table-row table:style-name="ro1">
          <table:table-cell/>
          <table:table-cell table:style-name="ce22" table:formula="of:=STDEV([.B210:.B219])" office:value-type="float" office:value="652.394987057517" calcext:value-type="float">
            <text:p>652,394987057517</text:p>
          </table:table-cell>
          <table:table-cell table:style-name="ce22" table:number-columns-repeated="2"/>
          <table:table-cell table:style-name="ce22" table:formula="of:=STDEV([.E210:.E219])" office:value-type="float" office:value="621.980727719472" calcext:value-type="float">
            <text:p>621,980727719472</text:p>
          </table:table-cell>
          <table:table-cell table:style-name="ce22" table:number-columns-repeated="2"/>
          <table:table-cell table:style-name="ce22" table:formula="of:=STDEV([.H210:.H219])" office:value-type="float" office:value="1.67457934605149" calcext:value-type="float">
            <text:p>1,67457934605149</text:p>
          </table:table-cell>
          <table:table-cell table:style-name="ce22" table:number-columns-repeated="2"/>
          <table:table-cell table:style-name="ce22" table:formula="of:=STDEV([.K210:.K219])" office:value-type="float" office:value="26.5991932461202" calcext:value-type="float">
            <text:p>26,599193246120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10.42" calcext:value-type="float">
            <text:p>10,42</text:p>
          </table:table-cell>
          <table:table-cell table:style-name="ce22" office:value-type="float" office:value="0.0733" calcext:value-type="float">
            <text:p>0,0733</text:p>
          </table:table-cell>
          <table:table-cell table:style-name="ce22"/>
          <table:table-cell table:style-name="ce22" office:value-type="float" office:value="4.001" calcext:value-type="float">
            <text:p>4,001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1.345" calcext:value-type="float">
            <text:p>1,345</text:p>
          </table:table-cell>
          <table:table-cell table:style-name="ce22" office:value-type="float" office:value="1.211" calcext:value-type="float">
            <text:p>1,211</text:p>
          </table:table-cell>
          <table:table-cell table:style-name="ce22"/>
          <table:table-cell table:style-name="ce22" office:value-type="float" office:value="1.603" calcext:value-type="float">
            <text:p>1,60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6" office:value-type="float" office:value="0.132" calcext:value-type="float">
            <text:p>1,32E-01</text:p>
          </table:table-cell>
          <table:table-cell table:style-name="ce6" office:value-type="float" office:value="0.105" calcext:value-type="float">
            <text:p>1,05E-01</text:p>
          </table:table-cell>
          <table:table-cell table:style-name="ce6"/>
          <table:table-cell table:style-name="ce6" office:value-type="float" office:value="0.196" calcext:value-type="float">
            <text:p>1,96E-01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0.972" calcext:value-type="float">
            <text:p>0,972</text:p>
          </table:table-cell>
          <table:table-cell table:style-name="ce22" office:value-type="float" office:value="0.937" calcext:value-type="float">
            <text:p>0,937</text:p>
          </table:table-cell>
          <table:table-cell table:style-name="ce22"/>
          <table:table-cell table:style-name="ce22" office:value-type="float" office:value="0.838" calcext:value-type="float">
            <text:p>0,83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027" calcext:value-type="float">
            <text:p>0,027</text:p>
          </table:table-cell>
          <table:table-cell table:style-name="ce22" office:value-type="float" office:value="34.534" calcext:value-type="float">
            <text:p>34,534</text:p>
          </table:table-cell>
          <table:table-cell table:style-name="ce22"/>
          <table:table-cell table:style-name="ce22" office:value-type="float" office:value="0.273" calcext:value-type="float">
            <text:p>0,273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0.921" calcext:value-type="float">
            <text:p>0,921</text:p>
          </table:table-cell>
          <table:table-cell table:style-name="ce22" office:value-type="float" office:value="0.935" calcext:value-type="float">
            <text:p>0,935</text:p>
          </table:table-cell>
          <table:table-cell table:style-name="ce22"/>
          <table:table-cell table:style-name="ce22" office:value-type="float" office:value="0.856" calcext:value-type="float">
            <text:p>0,8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106" calcext:value-type="float">
            <text:p>0,106</text:p>
          </table:table-cell>
          <table:table-cell table:style-name="ce22" office:value-type="float" office:value="6.893" calcext:value-type="float">
            <text:p>6,893</text:p>
          </table:table-cell>
          <table:table-cell table:style-name="ce22"/>
          <table:table-cell table:style-name="ce22" office:value-type="float" office:value="9.75" calcext:value-type="float">
            <text:p>9,75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0.878" calcext:value-type="float">
            <text:p>0,878</text:p>
          </table:table-cell>
          <table:table-cell table:style-name="ce22" office:value-type="float" office:value="0.813" calcext:value-type="float">
            <text:p>0,813</text:p>
          </table:table-cell>
          <table:table-cell table:style-name="ce22"/>
          <table:table-cell table:style-name="ce22" office:value-type="float" office:value="1.131" calcext:value-type="float">
            <text:p>1,1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147" calcext:value-type="float">
            <text:p>0,147</text:p>
          </table:table-cell>
          <table:table-cell table:style-name="ce22" office:value-type="float" office:value="0.812" calcext:value-type="float">
            <text:p>0,812</text:p>
          </table:table-cell>
          <table:table-cell table:style-name="ce22"/>
          <table:table-cell table:style-name="ce22" office:value-type="float" office:value="0.113" calcext:value-type="float">
            <text:p>0,113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1.027" calcext:value-type="float">
            <text:p>1,027</text:p>
          </table:table-cell>
          <table:table-cell table:style-name="ce22" office:value-type="float" office:value="0.996" calcext:value-type="float">
            <text:p>0,996</text:p>
          </table:table-cell>
          <table:table-cell table:style-name="ce22"/>
          <table:table-cell table:style-name="ce22" office:value-type="float" office:value="0.959" calcext:value-type="float">
            <text:p>0,9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 office:value-type="float" office:value="0.0791" calcext:value-type="float">
            <text:p>0,0791</text:p>
          </table:table-cell>
          <table:table-cell table:style-name="ce22"/>
          <table:table-cell table:style-name="ce22" office:value-type="float" office:value="14.747" calcext:value-type="float">
            <text:p>14,747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 office:value-type="float" office:value="0.983" calcext:value-type="float">
            <text:p>0,983</text:p>
          </table:table-cell>
          <table:table-cell table:style-name="ce22" office:value-type="float" office:value="0.979" calcext:value-type="float">
            <text:p>0,979</text:p>
          </table:table-cell>
          <table:table-cell table:style-name="ce22"/>
          <table:table-cell table:style-name="ce22" office:value-type="float" office:value="1.077" calcext:value-type="float">
            <text:p>1,07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0808" calcext:value-type="float">
            <text:p>0,0808</text:p>
          </table:table-cell>
          <table:table-cell table:style-name="ce22" office:value-type="float" office:value="0.401" calcext:value-type="float">
            <text:p>0,401</text:p>
          </table:table-cell>
          <table:table-cell table:style-name="ce22"/>
          <table:table-cell table:style-name="ce22" office:value-type="float" office:value="1.831" calcext:value-type="float">
            <text:p>1,831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 office:value-type="float" office:value="1.214" calcext:value-type="float">
            <text:p>1,214</text:p>
          </table:table-cell>
          <table:table-cell table:style-name="ce22" office:value-type="float" office:value="1.161" calcext:value-type="float">
            <text:p>1,161</text:p>
          </table:table-cell>
          <table:table-cell table:style-name="ce22"/>
          <table:table-cell table:style-name="ce22" office:value-type="float" office:value="1.128" calcext:value-type="float">
            <text:p>1,1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111" calcext:value-type="float">
            <text:p>0,111</text:p>
          </table:table-cell>
          <table:table-cell table:style-name="ce22" office:value-type="float" office:value="0.122" calcext:value-type="float">
            <text:p>0,122</text:p>
          </table:table-cell>
          <table:table-cell table:style-name="ce22"/>
          <table:table-cell table:style-name="ce22" office:value-type="float" office:value="0.151" calcext:value-type="float">
            <text:p>0,151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 office:value-type="float" office:value="1.019" calcext:value-type="float">
            <text:p>1,019</text:p>
          </table:table-cell>
          <table:table-cell table:style-name="ce22" office:value-type="float" office:value="1.0329" calcext:value-type="float">
            <text:p>1,0329</text:p>
          </table:table-cell>
          <table:table-cell table:style-name="ce22"/>
          <table:table-cell table:style-name="ce22" office:value-type="float" office:value="1.278" calcext:value-type="float">
            <text:p>1,27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0376" calcext:value-type="float">
            <text:p>0,0376</text:p>
          </table:table-cell>
          <table:table-cell table:style-name="ce22" office:value-type="float" office:value="0.0735" calcext:value-type="float">
            <text:p>0,0735</text:p>
          </table:table-cell>
          <table:table-cell table:style-name="ce22"/>
          <table:table-cell table:style-name="ce22" office:value-type="float" office:value="14.97" calcext:value-type="float">
            <text:p>14,97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 office:value-type="float" office:value="0.792" calcext:value-type="float">
            <text:p>0,792</text:p>
          </table:table-cell>
          <table:table-cell table:style-name="ce22" office:value-type="float" office:value="0.757" calcext:value-type="float">
            <text:p>0,757</text:p>
          </table:table-cell>
          <table:table-cell table:style-name="ce22"/>
          <table:table-cell table:style-name="ce22" office:value-type="float" office:value="0.715" calcext:value-type="float">
            <text:p>0,7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6" office:value-type="float" office:value="8.121" calcext:value-type="float">
            <text:p>8,12E+00</text:p>
          </table:table-cell>
          <table:table-cell table:style-name="ce6" office:value-type="float" office:value="0.119" calcext:value-type="float">
            <text:p>1,19E-01</text:p>
          </table:table-cell>
          <table:table-cell table:style-name="ce6"/>
          <table:table-cell table:style-name="ce6" office:value-type="float" office:value="6.901" calcext:value-type="float">
            <text:p>6,90E+00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1.006" calcext:value-type="float">
            <text:p>1,006</text:p>
          </table:table-cell>
          <table:table-cell table:style-name="ce22" office:value-type="float" office:value="1.0253" calcext:value-type="float">
            <text:p>1,0253</text:p>
          </table:table-cell>
          <table:table-cell table:style-name="ce22"/>
          <table:table-cell table:style-name="ce22" office:value-type="float" office:value="1.181" calcext:value-type="float">
            <text:p>1,181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23:.B232])" office:value-type="float" office:value="1.93034" calcext:value-type="float">
            <text:p>1,93034</text:p>
          </table:table-cell>
          <table:table-cell table:style-name="ce23" table:formula="of:=AVERAGE([.C223:.C232])" office:value-type="float" office:value="4.32119" calcext:value-type="float">
            <text:p>4,32119</text:p>
          </table:table-cell>
          <table:table-cell table:style-name="ce23" table:formula="of:=AVERAGE([.D223:.D232])" office:value-type="string" office:string-value="" calcext:value-type="error">
            <text:p>#DIV/0!</text:p>
          </table:table-cell>
          <table:table-cell table:style-name="ce23" table:formula="of:=AVERAGE([.E223:.E232])" office:value-type="float" office:value="5.2933" calcext:value-type="float">
            <text:p>5,2933</text:p>
          </table:table-cell>
          <table:table-cell table:style-name="ce23" table:number-columns-repeated="2"/>
          <table:table-cell table:style-name="ce23" table:formula="of:=AVERAGE([.H223:.H232])" office:value-type="float" office:value="1.0157" calcext:value-type="float">
            <text:p>1,0157</text:p>
          </table:table-cell>
          <table:table-cell table:style-name="ce23" table:formula="of:=AVERAGE([.I223:.I232])" office:value-type="float" office:value="0.98472" calcext:value-type="float">
            <text:p>0,98472</text:p>
          </table:table-cell>
          <table:table-cell table:style-name="ce23" table:formula="of:=AVERAGE([.J223:.J232])" office:value-type="string" office:string-value="" calcext:value-type="error">
            <text:p>#DIV/0!</text:p>
          </table:table-cell>
          <table:table-cell table:style-name="ce23" table:formula="of:=AVERAGE([.K223:.K232])" office:value-type="float" office:value="1.0766" calcext:value-type="float">
            <text:p>1,0766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23:.B232])" office:value-type="float" office:value="3.90655884726073" calcext:value-type="float">
            <text:p>3,90655884726073</text:p>
          </table:table-cell>
          <table:table-cell table:style-name="ce22" table:number-columns-repeated="2"/>
          <table:table-cell table:style-name="ce22" table:formula="of:=STDEV([.E223:.E232])" office:value-type="float" office:value="5.99611020301217" calcext:value-type="float">
            <text:p>5,99611020301217</text:p>
          </table:table-cell>
          <table:table-cell table:style-name="ce22" table:number-columns-repeated="2"/>
          <table:table-cell table:style-name="ce22" table:formula="of:=STDEV([.H223:.H232])" office:value-type="float" office:value="0.15949367803563" calcext:value-type="float">
            <text:p>0,15949367803563</text:p>
          </table:table-cell>
          <table:table-cell table:style-name="ce22" table:number-columns-repeated="2"/>
          <table:table-cell table:style-name="ce22" table:formula="of:=STDEV([.K223:.K232])" office:value-type="float" office:value="0.25480676774546" calcext:value-type="float">
            <text:p>0,2548067677454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Default" office:value-type="float" office:value="9.9" calcext:value-type="float">
            <text:p>9,9</text:p>
          </table:table-cell>
          <table:table-cell table:style-name="ce22" office:value-type="float" office:value="9.62" calcext:value-type="float">
            <text:p>9,62</text:p>
          </table:table-cell>
          <table:table-cell table:style-name="ce22"/>
          <table:table-cell table:style-name="ce22" office:value-type="float" office:value="15.98" calcext:value-type="float">
            <text:p>15,98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1.593" calcext:value-type="float">
            <text:p>1,593</text:p>
          </table:table-cell>
          <table:table-cell table:style-name="ce22" office:value-type="float" office:value="1.558" calcext:value-type="float">
            <text:p>1,558</text:p>
          </table:table-cell>
          <table:table-cell table:style-name="ce22"/>
          <table:table-cell table:style-name="ce22" office:value-type="float" office:value="10.72" calcext:value-type="float">
            <text:p>10,7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10.75" calcext:value-type="float">
            <text:p>10,75</text:p>
          </table:table-cell>
          <table:table-cell table:style-name="ce22" office:value-type="float" office:value="10.14" calcext:value-type="float">
            <text:p>10,14</text:p>
          </table:table-cell>
          <table:table-cell table:style-name="ce22"/>
          <table:table-cell table:style-name="ce22" office:value-type="float" office:value="15.65" calcext:value-type="float">
            <text:p>15,65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181.722" calcext:value-type="float">
            <text:p>181,722</text:p>
          </table:table-cell>
          <table:table-cell table:style-name="ce22" office:value-type="float" office:value="0.625" calcext:value-type="float">
            <text:p>0,625</text:p>
          </table:table-cell>
          <table:table-cell table:style-name="ce22"/>
          <table:table-cell table:style-name="ce22" office:value-type="float" office:value="14.82" calcext:value-type="float">
            <text:p>14,8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12.72" calcext:value-type="float">
            <text:p>12,72</text:p>
          </table:table-cell>
          <table:table-cell table:style-name="ce22" office:value-type="float" office:value="12.24" calcext:value-type="float">
            <text:p>12,24</text:p>
          </table:table-cell>
          <table:table-cell table:style-name="ce22"/>
          <table:table-cell table:style-name="ce22" office:value-type="float" office:value="16" calcext:value-type="float">
            <text:p>16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1.81" calcext:value-type="float">
            <text:p>1,81</text:p>
          </table:table-cell>
          <table:table-cell table:style-name="ce22" office:value-type="float" office:value="9.124" calcext:value-type="float">
            <text:p>9,124</text:p>
          </table:table-cell>
          <table:table-cell table:style-name="ce22"/>
          <table:table-cell table:style-name="ce22" office:value-type="float" office:value="26.21" calcext:value-type="float">
            <text:p>26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9.56" calcext:value-type="float">
            <text:p>9,56</text:p>
          </table:table-cell>
          <table:table-cell table:style-name="ce22" office:value-type="float" office:value="9.96" calcext:value-type="float">
            <text:p>9,96</text:p>
          </table:table-cell>
          <table:table-cell table:style-name="ce22"/>
          <table:table-cell table:style-name="ce22" office:value-type="float" office:value="25.17" calcext:value-type="float">
            <text:p>25,17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5.238" calcext:value-type="float">
            <text:p>5,238</text:p>
          </table:table-cell>
          <table:table-cell table:style-name="ce22"/>
          <table:table-cell table:style-name="ce22" office:value-type="float" office:value="6.73" calcext:value-type="float">
            <text:p>6,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11.45" calcext:value-type="float">
            <text:p>11,45</text:p>
          </table:table-cell>
          <table:table-cell table:style-name="ce22" office:value-type="float" office:value="10.61" calcext:value-type="float">
            <text:p>10,61</text:p>
          </table:table-cell>
          <table:table-cell table:style-name="ce22"/>
          <table:table-cell table:style-name="ce22" office:value-type="float" office:value="14.09" calcext:value-type="float">
            <text:p>14,09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1.196" calcext:value-type="float">
            <text:p>1,196</text:p>
          </table:table-cell>
          <table:table-cell table:style-name="ce22" office:value-type="float" office:value="1.197" calcext:value-type="float">
            <text:p>1,197</text:p>
          </table:table-cell>
          <table:table-cell table:style-name="ce22"/>
          <table:table-cell table:style-name="ce22" office:value-type="float" office:value="5.71" calcext:value-type="float">
            <text:p>5,7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12.08" calcext:value-type="float">
            <text:p>12,08</text:p>
          </table:table-cell>
          <table:table-cell table:style-name="ce22" office:value-type="float" office:value="12.39" calcext:value-type="float">
            <text:p>12,39</text:p>
          </table:table-cell>
          <table:table-cell table:style-name="ce22"/>
          <table:table-cell table:style-name="ce22" office:value-type="float" office:value="24.63" calcext:value-type="float">
            <text:p>24,63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1.132" calcext:value-type="float">
            <text:p>1,132</text:p>
          </table:table-cell>
          <table:table-cell table:style-name="ce22" office:value-type="float" office:value="1.146" calcext:value-type="float">
            <text:p>1,146</text:p>
          </table:table-cell>
          <table:table-cell table:style-name="ce22"/>
          <table:table-cell table:style-name="ce22" office:value-type="float" office:value="2.835" calcext:value-type="float">
            <text:p>2,8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9.95" calcext:value-type="float">
            <text:p>9,95</text:p>
          </table:table-cell>
          <table:table-cell table:style-name="ce22" office:value-type="float" office:value="9.9" calcext:value-type="float">
            <text:p>9,9</text:p>
          </table:table-cell>
          <table:table-cell table:style-name="ce22"/>
          <table:table-cell table:style-name="ce22" office:value-type="float" office:value="17.45" calcext:value-type="float">
            <text:p>17,45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1.554" calcext:value-type="float">
            <text:p>1,554</text:p>
          </table:table-cell>
          <table:table-cell table:style-name="ce22" office:value-type="float" office:value="1.473" calcext:value-type="float">
            <text:p>1,473</text:p>
          </table:table-cell>
          <table:table-cell table:style-name="ce22"/>
          <table:table-cell table:style-name="ce22" office:value-type="float" office:value="8.075" calcext:value-type="float">
            <text:p>8,07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13.11" calcext:value-type="float">
            <text:p>13,11</text:p>
          </table:table-cell>
          <table:table-cell table:style-name="ce22" office:value-type="float" office:value="12.56" calcext:value-type="float">
            <text:p>12,56</text:p>
          </table:table-cell>
          <table:table-cell table:style-name="ce22"/>
          <table:table-cell table:style-name="ce22" office:value-type="float" office:value="22" calcext:value-type="float">
            <text:p>22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3.949" calcext:value-type="float">
            <text:p>3,949</text:p>
          </table:table-cell>
          <table:table-cell table:style-name="ce22" office:value-type="float" office:value="3.529" calcext:value-type="float">
            <text:p>3,529</text:p>
          </table:table-cell>
          <table:table-cell table:style-name="ce22"/>
          <table:table-cell table:style-name="ce22" office:value-type="float" office:value="27.77" calcext:value-type="float">
            <text:p>27,7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7.46" calcext:value-type="float">
            <text:p>7,46</text:p>
          </table:table-cell>
          <table:table-cell table:style-name="ce22" office:value-type="float" office:value="7.13" calcext:value-type="float">
            <text:p>7,13</text:p>
          </table:table-cell>
          <table:table-cell table:style-name="ce22"/>
          <table:table-cell table:style-name="ce22" office:value-type="float" office:value="21.069" calcext:value-type="float">
            <text:p>21,06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4.174" calcext:value-type="float">
            <text:p>4,174</text:p>
          </table:table-cell>
          <table:table-cell table:style-name="ce22" office:value-type="float" office:value="0.612" calcext:value-type="float">
            <text:p>0,612</text:p>
          </table:table-cell>
          <table:table-cell table:style-name="ce22"/>
          <table:table-cell table:style-name="ce22" office:value-type="float" office:value="5.435" calcext:value-type="float">
            <text:p>5,4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9.89" calcext:value-type="float">
            <text:p>9,89</text:p>
          </table:table-cell>
          <table:table-cell table:style-name="ce22" office:value-type="float" office:value="9.81" calcext:value-type="float">
            <text:p>9,81</text:p>
          </table:table-cell>
          <table:table-cell table:style-name="ce22"/>
          <table:table-cell table:style-name="ce22" office:value-type="float" office:value="17.17" calcext:value-type="float">
            <text:p>17,17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2.485" calcext:value-type="float">
            <text:p>2,485</text:p>
          </table:table-cell>
          <table:table-cell table:style-name="ce22" office:value-type="float" office:value="5.058" calcext:value-type="float">
            <text:p>5,058</text:p>
          </table:table-cell>
          <table:table-cell table:style-name="ce22"/>
          <table:table-cell table:style-name="ce22" office:value-type="float" office:value="5.834" calcext:value-type="float">
            <text:p>5,83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36:.B245])" office:value-type="float" office:value="10.687" calcext:value-type="float">
            <text:p>10,687</text:p>
          </table:table-cell>
          <table:table-cell table:style-name="ce23" table:formula="of:=AVERAGE([.C236:.C245])" office:value-type="float" office:value="10.436" calcext:value-type="float">
            <text:p>10,436</text:p>
          </table:table-cell>
          <table:table-cell table:style-name="ce23" table:formula="of:=AVERAGE([.D236:.D245])" office:value-type="string" office:string-value="" calcext:value-type="error">
            <text:p>#DIV/0!</text:p>
          </table:table-cell>
          <table:table-cell table:style-name="ce23" table:formula="of:=AVERAGE([.E236:.E245])" office:value-type="float" office:value="18.9209" calcext:value-type="float">
            <text:p>18,9209</text:p>
          </table:table-cell>
          <table:table-cell table:style-name="ce23" table:number-columns-repeated="2"/>
          <table:table-cell table:style-name="ce23" table:formula="of:=AVERAGE([.H236:.H245])" office:value-type="float" office:value="24.9615" calcext:value-type="float">
            <text:p>24,9615</text:p>
          </table:table-cell>
          <table:table-cell table:style-name="ce23" table:formula="of:=AVERAGE([.I236:.I245])" office:value-type="float" office:value="2.956" calcext:value-type="float">
            <text:p>2,956</text:p>
          </table:table-cell>
          <table:table-cell table:style-name="ce23" table:formula="of:=AVERAGE([.J236:.J245])" office:value-type="string" office:string-value="" calcext:value-type="error">
            <text:p>#DIV/0!</text:p>
          </table:table-cell>
          <table:table-cell table:style-name="ce23" table:formula="of:=AVERAGE([.K236:.K245])" office:value-type="float" office:value="11.4139" calcext:value-type="float">
            <text:p>11,4139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36:.B245])" office:value-type="float" office:value="1.70006568500553" calcext:value-type="float">
            <text:p>1,70006568500553</text:p>
          </table:table-cell>
          <table:table-cell table:style-name="ce22" table:number-columns-repeated="2"/>
          <table:table-cell table:style-name="ce22" table:formula="of:=STDEV([.E236:.E245])" office:value-type="float" office:value="3.97473119845858" calcext:value-type="float">
            <text:p>3,97473119845858</text:p>
          </table:table-cell>
          <table:table-cell table:style-name="ce22" table:number-columns-repeated="2"/>
          <table:table-cell table:style-name="ce22" table:formula="of:=STDEV([.H236:.H245])" office:value-type="float" office:value="57.0986019175991" calcext:value-type="float">
            <text:p>57,0986019175991</text:p>
          </table:table-cell>
          <table:table-cell table:style-name="ce22" table:number-columns-repeated="2"/>
          <table:table-cell table:style-name="ce22" table:formula="of:=STDEV([.K236:.K245])" office:value-type="float" office:value="8.84829738110358" calcext:value-type="float">
            <text:p>8,84829738110358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634.55" calcext:value-type="float">
            <text:p>1634,55</text:p>
          </table:table-cell>
          <table:table-cell table:style-name="ce22" office:value-type="float" office:value="1813.32" calcext:value-type="float">
            <text:p>1813,32</text:p>
          </table:table-cell>
          <table:table-cell table:style-name="ce22"/>
          <table:table-cell table:style-name="ce22" office:value-type="float" office:value="1643.34" calcext:value-type="float">
            <text:p>1643,34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0.446" calcext:value-type="float">
            <text:p>0,446</text:p>
          </table:table-cell>
          <table:table-cell table:style-name="ce22" office:value-type="float" office:value="0.467" calcext:value-type="float">
            <text:p>0,467</text:p>
          </table:table-cell>
          <table:table-cell table:style-name="ce22"/>
          <table:table-cell table:style-name="ce22" office:value-type="float" office:value="0.646" calcext:value-type="float">
            <text:p>0,64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1033.64" calcext:value-type="float">
            <text:p>1033,64</text:p>
          </table:table-cell>
          <table:table-cell table:style-name="ce22" office:value-type="float" office:value="1044.009" calcext:value-type="float">
            <text:p>1044,009</text:p>
          </table:table-cell>
          <table:table-cell table:style-name="ce22"/>
          <table:table-cell table:style-name="ce22" office:value-type="float" office:value="2151.22" calcext:value-type="float">
            <text:p>2151,22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2.186" calcext:value-type="float">
            <text:p>2,186</text:p>
          </table:table-cell>
          <table:table-cell table:style-name="ce22" office:value-type="float" office:value="0.387" calcext:value-type="float">
            <text:p>0,387</text:p>
          </table:table-cell>
          <table:table-cell table:style-name="ce22"/>
          <table:table-cell table:style-name="ce22" office:value-type="float" office:value="6.429" calcext:value-type="float">
            <text:p>6,4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266.26" calcext:value-type="float">
            <text:p>1266,26</text:p>
          </table:table-cell>
          <table:table-cell table:style-name="ce22" office:value-type="float" office:value="1095.449" calcext:value-type="float">
            <text:p>1095,449</text:p>
          </table:table-cell>
          <table:table-cell table:style-name="ce22"/>
          <table:table-cell table:style-name="ce22" office:value-type="float" office:value="1790.79" calcext:value-type="float">
            <text:p>1790,79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0.671" calcext:value-type="float">
            <text:p>0,671</text:p>
          </table:table-cell>
          <table:table-cell table:style-name="ce22" office:value-type="float" office:value="0.764" calcext:value-type="float">
            <text:p>0,764</text:p>
          </table:table-cell>
          <table:table-cell table:style-name="ce22"/>
          <table:table-cell table:style-name="ce22" office:value-type="float" office:value="6.16" calcext:value-type="float">
            <text:p>6,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417.66" calcext:value-type="float">
            <text:p>1417,66</text:p>
          </table:table-cell>
          <table:table-cell table:style-name="ce22" office:value-type="float" office:value="1453.398" calcext:value-type="float">
            <text:p>1453,398</text:p>
          </table:table-cell>
          <table:table-cell table:style-name="ce22"/>
          <table:table-cell table:style-name="ce22" office:value-type="float" office:value="2456.02" calcext:value-type="float">
            <text:p>2456,02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10.993" calcext:value-type="float">
            <text:p>10,993</text:p>
          </table:table-cell>
          <table:table-cell table:style-name="ce22" office:value-type="float" office:value="68.903" calcext:value-type="float">
            <text:p>68,903</text:p>
          </table:table-cell>
          <table:table-cell table:style-name="ce22"/>
          <table:table-cell table:style-name="ce22" office:value-type="float" office:value="4.079" calcext:value-type="float">
            <text:p>4,07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1664.3" calcext:value-type="float">
            <text:p>1664,3</text:p>
          </table:table-cell>
          <table:table-cell table:style-name="ce22" office:value-type="float" office:value="1737.36" calcext:value-type="float">
            <text:p>1737,36</text:p>
          </table:table-cell>
          <table:table-cell table:style-name="ce22"/>
          <table:table-cell table:style-name="ce22" office:value-type="float" office:value="2398.14" calcext:value-type="float">
            <text:p>2398,14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0.363" calcext:value-type="float">
            <text:p>0,363</text:p>
          </table:table-cell>
          <table:table-cell table:style-name="ce22" office:value-type="float" office:value="0.361" calcext:value-type="float">
            <text:p>0,361</text:p>
          </table:table-cell>
          <table:table-cell table:style-name="ce22"/>
          <table:table-cell table:style-name="ce22" office:value-type="float" office:value="0.817" calcext:value-type="float">
            <text:p>0,8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1304.4" calcext:value-type="float">
            <text:p>1304,4</text:p>
          </table:table-cell>
          <table:table-cell table:style-name="ce22" office:value-type="float" office:value="1322.33" calcext:value-type="float">
            <text:p>1322,33</text:p>
          </table:table-cell>
          <table:table-cell table:style-name="ce22"/>
          <table:table-cell table:style-name="ce22" office:value-type="float" office:value="2652.11" calcext:value-type="float">
            <text:p>2652,11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0.359" calcext:value-type="float">
            <text:p>0,359</text:p>
          </table:table-cell>
          <table:table-cell table:style-name="ce22" office:value-type="float" office:value="0.333" calcext:value-type="float">
            <text:p>0,333</text:p>
          </table:table-cell>
          <table:table-cell table:style-name="ce22"/>
          <table:table-cell table:style-name="ce22" office:value-type="float" office:value="3.687" calcext:value-type="float">
            <text:p>3,6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415.87" calcext:value-type="float">
            <text:p>1415,87</text:p>
          </table:table-cell>
          <table:table-cell table:style-name="ce22" office:value-type="float" office:value="1387.575" calcext:value-type="float">
            <text:p>1387,575</text:p>
          </table:table-cell>
          <table:table-cell table:style-name="ce22"/>
          <table:table-cell table:style-name="ce22" office:value-type="float" office:value="1975.21" calcext:value-type="float">
            <text:p>1975,21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0.317" calcext:value-type="float">
            <text:p>0,317</text:p>
          </table:table-cell>
          <table:table-cell table:style-name="ce22" office:value-type="float" office:value="0.321" calcext:value-type="float">
            <text:p>0,321</text:p>
          </table:table-cell>
          <table:table-cell table:style-name="ce22"/>
          <table:table-cell table:style-name="ce22" office:value-type="float" office:value="0.473" calcext:value-type="float">
            <text:p>0,4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1282.91" calcext:value-type="float">
            <text:p>1282,91</text:p>
          </table:table-cell>
          <table:table-cell table:style-name="ce22" office:value-type="float" office:value="1240.605" calcext:value-type="float">
            <text:p>1240,605</text:p>
          </table:table-cell>
          <table:table-cell table:style-name="ce22"/>
          <table:table-cell table:style-name="ce22" office:value-type="float" office:value="1796.52" calcext:value-type="float">
            <text:p>1796,52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0.614" calcext:value-type="float">
            <text:p>0,614</text:p>
          </table:table-cell>
          <table:table-cell table:style-name="ce22" office:value-type="float" office:value="0.622" calcext:value-type="float">
            <text:p>0,622</text:p>
          </table:table-cell>
          <table:table-cell table:style-name="ce22"/>
          <table:table-cell table:style-name="ce22" office:value-type="float" office:value="0.998" calcext:value-type="float">
            <text:p>0,99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528.63" calcext:value-type="float">
            <text:p>1528,63</text:p>
          </table:table-cell>
          <table:table-cell table:style-name="ce22" office:value-type="float" office:value="1657.312" calcext:value-type="float">
            <text:p>1657,312</text:p>
          </table:table-cell>
          <table:table-cell table:style-name="ce22"/>
          <table:table-cell table:style-name="ce22" office:value-type="float" office:value="1982.27" calcext:value-type="float">
            <text:p>1982,27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0.38" calcext:value-type="float">
            <text:p>0,38</text:p>
          </table:table-cell>
          <table:table-cell table:style-name="ce22" office:value-type="float" office:value="0.411" calcext:value-type="float">
            <text:p>0,411</text:p>
          </table:table-cell>
          <table:table-cell table:style-name="ce22"/>
          <table:table-cell table:style-name="ce22" office:value-type="float" office:value="3.16" calcext:value-type="float">
            <text:p>3,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1090.96" calcext:value-type="float">
            <text:p>1090,96</text:p>
          </table:table-cell>
          <table:table-cell table:style-name="ce22" office:value-type="float" office:value="1153.31" calcext:value-type="float">
            <text:p>1153,31</text:p>
          </table:table-cell>
          <table:table-cell table:style-name="ce22"/>
          <table:table-cell table:style-name="ce22" office:value-type="float" office:value="1580.69" calcext:value-type="float">
            <text:p>1580,69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2.07" calcext:value-type="float">
            <text:p>2,07</text:p>
          </table:table-cell>
          <table:table-cell table:style-name="ce22" office:value-type="float" office:value="1.266" calcext:value-type="float">
            <text:p>1,266</text:p>
          </table:table-cell>
          <table:table-cell table:style-name="ce22"/>
          <table:table-cell table:style-name="ce22" office:value-type="float" office:value="3.106" calcext:value-type="float">
            <text:p>3,10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49:.B258])" office:value-type="float" office:value="1363.918" calcext:value-type="float">
            <text:p>1363,918</text:p>
          </table:table-cell>
          <table:table-cell table:style-name="ce23" table:formula="of:=AVERAGE([.C249:.C258])" office:value-type="float" office:value="1390.4668" calcext:value-type="float">
            <text:p>1390,4668</text:p>
          </table:table-cell>
          <table:table-cell table:style-name="ce23" table:formula="of:=AVERAGE([.D249:.D258])" office:value-type="string" office:string-value="" calcext:value-type="error">
            <text:p>#DIV/0!</text:p>
          </table:table-cell>
          <table:table-cell table:style-name="ce23" table:formula="of:=AVERAGE([.E249:.E258])" office:value-type="float" office:value="2042.631" calcext:value-type="float">
            <text:p>2042,631</text:p>
          </table:table-cell>
          <table:table-cell table:style-name="ce23" table:number-columns-repeated="2"/>
          <table:table-cell table:style-name="ce23" table:formula="of:=AVERAGE([.H249:.H258])" office:value-type="float" office:value="1.8399" calcext:value-type="float">
            <text:p>1,8399</text:p>
          </table:table-cell>
          <table:table-cell table:style-name="ce23" table:formula="of:=AVERAGE([.I249:.I258])" office:value-type="float" office:value="7.3835" calcext:value-type="float">
            <text:p>7,3835</text:p>
          </table:table-cell>
          <table:table-cell table:style-name="ce23" table:formula="of:=AVERAGE([.J249:.J258])" office:value-type="string" office:string-value="" calcext:value-type="error">
            <text:p>#DIV/0!</text:p>
          </table:table-cell>
          <table:table-cell table:style-name="ce23" table:formula="of:=AVERAGE([.K249:.K258])" office:value-type="float" office:value="2.9555" calcext:value-type="float">
            <text:p>2,9555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49:.B258])" office:value-type="float" office:value="210.665527834475" calcext:value-type="float">
            <text:p>210,665527834475</text:p>
          </table:table-cell>
          <table:table-cell table:style-name="ce22" table:number-columns-repeated="2"/>
          <table:table-cell table:style-name="ce22" table:formula="of:=STDEV([.E249:.E258])" office:value-type="float" office:value="362.941636276872" calcext:value-type="float">
            <text:p>362,941636276872</text:p>
          </table:table-cell>
          <table:table-cell table:style-name="ce22" table:number-columns-repeated="2"/>
          <table:table-cell table:style-name="ce22" table:formula="of:=STDEV([.H249:.H258])" office:value-type="float" office:value="3.29290342841828" calcext:value-type="float">
            <text:p>3,29290342841828</text:p>
          </table:table-cell>
          <table:table-cell table:style-name="ce22" table:number-columns-repeated="2"/>
          <table:table-cell table:style-name="ce22" table:formula="of:=STDEV([.K249:.K258])" office:value-type="float" office:value="2.21352967251652" calcext:value-type="float">
            <text:p>2,2135296725165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number-columns-repeated="2" table:style-name="ce22" office:value-type="float" office:value="0.387" calcext:value-type="float">
            <text:p>0,387</text:p>
          </table:table-cell>
          <table:table-cell table:style-name="ce22"/>
          <table:table-cell table:style-name="ce22" office:value-type="float" office:value="0.376" calcext:value-type="float">
            <text:p>0,376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39.66" calcext:value-type="float">
            <text:p>39,66</text:p>
          </table:table-cell>
          <table:table-cell table:style-name="ce22" office:value-type="float" office:value="40.45" calcext:value-type="float">
            <text:p>40,45</text:p>
          </table:table-cell>
          <table:table-cell table:style-name="ce22"/>
          <table:table-cell table:style-name="ce22" office:value-type="float" office:value="244.42" calcext:value-type="float">
            <text:p>244,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652" calcext:value-type="float">
            <text:p>0,652</text:p>
          </table:table-cell>
          <table:table-cell table:style-name="ce22" office:value-type="float" office:value="0.613" calcext:value-type="float">
            <text:p>0,613</text:p>
          </table:table-cell>
          <table:table-cell table:style-name="ce22"/>
          <table:table-cell table:style-name="ce22" office:value-type="float" office:value="0.678" calcext:value-type="float">
            <text:p>0,678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48.75" calcext:value-type="float">
            <text:p>48,75</text:p>
          </table:table-cell>
          <table:table-cell table:style-name="ce22" office:value-type="float" office:value="59.15" calcext:value-type="float">
            <text:p>59,15</text:p>
          </table:table-cell>
          <table:table-cell table:style-name="ce22"/>
          <table:table-cell table:style-name="ce22" office:value-type="float" office:value="71.86" calcext:value-type="float">
            <text:p>71,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number-columns-repeated="2" table:style-name="ce22" office:value-type="float" office:value="0.275" calcext:value-type="float">
            <text:p>0,275</text:p>
          </table:table-cell>
          <table:table-cell table:style-name="ce22"/>
          <table:table-cell table:style-name="ce22" office:value-type="float" office:value="0.293" calcext:value-type="float">
            <text:p>0,293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 office:value-type="float" office:value="36.55" calcext:value-type="float">
            <text:p>36,55</text:p>
          </table:table-cell>
          <table:table-cell table:style-name="ce22" office:value-type="float" office:value="40.59" calcext:value-type="float">
            <text:p>40,59</text:p>
          </table:table-cell>
          <table:table-cell table:style-name="ce22"/>
          <table:table-cell table:style-name="ce22" office:value-type="float" office:value="134.41" calcext:value-type="float">
            <text:p>134,4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144.029" calcext:value-type="float">
            <text:p>144,029</text:p>
          </table:table-cell>
          <table:table-cell table:style-name="ce22" office:value-type="float" office:value="0.442" calcext:value-type="float">
            <text:p>0,442</text:p>
          </table:table-cell>
          <table:table-cell table:style-name="ce22"/>
          <table:table-cell table:style-name="ce22" office:value-type="float" office:value="0.158" calcext:value-type="float">
            <text:p>0,158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 office:value-type="float" office:value="54.71" calcext:value-type="float">
            <text:p>54,71</text:p>
          </table:table-cell>
          <table:table-cell table:style-name="ce22" office:value-type="float" office:value="52.04" calcext:value-type="float">
            <text:p>52,04</text:p>
          </table:table-cell>
          <table:table-cell table:style-name="ce22"/>
          <table:table-cell table:style-name="ce22" office:value-type="float" office:value="160.11" calcext:value-type="float">
            <text:p>160,1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435" calcext:value-type="float">
            <text:p>0,435</text:p>
          </table:table-cell>
          <table:table-cell table:style-name="ce22" office:value-type="float" office:value="0.469" calcext:value-type="float">
            <text:p>0,469</text:p>
          </table:table-cell>
          <table:table-cell table:style-name="ce22"/>
          <table:table-cell table:style-name="ce22" office:value-type="float" office:value="0.412" calcext:value-type="float">
            <text:p>0,412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 office:value-type="float" office:value="41.36" calcext:value-type="float">
            <text:p>41,36</text:p>
          </table:table-cell>
          <table:table-cell table:style-name="ce22" office:value-type="float" office:value="46.59" calcext:value-type="float">
            <text:p>46,59</text:p>
          </table:table-cell>
          <table:table-cell table:style-name="ce22"/>
          <table:table-cell table:style-name="ce22" office:value-type="float" office:value="79.06" calcext:value-type="float">
            <text:p>79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number-columns-repeated="2" table:style-name="ce22" office:value-type="float" office:value="0.092" calcext:value-type="float">
            <text:p>0,092</text:p>
          </table:table-cell>
          <table:table-cell table:style-name="ce22"/>
          <table:table-cell table:style-name="ce22" office:value-type="float" office:value="0.116" calcext:value-type="float">
            <text:p>0,116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 office:value-type="float" office:value="52.83" calcext:value-type="float">
            <text:p>52,83</text:p>
          </table:table-cell>
          <table:table-cell table:style-name="ce22" office:value-type="float" office:value="55.68" calcext:value-type="float">
            <text:p>55,68</text:p>
          </table:table-cell>
          <table:table-cell table:style-name="ce22"/>
          <table:table-cell table:style-name="ce22" office:value-type="float" office:value="136.26" calcext:value-type="float">
            <text:p>136,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451" calcext:value-type="float">
            <text:p>0,451</text:p>
          </table:table-cell>
          <table:table-cell table:style-name="ce22" office:value-type="float" office:value="0.456" calcext:value-type="float">
            <text:p>0,456</text:p>
          </table:table-cell>
          <table:table-cell table:style-name="ce22"/>
          <table:table-cell table:style-name="ce22" office:value-type="float" office:value="0.47" calcext:value-type="float">
            <text:p>0,47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 office:value-type="float" office:value="56.34" calcext:value-type="float">
            <text:p>56,34</text:p>
          </table:table-cell>
          <table:table-cell table:style-name="ce22" office:value-type="float" office:value="58.66" calcext:value-type="float">
            <text:p>58,66</text:p>
          </table:table-cell>
          <table:table-cell table:style-name="ce22"/>
          <table:table-cell table:style-name="ce22" office:value-type="float" office:value="103.88" calcext:value-type="float">
            <text:p>103,8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6.871" calcext:value-type="float">
            <text:p>6,871</text:p>
          </table:table-cell>
          <table:table-cell table:style-name="ce22" office:value-type="float" office:value="19.217" calcext:value-type="float">
            <text:p>19,217</text:p>
          </table:table-cell>
          <table:table-cell table:style-name="ce22"/>
          <table:table-cell table:style-name="ce22" office:value-type="float" office:value="0.378" calcext:value-type="float">
            <text:p>0,378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 office:value-type="float" office:value="53.37" calcext:value-type="float">
            <text:p>53,37</text:p>
          </table:table-cell>
          <table:table-cell table:style-name="ce22" office:value-type="float" office:value="49.56" calcext:value-type="float">
            <text:p>49,56</text:p>
          </table:table-cell>
          <table:table-cell table:style-name="ce22"/>
          <table:table-cell table:style-name="ce22" office:value-type="float" office:value="130.4" calcext:value-type="float">
            <text:p>130,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326" calcext:value-type="float">
            <text:p>0,326</text:p>
          </table:table-cell>
          <table:table-cell table:style-name="ce22" office:value-type="float" office:value="0.332" calcext:value-type="float">
            <text:p>0,332</text:p>
          </table:table-cell>
          <table:table-cell table:style-name="ce22"/>
          <table:table-cell table:style-name="ce22" office:value-type="float" office:value="0.237" calcext:value-type="float">
            <text:p>0,237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 office:value-type="float" office:value="56.01" calcext:value-type="float">
            <text:p>56,01</text:p>
          </table:table-cell>
          <table:table-cell table:style-name="ce22" office:value-type="float" office:value="53.44" calcext:value-type="float">
            <text:p>53,44</text:p>
          </table:table-cell>
          <table:table-cell table:style-name="ce22"/>
          <table:table-cell table:style-name="ce22" office:value-type="float" office:value="119.84" calcext:value-type="float">
            <text:p>119,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227" calcext:value-type="float">
            <text:p>0,227</text:p>
          </table:table-cell>
          <table:table-cell table:style-name="ce22" office:value-type="float" office:value="0.223" calcext:value-type="float">
            <text:p>0,223</text:p>
          </table:table-cell>
          <table:table-cell table:style-name="ce22"/>
          <table:table-cell table:style-name="ce22" office:value-type="float" office:value="0.291" calcext:value-type="float">
            <text:p>0,291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50.02" calcext:value-type="float">
            <text:p>50,02</text:p>
          </table:table-cell>
          <table:table-cell table:style-name="ce22" office:value-type="float" office:value="57.45" calcext:value-type="float">
            <text:p>57,45</text:p>
          </table:table-cell>
          <table:table-cell table:style-name="ce22"/>
          <table:table-cell table:style-name="ce22" office:value-type="float" office:value="116.37" calcext:value-type="float">
            <text:p>116,3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62:.B271])" office:value-type="float" office:value="15.3745" calcext:value-type="float">
            <text:p>15,3745</text:p>
          </table:table-cell>
          <table:table-cell table:style-name="ce23" table:formula="of:=AVERAGE([.C262:.C271])" office:value-type="float" office:value="2.2506" calcext:value-type="float">
            <text:p>2,2506</text:p>
          </table:table-cell>
          <table:table-cell table:style-name="ce23" table:formula="of:=AVERAGE([.D262:.D271])" office:value-type="string" office:string-value="" calcext:value-type="error">
            <text:p>#DIV/0!</text:p>
          </table:table-cell>
          <table:table-cell table:style-name="ce23" table:formula="of:=AVERAGE([.E262:.E271])" office:value-type="float" office:value="0.3409" calcext:value-type="float">
            <text:p>0,3409</text:p>
          </table:table-cell>
          <table:table-cell table:style-name="ce23" table:number-columns-repeated="2"/>
          <table:table-cell table:style-name="ce23" table:formula="of:=AVERAGE([.H262:.H271])" office:value-type="float" office:value="48.96" calcext:value-type="float">
            <text:p>48,96</text:p>
          </table:table-cell>
          <table:table-cell table:style-name="ce23" table:formula="of:=AVERAGE([.I262:.I271])" office:value-type="float" office:value="51.361" calcext:value-type="float">
            <text:p>51,361</text:p>
          </table:table-cell>
          <table:table-cell table:style-name="ce23" table:formula="of:=AVERAGE([.J262:.J271])" office:value-type="string" office:string-value="" calcext:value-type="error">
            <text:p>#DIV/0!</text:p>
          </table:table-cell>
          <table:table-cell table:style-name="ce23" table:formula="of:=AVERAGE([.K262:.K271])" office:value-type="float" office:value="129.661" calcext:value-type="float">
            <text:p>129,661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STDEV([.B262:.B271])" office:value-type="float" office:value="45.2511760098871" calcext:value-type="float">
            <text:p>45,2511760098871</text:p>
          </table:table-cell>
          <table:table-cell table:style-name="ce23" table:number-columns-repeated="2"/>
          <table:table-cell table:style-name="ce23" table:formula="of:=STDEV([.E262:.E271])" office:value-type="float" office:value="0.162473553403486" calcext:value-type="float">
            <text:p>0,162473553403486</text:p>
          </table:table-cell>
          <table:table-cell table:style-name="ce23" table:number-columns-repeated="2"/>
          <table:table-cell table:style-name="ce23" table:formula="of:=STDEV([.H262:.H271])" office:value-type="float" office:value="7.23479401534311" calcext:value-type="float">
            <text:p>7,23479401534311</text:p>
          </table:table-cell>
          <table:table-cell table:style-name="ce23" table:number-columns-repeated="2"/>
          <table:table-cell table:style-name="ce23" table:formula="of:=STDEV([.K262:.K271])" office:value-type="float" office:value="48.3075736988173" calcext:value-type="float">
            <text:p>48,307573698817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/>
          <table:table-cell table:style-name="ce22" office:value-type="float" office:value="0.106" calcext:value-type="float">
            <text:p>0,106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1.091" calcext:value-type="float">
            <text:p>1,091</text:p>
          </table:table-cell>
          <table:table-cell table:style-name="Default" office:value-type="float" office:value="3.967" calcext:value-type="float">
            <text:p>3,967</text:p>
          </table:table-cell>
          <table:table-cell table:style-name="ce22"/>
          <table:table-cell table:style-name="ce22" office:value-type="float" office:value="14.08" calcext:value-type="float">
            <text:p>14,0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office:value-type="float" office:value="0.0477" calcext:value-type="float">
            <text:p>0,0477</text:p>
          </table:table-cell>
          <table:table-cell table:style-name="ce22"/>
          <table:table-cell table:style-name="ce22" office:value-type="float" office:value="0.05" calcext:value-type="float">
            <text:p>0,05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202.17" calcext:value-type="float">
            <text:p>202,17</text:p>
          </table:table-cell>
          <table:table-cell table:style-name="Default" office:value-type="float" office:value="86.665" calcext:value-type="float">
            <text:p>86,665</text:p>
          </table:table-cell>
          <table:table-cell table:style-name="ce22"/>
          <table:table-cell table:style-name="ce22" office:value-type="float" office:value="0.82" calcext:value-type="float">
            <text:p>0,8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number-columns-repeated="2" table:style-name="ce22" office:value-type="float" office:value="0.109" calcext:value-type="float">
            <text:p>0,109</text:p>
          </table:table-cell>
          <table:table-cell table:style-name="ce22"/>
          <table:table-cell table:style-name="ce22" office:value-type="float" office:value="0.107" calcext:value-type="float">
            <text:p>0,107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2.676" calcext:value-type="float">
            <text:p>2,676</text:p>
          </table:table-cell>
          <table:table-cell table:style-name="Default" office:value-type="float" office:value="0.81" calcext:value-type="float">
            <text:p>0,81</text:p>
          </table:table-cell>
          <table:table-cell table:style-name="ce22"/>
          <table:table-cell table:style-name="ce22" office:value-type="float" office:value="7.29" calcext:value-type="float">
            <text:p>7,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8" calcext:value-type="float">
            <text:p>0,088</text:p>
          </table:table-cell>
          <table:table-cell table:style-name="ce22" office:value-type="float" office:value="0.0892" calcext:value-type="float">
            <text:p>0,0892</text:p>
          </table:table-cell>
          <table:table-cell table:style-name="ce22"/>
          <table:table-cell table:style-name="ce22" office:value-type="float" office:value="0.087" calcext:value-type="float">
            <text:p>0,087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0.0327" calcext:value-type="float">
            <text:p>0,0327</text:p>
          </table:table-cell>
          <table:table-cell table:style-name="Default" office:value-type="float" office:value="0.0353" calcext:value-type="float">
            <text:p>0,0353</text:p>
          </table:table-cell>
          <table:table-cell table:style-name="ce22"/>
          <table:table-cell table:style-name="ce22" office:value-type="float" office:value="0.51" calcext:value-type="float">
            <text:p>0,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22" office:value-type="float" office:value="0.125" calcext:value-type="float">
            <text:p>0,125</text:p>
          </table:table-cell>
          <table:table-cell table:style-name="ce22"/>
          <table:table-cell table:style-name="ce22" office:value-type="float" office:value="0.127" calcext:value-type="float">
            <text:p>0,127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0.0506" calcext:value-type="float">
            <text:p>0,0506</text:p>
          </table:table-cell>
          <table:table-cell table:style-name="Default" office:value-type="float" office:value="0.0608" calcext:value-type="float">
            <text:p>0,0608</text:p>
          </table:table-cell>
          <table:table-cell table:style-name="ce22"/>
          <table:table-cell table:style-name="ce22" office:value-type="float" office:value="0.73" calcext:value-type="float">
            <text:p>0,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3" calcext:value-type="float">
            <text:p>0,063</text:p>
          </table:table-cell>
          <table:table-cell table:style-name="ce22" office:value-type="float" office:value="0.0638" calcext:value-type="float">
            <text:p>0,0638</text:p>
          </table:table-cell>
          <table:table-cell table:style-name="ce22"/>
          <table:table-cell table:style-name="ce22" office:value-type="float" office:value="0.0632" calcext:value-type="float">
            <text:p>0,0632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0.147" calcext:value-type="float">
            <text:p>0,147</text:p>
          </table:table-cell>
          <table:table-cell table:style-name="Default" office:value-type="float" office:value="2.932" calcext:value-type="float">
            <text:p>2,932</text:p>
          </table:table-cell>
          <table:table-cell table:style-name="ce22"/>
          <table:table-cell table:style-name="ce22" office:value-type="float" office:value="8.05" calcext:value-type="float">
            <text:p>8,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391" calcext:value-type="float">
            <text:p>0,0391</text:p>
          </table:table-cell>
          <table:table-cell table:style-name="ce22" office:value-type="float" office:value="0.0378" calcext:value-type="float">
            <text:p>0,0378</text:p>
          </table:table-cell>
          <table:table-cell table:style-name="ce22"/>
          <table:table-cell table:style-name="ce22" office:value-type="float" office:value="0.0403" calcext:value-type="float">
            <text:p>0,0403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0.0617" calcext:value-type="float">
            <text:p>0,0617</text:p>
          </table:table-cell>
          <table:table-cell table:style-name="Default" office:value-type="float" office:value="0.0606" calcext:value-type="float">
            <text:p>0,0606</text:p>
          </table:table-cell>
          <table:table-cell table:style-name="ce22"/>
          <table:table-cell table:style-name="ce22" office:value-type="float" office:value="1.47" calcext:value-type="float">
            <text:p>1,4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844" calcext:value-type="float">
            <text:p>0,0844</text:p>
          </table:table-cell>
          <table:table-cell table:style-name="ce22" office:value-type="float" office:value="0.0833" calcext:value-type="float">
            <text:p>0,0833</text:p>
          </table:table-cell>
          <table:table-cell table:style-name="ce22"/>
          <table:table-cell table:style-name="ce22" office:value-type="float" office:value="0.0904" calcext:value-type="float">
            <text:p>0,0904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0.032" calcext:value-type="float">
            <text:p>0,032</text:p>
          </table:table-cell>
          <table:table-cell table:style-name="Default" office:value-type="float" office:value="0.0239" calcext:value-type="float">
            <text:p>0,0239</text:p>
          </table:table-cell>
          <table:table-cell table:style-name="ce22"/>
          <table:table-cell table:style-name="ce22" office:value-type="float" office:value="4.39" calcext:value-type="float">
            <text:p>4,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1" calcext:value-type="float">
            <text:p>0,1</text:p>
          </table:table-cell>
          <table:table-cell table:style-name="ce22" office:value-type="float" office:value="0.0976" calcext:value-type="float">
            <text:p>0,0976</text:p>
          </table:table-cell>
          <table:table-cell table:style-name="ce22"/>
          <table:table-cell table:style-name="ce22" office:value-type="float" office:value="0.1" calcext:value-type="float">
            <text:p>0,1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0.079" calcext:value-type="float">
            <text:p>0,079</text:p>
          </table:table-cell>
          <table:table-cell table:style-name="Default" office:value-type="float" office:value="0.118" calcext:value-type="float">
            <text:p>0,118</text:p>
          </table:table-cell>
          <table:table-cell table:style-name="ce22"/>
          <table:table-cell table:style-name="ce22" office:value-type="float" office:value="3.21" calcext:value-type="float">
            <text:p>3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0626" calcext:value-type="float">
            <text:p>0,0626</text:p>
          </table:table-cell>
          <table:table-cell table:style-name="ce22"/>
          <table:table-cell table:style-name="ce22" office:value-type="float" office:value="0.048" calcext:value-type="float">
            <text:p>0,048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0.66" calcext:value-type="float">
            <text:p>0,66</text:p>
          </table:table-cell>
          <table:table-cell table:style-name="Default" office:value-type="float" office:value="0.502" calcext:value-type="float">
            <text:p>0,502</text:p>
          </table:table-cell>
          <table:table-cell table:style-name="ce22"/>
          <table:table-cell table:style-name="ce22" office:value-type="float" office:value="2.35" calcext:value-type="float">
            <text:p>2,35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75:.B284])" office:value-type="float" office:value="0.09885" calcext:value-type="float">
            <text:p>0,09885</text:p>
          </table:table-cell>
          <table:table-cell table:style-name="ce23" table:formula="of:=AVERAGE([.C275:.C284])" office:value-type="float" office:value="0.0825" calcext:value-type="float">
            <text:p>0,0825</text:p>
          </table:table-cell>
          <table:table-cell table:style-name="ce23" table:formula="of:=AVERAGE([.D275:.D284])" office:value-type="string" office:string-value="" calcext:value-type="error">
            <text:p>#DIV/0!</text:p>
          </table:table-cell>
          <table:table-cell table:style-name="ce23" table:formula="of:=AVERAGE([.E275:.E284])" office:value-type="float" office:value="0.08189" calcext:value-type="float">
            <text:p>0,08189</text:p>
          </table:table-cell>
          <table:table-cell table:style-name="ce23" table:number-columns-repeated="2"/>
          <table:table-cell table:style-name="ce23" table:formula="of:=AVERAGE([.H275:.H284])" office:value-type="float" office:value="20.7" calcext:value-type="float">
            <text:p>20,7</text:p>
          </table:table-cell>
          <table:table-cell table:style-name="ce23" table:formula="of:=AVERAGE([.I275:.I284])" office:value-type="float" office:value="9.51746" calcext:value-type="float">
            <text:p>9,51746</text:p>
          </table:table-cell>
          <table:table-cell table:style-name="ce23" table:formula="of:=AVERAGE([.J275:.J284])" office:value-type="string" office:string-value="" calcext:value-type="error">
            <text:p>#DIV/0!</text:p>
          </table:table-cell>
          <table:table-cell table:style-name="ce23" table:formula="of:=AVERAGE([.K275:.K284])" office:value-type="float" office:value="4.29" calcext:value-type="float">
            <text:p>4,29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75:.B284])" office:value-type="float" office:value="0.0318013713890175" calcext:value-type="float">
            <text:p>0,0318013713890175</text:p>
          </table:table-cell>
          <table:table-cell table:style-name="ce22" table:number-columns-repeated="2"/>
          <table:table-cell table:style-name="ce22" table:formula="of:=STDEV([.E275:.E284])" office:value-type="float" office:value="0.0296606154877324" calcext:value-type="float">
            <text:p>0,0296606154877324</text:p>
          </table:table-cell>
          <table:table-cell table:style-name="ce22" table:number-columns-repeated="2"/>
          <table:table-cell table:style-name="ce22" table:formula="of:=STDEV([.H275:.H284])" office:value-type="float" office:value="63.7674874206981" calcext:value-type="float">
            <text:p>63,7674874206981</text:p>
          </table:table-cell>
          <table:table-cell table:style-name="ce22" table:number-columns-repeated="2"/>
          <table:table-cell table:style-name="ce22" table:formula="of:=STDEV([.K275:.K284])" office:value-type="float" office:value="4.35733098735147" calcext:value-type="float">
            <text:p>4,3573309873514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8.62" calcext:value-type="float">
            <text:p>8,62</text:p>
          </table:table-cell>
          <table:table-cell table:style-name="ce22" office:value-type="float" office:value="9.15" calcext:value-type="float">
            <text:p>9,15</text:p>
          </table:table-cell>
          <table:table-cell table:style-name="ce22"/>
          <table:table-cell table:style-name="ce22" office:value-type="float" office:value="58.6" calcext:value-type="float">
            <text:p>58,6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55.6" calcext:value-type="float">
            <text:p>55,6</text:p>
          </table:table-cell>
          <table:table-cell table:style-name="ce22" office:value-type="float" office:value="68.56" calcext:value-type="float">
            <text:p>68,56</text:p>
          </table:table-cell>
          <table:table-cell table:style-name="ce22"/>
          <table:table-cell table:style-name="ce22" office:value-type="float" office:value="191.46" calcext:value-type="float">
            <text:p>191,4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11.01" calcext:value-type="float">
            <text:p>11,01</text:p>
          </table:table-cell>
          <table:table-cell table:style-name="ce22" office:value-type="float" office:value="9.69" calcext:value-type="float">
            <text:p>9,69</text:p>
          </table:table-cell>
          <table:table-cell table:style-name="ce22"/>
          <table:table-cell table:style-name="ce22" office:value-type="float" office:value="25.44" calcext:value-type="float">
            <text:p>25,44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 office:value-type="float" office:value="63.71" calcext:value-type="float">
            <text:p>63,71</text:p>
          </table:table-cell>
          <table:table-cell table:style-name="ce22" office:value-type="float" office:value="74.81" calcext:value-type="float">
            <text:p>74,81</text:p>
          </table:table-cell>
          <table:table-cell table:style-name="ce22"/>
          <table:table-cell table:style-name="ce22" office:value-type="float" office:value="208.05" calcext:value-type="float">
            <text:p>208,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8.94" calcext:value-type="float">
            <text:p>8,94</text:p>
          </table:table-cell>
          <table:table-cell table:style-name="ce22" office:value-type="float" office:value="8.97" calcext:value-type="float">
            <text:p>8,97</text:p>
          </table:table-cell>
          <table:table-cell table:style-name="ce22"/>
          <table:table-cell table:style-name="ce22" office:value-type="float" office:value="24.57" calcext:value-type="float">
            <text:p>24,57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 office:value-type="float" office:value="53.97" calcext:value-type="float">
            <text:p>53,97</text:p>
          </table:table-cell>
          <table:table-cell table:style-name="ce22" office:value-type="float" office:value="43.1" calcext:value-type="float">
            <text:p>43,1</text:p>
          </table:table-cell>
          <table:table-cell table:style-name="ce22"/>
          <table:table-cell table:style-name="ce22" office:value-type="float" office:value="174.35" calcext:value-type="float">
            <text:p>174,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/>
          <table:table-cell table:style-name="ce22" office:value-type="float" office:value="7.71" calcext:value-type="float">
            <text:p>7,71</text:p>
          </table:table-cell>
          <table:table-cell table:style-name="ce22"/>
          <table:table-cell table:style-name="ce22" office:value-type="float" office:value="27.42" calcext:value-type="float">
            <text:p>27,42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 office:value-type="float" office:value="61.75" calcext:value-type="float">
            <text:p>61,75</text:p>
          </table:table-cell>
          <table:table-cell table:style-name="ce22" office:value-type="float" office:value="60.37" calcext:value-type="float">
            <text:p>60,37</text:p>
          </table:table-cell>
          <table:table-cell table:style-name="ce22"/>
          <table:table-cell table:style-name="ce22" office:value-type="float" office:value="107.97" calcext:value-type="float">
            <text:p>107,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/>
          <table:table-cell table:style-name="ce22" office:value-type="float" office:value="10.15" calcext:value-type="float">
            <text:p>10,15</text:p>
          </table:table-cell>
          <table:table-cell table:style-name="ce22"/>
          <table:table-cell table:style-name="ce22" office:value-type="float" office:value="15.78" calcext:value-type="float">
            <text:p>15,78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 office:value-type="float" office:value="75.51" calcext:value-type="float">
            <text:p>75,51</text:p>
          </table:table-cell>
          <table:table-cell table:style-name="ce22" table:number-columns-repeated="2"/>
          <table:table-cell table:style-name="ce22" office:value-type="float" office:value="214.04" calcext:value-type="float">
            <text:p>214,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/>
          <table:table-cell table:style-name="ce22" office:value-type="float" office:value="9.49" calcext:value-type="float">
            <text:p>9,49</text:p>
          </table:table-cell>
          <table:table-cell table:style-name="ce22"/>
          <table:table-cell table:style-name="ce22" office:value-type="float" office:value="21" calcext:value-type="float">
            <text:p>21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 office:value-type="float" office:value="94.63" calcext:value-type="float">
            <text:p>94,63</text:p>
          </table:table-cell>
          <table:table-cell table:style-name="ce22" table:number-columns-repeated="2"/>
          <table:table-cell table:style-name="ce22" office:value-type="float" office:value="201.93" calcext:value-type="float">
            <text:p>201,9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office:value-type="float" office:value="9.21" calcext:value-type="float">
            <text:p>9,21</text:p>
          </table:table-cell>
          <table:table-cell table:style-name="ce22" office:value-type="float" office:value="9.195" calcext:value-type="float">
            <text:p>9,195</text:p>
          </table:table-cell>
          <table:table-cell table:style-name="ce22"/>
          <table:table-cell table:style-name="ce22" office:value-type="float" office:value="24.79" calcext:value-type="float">
            <text:p>24,79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 office:value-type="float" office:value="47.8" calcext:value-type="float">
            <text:p>47,8</text:p>
          </table:table-cell>
          <table:table-cell table:style-name="ce22" table:number-columns-repeated="2"/>
          <table:table-cell table:style-name="ce22" office:value-type="float" office:value="126.13" calcext:value-type="float">
            <text:p>126,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office:value-type="float" office:value="7.46" calcext:value-type="float">
            <text:p>7,46</text:p>
          </table:table-cell>
          <table:table-cell table:style-name="ce22" table:number-columns-repeated="2"/>
          <table:table-cell table:style-name="ce22" office:value-type="float" office:value="27.87" calcext:value-type="float">
            <text:p>27,87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 office:value-type="float" office:value="67.67" calcext:value-type="float">
            <text:p>67,67</text:p>
          </table:table-cell>
          <table:table-cell table:style-name="ce22" table:number-columns-repeated="2"/>
          <table:table-cell table:style-name="ce22" office:value-type="float" office:value="145.63" calcext:value-type="float">
            <text:p>145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office:value-type="float" office:value="6.47" calcext:value-type="float">
            <text:p>6,47</text:p>
          </table:table-cell>
          <table:table-cell table:style-name="ce22" table:number-columns-repeated="2"/>
          <table:table-cell table:style-name="ce22" office:value-type="float" office:value="16.38" calcext:value-type="float">
            <text:p>16,38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 office:value-type="float" office:value="81.59" calcext:value-type="float">
            <text:p>81,59</text:p>
          </table:table-cell>
          <table:table-cell table:style-name="ce22" office:value-type="float" office:value="65.22" calcext:value-type="float">
            <text:p>65,22</text:p>
          </table:table-cell>
          <table:table-cell table:style-name="ce22"/>
          <table:table-cell table:style-name="ce22" office:value-type="float" office:value="131.36" calcext:value-type="float">
            <text:p>131,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7.17" calcext:value-type="float">
            <text:p>7,17</text:p>
          </table:table-cell>
          <table:table-cell table:style-name="ce22" table:number-columns-repeated="2"/>
          <table:table-cell table:style-name="ce22" office:value-type="float" office:value="18.49" calcext:value-type="float">
            <text:p>18,49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62.6" calcext:value-type="float">
            <text:p>62,6</text:p>
          </table:table-cell>
          <table:table-cell table:style-name="ce22" office:value-type="float" office:value="72.67" calcext:value-type="float">
            <text:p>72,67</text:p>
          </table:table-cell>
          <table:table-cell table:style-name="ce22"/>
          <table:table-cell table:style-name="ce22" office:value-type="float" office:value="131.92" calcext:value-type="float">
            <text:p>131,9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88:.B297])" office:value-type="float" office:value="8.41142857142857" calcext:value-type="float">
            <text:p>8,41142857142857</text:p>
          </table:table-cell>
          <table:table-cell table:style-name="ce23" table:formula="of:=AVERAGE([.C288:.C297])" office:value-type="float" office:value="9.19357142857143" calcext:value-type="float">
            <text:p>9,19357142857143</text:p>
          </table:table-cell>
          <table:table-cell table:style-name="ce23" table:formula="of:=AVERAGE([.D288:.D297])" office:value-type="string" office:string-value="" calcext:value-type="error">
            <text:p>#DIV/0!</text:p>
          </table:table-cell>
          <table:table-cell table:style-name="ce23" table:formula="of:=AVERAGE([.E288:.E297])" office:value-type="float" office:value="26.034" calcext:value-type="float">
            <text:p>26,034</text:p>
          </table:table-cell>
          <table:table-cell table:style-name="ce23" table:number-columns-repeated="2"/>
          <table:table-cell table:style-name="ce23" table:formula="of:=AVERAGE([.H288:.H297])" office:value-type="float" office:value="66.483" calcext:value-type="float">
            <text:p>66,483</text:p>
          </table:table-cell>
          <table:table-cell table:style-name="ce23" table:formula="of:=AVERAGE([.I288:.I297])" office:value-type="float" office:value="64.1216666666667" calcext:value-type="float">
            <text:p>64,1216666666667</text:p>
          </table:table-cell>
          <table:table-cell table:style-name="ce23" table:formula="of:=AVERAGE([.J288:.J297])" office:value-type="string" office:string-value="" calcext:value-type="error">
            <text:p>#DIV/0!</text:p>
          </table:table-cell>
          <table:table-cell table:style-name="ce23" table:formula="of:=AVERAGE([.K288:.K297])" office:value-type="float" office:value="163.284" calcext:value-type="float">
            <text:p>163,284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7" table:formula="of:=STDEV([.B288:.B297])" office:value-type="float" office:value="1.52362975130037" calcext:value-type="float">
            <text:p>1,52362975130037</text:p>
          </table:table-cell>
          <table:table-cell table:style-name="ce7" table:number-columns-repeated="2"/>
          <table:table-cell table:style-name="ce7" table:formula="of:=STDEV([.E288:.E297])" office:value-type="float" office:value="12.2496133272306" calcext:value-type="float">
            <text:p>12,2496133272306</text:p>
          </table:table-cell>
          <table:table-cell table:style-name="Default" table:number-columns-repeated="2"/>
          <table:table-cell table:style-name="Default" table:formula="of:=STDEV([.H288:.H297])" office:value-type="float" office:value="14.0341195741743" calcext:value-type="float">
            <text:p>14,0341195741743</text:p>
          </table:table-cell>
          <table:table-cell table:style-name="Default" table:number-columns-repeated="2"/>
          <table:table-cell table:style-name="Default" table:formula="of:=STDEV([.K288:.K297])" office:value-type="float" office:value="39.0791038791833" calcext:value-type="float">
            <text:p>39,079103879183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MLPGEN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093" calcext:value-type="float">
            <text:p>0,093</text:p>
          </table:table-cell>
          <table:table-cell table:style-name="ce22" office:value-type="float" office:value="0.0984" calcext:value-type="float">
            <text:p>0,0984</text:p>
          </table:table-cell>
          <table:table-cell table:style-name="ce22"/>
          <table:table-cell table:style-name="ce22" office:value-type="float" office:value="0.0317" calcext:value-type="float">
            <text:p>0,0317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office:value-type="float" office:value="0.0909" calcext:value-type="float">
            <text:p>0,0909</text:p>
          </table:table-cell>
          <table:table-cell table:style-name="ce22" office:value-type="float" office:value="0.0973" calcext:value-type="float">
            <text:p>0,0973</text:p>
          </table:table-cell>
          <table:table-cell table:style-name="ce22"/>
          <table:table-cell table:style-name="ce22" office:value-type="float" office:value="0.0232" calcext:value-type="float">
            <text:p>0,023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table:number-columns-repeated="2"/>
          <table:table-cell table:style-name="ce22" office:value-type="float" office:value="0.0226" calcext:value-type="float">
            <text:p>0,0226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table:number-columns-repeated="3"/>
          <table:table-cell table:style-name="ce22" office:value-type="float" office:value="0.0305" calcext:value-type="float">
            <text:p>0,0305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table:number-columns-repeated="3"/>
          <table:table-cell table:style-name="ce22" office:value-type="float" office:value="0.0228" calcext:value-type="float">
            <text:p>0,022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table:number-columns-repeated="3"/>
          <table:table-cell table:style-name="ce22" office:value-type="float" office:value="0.0239" calcext:value-type="float">
            <text:p>0,0239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table:number-columns-repeated="3"/>
          <table:table-cell table:style-name="ce22" office:value-type="float" office:value="0.0388" calcext:value-type="float">
            <text:p>0,038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table:number-columns-repeated="3"/>
          <table:table-cell table:style-name="ce22" office:value-type="float" office:value="0.021" calcext:value-type="float">
            <text:p>0,02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table:number-columns-repeated="3"/>
          <table:table-cell table:style-name="ce22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table:number-columns-repeated="3"/>
          <table:table-cell table:style-name="ce22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301:.B310])" office:value-type="float" office:value="0.0976333333333333" calcext:value-type="float">
            <text:p>0,0976333333333333</text:p>
          </table:table-cell>
          <table:table-cell table:style-name="ce23" table:formula="of:=AVERAGE([.C301:.C310])" office:value-type="float" office:value="0.09785" calcext:value-type="float">
            <text:p>0,09785</text:p>
          </table:table-cell>
          <table:table-cell table:style-name="ce23" table:formula="of:=AVERAGE([.D301:.D310])" office:value-type="string" office:string-value="" calcext:value-type="error">
            <text:p>#DIV/0!</text:p>
          </table:table-cell>
          <table:table-cell table:style-name="ce23" table:formula="of:=AVERAGE([.E301:.E310])" office:value-type="float" office:value="0.02666" calcext:value-type="float">
            <text:p>0,02666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7" table:formula="of:=STDEV([.B301:.B310])" office:value-type="float" office:value="0.0098996632939375" calcext:value-type="float">
            <text:p>0,0098996632939375</text:p>
          </table:table-cell>
          <table:table-cell table:style-name="ce7" table:number-columns-repeated="2"/>
          <table:table-cell table:style-name="ce7" table:formula="of:=STDEV([.E301:.E310])" office:value-type="float" office:value="0.00596549336694888" calcext:value-type="float">
            <text:p>0,00596549336694888</text:p>
          </table:table-cell>
          <table:table-cell/>
          <table:table-cell table:style-name="ce19" table:number-columns-repeated="5"/>
          <table:table-cell table:number-columns-repeated="16373"/>
        </table:table-row>
        <table:table-row table:style-name="ro1" table:number-rows-repeated="12">
          <table:table-cell table:style-name="Default" table:number-columns-repeated="11"/>
          <table:table-cell table:number-columns-repeated="16373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Default" table:number-columns-repeated="5"/>
          <table:table-cell table:style-name="ce19"/>
          <table:table-cell table:style-name="Default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482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NC_AVERAGES" table:style-name="ta1">
        <table:table-column table:style-name="co9" table:default-cell-style-name="ce39"/>
        <table:table-column table:style-name="co2" table:default-cell-style-name="ce39"/>
        <table:table-column table:style-name="co3" table:default-cell-style-name="ce39"/>
        <table:table-column table:style-name="co10" table:default-cell-style-name="ce39"/>
        <table:table-column table:style-name="co3" table:number-columns-repeated="16380" table:default-cell-style-name="ce39"/>
        <table:table-row table:style-name="ro1">
          <table:table-cell table:style-name="ce27"/>
          <table:table-cell table:style-name="ce35" office:value-type="string" calcext:value-type="string">
            <text:p>CLASSIFICATION DATASETS</text:p>
          </table:table-cell>
          <table:table-cell table:style-name="ce35" table:number-columns-repeated="3"/>
          <table:table-cell table:number-columns-repeated="16379"/>
        </table:table-row>
        <table:table-row table:style-name="ro1"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NOLOCAL</text:p>
          </table:table-cell>
          <table:table-cell table:style-name="ce27" office:value-type="string" calcext:value-type="string">
            <text:p>RANDOM</text:p>
          </table:table-cell>
          <table:table-cell table:style-name="ce27" office:value-type="string" calcext:value-type="string">
            <text:p>BFGS</text:p>
          </table:table-cell>
          <table:table-cell table:style-name="ce27" office:value-type="string" calcext:value-type="string">
            <text:p>MLPGEN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443" calcext:value-type="percentage">
            <text:p>14,43%</text:p>
          </table:table-cell>
          <table:table-cell table:style-name="ce18" office:value-type="percentage" office:value="0.144" calcext:value-type="percentage">
            <text:p>14,40%</text:p>
          </table:table-cell>
          <table:table-cell table:style-name="ce18" office:value-type="percentage" office:value="0.1493" calcext:value-type="percentage">
            <text:p>14,93%</text:p>
          </table:table-cell>
          <table:table-cell table:style-name="ce18" office:value-type="percentage" office:value="0.24" calcext:value-type="percentage">
            <text:p>24,00%</text:p>
          </table:table-cell>
          <table:table-cell table:style-name="ce30" table:number-columns-repeated="16376"/>
          <table:table-cell table:number-columns-repeated="3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1427" calcext:value-type="percentage">
            <text:p>14,27%</text:p>
          </table:table-cell>
          <table:table-cell table:style-name="ce18" office:value-type="percentage" office:value="0.1424" calcext:value-type="percentage">
            <text:p>14,24%</text:p>
          </table:table-cell>
          <table:table-cell table:style-name="ce18"/>
          <table:table-cell table:style-name="ce18" office:value-type="percentage" office:value="0.4151" calcext:value-type="percentage">
            <text:p>41,5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2773" calcext:value-type="percentage">
            <text:p>27,73%</text:p>
          </table:table-cell>
          <table:table-cell table:style-name="ce18" office:value-type="percentage" office:value="0.2652" calcext:value-type="percentage">
            <text:p>26,52%</text:p>
          </table:table-cell>
          <table:table-cell table:style-name="ce18"/>
          <table:table-cell table:style-name="ce18" office:value-type="percentage" office:value="0.0853" calcext:value-type="percentage">
            <text:p>8,5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nds</text:p>
          </table:table-cell>
          <table:table-cell table:style-name="ce26" office:value-type="percentage" office:value="0.3594" calcext:value-type="percentage">
            <text:p>35,94%</text:p>
          </table:table-cell>
          <table:table-cell table:style-name="ce18" office:value-type="percentage" office:value="0.3593" calcext:value-type="percentage">
            <text:p>35,93%</text:p>
          </table:table-cell>
          <table:table-cell table:style-name="ce18"/>
          <table:table-cell table:style-name="ce18" office:value-type="percentage" office:value="0.3609" calcext:value-type="percentage">
            <text:p>36,0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5045" calcext:value-type="percentage">
            <text:p>50,45%</text:p>
          </table:table-cell>
          <table:table-cell table:style-name="ce18" office:value-type="percentage" office:value="0.498" calcext:value-type="percentage">
            <text:p>49,80%</text:p>
          </table:table-cell>
          <table:table-cell table:style-name="ce18"/>
          <table:table-cell table:style-name="ce18" office:value-type="percentage" office:value="0.6211" calcext:value-type="percentage">
            <text:p>62,1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2935" calcext:value-type="percentage">
            <text:p>29,35%</text:p>
          </table:table-cell>
          <table:table-cell table:style-name="ce18" office:value-type="percentage" office:value="0.2937" calcext:value-type="percentage">
            <text:p>29,37%</text:p>
          </table:table-cell>
          <table:table-cell table:style-name="ce18" office:value-type="percentage" office:value="0.2595" calcext:value-type="percentage">
            <text:p>25,95%</text:p>
          </table:table-cell>
          <table:table-cell table:style-name="ce18" office:value-type="percentage" office:value="0.1995" calcext:value-type="percentage">
            <text:p>19,9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718" calcext:value-type="percentage">
            <text:p>57,18%</text:p>
          </table:table-cell>
          <table:table-cell table:style-name="ce18" office:value-type="percentage" office:value="0.5738" calcext:value-type="percentage">
            <text:p>57,38%</text:p>
          </table:table-cell>
          <table:table-cell table:style-name="ce18" office:value-type="percentage" office:value="0.5311" calcext:value-type="percentage">
            <text:p>53,11%</text:p>
          </table:table-cell>
          <table:table-cell table:style-name="ce18" office:value-type="percentage" office:value="0.6664" calcext:value-type="percentage">
            <text:p>66,6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3897" calcext:value-type="percentage">
            <text:p>38,97%</text:p>
          </table:table-cell>
          <table:table-cell table:style-name="ce18" office:value-type="percentage" office:value="0.3808" calcext:value-type="percentage">
            <text:p>38,08%</text:p>
          </table:table-cell>
          <table:table-cell table:style-name="ce18" office:value-type="percentage" office:value="0.3621" calcext:value-type="percentage">
            <text:p>36,21%</text:p>
          </table:table-cell>
          <table:table-cell table:style-name="ce18" office:value-type="percentage" office:value="0.4387" calcext:value-type="percentage">
            <text:p>43,8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161" calcext:value-type="percentage">
            <text:p>16,10%</text:p>
          </table:table-cell>
          <table:table-cell table:style-name="ce18" office:value-type="percentage" office:value="0.1642" calcext:value-type="percentage">
            <text:p>16,42%</text:p>
          </table:table-cell>
          <table:table-cell table:style-name="ce18" office:value-type="percentage" office:value="0.1637" calcext:value-type="percentage">
            <text:p>16,37%</text:p>
          </table:table-cell>
          <table:table-cell table:style-name="ce18" office:value-type="percentage" office:value="0.3424" calcext:value-type="percentage">
            <text:p>34,2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336" calcext:value-type="percentage">
            <text:p>3,36%</text:p>
          </table:table-cell>
          <table:table-cell table:style-name="ce18" office:value-type="percentage" office:value="0.0343" calcext:value-type="percentage">
            <text:p>3,43%</text:p>
          </table:table-cell>
          <table:table-cell table:style-name="ce18" office:value-type="percentage" office:value="0.0336" calcext:value-type="percentage">
            <text:p>3,36%</text:p>
          </table:table-cell>
          <table:table-cell table:style-name="ce18" office:value-type="percentage" office:value="0.132" calcext:value-type="percentage">
            <text:p>13,20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228" calcext:value-type="percentage">
            <text:p>12,28%</text:p>
          </table:table-cell>
          <table:table-cell table:style-name="ce18" office:value-type="percentage" office:value="0.1261" calcext:value-type="percentage">
            <text:p>12,61%</text:p>
          </table:table-cell>
          <table:table-cell table:style-name="ce18" office:value-type="percentage" office:value="0.1163" calcext:value-type="percentage">
            <text:p>11,63%</text:p>
          </table:table-cell>
          <table:table-cell table:style-name="ce18" office:value-type="percentage" office:value="0.23" calcext:value-type="percentage">
            <text:p>23,00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323" calcext:value-type="percentage">
            <text:p>33,23%</text:p>
          </table:table-cell>
          <table:table-cell table:style-name="ce18" office:value-type="percentage" office:value="0.3367" calcext:value-type="percentage">
            <text:p>33,67%</text:p>
          </table:table-cell>
          <table:table-cell table:style-name="ce18"/>
          <table:table-cell table:style-name="ce18" office:value-type="percentage" office:value="0.4129" calcext:value-type="percentage">
            <text:p>41,2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779" calcext:value-type="percentage">
            <text:p>27,79%</text:p>
          </table:table-cell>
          <table:table-cell table:style-name="ce18" office:value-type="percentage" office:value="0.27" calcext:value-type="percentage">
            <text:p>27,00%</text:p>
          </table:table-cell>
          <table:table-cell table:style-name="ce18"/>
          <table:table-cell table:style-name="ce18" office:value-type="percentage" office:value="0.2864" calcext:value-type="percentage">
            <text:p>28,6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1835" calcext:value-type="percentage">
            <text:p>18,35%</text:p>
          </table:table-cell>
          <table:table-cell table:style-name="ce18" office:value-type="percentage" office:value="0.1856" calcext:value-type="percentage">
            <text:p>18,56%</text:p>
          </table:table-cell>
          <table:table-cell table:style-name="ce18"/>
          <table:table-cell table:style-name="ce18" office:value-type="percentage" office:value="0.2509" calcext:value-type="percentage">
            <text:p>25,0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251" calcext:value-type="percentage">
            <text:p>12,51%</text:p>
          </table:table-cell>
          <table:table-cell table:style-name="ce18" office:value-type="percentage" office:value="0.1309" calcext:value-type="percentage">
            <text:p>13,09%</text:p>
          </table:table-cell>
          <table:table-cell table:style-name="ce18"/>
          <table:table-cell table:style-name="ce18" office:value-type="percentage" office:value="0.2067" calcext:value-type="percentage">
            <text:p>20,6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2932" calcext:value-type="percentage">
            <text:p>29,32%</text:p>
          </table:table-cell>
          <table:table-cell table:style-name="ce18" office:value-type="percentage" office:value="0.2967" calcext:value-type="percentage">
            <text:p>29,67%</text:p>
          </table:table-cell>
          <table:table-cell table:style-name="ce18"/>
          <table:table-cell table:style-name="ce18" office:value-type="percentage" office:value="0.3482" calcext:value-type="percentage">
            <text:p>34,82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676" calcext:value-type="percentage">
            <text:p>6,76%</text:p>
          </table:table-cell>
          <table:table-cell table:style-name="ce18" office:value-type="percentage" office:value="0.069" calcext:value-type="percentage">
            <text:p>6,90%</text:p>
          </table:table-cell>
          <table:table-cell table:style-name="ce18"/>
          <table:table-cell table:style-name="ce18" office:value-type="percentage" office:value="0.0628" calcext:value-type="percentage">
            <text:p>6,2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2578" calcext:value-type="percentage">
            <text:p>25,78%</text:p>
          </table:table-cell>
          <table:table-cell table:style-name="ce18" office:value-type="percentage" office:value="0.2546" calcext:value-type="percentage">
            <text:p>25,46%</text:p>
          </table:table-cell>
          <table:table-cell table:style-name="ce15"/>
          <table:table-cell table:style-name="ce18" office:value-type="percentage" office:value="0.3145" calcext:value-type="percentage">
            <text:p>31,4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115" calcext:value-type="percentage">
            <text:p>31,15%</text:p>
          </table:table-cell>
          <table:table-cell table:style-name="ce18" office:value-type="percentage" office:value="0.3113" calcext:value-type="percentage">
            <text:p>31,13%</text:p>
          </table:table-cell>
          <table:table-cell table:style-name="ce18"/>
          <table:table-cell table:style-name="ce18" office:value-type="percentage" office:value="0.3468" calcext:value-type="percentage">
            <text:p>34,6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677" calcext:value-type="percentage">
            <text:p>56,77%</text:p>
          </table:table-cell>
          <table:table-cell table:style-name="ce18" office:value-type="percentage" office:value="0.5478" calcext:value-type="percentage">
            <text:p>54,78%</text:p>
          </table:table-cell>
          <table:table-cell table:style-name="ce18"/>
          <table:table-cell table:style-name="ce18" office:value-type="percentage" office:value="0.5551" calcext:value-type="percentage">
            <text:p>55,5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807" calcext:value-type="percentage">
            <text:p>28,07%</text:p>
          </table:table-cell>
          <table:table-cell table:style-name="ce18" office:value-type="percentage" office:value="0.268" calcext:value-type="percentage">
            <text:p>26,80%</text:p>
          </table:table-cell>
          <table:table-cell table:style-name="ce18"/>
          <table:table-cell table:style-name="ce18" office:value-type="percentage" office:value="0.285" calcext:value-type="percentage">
            <text:p>28,50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4871" calcext:value-type="percentage">
            <text:p>48,71%</text:p>
          </table:table-cell>
          <table:table-cell table:style-name="ce18" office:value-type="percentage" office:value="0.4846" calcext:value-type="percentage">
            <text:p>48,46%</text:p>
          </table:table-cell>
          <table:table-cell table:style-name="ce18"/>
          <table:table-cell table:style-name="ce18" office:value-type="percentage" office:value="0.4921" calcext:value-type="percentage">
            <text:p>49,2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596" calcext:value-type="percentage">
            <text:p>55,96%</text:p>
          </table:table-cell>
          <table:table-cell table:style-name="ce18" office:value-type="percentage" office:value="0.5573" calcext:value-type="percentage">
            <text:p>55,73%</text:p>
          </table:table-cell>
          <table:table-cell table:style-name="ce18"/>
          <table:table-cell table:style-name="ce18" office:value-type="percentage" office:value="0.57" calcext:value-type="percentage">
            <text:p>57,00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784" calcext:value-type="percentage">
            <text:p>7,84%</text:p>
          </table:table-cell>
          <table:table-cell table:style-name="ce18" office:value-type="percentage" office:value="0.0754" calcext:value-type="percentage">
            <text:p>7,54%</text:p>
          </table:table-cell>
          <table:table-cell table:style-name="ce18"/>
          <table:table-cell table:style-name="ce18" office:value-type="percentage" office:value="0.1623" calcext:value-type="percentage">
            <text:p>16,2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1598" calcext:value-type="percentage">
            <text:p>15,98%</text:p>
          </table:table-cell>
          <table:table-cell table:style-name="ce18" office:value-type="percentage" office:value="0.1602" calcext:value-type="percentage">
            <text:p>16,02%</text:p>
          </table:table-cell>
          <table:table-cell table:style-name="ce18"/>
          <table:table-cell table:style-name="ce18" office:value-type="percentage" office:value="0.448" calcext:value-type="percentage">
            <text:p>44,80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1709" calcext:value-type="percentage">
            <text:p>17,09%</text:p>
          </table:table-cell>
          <table:table-cell table:style-name="ce18" office:value-type="percentage" office:value="0.1708" calcext:value-type="percentage">
            <text:p>17,08%</text:p>
          </table:table-cell>
          <table:table-cell table:style-name="ce18"/>
          <table:table-cell table:style-name="ce18" office:value-type="percentage" office:value="0.4388" calcext:value-type="percentage">
            <text:p>43,8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1598" calcext:value-type="percentage">
            <text:p>15,98%</text:p>
          </table:table-cell>
          <table:table-cell table:style-name="ce18" office:value-type="percentage" office:value="0.1567" calcext:value-type="percentage">
            <text:p>15,67%</text:p>
          </table:table-cell>
          <table:table-cell table:style-name="ce18"/>
          <table:table-cell table:style-name="ce18" office:value-type="percentage" office:value="0.4669" calcext:value-type="percentage">
            <text:p>46,6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322" calcext:value-type="percentage">
            <text:p>3,22%</text:p>
          </table:table-cell>
          <table:table-cell table:style-name="ce18" office:value-type="percentage" office:value="0.0323" calcext:value-type="percentage">
            <text:p>3,23%</text:p>
          </table:table-cell>
          <table:table-cell table:style-name="ce18"/>
          <table:table-cell table:style-name="ce18" office:value-type="percentage" office:value="0.0866" calcext:value-type="percentage">
            <text:p>8,66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089" calcext:value-type="percentage">
            <text:p>8,90%</text:p>
          </table:table-cell>
          <table:table-cell table:style-name="ce18" office:value-type="percentage" office:value="0.0857" calcext:value-type="percentage">
            <text:p>8,57%</text:p>
          </table:table-cell>
          <table:table-cell table:style-name="ce18"/>
          <table:table-cell table:style-name="ce18" office:value-type="percentage" office:value="0.074" calcext:value-type="percentage">
            <text:p>7,40%</text:p>
          </table:table-cell>
          <table:table-cell table:number-columns-repeated="16379"/>
        </table:table-row>
        <table:table-row table:style-name="ro2">
          <table:table-cell table:style-name="ce28"/>
          <table:table-cell table:style-name="ce38" table:formula="of:=AVERAGE([.B3:.B31])" office:value-type="percentage" office:value="0.256368965517241" calcext:value-type="percentage">
            <text:p>25,64%</text:p>
          </table:table-cell>
          <table:table-cell table:style-name="ce38" table:formula="of:=AVERAGE([.C3:.C31])" office:value-type="percentage" office:value="0.254324137931035" calcext:value-type="percentage">
            <text:p>25,43%</text:p>
          </table:table-cell>
          <table:table-cell table:style-name="ce38" table:formula="of:=AVERAGE([.D3:.D31])" office:value-type="percentage" office:value="0.2308" calcext:value-type="percentage">
            <text:p>23,08%</text:p>
          </table:table-cell>
          <table:table-cell table:style-name="ce38" table:formula="of:=AVERAGE([.E3:.E31])" office:value-type="percentage" office:value="0.328944827586207" calcext:value-type="percentage">
            <text:p>32,89%</text:p>
          </table:table-cell>
          <table:table-cell table:style-name="ce38" table:formula="of:=AVERAGE([.F3:.F31])" office:value-type="string" office:string-value="" calcext:value-type="error">
            <text:p>#DIV/0!</text:p>
          </table:table-cell>
          <table:table-cell table:style-name="ce28" table:number-columns-repeated="16375"/>
          <table:table-cell table:style-name="ce34" table:number-columns-repeated="3"/>
        </table:table-row>
        <table:table-row table:style-name="ro2">
          <table:table-cell table:style-name="ce28"/>
          <table:table-cell table:style-name="ce38"/>
          <table:table-cell table:style-name="ce38" table:formula="of:=([.B32]-[.C32])/[.B32]" office:value-type="percentage" office:value="0.00797611201527817" calcext:value-type="percentage">
            <text:p>0,80%</text:p>
          </table:table-cell>
          <table:table-cell table:style-name="ce38" table:formula="of:=([.B32]-[.D32])/[.B32]" office:value-type="percentage" office:value="0.0997350262956123" calcext:value-type="percentage">
            <text:p>9,97%</text:p>
          </table:table-cell>
          <table:table-cell table:style-name="ce38" table:formula="of:=([.B32]-[.E32])/[.B32]" office:value-type="percentage" office:value="-0.283091449554118" calcext:value-type="percentage">
            <text:p>-28,31%</text:p>
          </table:table-cell>
          <table:table-cell table:style-name="ce28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27" office:value-type="string" calcext:value-type="string">
            <text:p>REGRESSION DATASETS</text:p>
          </table:table-cell>
          <table:table-cell table:style-name="ce27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1996.9594/417" office:value-type="float" office:value="4.78887146282974" calcext:value-type="float">
            <text:p>4,78887146282974</text:p>
          </table:table-cell>
          <table:table-cell table:style-name="ce30" table:formula="of:=3193.30066666667/417" office:value-type="float" office:value="7.65779536370904" calcext:value-type="float">
            <text:p>7,65779536370904</text:p>
          </table:table-cell>
          <table:table-cell table:style-name="ce30"/>
          <table:table-cell table:style-name="ce30" table:formula="of:=1821.6968/417" office:value-type="float" office:value="4.36857745803357" calcext:value-type="float">
            <text:p>4,36857745803357</text:p>
          </table:table-cell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557714285714286/150" office:value-type="float" office:value="0.00371809523809524" calcext:value-type="float">
            <text:p>0,00371809523809524</text:p>
          </table:table-cell>
          <table:table-cell table:style-name="ce30" table:formula="of:=0.552111111111111/150" office:value-type="float" office:value="0.00368074074074074" calcext:value-type="float">
            <text:p>0,00368074074074074</text:p>
          </table:table-cell>
          <table:table-cell table:style-name="ce30"/>
          <table:table-cell table:style-name="ce30" table:formula="of:=0.239311111111111/150" office:value-type="float" office:value="0.00159540740740741" calcext:value-type="float">
            <text:p>0,0015954074074074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2035.2939/33" office:value-type="float" office:value="61.6755727272727" calcext:value-type="float">
            <text:p>61,6755727272727</text:p>
          </table:table-cell>
          <table:table-cell table:style-name="ce30" table:formula="of:=2021.664/33" office:value-type="float" office:value="61.2625454545455" calcext:value-type="float">
            <text:p>61,2625454545455</text:p>
          </table:table-cell>
          <table:table-cell table:style-name="ce30"/>
          <table:table-cell table:style-name="ce30" table:formula="of:=2249.031/33" office:value-type="float" office:value="68.1524545454546" calcext:value-type="float">
            <text:p>68,1524545454546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24.79969/9" office:value-type="float" office:value="2.75552111111111" calcext:value-type="float">
            <text:p>2,75552111111111</text:p>
          </table:table-cell>
          <table:table-cell table:style-name="ce30" table:formula="of:=1.48142/9" office:value-type="float" office:value="0.164602222222222" calcext:value-type="float">
            <text:p>0,164602222222222</text:p>
          </table:table-cell>
          <table:table-cell table:style-name="ce30"/>
          <table:table-cell table:style-name="ce30" table:formula="of:=10.0303/9" office:value-type="float" office:value="1.11447777777778" calcext:value-type="float">
            <text:p>1,11447777777778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4.32119/4" office:value-type="float" office:value="1.0802975" calcext:value-type="float">
            <text:p>1,0802975</text:p>
          </table:table-cell>
          <table:table-cell table:style-name="ce30" table:formula="of:=1.93034/4" office:value-type="float" office:value="0.482585" calcext:value-type="float">
            <text:p>0,482585</text:p>
          </table:table-cell>
          <table:table-cell table:style-name="ce30"/>
          <table:table-cell table:style-name="ce30" table:formula="of:=5.2933/4" office:value-type="float" office:value="1.323325" calcext:value-type="float">
            <text:p>1,32332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98472/103" office:value-type="float" office:value="0.00956038834951456" calcext:value-type="float">
            <text:p>0,00956038834951456</text:p>
          </table:table-cell>
          <table:table-cell table:style-name="ce30" table:formula="of:=1.0157/103" office:value-type="float" office:value="0.00986116504854369" calcext:value-type="float">
            <text:p>0,00986116504854369</text:p>
          </table:table-cell>
          <table:table-cell table:style-name="ce30"/>
          <table:table-cell table:style-name="ce30" table:formula="of:=1.0766/103" office:value-type="float" office:value="0.010452427184466" calcext:value-type="float">
            <text:p>0,010452427184466</text:p>
          </table:table-cell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10.436/36" office:value-type="float" office:value="0.289888888888889" calcext:value-type="float">
            <text:p>0,289888888888889</text:p>
          </table:table-cell>
          <table:table-cell table:style-name="ce30" table:formula="of:=10.687/36" office:value-type="float" office:value="0.296861111111111" calcext:value-type="float">
            <text:p>0,296861111111111</text:p>
          </table:table-cell>
          <table:table-cell table:style-name="ce30"/>
          <table:table-cell table:style-name="ce30" table:formula="of:=18.9209/36" office:value-type="float" office:value="0.525580555555556" calcext:value-type="float">
            <text:p>0,525580555555556</text:p>
          </table:table-cell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2.956/4" office:value-type="float" office:value="0.739" calcext:value-type="float">
            <text:p>0,739</text:p>
          </table:table-cell>
          <table:table-cell table:style-name="ce30" table:formula="of:=24.9615/4" office:value-type="float" office:value="6.240375" calcext:value-type="float">
            <text:p>6,240375</text:p>
          </table:table-cell>
          <table:table-cell table:style-name="ce30"/>
          <table:table-cell table:style-name="ce30" table:formula="of:=11.4139/4" office:value-type="float" office:value="2.853475" calcext:value-type="float">
            <text:p>2,85347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1390.4668/50" office:value-type="float" office:value="27.809336" calcext:value-type="float">
            <text:p>27,809336</text:p>
          </table:table-cell>
          <table:table-cell table:style-name="ce30" table:formula="of:=1363.918/50" office:value-type="float" office:value="27.27836" calcext:value-type="float">
            <text:p>27,27836</text:p>
          </table:table-cell>
          <table:table-cell table:style-name="ce30"/>
          <table:table-cell table:style-name="ce30" table:formula="of:=2042.631/50" office:value-type="float" office:value="40.85262" calcext:value-type="float">
            <text:p>40,85262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7.3835/25" office:value-type="float" office:value="0.29534" calcext:value-type="float">
            <text:p>0,29534</text:p>
          </table:table-cell>
          <table:table-cell table:style-name="ce30" table:formula="of:=1.8399/25" office:value-type="float" office:value="0.073596" calcext:value-type="float">
            <text:p>0,073596</text:p>
          </table:table-cell>
          <table:table-cell table:style-name="ce30"/>
          <table:table-cell table:style-name="ce30" table:formula="of:=2.9555/25" office:value-type="float" office:value="0.11822" calcext:value-type="float">
            <text:p>0,11822</text:p>
          </table:table-cell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2.2506/6" office:value-type="float" office:value="0.3751" calcext:value-type="float">
            <text:p>0,3751</text:p>
          </table:table-cell>
          <table:table-cell table:style-name="ce30" table:formula="of:=15.3745/6" office:value-type="float" office:value="2.56241666666667" calcext:value-type="float">
            <text:p>2,56241666666667</text:p>
          </table:table-cell>
          <table:table-cell table:style-name="ce30"/>
          <table:table-cell table:style-name="ce30" table:formula="of:=0.3409/6" office:value-type="float" office:value="0.0568166666666667" calcext:value-type="float">
            <text:p>0,0568166666666667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51.361/104" office:value-type="float" office:value="0.493855769230769" calcext:value-type="float">
            <text:p>0,493855769230769</text:p>
          </table:table-cell>
          <table:table-cell table:style-name="ce30" table:formula="of:=48.96/104" office:value-type="float" office:value="0.470769230769231" calcext:value-type="float">
            <text:p>0,470769230769231</text:p>
          </table:table-cell>
          <table:table-cell table:style-name="ce30"/>
          <table:table-cell table:style-name="ce30" table:formula="of:=129.661/104" office:value-type="float" office:value="1.24674038461538" calcext:value-type="float">
            <text:p>1,24674038461538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0.0825/13" office:value-type="float" office:value="0.00634615384615385" calcext:value-type="float">
            <text:p>0,00634615384615385</text:p>
          </table:table-cell>
          <table:table-cell table:style-name="ce30" table:formula="of:=0.09885/13" office:value-type="float" office:value="0.00760384615384615" calcext:value-type="float">
            <text:p>0,00760384615384615</text:p>
          </table:table-cell>
          <table:table-cell table:style-name="ce30"/>
          <table:table-cell table:style-name="ce30" table:formula="of:=0.08189/13" office:value-type="float" office:value="0.00629923076923077" calcext:value-type="float">
            <text:p>0,00629923076923077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9.51746/7" office:value-type="float" office:value="1.35963714285714" calcext:value-type="float">
            <text:p>1,35963714285714</text:p>
          </table:table-cell>
          <table:table-cell table:style-name="ce30" table:formula="of:=20.7/7" office:value-type="float" office:value="2.95714285714286" calcext:value-type="float">
            <text:p>2,95714285714286</text:p>
          </table:table-cell>
          <table:table-cell table:style-name="ce30"/>
          <table:table-cell table:style-name="ce30" table:formula="of:=4.29/7" office:value-type="float" office:value="0.612857142857143" calcext:value-type="float">
            <text:p>0,61285714285714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9.19357142857143/217" office:value-type="float" office:value="0.0423666886109282" calcext:value-type="float">
            <text:p>0,0423666886109282</text:p>
          </table:table-cell>
          <table:table-cell table:style-name="ce30" table:formula="of:=8.41142857142857/217" office:value-type="float" office:value="0.0387623436471363" calcext:value-type="float">
            <text:p>0,0387623436471363</text:p>
          </table:table-cell>
          <table:table-cell table:style-name="ce30"/>
          <table:table-cell table:style-name="ce30" table:formula="of:=26.034/217" office:value-type="float" office:value="0.119972350230415" calcext:value-type="float">
            <text:p>0,119972350230415</text:p>
          </table:table-cell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64.1216666666667/104" office:value-type="float" office:value="0.616554487179488" calcext:value-type="float">
            <text:p>0,616554487179488</text:p>
          </table:table-cell>
          <table:table-cell table:style-name="ce30" table:formula="of:=66.483/104" office:value-type="float" office:value="0.639259615384615" calcext:value-type="float">
            <text:p>0,639259615384615</text:p>
          </table:table-cell>
          <table:table-cell table:style-name="ce30"/>
          <table:table-cell table:style-name="ce30" table:formula="of:=163.284/104" office:value-type="float" office:value="1.57003846153846" calcext:value-type="float">
            <text:p>1,57003846153846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0.09785/160" office:value-type="float" office:value="0.0006115625" calcext:value-type="float">
            <text:p>0,0006115625</text:p>
          </table:table-cell>
          <table:table-cell table:style-name="ce30" table:formula="of:=0.0976333333333333/160" office:value-type="float" office:value="0.000610208333333333" calcext:value-type="float">
            <text:p>0,000610208333333333</text:p>
          </table:table-cell>
          <table:table-cell table:style-name="ce30"/>
          <table:table-cell table:style-name="ce30" table:formula="of:=0.02666/160" office:value-type="float" office:value="0.000166625" calcext:value-type="float">
            <text:p>0,000166625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28"/>
          <table:table-cell table:style-name="ce28" table:formula="of:=AVERAGE([.B35:.B51])" office:value-type="float" office:value="6.02009282223027" calcext:value-type="float">
            <text:p>6,02009282223027</text:p>
          </table:table-cell>
          <table:table-cell table:style-name="ce28" table:formula="of:=AVERAGE([.C35:.C51])" office:value-type="float" office:value="6.47922510738087" calcext:value-type="float">
            <text:p>6,47922510738087</text:p>
          </table:table-cell>
          <table:table-cell table:style-name="ce28" table:formula="of:=AVERAGE([.D35:.D51])" office:value-type="string" office:string-value="" calcext:value-type="error">
            <text:p>#DIV/0!</text:p>
          </table:table-cell>
          <table:table-cell table:style-name="ce28" table:formula="of:=AVERAGE([.E35:.E51])" office:value-type="float" office:value="7.23139229606415" calcext:value-type="float">
            <text:p>7,23139229606415</text:p>
          </table:table-cell>
          <table:table-cell table:style-name="ce28"/>
          <table:table-cell table:style-name="ce34" table:number-columns-repeated="16378"/>
        </table:table-row>
        <table:table-row table:style-name="ro1">
          <table:table-cell table:style-name="ce27" office:value-type="string" calcext:value-type="string">
            <text:p>GAIN</text:p>
          </table:table-cell>
          <table:table-cell table:style-name="ce27"/>
          <table:table-cell table:style-name="ce31" table:formula="of:=([.B52]-[.C52])/[.B52]" office:value-type="percentage" office:value="-0.076266645500078" calcext:value-type="percentage">
            <text:p>-7,63%</text:p>
          </table:table-cell>
          <table:table-cell table:style-name="ce31" table:formula="of:=([.B52]-[.D52])/[.B52]" office:value-type="string" office:string-value="" calcext:value-type="error">
            <text:p>#DIV/0!</text:p>
          </table:table-cell>
          <table:table-cell table:style-name="ce31" table:formula="of:=([.B52]-[.E52])/[.B52]" office:value-type="percentage" office:value="-0.201209434738438" calcext:value-type="percentage">
            <text:p>-20,12%</text:p>
          </table:table-cell>
          <table:table-cell table:style-name="ce27"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2-15T18:33:28.732414521</dc:date>
    <meta:editing-duration>P45DT21H30M46S</meta:editing-duration>
    <meta:editing-cycles>4608</meta:editing-cycles>
    <meta:generator>LibreOffice/7.4.7.2$Linux_X86_64 LibreOffice_project/40$Build-2</meta:generator>
    <meta:document-statistic meta:table-count="4" meta:cell-count="5697" meta:object-count="0"/>
  </office:meta>
</office:document-meta>
</file>